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2012" table:style-name="ta1">
        <table:table-column table:style-name="co1" table:number-columns-repeated="4" table:default-cell-style-name="Default"/>
        <table:table-row table:style-name="ro2">
          <table:table-cell office:value-type="float" office:value="1">
            <text:p>1</text:p>
          </table:table-cell>
          <table:table-cell table:formula="of:=[.$D$1]" office:value-type="float" office:value="4300">
            <text:p>4300</text:p>
          </table:table-cell>
          <table:table-cell table:formula="of:=[.A1]*[.B1]" office:value-type="float" office:value="4300">
            <text:p>4300</text:p>
          </table:table-cell>
          <table:table-cell office:value-type="float" office:value="4300">
            <text:p>4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300">
            <text:p>4300</text:p>
          </table:table-cell>
          <table:table-cell table:formula="of:=[.A2]*[.B2]" office:value-type="float" office:value="8600">
            <text:p>86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300">
            <text:p>4300</text:p>
          </table:table-cell>
          <table:table-cell table:formula="of:=[.A3]*[.B3]" office:value-type="float" office:value="12900">
            <text:p>129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300">
            <text:p>4300</text:p>
          </table:table-cell>
          <table:table-cell table:formula="of:=[.A4]*[.B4]" office:value-type="float" office:value="17200">
            <text:p>172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300">
            <text:p>4300</text:p>
          </table:table-cell>
          <table:table-cell table:formula="of:=[.A5]*[.B5]" office:value-type="float" office:value="21500">
            <text:p>215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300">
            <text:p>4300</text:p>
          </table:table-cell>
          <table:table-cell table:formula="of:=[.A6]*[.B6]" office:value-type="float" office:value="25800">
            <text:p>258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300">
            <text:p>4300</text:p>
          </table:table-cell>
          <table:table-cell table:formula="of:=[.A7]*[.B7]" office:value-type="float" office:value="30100">
            <text:p>301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300">
            <text:p>4300</text:p>
          </table:table-cell>
          <table:table-cell table:formula="of:=[.A8]*[.B8]" office:value-type="float" office:value="34400">
            <text:p>344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300">
            <text:p>4300</text:p>
          </table:table-cell>
          <table:table-cell table:formula="of:=[.A9]*[.B9]" office:value-type="float" office:value="38700">
            <text:p>387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300">
            <text:p>4300</text:p>
          </table:table-cell>
          <table:table-cell table:formula="of:=[.A10]*[.B10]" office:value-type="float" office:value="43000">
            <text:p>43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300">
            <text:p>4300</text:p>
          </table:table-cell>
          <table:table-cell table:formula="of:=[.A11]*[.B11]" office:value-type="float" office:value="47300">
            <text:p>473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300">
            <text:p>4300</text:p>
          </table:table-cell>
          <table:table-cell table:formula="of:=[.A12]*[.B12]" office:value-type="float" office:value="51600">
            <text:p>516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300">
            <text:p>4300</text:p>
          </table:table-cell>
          <table:table-cell table:formula="of:=[.A13]*[.B13]" office:value-type="float" office:value="55900">
            <text:p>559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300">
            <text:p>4300</text:p>
          </table:table-cell>
          <table:table-cell table:formula="of:=[.A14]*[.B14]" office:value-type="float" office:value="60200">
            <text:p>602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300">
            <text:p>4300</text:p>
          </table:table-cell>
          <table:table-cell table:formula="of:=[.A15]*[.B15]" office:value-type="float" office:value="64500">
            <text:p>64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300">
            <text:p>4300</text:p>
          </table:table-cell>
          <table:table-cell table:formula="of:=[.A16]*[.B16]" office:value-type="float" office:value="68800">
            <text:p>688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300">
            <text:p>4300</text:p>
          </table:table-cell>
          <table:table-cell table:formula="of:=[.A17]*[.B17]" office:value-type="float" office:value="73100">
            <text:p>731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300">
            <text:p>4300</text:p>
          </table:table-cell>
          <table:table-cell table:formula="of:=[.A18]*[.B18]" office:value-type="float" office:value="77400">
            <text:p>774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300">
            <text:p>4300</text:p>
          </table:table-cell>
          <table:table-cell table:formula="of:=[.A19]*[.B19]" office:value-type="float" office:value="81700">
            <text:p>817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300">
            <text:p>4300</text:p>
          </table:table-cell>
          <table:table-cell table:formula="of:=[.A20]*[.B20]" office:value-type="float" office:value="86000">
            <text:p>86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300">
            <text:p>4300</text:p>
          </table:table-cell>
          <table:table-cell table:formula="of:=[.A21]*[.B21]" office:value-type="float" office:value="90300">
            <text:p>903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300">
            <text:p>4300</text:p>
          </table:table-cell>
          <table:table-cell table:formula="of:=[.A22]*[.B22]" office:value-type="float" office:value="94600">
            <text:p>946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300">
            <text:p>4300</text:p>
          </table:table-cell>
          <table:table-cell table:formula="of:=[.A23]*[.B23]" office:value-type="float" office:value="98900">
            <text:p>989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300">
            <text:p>4300</text:p>
          </table:table-cell>
          <table:table-cell table:formula="of:=[.A24]*[.B24]" office:value-type="float" office:value="103200">
            <text:p>1032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300">
            <text:p>4300</text:p>
          </table:table-cell>
          <table:table-cell table:formula="of:=[.A25]*[.B25]" office:value-type="float" office:value="107500">
            <text:p>1075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300">
            <text:p>4300</text:p>
          </table:table-cell>
          <table:table-cell table:formula="of:=[.A26]*[.B26]" office:value-type="float" office:value="111800">
            <text:p>1118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300">
            <text:p>4300</text:p>
          </table:table-cell>
          <table:table-cell table:formula="of:=[.A27]*[.B27]" office:value-type="float" office:value="116100">
            <text:p>1161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300">
            <text:p>4300</text:p>
          </table:table-cell>
          <table:table-cell table:formula="of:=[.A28]*[.B28]" office:value-type="float" office:value="120400">
            <text:p>1204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300">
            <text:p>4300</text:p>
          </table:table-cell>
          <table:table-cell table:formula="of:=[.A29]*[.B29]" office:value-type="float" office:value="124700">
            <text:p>1247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300">
            <text:p>4300</text:p>
          </table:table-cell>
          <table:table-cell table:formula="of:=[.A30]*[.B30]" office:value-type="float" office:value="129000">
            <text:p>1290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300">
            <text:p>4300</text:p>
          </table:table-cell>
          <table:table-cell table:formula="of:=[.A31]*[.B31]" office:value-type="float" office:value="133300">
            <text:p>1333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300">
            <text:p>4300</text:p>
          </table:table-cell>
          <table:table-cell table:formula="of:=[.A32]*[.B32]" office:value-type="float" office:value="137600">
            <text:p>1376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300">
            <text:p>4300</text:p>
          </table:table-cell>
          <table:table-cell table:formula="of:=[.A33]*[.B33]" office:value-type="float" office:value="141900">
            <text:p>1419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300">
            <text:p>4300</text:p>
          </table:table-cell>
          <table:table-cell table:formula="of:=[.A34]*[.B34]" office:value-type="float" office:value="146200">
            <text:p>1462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300">
            <text:p>4300</text:p>
          </table:table-cell>
          <table:table-cell table:formula="of:=[.A35]*[.B35]" office:value-type="float" office:value="150500">
            <text:p>1505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300">
            <text:p>4300</text:p>
          </table:table-cell>
          <table:table-cell table:formula="of:=[.A36]*[.B36]" office:value-type="float" office:value="154800">
            <text:p>1548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300">
            <text:p>4300</text:p>
          </table:table-cell>
          <table:table-cell table:formula="of:=[.A37]*[.B37]" office:value-type="float" office:value="159100">
            <text:p>1591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300">
            <text:p>4300</text:p>
          </table:table-cell>
          <table:table-cell table:formula="of:=[.A38]*[.B38]" office:value-type="float" office:value="163400">
            <text:p>1634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300">
            <text:p>4300</text:p>
          </table:table-cell>
          <table:table-cell table:formula="of:=[.A39]*[.B39]" office:value-type="float" office:value="167700">
            <text:p>1677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300">
            <text:p>4300</text:p>
          </table:table-cell>
          <table:table-cell table:formula="of:=[.A40]*[.B40]" office:value-type="float" office:value="172000">
            <text:p>1720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300">
            <text:p>4300</text:p>
          </table:table-cell>
          <table:table-cell table:formula="of:=[.A41]*[.B41]" office:value-type="float" office:value="176300">
            <text:p>1763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300">
            <text:p>4300</text:p>
          </table:table-cell>
          <table:table-cell table:formula="of:=[.A42]*[.B42]" office:value-type="float" office:value="180600">
            <text:p>1806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300">
            <text:p>4300</text:p>
          </table:table-cell>
          <table:table-cell table:formula="of:=[.A43]*[.B43]" office:value-type="float" office:value="184900">
            <text:p>1849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300">
            <text:p>4300</text:p>
          </table:table-cell>
          <table:table-cell table:formula="of:=[.A44]*[.B44]" office:value-type="float" office:value="189200">
            <text:p>1892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300">
            <text:p>4300</text:p>
          </table:table-cell>
          <table:table-cell table:formula="of:=[.A45]*[.B45]" office:value-type="float" office:value="193500">
            <text:p>1935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300">
            <text:p>4300</text:p>
          </table:table-cell>
          <table:table-cell table:formula="of:=[.A46]*[.B46]" office:value-type="float" office:value="197800">
            <text:p>1978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300">
            <text:p>4300</text:p>
          </table:table-cell>
          <table:table-cell table:formula="of:=[.A47]*[.B47]" office:value-type="float" office:value="202100">
            <text:p>2021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300">
            <text:p>4300</text:p>
          </table:table-cell>
          <table:table-cell table:formula="of:=[.A48]*[.B48]" office:value-type="float" office:value="206400">
            <text:p>2064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300">
            <text:p>4300</text:p>
          </table:table-cell>
          <table:table-cell table:formula="of:=[.A49]*[.B49]" office:value-type="float" office:value="210700">
            <text:p>2107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300">
            <text:p>4300</text:p>
          </table:table-cell>
          <table:table-cell table:formula="of:=[.A50]*[.B50]" office:value-type="float" office:value="215000">
            <text:p>215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300">
            <text:p>4300</text:p>
          </table:table-cell>
          <table:table-cell table:formula="of:=[.A51]*[.B51]" office:value-type="float" office:value="219300">
            <text:p>2193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300">
            <text:p>4300</text:p>
          </table:table-cell>
          <table:table-cell table:formula="of:=[.A52]*[.B52]" office:value-type="float" office:value="223600">
            <text:p>2236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300">
            <text:p>4300</text:p>
          </table:table-cell>
          <table:table-cell table:formula="of:=[.A53]*[.B53]" office:value-type="float" office:value="227900">
            <text:p>2279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300">
            <text:p>4300</text:p>
          </table:table-cell>
          <table:table-cell table:formula="of:=[.A54]*[.B54]" office:value-type="float" office:value="232200">
            <text:p>2322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300">
            <text:p>4300</text:p>
          </table:table-cell>
          <table:table-cell table:formula="of:=[.A55]*[.B55]" office:value-type="float" office:value="236500">
            <text:p>2365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300">
            <text:p>4300</text:p>
          </table:table-cell>
          <table:table-cell table:formula="of:=[.A56]*[.B56]" office:value-type="float" office:value="240800">
            <text:p>2408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300">
            <text:p>4300</text:p>
          </table:table-cell>
          <table:table-cell table:formula="of:=[.A57]*[.B57]" office:value-type="float" office:value="245100">
            <text:p>2451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300">
            <text:p>4300</text:p>
          </table:table-cell>
          <table:table-cell table:formula="of:=[.A58]*[.B58]" office:value-type="float" office:value="249400">
            <text:p>2494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300">
            <text:p>4300</text:p>
          </table:table-cell>
          <table:table-cell table:formula="of:=[.A59]*[.B59]" office:value-type="float" office:value="253700">
            <text:p>2537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300">
            <text:p>4300</text:p>
          </table:table-cell>
          <table:table-cell table:formula="of:=[.A60]*[.B60]" office:value-type="float" office:value="258000">
            <text:p>2580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300">
            <text:p>4300</text:p>
          </table:table-cell>
          <table:table-cell table:formula="of:=[.A61]*[.B61]" office:value-type="float" office:value="262300">
            <text:p>2623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300">
            <text:p>4300</text:p>
          </table:table-cell>
          <table:table-cell table:formula="of:=[.A62]*[.B62]" office:value-type="float" office:value="266600">
            <text:p>2666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300">
            <text:p>4300</text:p>
          </table:table-cell>
          <table:table-cell table:formula="of:=[.A63]*[.B63]" office:value-type="float" office:value="270900">
            <text:p>2709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300">
            <text:p>4300</text:p>
          </table:table-cell>
          <table:table-cell table:formula="of:=[.A64]*[.B64]" office:value-type="float" office:value="275200">
            <text:p>2752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300">
            <text:p>4300</text:p>
          </table:table-cell>
          <table:table-cell table:formula="of:=[.A65]*[.B65]" office:value-type="float" office:value="279500">
            <text:p>2795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300">
            <text:p>4300</text:p>
          </table:table-cell>
          <table:table-cell table:formula="of:=[.A66]*[.B66]" office:value-type="float" office:value="283800">
            <text:p>2838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300">
            <text:p>4300</text:p>
          </table:table-cell>
          <table:table-cell table:formula="of:=[.A67]*[.B67]" office:value-type="float" office:value="288100">
            <text:p>2881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300">
            <text:p>4300</text:p>
          </table:table-cell>
          <table:table-cell table:formula="of:=[.A68]*[.B68]" office:value-type="float" office:value="292400">
            <text:p>2924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300">
            <text:p>4300</text:p>
          </table:table-cell>
          <table:table-cell table:formula="of:=[.A69]*[.B69]" office:value-type="float" office:value="296700">
            <text:p>2967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300">
            <text:p>4300</text:p>
          </table:table-cell>
          <table:table-cell table:formula="of:=[.A70]*[.B70]" office:value-type="float" office:value="301000">
            <text:p>3010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300">
            <text:p>4300</text:p>
          </table:table-cell>
          <table:table-cell table:formula="of:=[.A71]*[.B71]" office:value-type="float" office:value="305300">
            <text:p>3053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300">
            <text:p>4300</text:p>
          </table:table-cell>
          <table:table-cell table:formula="of:=[.A72]*[.B72]" office:value-type="float" office:value="309600">
            <text:p>3096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300">
            <text:p>4300</text:p>
          </table:table-cell>
          <table:table-cell table:formula="of:=[.A73]*[.B73]" office:value-type="float" office:value="313900">
            <text:p>3139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300">
            <text:p>4300</text:p>
          </table:table-cell>
          <table:table-cell table:formula="of:=[.A74]*[.B74]" office:value-type="float" office:value="318200">
            <text:p>3182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300">
            <text:p>4300</text:p>
          </table:table-cell>
          <table:table-cell table:formula="of:=[.A75]*[.B75]" office:value-type="float" office:value="322500">
            <text:p>3225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300">
            <text:p>4300</text:p>
          </table:table-cell>
          <table:table-cell table:formula="of:=[.A76]*[.B76]" office:value-type="float" office:value="326800">
            <text:p>3268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300">
            <text:p>4300</text:p>
          </table:table-cell>
          <table:table-cell table:formula="of:=[.A77]*[.B77]" office:value-type="float" office:value="331100">
            <text:p>3311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300">
            <text:p>4300</text:p>
          </table:table-cell>
          <table:table-cell table:formula="of:=[.A78]*[.B78]" office:value-type="float" office:value="335400">
            <text:p>3354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300">
            <text:p>4300</text:p>
          </table:table-cell>
          <table:table-cell table:formula="of:=[.A79]*[.B79]" office:value-type="float" office:value="339700">
            <text:p>3397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300">
            <text:p>4300</text:p>
          </table:table-cell>
          <table:table-cell table:formula="of:=[.A80]*[.B80]" office:value-type="float" office:value="344000">
            <text:p>3440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300">
            <text:p>4300</text:p>
          </table:table-cell>
          <table:table-cell table:formula="of:=[.A81]*[.B81]" office:value-type="float" office:value="348300">
            <text:p>3483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300">
            <text:p>4300</text:p>
          </table:table-cell>
          <table:table-cell table:formula="of:=[.A82]*[.B82]" office:value-type="float" office:value="352600">
            <text:p>3526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300">
            <text:p>4300</text:p>
          </table:table-cell>
          <table:table-cell table:formula="of:=[.A83]*[.B83]" office:value-type="float" office:value="356900">
            <text:p>3569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300">
            <text:p>4300</text:p>
          </table:table-cell>
          <table:table-cell table:formula="of:=[.A84]*[.B84]" office:value-type="float" office:value="361200">
            <text:p>3612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300">
            <text:p>4300</text:p>
          </table:table-cell>
          <table:table-cell table:formula="of:=[.A85]*[.B85]" office:value-type="float" office:value="365500">
            <text:p>3655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300">
            <text:p>4300</text:p>
          </table:table-cell>
          <table:table-cell table:formula="of:=[.A86]*[.B86]" office:value-type="float" office:value="369800">
            <text:p>3698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300">
            <text:p>4300</text:p>
          </table:table-cell>
          <table:table-cell table:formula="of:=[.A87]*[.B87]" office:value-type="float" office:value="374100">
            <text:p>3741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300">
            <text:p>4300</text:p>
          </table:table-cell>
          <table:table-cell table:formula="of:=[.A88]*[.B88]" office:value-type="float" office:value="378400">
            <text:p>3784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300">
            <text:p>4300</text:p>
          </table:table-cell>
          <table:table-cell table:formula="of:=[.A89]*[.B89]" office:value-type="float" office:value="382700">
            <text:p>3827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300">
            <text:p>4300</text:p>
          </table:table-cell>
          <table:table-cell table:formula="of:=[.A90]*[.B90]" office:value-type="float" office:value="387000">
            <text:p>3870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300">
            <text:p>4300</text:p>
          </table:table-cell>
          <table:table-cell table:formula="of:=[.A91]*[.B91]" office:value-type="float" office:value="391300">
            <text:p>3913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300">
            <text:p>4300</text:p>
          </table:table-cell>
          <table:table-cell table:formula="of:=[.A92]*[.B92]" office:value-type="float" office:value="395600">
            <text:p>3956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300">
            <text:p>4300</text:p>
          </table:table-cell>
          <table:table-cell table:formula="of:=[.A93]*[.B93]" office:value-type="float" office:value="399900">
            <text:p>3999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300">
            <text:p>4300</text:p>
          </table:table-cell>
          <table:table-cell table:formula="of:=[.A94]*[.B94]" office:value-type="float" office:value="404200">
            <text:p>4042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300">
            <text:p>4300</text:p>
          </table:table-cell>
          <table:table-cell table:formula="of:=[.A95]*[.B95]" office:value-type="float" office:value="408500">
            <text:p>4085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300">
            <text:p>4300</text:p>
          </table:table-cell>
          <table:table-cell table:formula="of:=[.A96]*[.B96]" office:value-type="float" office:value="412800">
            <text:p>4128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300">
            <text:p>4300</text:p>
          </table:table-cell>
          <table:table-cell table:formula="of:=[.A97]*[.B97]" office:value-type="float" office:value="417100">
            <text:p>4171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300">
            <text:p>4300</text:p>
          </table:table-cell>
          <table:table-cell table:formula="of:=[.A98]*[.B98]" office:value-type="float" office:value="421400">
            <text:p>4214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300">
            <text:p>4300</text:p>
          </table:table-cell>
          <table:table-cell table:formula="of:=[.A99]*[.B99]" office:value-type="float" office:value="425700">
            <text:p>4257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300">
            <text:p>4300</text:p>
          </table:table-cell>
          <table:table-cell table:formula="of:=[.A100]*[.B100]" office:value-type="float" office:value="430000">
            <text:p>430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300">
            <text:p>4300</text:p>
          </table:table-cell>
          <table:table-cell table:formula="of:=[.A101]*[.B101]" office:value-type="float" office:value="434300">
            <text:p>43430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300">
            <text:p>4300</text:p>
          </table:table-cell>
          <table:table-cell table:formula="of:=[.A102]*[.B102]" office:value-type="float" office:value="438600">
            <text:p>43860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300">
            <text:p>4300</text:p>
          </table:table-cell>
          <table:table-cell table:formula="of:=[.A103]*[.B103]" office:value-type="float" office:value="442900">
            <text:p>44290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300">
            <text:p>4300</text:p>
          </table:table-cell>
          <table:table-cell table:formula="of:=[.A104]*[.B104]" office:value-type="float" office:value="447200">
            <text:p>4472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300">
            <text:p>4300</text:p>
          </table:table-cell>
          <table:table-cell table:formula="of:=[.A105]*[.B105]" office:value-type="float" office:value="451500">
            <text:p>4515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300">
            <text:p>4300</text:p>
          </table:table-cell>
          <table:table-cell table:formula="of:=[.A106]*[.B106]" office:value-type="float" office:value="455800">
            <text:p>4558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300">
            <text:p>4300</text:p>
          </table:table-cell>
          <table:table-cell table:formula="of:=[.A107]*[.B107]" office:value-type="float" office:value="460100">
            <text:p>4601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300">
            <text:p>4300</text:p>
          </table:table-cell>
          <table:table-cell table:formula="of:=[.A108]*[.B108]" office:value-type="float" office:value="464400">
            <text:p>4644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300">
            <text:p>4300</text:p>
          </table:table-cell>
          <table:table-cell table:formula="of:=[.A109]*[.B109]" office:value-type="float" office:value="468700">
            <text:p>4687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300">
            <text:p>4300</text:p>
          </table:table-cell>
          <table:table-cell table:formula="of:=[.A110]*[.B110]" office:value-type="float" office:value="473000">
            <text:p>4730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300">
            <text:p>4300</text:p>
          </table:table-cell>
          <table:table-cell table:formula="of:=[.A111]*[.B111]" office:value-type="float" office:value="477300">
            <text:p>47730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300">
            <text:p>4300</text:p>
          </table:table-cell>
          <table:table-cell table:formula="of:=[.A112]*[.B112]" office:value-type="float" office:value="481600">
            <text:p>4816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300">
            <text:p>4300</text:p>
          </table:table-cell>
          <table:table-cell table:formula="of:=[.A113]*[.B113]" office:value-type="float" office:value="485900">
            <text:p>4859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300">
            <text:p>4300</text:p>
          </table:table-cell>
          <table:table-cell table:formula="of:=[.A114]*[.B114]" office:value-type="float" office:value="490200">
            <text:p>4902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300">
            <text:p>4300</text:p>
          </table:table-cell>
          <table:table-cell table:formula="of:=[.A115]*[.B115]" office:value-type="float" office:value="494500">
            <text:p>4945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300">
            <text:p>4300</text:p>
          </table:table-cell>
          <table:table-cell table:formula="of:=[.A116]*[.B116]" office:value-type="float" office:value="498800">
            <text:p>4988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300">
            <text:p>4300</text:p>
          </table:table-cell>
          <table:table-cell table:formula="of:=[.A117]*[.B117]" office:value-type="float" office:value="503100">
            <text:p>50310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300">
            <text:p>4300</text:p>
          </table:table-cell>
          <table:table-cell table:formula="of:=[.A118]*[.B118]" office:value-type="float" office:value="507400">
            <text:p>5074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300">
            <text:p>4300</text:p>
          </table:table-cell>
          <table:table-cell table:formula="of:=[.A119]*[.B119]" office:value-type="float" office:value="511700">
            <text:p>5117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300">
            <text:p>4300</text:p>
          </table:table-cell>
          <table:table-cell table:formula="of:=[.A120]*[.B120]" office:value-type="float" office:value="516000">
            <text:p>5160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300">
            <text:p>4300</text:p>
          </table:table-cell>
          <table:table-cell table:formula="of:=[.A121]*[.B121]" office:value-type="float" office:value="520300">
            <text:p>5203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300">
            <text:p>4300</text:p>
          </table:table-cell>
          <table:table-cell table:formula="of:=[.A122]*[.B122]" office:value-type="float" office:value="524600">
            <text:p>52460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300">
            <text:p>4300</text:p>
          </table:table-cell>
          <table:table-cell table:formula="of:=[.A123]*[.B123]" office:value-type="float" office:value="528900">
            <text:p>52890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300">
            <text:p>4300</text:p>
          </table:table-cell>
          <table:table-cell table:formula="of:=[.A124]*[.B124]" office:value-type="float" office:value="533200">
            <text:p>5332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300">
            <text:p>4300</text:p>
          </table:table-cell>
          <table:table-cell table:formula="of:=[.A125]*[.B125]" office:value-type="float" office:value="537500">
            <text:p>5375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300">
            <text:p>4300</text:p>
          </table:table-cell>
          <table:table-cell table:formula="of:=[.A126]*[.B126]" office:value-type="float" office:value="541800">
            <text:p>5418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300">
            <text:p>4300</text:p>
          </table:table-cell>
          <table:table-cell table:formula="of:=[.A127]*[.B127]" office:value-type="float" office:value="546100">
            <text:p>5461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300">
            <text:p>4300</text:p>
          </table:table-cell>
          <table:table-cell table:formula="of:=[.A128]*[.B128]" office:value-type="float" office:value="550400">
            <text:p>5504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300">
            <text:p>4300</text:p>
          </table:table-cell>
          <table:table-cell table:formula="of:=[.A129]*[.B129]" office:value-type="float" office:value="554700">
            <text:p>5547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300">
            <text:p>4300</text:p>
          </table:table-cell>
          <table:table-cell table:formula="of:=[.A130]*[.B130]" office:value-type="float" office:value="559000">
            <text:p>5590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300">
            <text:p>4300</text:p>
          </table:table-cell>
          <table:table-cell table:formula="of:=[.A131]*[.B131]" office:value-type="float" office:value="563300">
            <text:p>56330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300">
            <text:p>4300</text:p>
          </table:table-cell>
          <table:table-cell table:formula="of:=[.A132]*[.B132]" office:value-type="float" office:value="567600">
            <text:p>5676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300">
            <text:p>4300</text:p>
          </table:table-cell>
          <table:table-cell table:formula="of:=[.A133]*[.B133]" office:value-type="float" office:value="571900">
            <text:p>57190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300">
            <text:p>4300</text:p>
          </table:table-cell>
          <table:table-cell table:formula="of:=[.A134]*[.B134]" office:value-type="float" office:value="576200">
            <text:p>57620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300">
            <text:p>4300</text:p>
          </table:table-cell>
          <table:table-cell table:formula="of:=[.A135]*[.B135]" office:value-type="float" office:value="580500">
            <text:p>5805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300">
            <text:p>4300</text:p>
          </table:table-cell>
          <table:table-cell table:formula="of:=[.A136]*[.B136]" office:value-type="float" office:value="584800">
            <text:p>5848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300">
            <text:p>4300</text:p>
          </table:table-cell>
          <table:table-cell table:formula="of:=[.A137]*[.B137]" office:value-type="float" office:value="589100">
            <text:p>5891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300">
            <text:p>4300</text:p>
          </table:table-cell>
          <table:table-cell table:formula="of:=[.A138]*[.B138]" office:value-type="float" office:value="593400">
            <text:p>5934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300">
            <text:p>4300</text:p>
          </table:table-cell>
          <table:table-cell table:formula="of:=[.A139]*[.B139]" office:value-type="float" office:value="597700">
            <text:p>5977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300">
            <text:p>4300</text:p>
          </table:table-cell>
          <table:table-cell table:formula="of:=[.A140]*[.B140]" office:value-type="float" office:value="602000">
            <text:p>6020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300">
            <text:p>4300</text:p>
          </table:table-cell>
          <table:table-cell table:formula="of:=[.A141]*[.B141]" office:value-type="float" office:value="606300">
            <text:p>6063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300">
            <text:p>4300</text:p>
          </table:table-cell>
          <table:table-cell table:formula="of:=[.A142]*[.B142]" office:value-type="float" office:value="610600">
            <text:p>6106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300">
            <text:p>4300</text:p>
          </table:table-cell>
          <table:table-cell table:formula="of:=[.A143]*[.B143]" office:value-type="float" office:value="614900">
            <text:p>6149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300">
            <text:p>4300</text:p>
          </table:table-cell>
          <table:table-cell table:formula="of:=[.A144]*[.B144]" office:value-type="float" office:value="619200">
            <text:p>6192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300">
            <text:p>4300</text:p>
          </table:table-cell>
          <table:table-cell table:formula="of:=[.A145]*[.B145]" office:value-type="float" office:value="623500">
            <text:p>6235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300">
            <text:p>4300</text:p>
          </table:table-cell>
          <table:table-cell table:formula="of:=[.A146]*[.B146]" office:value-type="float" office:value="627800">
            <text:p>6278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300">
            <text:p>4300</text:p>
          </table:table-cell>
          <table:table-cell table:formula="of:=[.A147]*[.B147]" office:value-type="float" office:value="632100">
            <text:p>63210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300">
            <text:p>4300</text:p>
          </table:table-cell>
          <table:table-cell table:formula="of:=[.A148]*[.B148]" office:value-type="float" office:value="636400">
            <text:p>63640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300">
            <text:p>4300</text:p>
          </table:table-cell>
          <table:table-cell table:formula="of:=[.A149]*[.B149]" office:value-type="float" office:value="640700">
            <text:p>64070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300">
            <text:p>4300</text:p>
          </table:table-cell>
          <table:table-cell table:formula="of:=[.A150]*[.B150]" office:value-type="float" office:value="645000">
            <text:p>645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300">
            <text:p>4300</text:p>
          </table:table-cell>
          <table:table-cell table:formula="of:=[.A151]*[.B151]" office:value-type="float" office:value="649300">
            <text:p>64930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300">
            <text:p>4300</text:p>
          </table:table-cell>
          <table:table-cell table:formula="of:=[.A152]*[.B152]" office:value-type="float" office:value="653600">
            <text:p>65360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300">
            <text:p>4300</text:p>
          </table:table-cell>
          <table:table-cell table:formula="of:=[.A153]*[.B153]" office:value-type="float" office:value="657900">
            <text:p>65790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300">
            <text:p>4300</text:p>
          </table:table-cell>
          <table:table-cell table:formula="of:=[.A154]*[.B154]" office:value-type="float" office:value="662200">
            <text:p>66220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300">
            <text:p>4300</text:p>
          </table:table-cell>
          <table:table-cell table:formula="of:=[.A155]*[.B155]" office:value-type="float" office:value="666500">
            <text:p>6665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300">
            <text:p>4300</text:p>
          </table:table-cell>
          <table:table-cell table:formula="of:=[.A156]*[.B156]" office:value-type="float" office:value="670800">
            <text:p>6708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300">
            <text:p>4300</text:p>
          </table:table-cell>
          <table:table-cell table:formula="of:=[.A157]*[.B157]" office:value-type="float" office:value="675100">
            <text:p>6751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300">
            <text:p>4300</text:p>
          </table:table-cell>
          <table:table-cell table:formula="of:=[.A158]*[.B158]" office:value-type="float" office:value="679400">
            <text:p>67940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300">
            <text:p>4300</text:p>
          </table:table-cell>
          <table:table-cell table:formula="of:=[.A159]*[.B159]" office:value-type="float" office:value="683700">
            <text:p>6837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300">
            <text:p>4300</text:p>
          </table:table-cell>
          <table:table-cell table:formula="of:=[.A160]*[.B160]" office:value-type="float" office:value="688000">
            <text:p>6880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300">
            <text:p>4300</text:p>
          </table:table-cell>
          <table:table-cell table:formula="of:=[.A161]*[.B161]" office:value-type="float" office:value="692300">
            <text:p>6923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300">
            <text:p>4300</text:p>
          </table:table-cell>
          <table:table-cell table:formula="of:=[.A162]*[.B162]" office:value-type="float" office:value="696600">
            <text:p>6966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300">
            <text:p>4300</text:p>
          </table:table-cell>
          <table:table-cell table:formula="of:=[.A163]*[.B163]" office:value-type="float" office:value="700900">
            <text:p>70090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300">
            <text:p>4300</text:p>
          </table:table-cell>
          <table:table-cell table:formula="of:=[.A164]*[.B164]" office:value-type="float" office:value="705200">
            <text:p>7052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300">
            <text:p>4300</text:p>
          </table:table-cell>
          <table:table-cell table:formula="of:=[.A165]*[.B165]" office:value-type="float" office:value="709500">
            <text:p>7095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300">
            <text:p>4300</text:p>
          </table:table-cell>
          <table:table-cell table:formula="of:=[.A166]*[.B166]" office:value-type="float" office:value="713800">
            <text:p>7138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300">
            <text:p>4300</text:p>
          </table:table-cell>
          <table:table-cell table:formula="of:=[.A167]*[.B167]" office:value-type="float" office:value="718100">
            <text:p>7181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300">
            <text:p>4300</text:p>
          </table:table-cell>
          <table:table-cell table:formula="of:=[.A168]*[.B168]" office:value-type="float" office:value="722400">
            <text:p>72240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300">
            <text:p>4300</text:p>
          </table:table-cell>
          <table:table-cell table:formula="of:=[.A169]*[.B169]" office:value-type="float" office:value="726700">
            <text:p>7267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300">
            <text:p>4300</text:p>
          </table:table-cell>
          <table:table-cell table:formula="of:=[.A170]*[.B170]" office:value-type="float" office:value="731000">
            <text:p>7310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300">
            <text:p>4300</text:p>
          </table:table-cell>
          <table:table-cell table:formula="of:=[.A171]*[.B171]" office:value-type="float" office:value="735300">
            <text:p>7353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300">
            <text:p>4300</text:p>
          </table:table-cell>
          <table:table-cell table:formula="of:=[.A172]*[.B172]" office:value-type="float" office:value="739600">
            <text:p>73960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300">
            <text:p>4300</text:p>
          </table:table-cell>
          <table:table-cell table:formula="of:=[.A173]*[.B173]" office:value-type="float" office:value="743900">
            <text:p>74390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300">
            <text:p>4300</text:p>
          </table:table-cell>
          <table:table-cell table:formula="of:=[.A174]*[.B174]" office:value-type="float" office:value="748200">
            <text:p>7482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300">
            <text:p>4300</text:p>
          </table:table-cell>
          <table:table-cell table:formula="of:=[.A175]*[.B175]" office:value-type="float" office:value="752500">
            <text:p>7525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300">
            <text:p>4300</text:p>
          </table:table-cell>
          <table:table-cell table:formula="of:=[.A176]*[.B176]" office:value-type="float" office:value="756800">
            <text:p>7568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300">
            <text:p>4300</text:p>
          </table:table-cell>
          <table:table-cell table:formula="of:=[.A177]*[.B177]" office:value-type="float" office:value="761100">
            <text:p>7611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300">
            <text:p>4300</text:p>
          </table:table-cell>
          <table:table-cell table:formula="of:=[.A178]*[.B178]" office:value-type="float" office:value="765400">
            <text:p>7654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300">
            <text:p>4300</text:p>
          </table:table-cell>
          <table:table-cell table:formula="of:=[.A179]*[.B179]" office:value-type="float" office:value="769700">
            <text:p>76970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300">
            <text:p>4300</text:p>
          </table:table-cell>
          <table:table-cell table:formula="of:=[.A180]*[.B180]" office:value-type="float" office:value="774000">
            <text:p>7740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300">
            <text:p>4300</text:p>
          </table:table-cell>
          <table:table-cell table:formula="of:=[.A181]*[.B181]" office:value-type="float" office:value="778300">
            <text:p>7783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300">
            <text:p>4300</text:p>
          </table:table-cell>
          <table:table-cell table:formula="of:=[.A182]*[.B182]" office:value-type="float" office:value="782600">
            <text:p>7826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300">
            <text:p>4300</text:p>
          </table:table-cell>
          <table:table-cell table:formula="of:=[.A183]*[.B183]" office:value-type="float" office:value="786900">
            <text:p>7869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300">
            <text:p>4300</text:p>
          </table:table-cell>
          <table:table-cell table:formula="of:=[.A184]*[.B184]" office:value-type="float" office:value="791200">
            <text:p>7912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300">
            <text:p>4300</text:p>
          </table:table-cell>
          <table:table-cell table:formula="of:=[.A185]*[.B185]" office:value-type="float" office:value="795500">
            <text:p>7955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300">
            <text:p>4300</text:p>
          </table:table-cell>
          <table:table-cell table:formula="of:=[.A186]*[.B186]" office:value-type="float" office:value="799800">
            <text:p>7998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300">
            <text:p>4300</text:p>
          </table:table-cell>
          <table:table-cell table:formula="of:=[.A187]*[.B187]" office:value-type="float" office:value="804100">
            <text:p>8041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300">
            <text:p>4300</text:p>
          </table:table-cell>
          <table:table-cell table:formula="of:=[.A188]*[.B188]" office:value-type="float" office:value="808400">
            <text:p>8084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300">
            <text:p>4300</text:p>
          </table:table-cell>
          <table:table-cell table:formula="of:=[.A189]*[.B189]" office:value-type="float" office:value="812700">
            <text:p>8127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300">
            <text:p>4300</text:p>
          </table:table-cell>
          <table:table-cell table:formula="of:=[.A190]*[.B190]" office:value-type="float" office:value="817000">
            <text:p>8170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300">
            <text:p>4300</text:p>
          </table:table-cell>
          <table:table-cell table:formula="of:=[.A191]*[.B191]" office:value-type="float" office:value="821300">
            <text:p>82130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300">
            <text:p>4300</text:p>
          </table:table-cell>
          <table:table-cell table:formula="of:=[.A192]*[.B192]" office:value-type="float" office:value="825600">
            <text:p>8256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300">
            <text:p>4300</text:p>
          </table:table-cell>
          <table:table-cell table:formula="of:=[.A193]*[.B193]" office:value-type="float" office:value="829900">
            <text:p>82990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300">
            <text:p>4300</text:p>
          </table:table-cell>
          <table:table-cell table:formula="of:=[.A194]*[.B194]" office:value-type="float" office:value="834200">
            <text:p>83420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300">
            <text:p>4300</text:p>
          </table:table-cell>
          <table:table-cell table:formula="of:=[.A195]*[.B195]" office:value-type="float" office:value="838500">
            <text:p>8385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300">
            <text:p>4300</text:p>
          </table:table-cell>
          <table:table-cell table:formula="of:=[.A196]*[.B196]" office:value-type="float" office:value="842800">
            <text:p>8428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300">
            <text:p>4300</text:p>
          </table:table-cell>
          <table:table-cell table:formula="of:=[.A197]*[.B197]" office:value-type="float" office:value="847100">
            <text:p>84710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300">
            <text:p>4300</text:p>
          </table:table-cell>
          <table:table-cell table:formula="of:=[.A198]*[.B198]" office:value-type="float" office:value="851400">
            <text:p>85140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300">
            <text:p>4300</text:p>
          </table:table-cell>
          <table:table-cell table:formula="of:=[.A199]*[.B199]" office:value-type="float" office:value="855700">
            <text:p>85570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300">
            <text:p>4300</text:p>
          </table:table-cell>
          <table:table-cell table:formula="of:=[.A200]*[.B200]" office:value-type="float" office:value="860000">
            <text:p>860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300">
            <text:p>4300</text:p>
          </table:table-cell>
          <table:table-cell table:formula="of:=[.A201]*[.B201]" office:value-type="float" office:value="864300">
            <text:p>8643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300">
            <text:p>4300</text:p>
          </table:table-cell>
          <table:table-cell table:formula="of:=[.A202]*[.B202]" office:value-type="float" office:value="868600">
            <text:p>86860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300">
            <text:p>4300</text:p>
          </table:table-cell>
          <table:table-cell table:formula="of:=[.A203]*[.B203]" office:value-type="float" office:value="872900">
            <text:p>8729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300">
            <text:p>4300</text:p>
          </table:table-cell>
          <table:table-cell table:formula="of:=[.A204]*[.B204]" office:value-type="float" office:value="877200">
            <text:p>87720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300">
            <text:p>4300</text:p>
          </table:table-cell>
          <table:table-cell table:formula="of:=[.A205]*[.B205]" office:value-type="float" office:value="881500">
            <text:p>8815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300">
            <text:p>4300</text:p>
          </table:table-cell>
          <table:table-cell table:formula="of:=[.A206]*[.B206]" office:value-type="float" office:value="885800">
            <text:p>8858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300">
            <text:p>4300</text:p>
          </table:table-cell>
          <table:table-cell table:formula="of:=[.A207]*[.B207]" office:value-type="float" office:value="890100">
            <text:p>89010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300">
            <text:p>4300</text:p>
          </table:table-cell>
          <table:table-cell table:formula="of:=[.A208]*[.B208]" office:value-type="float" office:value="894400">
            <text:p>8944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300">
            <text:p>4300</text:p>
          </table:table-cell>
          <table:table-cell table:formula="of:=[.A209]*[.B209]" office:value-type="float" office:value="898700">
            <text:p>8987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300">
            <text:p>4300</text:p>
          </table:table-cell>
          <table:table-cell table:formula="of:=[.A210]*[.B210]" office:value-type="float" office:value="903000">
            <text:p>9030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300">
            <text:p>4300</text:p>
          </table:table-cell>
          <table:table-cell table:formula="of:=[.A211]*[.B211]" office:value-type="float" office:value="907300">
            <text:p>90730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300">
            <text:p>4300</text:p>
          </table:table-cell>
          <table:table-cell table:formula="of:=[.A212]*[.B212]" office:value-type="float" office:value="911600">
            <text:p>9116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300">
            <text:p>4300</text:p>
          </table:table-cell>
          <table:table-cell table:formula="of:=[.A213]*[.B213]" office:value-type="float" office:value="915900">
            <text:p>91590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300">
            <text:p>4300</text:p>
          </table:table-cell>
          <table:table-cell table:formula="of:=[.A214]*[.B214]" office:value-type="float" office:value="920200">
            <text:p>9202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300">
            <text:p>4300</text:p>
          </table:table-cell>
          <table:table-cell table:formula="of:=[.A215]*[.B215]" office:value-type="float" office:value="924500">
            <text:p>9245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300">
            <text:p>4300</text:p>
          </table:table-cell>
          <table:table-cell table:formula="of:=[.A216]*[.B216]" office:value-type="float" office:value="928800">
            <text:p>9288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300">
            <text:p>4300</text:p>
          </table:table-cell>
          <table:table-cell table:formula="of:=[.A217]*[.B217]" office:value-type="float" office:value="933100">
            <text:p>93310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300">
            <text:p>4300</text:p>
          </table:table-cell>
          <table:table-cell table:formula="of:=[.A218]*[.B218]" office:value-type="float" office:value="937400">
            <text:p>9374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300">
            <text:p>4300</text:p>
          </table:table-cell>
          <table:table-cell table:formula="of:=[.A219]*[.B219]" office:value-type="float" office:value="941700">
            <text:p>9417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300">
            <text:p>4300</text:p>
          </table:table-cell>
          <table:table-cell table:formula="of:=[.A220]*[.B220]" office:value-type="float" office:value="946000">
            <text:p>9460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300">
            <text:p>4300</text:p>
          </table:table-cell>
          <table:table-cell table:formula="of:=[.A221]*[.B221]" office:value-type="float" office:value="950300">
            <text:p>95030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300">
            <text:p>4300</text:p>
          </table:table-cell>
          <table:table-cell table:formula="of:=[.A222]*[.B222]" office:value-type="float" office:value="954600">
            <text:p>9546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300">
            <text:p>4300</text:p>
          </table:table-cell>
          <table:table-cell table:formula="of:=[.A223]*[.B223]" office:value-type="float" office:value="958900">
            <text:p>9589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300">
            <text:p>4300</text:p>
          </table:table-cell>
          <table:table-cell table:formula="of:=[.A224]*[.B224]" office:value-type="float" office:value="963200">
            <text:p>96320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300">
            <text:p>4300</text:p>
          </table:table-cell>
          <table:table-cell table:formula="of:=[.A225]*[.B225]" office:value-type="float" office:value="967500">
            <text:p>9675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300">
            <text:p>4300</text:p>
          </table:table-cell>
          <table:table-cell table:formula="of:=[.A226]*[.B226]" office:value-type="float" office:value="971800">
            <text:p>9718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300">
            <text:p>4300</text:p>
          </table:table-cell>
          <table:table-cell table:formula="of:=[.A227]*[.B227]" office:value-type="float" office:value="976100">
            <text:p>9761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300">
            <text:p>4300</text:p>
          </table:table-cell>
          <table:table-cell table:formula="of:=[.A228]*[.B228]" office:value-type="float" office:value="980400">
            <text:p>9804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300">
            <text:p>4300</text:p>
          </table:table-cell>
          <table:table-cell table:formula="of:=[.A229]*[.B229]" office:value-type="float" office:value="984700">
            <text:p>98470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300">
            <text:p>4300</text:p>
          </table:table-cell>
          <table:table-cell table:formula="of:=[.A230]*[.B230]" office:value-type="float" office:value="989000">
            <text:p>9890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300">
            <text:p>4300</text:p>
          </table:table-cell>
          <table:table-cell table:formula="of:=[.A231]*[.B231]" office:value-type="float" office:value="993300">
            <text:p>99330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300">
            <text:p>4300</text:p>
          </table:table-cell>
          <table:table-cell table:formula="of:=[.A232]*[.B232]" office:value-type="float" office:value="997600">
            <text:p>9976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300">
            <text:p>4300</text:p>
          </table:table-cell>
          <table:table-cell table:formula="of:=[.A233]*[.B233]" office:value-type="float" office:value="1001900">
            <text:p>100190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300">
            <text:p>4300</text:p>
          </table:table-cell>
          <table:table-cell table:formula="of:=[.A234]*[.B234]" office:value-type="float" office:value="1006200">
            <text:p>100620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300">
            <text:p>4300</text:p>
          </table:table-cell>
          <table:table-cell table:formula="of:=[.A235]*[.B235]" office:value-type="float" office:value="1010500">
            <text:p>10105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300">
            <text:p>4300</text:p>
          </table:table-cell>
          <table:table-cell table:formula="of:=[.A236]*[.B236]" office:value-type="float" office:value="1014800">
            <text:p>101480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300">
            <text:p>4300</text:p>
          </table:table-cell>
          <table:table-cell table:formula="of:=[.A237]*[.B237]" office:value-type="float" office:value="1019100">
            <text:p>10191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300">
            <text:p>4300</text:p>
          </table:table-cell>
          <table:table-cell table:formula="of:=[.A238]*[.B238]" office:value-type="float" office:value="1023400">
            <text:p>10234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300">
            <text:p>4300</text:p>
          </table:table-cell>
          <table:table-cell table:formula="of:=[.A239]*[.B239]" office:value-type="float" office:value="1027700">
            <text:p>10277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300">
            <text:p>4300</text:p>
          </table:table-cell>
          <table:table-cell table:formula="of:=[.A240]*[.B240]" office:value-type="float" office:value="1032000">
            <text:p>10320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300">
            <text:p>4300</text:p>
          </table:table-cell>
          <table:table-cell table:formula="of:=[.A241]*[.B241]" office:value-type="float" office:value="1036300">
            <text:p>10363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300">
            <text:p>4300</text:p>
          </table:table-cell>
          <table:table-cell table:formula="of:=[.A242]*[.B242]" office:value-type="float" office:value="1040600">
            <text:p>10406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300">
            <text:p>4300</text:p>
          </table:table-cell>
          <table:table-cell table:formula="of:=[.A243]*[.B243]" office:value-type="float" office:value="1044900">
            <text:p>10449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300">
            <text:p>4300</text:p>
          </table:table-cell>
          <table:table-cell table:formula="of:=[.A244]*[.B244]" office:value-type="float" office:value="1049200">
            <text:p>10492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300">
            <text:p>4300</text:p>
          </table:table-cell>
          <table:table-cell table:formula="of:=[.A245]*[.B245]" office:value-type="float" office:value="1053500">
            <text:p>10535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300">
            <text:p>4300</text:p>
          </table:table-cell>
          <table:table-cell table:formula="of:=[.A246]*[.B246]" office:value-type="float" office:value="1057800">
            <text:p>105780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300">
            <text:p>4300</text:p>
          </table:table-cell>
          <table:table-cell table:formula="of:=[.A247]*[.B247]" office:value-type="float" office:value="1062100">
            <text:p>106210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300">
            <text:p>4300</text:p>
          </table:table-cell>
          <table:table-cell table:formula="of:=[.A248]*[.B248]" office:value-type="float" office:value="1066400">
            <text:p>106640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300">
            <text:p>4300</text:p>
          </table:table-cell>
          <table:table-cell table:formula="of:=[.A249]*[.B249]" office:value-type="float" office:value="1070700">
            <text:p>10707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300">
            <text:p>4300</text:p>
          </table:table-cell>
          <table:table-cell table:formula="of:=[.A250]*[.B250]" office:value-type="float" office:value="1075000">
            <text:p>1075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300">
            <text:p>4300</text:p>
          </table:table-cell>
          <table:table-cell table:formula="of:=[.A251]*[.B251]" office:value-type="float" office:value="1079300">
            <text:p>10793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300">
            <text:p>4300</text:p>
          </table:table-cell>
          <table:table-cell table:formula="of:=[.A252]*[.B252]" office:value-type="float" office:value="1083600">
            <text:p>10836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300">
            <text:p>4300</text:p>
          </table:table-cell>
          <table:table-cell table:formula="of:=[.A253]*[.B253]" office:value-type="float" office:value="1087900">
            <text:p>108790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300">
            <text:p>4300</text:p>
          </table:table-cell>
          <table:table-cell table:formula="of:=[.A254]*[.B254]" office:value-type="float" office:value="1092200">
            <text:p>109220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300">
            <text:p>4300</text:p>
          </table:table-cell>
          <table:table-cell table:formula="of:=[.A255]*[.B255]" office:value-type="float" office:value="1096500">
            <text:p>10965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300">
            <text:p>4300</text:p>
          </table:table-cell>
          <table:table-cell table:formula="of:=[.A256]*[.B256]" office:value-type="float" office:value="1100800">
            <text:p>110080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300">
            <text:p>4300</text:p>
          </table:table-cell>
          <table:table-cell table:formula="of:=[.A257]*[.B257]" office:value-type="float" office:value="1105100">
            <text:p>11051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300">
            <text:p>4300</text:p>
          </table:table-cell>
          <table:table-cell table:formula="of:=[.A258]*[.B258]" office:value-type="float" office:value="1109400">
            <text:p>11094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300">
            <text:p>4300</text:p>
          </table:table-cell>
          <table:table-cell table:formula="of:=[.A259]*[.B259]" office:value-type="float" office:value="1113700">
            <text:p>11137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300">
            <text:p>4300</text:p>
          </table:table-cell>
          <table:table-cell table:formula="of:=[.A260]*[.B260]" office:value-type="float" office:value="1118000">
            <text:p>11180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300">
            <text:p>4300</text:p>
          </table:table-cell>
          <table:table-cell table:formula="of:=[.A261]*[.B261]" office:value-type="float" office:value="1122300">
            <text:p>11223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300">
            <text:p>4300</text:p>
          </table:table-cell>
          <table:table-cell table:formula="of:=[.A262]*[.B262]" office:value-type="float" office:value="1126600">
            <text:p>112660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300">
            <text:p>4300</text:p>
          </table:table-cell>
          <table:table-cell table:formula="of:=[.A263]*[.B263]" office:value-type="float" office:value="1130900">
            <text:p>113090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300">
            <text:p>4300</text:p>
          </table:table-cell>
          <table:table-cell table:formula="of:=[.A264]*[.B264]" office:value-type="float" office:value="1135200">
            <text:p>113520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300">
            <text:p>4300</text:p>
          </table:table-cell>
          <table:table-cell table:formula="of:=[.A265]*[.B265]" office:value-type="float" office:value="1139500">
            <text:p>11395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300">
            <text:p>4300</text:p>
          </table:table-cell>
          <table:table-cell table:formula="of:=[.A266]*[.B266]" office:value-type="float" office:value="1143800">
            <text:p>114380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300">
            <text:p>4300</text:p>
          </table:table-cell>
          <table:table-cell table:formula="of:=[.A267]*[.B267]" office:value-type="float" office:value="1148100">
            <text:p>11481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300">
            <text:p>4300</text:p>
          </table:table-cell>
          <table:table-cell table:formula="of:=[.A268]*[.B268]" office:value-type="float" office:value="1152400">
            <text:p>11524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300">
            <text:p>4300</text:p>
          </table:table-cell>
          <table:table-cell table:formula="of:=[.A269]*[.B269]" office:value-type="float" office:value="1156700">
            <text:p>115670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300">
            <text:p>4300</text:p>
          </table:table-cell>
          <table:table-cell table:formula="of:=[.A270]*[.B270]" office:value-type="float" office:value="1161000">
            <text:p>11610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300">
            <text:p>4300</text:p>
          </table:table-cell>
          <table:table-cell table:formula="of:=[.A271]*[.B271]" office:value-type="float" office:value="1165300">
            <text:p>11653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300">
            <text:p>4300</text:p>
          </table:table-cell>
          <table:table-cell table:formula="of:=[.A272]*[.B272]" office:value-type="float" office:value="1169600">
            <text:p>11696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300">
            <text:p>4300</text:p>
          </table:table-cell>
          <table:table-cell table:formula="of:=[.A273]*[.B273]" office:value-type="float" office:value="1173900">
            <text:p>11739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300">
            <text:p>4300</text:p>
          </table:table-cell>
          <table:table-cell table:formula="of:=[.A274]*[.B274]" office:value-type="float" office:value="1178200">
            <text:p>117820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300">
            <text:p>4300</text:p>
          </table:table-cell>
          <table:table-cell table:formula="of:=[.A275]*[.B275]" office:value-type="float" office:value="1182500">
            <text:p>11825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300">
            <text:p>4300</text:p>
          </table:table-cell>
          <table:table-cell table:formula="of:=[.A276]*[.B276]" office:value-type="float" office:value="1186800">
            <text:p>118680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300">
            <text:p>4300</text:p>
          </table:table-cell>
          <table:table-cell table:formula="of:=[.A277]*[.B277]" office:value-type="float" office:value="1191100">
            <text:p>119110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300">
            <text:p>4300</text:p>
          </table:table-cell>
          <table:table-cell table:formula="of:=[.A278]*[.B278]" office:value-type="float" office:value="1195400">
            <text:p>11954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300">
            <text:p>4300</text:p>
          </table:table-cell>
          <table:table-cell table:formula="of:=[.A279]*[.B279]" office:value-type="float" office:value="1199700">
            <text:p>11997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300">
            <text:p>4300</text:p>
          </table:table-cell>
          <table:table-cell table:formula="of:=[.A280]*[.B280]" office:value-type="float" office:value="1204000">
            <text:p>12040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300">
            <text:p>4300</text:p>
          </table:table-cell>
          <table:table-cell table:formula="of:=[.A281]*[.B281]" office:value-type="float" office:value="1208300">
            <text:p>12083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300">
            <text:p>4300</text:p>
          </table:table-cell>
          <table:table-cell table:formula="of:=[.A282]*[.B282]" office:value-type="float" office:value="1212600">
            <text:p>12126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300">
            <text:p>4300</text:p>
          </table:table-cell>
          <table:table-cell table:formula="of:=[.A283]*[.B283]" office:value-type="float" office:value="1216900">
            <text:p>121690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300">
            <text:p>4300</text:p>
          </table:table-cell>
          <table:table-cell table:formula="of:=[.A284]*[.B284]" office:value-type="float" office:value="1221200">
            <text:p>122120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300">
            <text:p>4300</text:p>
          </table:table-cell>
          <table:table-cell table:formula="of:=[.A285]*[.B285]" office:value-type="float" office:value="1225500">
            <text:p>12255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300">
            <text:p>4300</text:p>
          </table:table-cell>
          <table:table-cell table:formula="of:=[.A286]*[.B286]" office:value-type="float" office:value="1229800">
            <text:p>12298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300">
            <text:p>4300</text:p>
          </table:table-cell>
          <table:table-cell table:formula="of:=[.A287]*[.B287]" office:value-type="float" office:value="1234100">
            <text:p>12341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300">
            <text:p>4300</text:p>
          </table:table-cell>
          <table:table-cell table:formula="of:=[.A288]*[.B288]" office:value-type="float" office:value="1238400">
            <text:p>12384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300">
            <text:p>4300</text:p>
          </table:table-cell>
          <table:table-cell table:formula="of:=[.A289]*[.B289]" office:value-type="float" office:value="1242700">
            <text:p>12427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300">
            <text:p>4300</text:p>
          </table:table-cell>
          <table:table-cell table:formula="of:=[.A290]*[.B290]" office:value-type="float" office:value="1247000">
            <text:p>12470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300">
            <text:p>4300</text:p>
          </table:table-cell>
          <table:table-cell table:formula="of:=[.A291]*[.B291]" office:value-type="float" office:value="1251300">
            <text:p>125130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300">
            <text:p>4300</text:p>
          </table:table-cell>
          <table:table-cell table:formula="of:=[.A292]*[.B292]" office:value-type="float" office:value="1255600">
            <text:p>125560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300">
            <text:p>4300</text:p>
          </table:table-cell>
          <table:table-cell table:formula="of:=[.A293]*[.B293]" office:value-type="float" office:value="1259900">
            <text:p>12599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300">
            <text:p>4300</text:p>
          </table:table-cell>
          <table:table-cell table:formula="of:=[.A294]*[.B294]" office:value-type="float" office:value="1264200">
            <text:p>126420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300">
            <text:p>4300</text:p>
          </table:table-cell>
          <table:table-cell table:formula="of:=[.A295]*[.B295]" office:value-type="float" office:value="1268500">
            <text:p>12685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300">
            <text:p>4300</text:p>
          </table:table-cell>
          <table:table-cell table:formula="of:=[.A296]*[.B296]" office:value-type="float" office:value="1272800">
            <text:p>127280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300">
            <text:p>4300</text:p>
          </table:table-cell>
          <table:table-cell table:formula="of:=[.A297]*[.B297]" office:value-type="float" office:value="1277100">
            <text:p>12771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300">
            <text:p>4300</text:p>
          </table:table-cell>
          <table:table-cell table:formula="of:=[.A298]*[.B298]" office:value-type="float" office:value="1281400">
            <text:p>128140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300">
            <text:p>4300</text:p>
          </table:table-cell>
          <table:table-cell table:formula="of:=[.A299]*[.B299]" office:value-type="float" office:value="1285700">
            <text:p>12857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300">
            <text:p>4300</text:p>
          </table:table-cell>
          <table:table-cell table:formula="of:=[.A300]*[.B300]" office:value-type="float" office:value="1290000">
            <text:p>1290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300">
            <text:p>4300</text:p>
          </table:table-cell>
          <table:table-cell table:formula="of:=[.A301]*[.B301]" office:value-type="float" office:value="1294300">
            <text:p>129430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300">
            <text:p>4300</text:p>
          </table:table-cell>
          <table:table-cell table:formula="of:=[.A302]*[.B302]" office:value-type="float" office:value="1298600">
            <text:p>129860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300">
            <text:p>4300</text:p>
          </table:table-cell>
          <table:table-cell table:formula="of:=[.A303]*[.B303]" office:value-type="float" office:value="1302900">
            <text:p>13029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300">
            <text:p>4300</text:p>
          </table:table-cell>
          <table:table-cell table:formula="of:=[.A304]*[.B304]" office:value-type="float" office:value="1307200">
            <text:p>130720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300">
            <text:p>4300</text:p>
          </table:table-cell>
          <table:table-cell table:formula="of:=[.A305]*[.B305]" office:value-type="float" office:value="1311500">
            <text:p>13115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300">
            <text:p>4300</text:p>
          </table:table-cell>
          <table:table-cell table:formula="of:=[.A306]*[.B306]" office:value-type="float" office:value="1315800">
            <text:p>131580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300">
            <text:p>4300</text:p>
          </table:table-cell>
          <table:table-cell table:formula="of:=[.A307]*[.B307]" office:value-type="float" office:value="1320100">
            <text:p>132010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300">
            <text:p>4300</text:p>
          </table:table-cell>
          <table:table-cell table:formula="of:=[.A308]*[.B308]" office:value-type="float" office:value="1324400">
            <text:p>132440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300">
            <text:p>4300</text:p>
          </table:table-cell>
          <table:table-cell table:formula="of:=[.A309]*[.B309]" office:value-type="float" office:value="1328700">
            <text:p>13287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300">
            <text:p>4300</text:p>
          </table:table-cell>
          <table:table-cell table:formula="of:=[.A310]*[.B310]" office:value-type="float" office:value="1333000">
            <text:p>13330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300">
            <text:p>4300</text:p>
          </table:table-cell>
          <table:table-cell table:formula="of:=[.A311]*[.B311]" office:value-type="float" office:value="1337300">
            <text:p>133730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300">
            <text:p>4300</text:p>
          </table:table-cell>
          <table:table-cell table:formula="of:=[.A312]*[.B312]" office:value-type="float" office:value="1341600">
            <text:p>134160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300">
            <text:p>4300</text:p>
          </table:table-cell>
          <table:table-cell table:formula="of:=[.A313]*[.B313]" office:value-type="float" office:value="1345900">
            <text:p>134590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300">
            <text:p>4300</text:p>
          </table:table-cell>
          <table:table-cell table:formula="of:=[.A314]*[.B314]" office:value-type="float" office:value="1350200">
            <text:p>135020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300">
            <text:p>4300</text:p>
          </table:table-cell>
          <table:table-cell table:formula="of:=[.A315]*[.B315]" office:value-type="float" office:value="1354500">
            <text:p>13545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300">
            <text:p>4300</text:p>
          </table:table-cell>
          <table:table-cell table:formula="of:=[.A316]*[.B316]" office:value-type="float" office:value="1358800">
            <text:p>135880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300">
            <text:p>4300</text:p>
          </table:table-cell>
          <table:table-cell table:formula="of:=[.A317]*[.B317]" office:value-type="float" office:value="1363100">
            <text:p>136310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300">
            <text:p>4300</text:p>
          </table:table-cell>
          <table:table-cell table:formula="of:=[.A318]*[.B318]" office:value-type="float" office:value="1367400">
            <text:p>136740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300">
            <text:p>4300</text:p>
          </table:table-cell>
          <table:table-cell table:formula="of:=[.A319]*[.B319]" office:value-type="float" office:value="1371700">
            <text:p>13717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300">
            <text:p>4300</text:p>
          </table:table-cell>
          <table:table-cell table:formula="of:=[.A320]*[.B320]" office:value-type="float" office:value="1376000">
            <text:p>13760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300">
            <text:p>4300</text:p>
          </table:table-cell>
          <table:table-cell table:formula="of:=[.A321]*[.B321]" office:value-type="float" office:value="1380300">
            <text:p>13803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300">
            <text:p>4300</text:p>
          </table:table-cell>
          <table:table-cell table:formula="of:=[.A322]*[.B322]" office:value-type="float" office:value="1384600">
            <text:p>138460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300">
            <text:p>4300</text:p>
          </table:table-cell>
          <table:table-cell table:formula="of:=[.A323]*[.B323]" office:value-type="float" office:value="1388900">
            <text:p>138890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300">
            <text:p>4300</text:p>
          </table:table-cell>
          <table:table-cell table:formula="of:=[.A324]*[.B324]" office:value-type="float" office:value="1393200">
            <text:p>13932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300">
            <text:p>4300</text:p>
          </table:table-cell>
          <table:table-cell table:formula="of:=[.A325]*[.B325]" office:value-type="float" office:value="1397500">
            <text:p>13975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300">
            <text:p>4300</text:p>
          </table:table-cell>
          <table:table-cell table:formula="of:=[.A326]*[.B326]" office:value-type="float" office:value="1401800">
            <text:p>14018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300">
            <text:p>4300</text:p>
          </table:table-cell>
          <table:table-cell table:formula="of:=[.A327]*[.B327]" office:value-type="float" office:value="1406100">
            <text:p>140610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300">
            <text:p>4300</text:p>
          </table:table-cell>
          <table:table-cell table:formula="of:=[.A328]*[.B328]" office:value-type="float" office:value="1410400">
            <text:p>14104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300">
            <text:p>4300</text:p>
          </table:table-cell>
          <table:table-cell table:formula="of:=[.A329]*[.B329]" office:value-type="float" office:value="1414700">
            <text:p>14147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300">
            <text:p>4300</text:p>
          </table:table-cell>
          <table:table-cell table:formula="of:=[.A330]*[.B330]" office:value-type="float" office:value="1419000">
            <text:p>14190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300">
            <text:p>4300</text:p>
          </table:table-cell>
          <table:table-cell table:formula="of:=[.A331]*[.B331]" office:value-type="float" office:value="1423300">
            <text:p>14233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300">
            <text:p>4300</text:p>
          </table:table-cell>
          <table:table-cell table:formula="of:=[.A332]*[.B332]" office:value-type="float" office:value="1427600">
            <text:p>14276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300">
            <text:p>4300</text:p>
          </table:table-cell>
          <table:table-cell table:formula="of:=[.A333]*[.B333]" office:value-type="float" office:value="1431900">
            <text:p>143190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300">
            <text:p>4300</text:p>
          </table:table-cell>
          <table:table-cell table:formula="of:=[.A334]*[.B334]" office:value-type="float" office:value="1436200">
            <text:p>143620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300">
            <text:p>4300</text:p>
          </table:table-cell>
          <table:table-cell table:formula="of:=[.A335]*[.B335]" office:value-type="float" office:value="1440500">
            <text:p>14405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300">
            <text:p>4300</text:p>
          </table:table-cell>
          <table:table-cell table:formula="of:=[.A336]*[.B336]" office:value-type="float" office:value="1444800">
            <text:p>14448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300">
            <text:p>4300</text:p>
          </table:table-cell>
          <table:table-cell table:formula="of:=[.A337]*[.B337]" office:value-type="float" office:value="1449100">
            <text:p>14491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300">
            <text:p>4300</text:p>
          </table:table-cell>
          <table:table-cell table:formula="of:=[.A338]*[.B338]" office:value-type="float" office:value="1453400">
            <text:p>145340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300">
            <text:p>4300</text:p>
          </table:table-cell>
          <table:table-cell table:formula="of:=[.A339]*[.B339]" office:value-type="float" office:value="1457700">
            <text:p>14577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300">
            <text:p>4300</text:p>
          </table:table-cell>
          <table:table-cell table:formula="of:=[.A340]*[.B340]" office:value-type="float" office:value="1462000">
            <text:p>14620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300">
            <text:p>4300</text:p>
          </table:table-cell>
          <table:table-cell table:formula="of:=[.A341]*[.B341]" office:value-type="float" office:value="1466300">
            <text:p>146630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300">
            <text:p>4300</text:p>
          </table:table-cell>
          <table:table-cell table:formula="of:=[.A342]*[.B342]" office:value-type="float" office:value="1470600">
            <text:p>147060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300">
            <text:p>4300</text:p>
          </table:table-cell>
          <table:table-cell table:formula="of:=[.A343]*[.B343]" office:value-type="float" office:value="1474900">
            <text:p>14749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300">
            <text:p>4300</text:p>
          </table:table-cell>
          <table:table-cell table:formula="of:=[.A344]*[.B344]" office:value-type="float" office:value="1479200">
            <text:p>14792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300">
            <text:p>4300</text:p>
          </table:table-cell>
          <table:table-cell table:formula="of:=[.A345]*[.B345]" office:value-type="float" office:value="1483500">
            <text:p>14835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300">
            <text:p>4300</text:p>
          </table:table-cell>
          <table:table-cell table:formula="of:=[.A346]*[.B346]" office:value-type="float" office:value="1487800">
            <text:p>148780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300">
            <text:p>4300</text:p>
          </table:table-cell>
          <table:table-cell table:formula="of:=[.A347]*[.B347]" office:value-type="float" office:value="1492100">
            <text:p>149210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300">
            <text:p>4300</text:p>
          </table:table-cell>
          <table:table-cell table:formula="of:=[.A348]*[.B348]" office:value-type="float" office:value="1496400">
            <text:p>149640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300">
            <text:p>4300</text:p>
          </table:table-cell>
          <table:table-cell table:formula="of:=[.A349]*[.B349]" office:value-type="float" office:value="1500700">
            <text:p>150070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300">
            <text:p>4300</text:p>
          </table:table-cell>
          <table:table-cell table:formula="of:=[.A350]*[.B350]" office:value-type="float" office:value="1505000">
            <text:p>1505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300">
            <text:p>4300</text:p>
          </table:table-cell>
          <table:table-cell table:formula="of:=[.A351]*[.B351]" office:value-type="float" office:value="1509300">
            <text:p>15093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300">
            <text:p>4300</text:p>
          </table:table-cell>
          <table:table-cell table:formula="of:=[.A352]*[.B352]" office:value-type="float" office:value="1513600">
            <text:p>151360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300">
            <text:p>4300</text:p>
          </table:table-cell>
          <table:table-cell table:formula="of:=[.A353]*[.B353]" office:value-type="float" office:value="1517900">
            <text:p>151790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300">
            <text:p>4300</text:p>
          </table:table-cell>
          <table:table-cell table:formula="of:=[.A354]*[.B354]" office:value-type="float" office:value="1522200">
            <text:p>152220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300">
            <text:p>4300</text:p>
          </table:table-cell>
          <table:table-cell table:formula="of:=[.A355]*[.B355]" office:value-type="float" office:value="1526500">
            <text:p>15265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300">
            <text:p>4300</text:p>
          </table:table-cell>
          <table:table-cell table:formula="of:=[.A356]*[.B356]" office:value-type="float" office:value="1530800">
            <text:p>153080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300">
            <text:p>4300</text:p>
          </table:table-cell>
          <table:table-cell table:formula="of:=[.A357]*[.B357]" office:value-type="float" office:value="1535100">
            <text:p>153510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300">
            <text:p>4300</text:p>
          </table:table-cell>
          <table:table-cell table:formula="of:=[.A358]*[.B358]" office:value-type="float" office:value="1539400">
            <text:p>15394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300">
            <text:p>4300</text:p>
          </table:table-cell>
          <table:table-cell table:formula="of:=[.A359]*[.B359]" office:value-type="float" office:value="1543700">
            <text:p>154370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300">
            <text:p>4300</text:p>
          </table:table-cell>
          <table:table-cell table:formula="of:=[.A360]*[.B360]" office:value-type="float" office:value="1548000">
            <text:p>15480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300">
            <text:p>4300</text:p>
          </table:table-cell>
          <table:table-cell table:formula="of:=[.A361]*[.B361]" office:value-type="float" office:value="1552300">
            <text:p>155230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300">
            <text:p>4300</text:p>
          </table:table-cell>
          <table:table-cell table:formula="of:=[.A362]*[.B362]" office:value-type="float" office:value="1556600">
            <text:p>155660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300">
            <text:p>4300</text:p>
          </table:table-cell>
          <table:table-cell table:formula="of:=[.A363]*[.B363]" office:value-type="float" office:value="1560900">
            <text:p>15609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300">
            <text:p>4300</text:p>
          </table:table-cell>
          <table:table-cell table:formula="of:=[.A364]*[.B364]" office:value-type="float" office:value="1565200">
            <text:p>156520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300">
            <text:p>4300</text:p>
          </table:table-cell>
          <table:table-cell table:formula="of:=[.A365]*[.B365]" office:value-type="float" office:value="1569500">
            <text:p>15695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300">
            <text:p>4300</text:p>
          </table:table-cell>
          <table:table-cell table:formula="of:=[.A366]*[.B366]" office:value-type="float" office:value="1573800">
            <text:p>157380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300">
            <text:p>4300</text:p>
          </table:table-cell>
          <table:table-cell table:formula="of:=[.A367]*[.B367]" office:value-type="float" office:value="1578100">
            <text:p>157810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300">
            <text:p>4300</text:p>
          </table:table-cell>
          <table:table-cell table:formula="of:=[.A368]*[.B368]" office:value-type="float" office:value="1582400">
            <text:p>158240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300">
            <text:p>4300</text:p>
          </table:table-cell>
          <table:table-cell table:formula="of:=[.A369]*[.B369]" office:value-type="float" office:value="1586700">
            <text:p>158670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300">
            <text:p>4300</text:p>
          </table:table-cell>
          <table:table-cell table:formula="of:=[.A370]*[.B370]" office:value-type="float" office:value="1591000">
            <text:p>15910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300">
            <text:p>4300</text:p>
          </table:table-cell>
          <table:table-cell table:formula="of:=[.A371]*[.B371]" office:value-type="float" office:value="1595300">
            <text:p>159530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300">
            <text:p>4300</text:p>
          </table:table-cell>
          <table:table-cell table:formula="of:=[.A372]*[.B372]" office:value-type="float" office:value="1599600">
            <text:p>159960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300">
            <text:p>4300</text:p>
          </table:table-cell>
          <table:table-cell table:formula="of:=[.A373]*[.B373]" office:value-type="float" office:value="1603900">
            <text:p>16039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300">
            <text:p>4300</text:p>
          </table:table-cell>
          <table:table-cell table:formula="of:=[.A374]*[.B374]" office:value-type="float" office:value="1608200">
            <text:p>160820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300">
            <text:p>4300</text:p>
          </table:table-cell>
          <table:table-cell table:formula="of:=[.A375]*[.B375]" office:value-type="float" office:value="1612500">
            <text:p>16125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300">
            <text:p>4300</text:p>
          </table:table-cell>
          <table:table-cell table:formula="of:=[.A376]*[.B376]" office:value-type="float" office:value="1616800">
            <text:p>161680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300">
            <text:p>4300</text:p>
          </table:table-cell>
          <table:table-cell table:formula="of:=[.A377]*[.B377]" office:value-type="float" office:value="1621100">
            <text:p>162110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300">
            <text:p>4300</text:p>
          </table:table-cell>
          <table:table-cell table:formula="of:=[.A378]*[.B378]" office:value-type="float" office:value="1625400">
            <text:p>162540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300">
            <text:p>4300</text:p>
          </table:table-cell>
          <table:table-cell table:formula="of:=[.A379]*[.B379]" office:value-type="float" office:value="1629700">
            <text:p>16297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300">
            <text:p>4300</text:p>
          </table:table-cell>
          <table:table-cell table:formula="of:=[.A380]*[.B380]" office:value-type="float" office:value="1634000">
            <text:p>16340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300">
            <text:p>4300</text:p>
          </table:table-cell>
          <table:table-cell table:formula="of:=[.A381]*[.B381]" office:value-type="float" office:value="1638300">
            <text:p>16383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300">
            <text:p>4300</text:p>
          </table:table-cell>
          <table:table-cell table:formula="of:=[.A382]*[.B382]" office:value-type="float" office:value="1642600">
            <text:p>164260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300">
            <text:p>4300</text:p>
          </table:table-cell>
          <table:table-cell table:formula="of:=[.A383]*[.B383]" office:value-type="float" office:value="1646900">
            <text:p>164690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300">
            <text:p>4300</text:p>
          </table:table-cell>
          <table:table-cell table:formula="of:=[.A384]*[.B384]" office:value-type="float" office:value="1651200">
            <text:p>165120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300">
            <text:p>4300</text:p>
          </table:table-cell>
          <table:table-cell table:formula="of:=[.A385]*[.B385]" office:value-type="float" office:value="1655500">
            <text:p>16555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300">
            <text:p>4300</text:p>
          </table:table-cell>
          <table:table-cell table:formula="of:=[.A386]*[.B386]" office:value-type="float" office:value="1659800">
            <text:p>16598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300">
            <text:p>4300</text:p>
          </table:table-cell>
          <table:table-cell table:formula="of:=[.A387]*[.B387]" office:value-type="float" office:value="1664100">
            <text:p>166410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300">
            <text:p>4300</text:p>
          </table:table-cell>
          <table:table-cell table:formula="of:=[.A388]*[.B388]" office:value-type="float" office:value="1668400">
            <text:p>166840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300">
            <text:p>4300</text:p>
          </table:table-cell>
          <table:table-cell table:formula="of:=[.A389]*[.B389]" office:value-type="float" office:value="1672700">
            <text:p>16727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300">
            <text:p>4300</text:p>
          </table:table-cell>
          <table:table-cell table:formula="of:=[.A390]*[.B390]" office:value-type="float" office:value="1677000">
            <text:p>16770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300">
            <text:p>4300</text:p>
          </table:table-cell>
          <table:table-cell table:formula="of:=[.A391]*[.B391]" office:value-type="float" office:value="1681300">
            <text:p>16813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300">
            <text:p>4300</text:p>
          </table:table-cell>
          <table:table-cell table:formula="of:=[.A392]*[.B392]" office:value-type="float" office:value="1685600">
            <text:p>168560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300">
            <text:p>4300</text:p>
          </table:table-cell>
          <table:table-cell table:formula="of:=[.A393]*[.B393]" office:value-type="float" office:value="1689900">
            <text:p>168990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300">
            <text:p>4300</text:p>
          </table:table-cell>
          <table:table-cell table:formula="of:=[.A394]*[.B394]" office:value-type="float" office:value="1694200">
            <text:p>169420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300">
            <text:p>4300</text:p>
          </table:table-cell>
          <table:table-cell table:formula="of:=[.A395]*[.B395]" office:value-type="float" office:value="1698500">
            <text:p>16985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300">
            <text:p>4300</text:p>
          </table:table-cell>
          <table:table-cell table:formula="of:=[.A396]*[.B396]" office:value-type="float" office:value="1702800">
            <text:p>170280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300">
            <text:p>4300</text:p>
          </table:table-cell>
          <table:table-cell table:formula="of:=[.A397]*[.B397]" office:value-type="float" office:value="1707100">
            <text:p>170710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300">
            <text:p>4300</text:p>
          </table:table-cell>
          <table:table-cell table:formula="of:=[.A398]*[.B398]" office:value-type="float" office:value="1711400">
            <text:p>171140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300">
            <text:p>4300</text:p>
          </table:table-cell>
          <table:table-cell table:formula="of:=[.A399]*[.B399]" office:value-type="float" office:value="1715700">
            <text:p>17157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300">
            <text:p>4300</text:p>
          </table:table-cell>
          <table:table-cell table:formula="of:=[.A400]*[.B400]" office:value-type="float" office:value="1720000">
            <text:p>1720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300">
            <text:p>4300</text:p>
          </table:table-cell>
          <table:table-cell table:formula="of:=[.A401]*[.B401]" office:value-type="float" office:value="1724300">
            <text:p>172430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300">
            <text:p>4300</text:p>
          </table:table-cell>
          <table:table-cell table:formula="of:=[.A402]*[.B402]" office:value-type="float" office:value="1728600">
            <text:p>172860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300">
            <text:p>4300</text:p>
          </table:table-cell>
          <table:table-cell table:formula="of:=[.A403]*[.B403]" office:value-type="float" office:value="1732900">
            <text:p>17329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300">
            <text:p>4300</text:p>
          </table:table-cell>
          <table:table-cell table:formula="of:=[.A404]*[.B404]" office:value-type="float" office:value="1737200">
            <text:p>173720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300">
            <text:p>4300</text:p>
          </table:table-cell>
          <table:table-cell table:formula="of:=[.A405]*[.B405]" office:value-type="float" office:value="1741500">
            <text:p>17415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300">
            <text:p>4300</text:p>
          </table:table-cell>
          <table:table-cell table:formula="of:=[.A406]*[.B406]" office:value-type="float" office:value="1745800">
            <text:p>17458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300">
            <text:p>4300</text:p>
          </table:table-cell>
          <table:table-cell table:formula="of:=[.A407]*[.B407]" office:value-type="float" office:value="1750100">
            <text:p>175010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300">
            <text:p>4300</text:p>
          </table:table-cell>
          <table:table-cell table:formula="of:=[.A408]*[.B408]" office:value-type="float" office:value="1754400">
            <text:p>17544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300">
            <text:p>4300</text:p>
          </table:table-cell>
          <table:table-cell table:formula="of:=[.A409]*[.B409]" office:value-type="float" office:value="1758700">
            <text:p>175870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300">
            <text:p>4300</text:p>
          </table:table-cell>
          <table:table-cell table:formula="of:=[.A410]*[.B410]" office:value-type="float" office:value="1763000">
            <text:p>17630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300">
            <text:p>4300</text:p>
          </table:table-cell>
          <table:table-cell table:formula="of:=[.A411]*[.B411]" office:value-type="float" office:value="1767300">
            <text:p>17673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300">
            <text:p>4300</text:p>
          </table:table-cell>
          <table:table-cell table:formula="of:=[.A412]*[.B412]" office:value-type="float" office:value="1771600">
            <text:p>177160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300">
            <text:p>4300</text:p>
          </table:table-cell>
          <table:table-cell table:formula="of:=[.A413]*[.B413]" office:value-type="float" office:value="1775900">
            <text:p>177590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300">
            <text:p>4300</text:p>
          </table:table-cell>
          <table:table-cell table:formula="of:=[.A414]*[.B414]" office:value-type="float" office:value="1780200">
            <text:p>17802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300">
            <text:p>4300</text:p>
          </table:table-cell>
          <table:table-cell table:formula="of:=[.A415]*[.B415]" office:value-type="float" office:value="1784500">
            <text:p>17845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300">
            <text:p>4300</text:p>
          </table:table-cell>
          <table:table-cell table:formula="of:=[.A416]*[.B416]" office:value-type="float" office:value="1788800">
            <text:p>178880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300">
            <text:p>4300</text:p>
          </table:table-cell>
          <table:table-cell table:formula="of:=[.A417]*[.B417]" office:value-type="float" office:value="1793100">
            <text:p>179310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300">
            <text:p>4300</text:p>
          </table:table-cell>
          <table:table-cell table:formula="of:=[.A418]*[.B418]" office:value-type="float" office:value="1797400">
            <text:p>179740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300">
            <text:p>4300</text:p>
          </table:table-cell>
          <table:table-cell table:formula="of:=[.A419]*[.B419]" office:value-type="float" office:value="1801700">
            <text:p>18017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300">
            <text:p>4300</text:p>
          </table:table-cell>
          <table:table-cell table:formula="of:=[.A420]*[.B420]" office:value-type="float" office:value="1806000">
            <text:p>18060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300">
            <text:p>4300</text:p>
          </table:table-cell>
          <table:table-cell table:formula="of:=[.A421]*[.B421]" office:value-type="float" office:value="1810300">
            <text:p>181030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300">
            <text:p>4300</text:p>
          </table:table-cell>
          <table:table-cell table:formula="of:=[.A422]*[.B422]" office:value-type="float" office:value="1814600">
            <text:p>181460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300">
            <text:p>4300</text:p>
          </table:table-cell>
          <table:table-cell table:formula="of:=[.A423]*[.B423]" office:value-type="float" office:value="1818900">
            <text:p>181890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300">
            <text:p>4300</text:p>
          </table:table-cell>
          <table:table-cell table:formula="of:=[.A424]*[.B424]" office:value-type="float" office:value="1823200">
            <text:p>182320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300">
            <text:p>4300</text:p>
          </table:table-cell>
          <table:table-cell table:formula="of:=[.A425]*[.B425]" office:value-type="float" office:value="1827500">
            <text:p>18275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300">
            <text:p>4300</text:p>
          </table:table-cell>
          <table:table-cell table:formula="of:=[.A426]*[.B426]" office:value-type="float" office:value="1831800">
            <text:p>183180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300">
            <text:p>4300</text:p>
          </table:table-cell>
          <table:table-cell table:formula="of:=[.A427]*[.B427]" office:value-type="float" office:value="1836100">
            <text:p>18361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300">
            <text:p>4300</text:p>
          </table:table-cell>
          <table:table-cell table:formula="of:=[.A428]*[.B428]" office:value-type="float" office:value="1840400">
            <text:p>184040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300">
            <text:p>4300</text:p>
          </table:table-cell>
          <table:table-cell table:formula="of:=[.A429]*[.B429]" office:value-type="float" office:value="1844700">
            <text:p>18447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300">
            <text:p>4300</text:p>
          </table:table-cell>
          <table:table-cell table:formula="of:=[.A430]*[.B430]" office:value-type="float" office:value="1849000">
            <text:p>18490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300">
            <text:p>4300</text:p>
          </table:table-cell>
          <table:table-cell table:formula="of:=[.A431]*[.B431]" office:value-type="float" office:value="1853300">
            <text:p>185330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300">
            <text:p>4300</text:p>
          </table:table-cell>
          <table:table-cell table:formula="of:=[.A432]*[.B432]" office:value-type="float" office:value="1857600">
            <text:p>18576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300">
            <text:p>4300</text:p>
          </table:table-cell>
          <table:table-cell table:formula="of:=[.A433]*[.B433]" office:value-type="float" office:value="1861900">
            <text:p>186190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300">
            <text:p>4300</text:p>
          </table:table-cell>
          <table:table-cell table:formula="of:=[.A434]*[.B434]" office:value-type="float" office:value="1866200">
            <text:p>186620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300">
            <text:p>4300</text:p>
          </table:table-cell>
          <table:table-cell table:formula="of:=[.A435]*[.B435]" office:value-type="float" office:value="1870500">
            <text:p>18705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300">
            <text:p>4300</text:p>
          </table:table-cell>
          <table:table-cell table:formula="of:=[.A436]*[.B436]" office:value-type="float" office:value="1874800">
            <text:p>18748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300">
            <text:p>4300</text:p>
          </table:table-cell>
          <table:table-cell table:formula="of:=[.A437]*[.B437]" office:value-type="float" office:value="1879100">
            <text:p>187910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300">
            <text:p>4300</text:p>
          </table:table-cell>
          <table:table-cell table:formula="of:=[.A438]*[.B438]" office:value-type="float" office:value="1883400">
            <text:p>188340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300">
            <text:p>4300</text:p>
          </table:table-cell>
          <table:table-cell table:formula="of:=[.A439]*[.B439]" office:value-type="float" office:value="1887700">
            <text:p>188770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300">
            <text:p>4300</text:p>
          </table:table-cell>
          <table:table-cell table:formula="of:=[.A440]*[.B440]" office:value-type="float" office:value="1892000">
            <text:p>18920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300">
            <text:p>4300</text:p>
          </table:table-cell>
          <table:table-cell table:formula="of:=[.A441]*[.B441]" office:value-type="float" office:value="1896300">
            <text:p>189630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300">
            <text:p>4300</text:p>
          </table:table-cell>
          <table:table-cell table:formula="of:=[.A442]*[.B442]" office:value-type="float" office:value="1900600">
            <text:p>19006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300">
            <text:p>4300</text:p>
          </table:table-cell>
          <table:table-cell table:formula="of:=[.A443]*[.B443]" office:value-type="float" office:value="1904900">
            <text:p>190490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300">
            <text:p>4300</text:p>
          </table:table-cell>
          <table:table-cell table:formula="of:=[.A444]*[.B444]" office:value-type="float" office:value="1909200">
            <text:p>190920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300">
            <text:p>4300</text:p>
          </table:table-cell>
          <table:table-cell table:formula="of:=[.A445]*[.B445]" office:value-type="float" office:value="1913500">
            <text:p>19135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300">
            <text:p>4300</text:p>
          </table:table-cell>
          <table:table-cell table:formula="of:=[.A446]*[.B446]" office:value-type="float" office:value="1917800">
            <text:p>19178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300">
            <text:p>4300</text:p>
          </table:table-cell>
          <table:table-cell table:formula="of:=[.A447]*[.B447]" office:value-type="float" office:value="1922100">
            <text:p>192210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300">
            <text:p>4300</text:p>
          </table:table-cell>
          <table:table-cell table:formula="of:=[.A448]*[.B448]" office:value-type="float" office:value="1926400">
            <text:p>19264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300">
            <text:p>4300</text:p>
          </table:table-cell>
          <table:table-cell table:formula="of:=[.A449]*[.B449]" office:value-type="float" office:value="1930700">
            <text:p>193070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300">
            <text:p>4300</text:p>
          </table:table-cell>
          <table:table-cell table:formula="of:=[.A450]*[.B450]" office:value-type="float" office:value="1935000">
            <text:p>19350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300">
            <text:p>4300</text:p>
          </table:table-cell>
          <table:table-cell table:formula="of:=[.A451]*[.B451]" office:value-type="float" office:value="1939300">
            <text:p>1939300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300">
            <text:p>4300</text:p>
          </table:table-cell>
          <table:table-cell table:formula="of:=[.A452]*[.B452]" office:value-type="float" office:value="1943600">
            <text:p>194360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300">
            <text:p>4300</text:p>
          </table:table-cell>
          <table:table-cell table:formula="of:=[.A453]*[.B453]" office:value-type="float" office:value="1947900">
            <text:p>1947900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300">
            <text:p>4300</text:p>
          </table:table-cell>
          <table:table-cell table:formula="of:=[.A454]*[.B454]" office:value-type="float" office:value="1952200">
            <text:p>1952200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300">
            <text:p>4300</text:p>
          </table:table-cell>
          <table:table-cell table:formula="of:=[.A455]*[.B455]" office:value-type="float" office:value="1956500">
            <text:p>195650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300">
            <text:p>4300</text:p>
          </table:table-cell>
          <table:table-cell table:formula="of:=[.A456]*[.B456]" office:value-type="float" office:value="1960800">
            <text:p>196080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300">
            <text:p>4300</text:p>
          </table:table-cell>
          <table:table-cell table:formula="of:=[.A457]*[.B457]" office:value-type="float" office:value="1965100">
            <text:p>196510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300">
            <text:p>4300</text:p>
          </table:table-cell>
          <table:table-cell table:formula="of:=[.A458]*[.B458]" office:value-type="float" office:value="1969400">
            <text:p>196940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300">
            <text:p>4300</text:p>
          </table:table-cell>
          <table:table-cell table:formula="of:=[.A459]*[.B459]" office:value-type="float" office:value="1973700">
            <text:p>197370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300">
            <text:p>4300</text:p>
          </table:table-cell>
          <table:table-cell table:formula="of:=[.A460]*[.B460]" office:value-type="float" office:value="1978000">
            <text:p>197800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300">
            <text:p>4300</text:p>
          </table:table-cell>
          <table:table-cell table:formula="of:=[.A461]*[.B461]" office:value-type="float" office:value="1982300">
            <text:p>1982300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300">
            <text:p>4300</text:p>
          </table:table-cell>
          <table:table-cell table:formula="of:=[.A462]*[.B462]" office:value-type="float" office:value="1986600">
            <text:p>198660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300">
            <text:p>4300</text:p>
          </table:table-cell>
          <table:table-cell table:formula="of:=[.A463]*[.B463]" office:value-type="float" office:value="1990900">
            <text:p>1990900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300">
            <text:p>4300</text:p>
          </table:table-cell>
          <table:table-cell table:formula="of:=[.A464]*[.B464]" office:value-type="float" office:value="1995200">
            <text:p>1995200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300">
            <text:p>4300</text:p>
          </table:table-cell>
          <table:table-cell table:formula="of:=[.A465]*[.B465]" office:value-type="float" office:value="1999500">
            <text:p>199950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300">
            <text:p>4300</text:p>
          </table:table-cell>
          <table:table-cell table:formula="of:=[.A466]*[.B466]" office:value-type="float" office:value="2003800">
            <text:p>2003800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300">
            <text:p>4300</text:p>
          </table:table-cell>
          <table:table-cell table:formula="of:=[.A467]*[.B467]" office:value-type="float" office:value="2008100">
            <text:p>2008100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300">
            <text:p>4300</text:p>
          </table:table-cell>
          <table:table-cell table:formula="of:=[.A468]*[.B468]" office:value-type="float" office:value="2012400">
            <text:p>2012400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300">
            <text:p>4300</text:p>
          </table:table-cell>
          <table:table-cell table:formula="of:=[.A469]*[.B469]" office:value-type="float" office:value="2016700">
            <text:p>201670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300">
            <text:p>4300</text:p>
          </table:table-cell>
          <table:table-cell table:formula="of:=[.A470]*[.B470]" office:value-type="float" office:value="2021000">
            <text:p>202100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300">
            <text:p>4300</text:p>
          </table:table-cell>
          <table:table-cell table:formula="of:=[.A471]*[.B471]" office:value-type="float" office:value="2025300">
            <text:p>202530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300">
            <text:p>4300</text:p>
          </table:table-cell>
          <table:table-cell table:formula="of:=[.A472]*[.B472]" office:value-type="float" office:value="2029600">
            <text:p>202960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300">
            <text:p>4300</text:p>
          </table:table-cell>
          <table:table-cell table:formula="of:=[.A473]*[.B473]" office:value-type="float" office:value="2033900">
            <text:p>203390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300">
            <text:p>4300</text:p>
          </table:table-cell>
          <table:table-cell table:formula="of:=[.A474]*[.B474]" office:value-type="float" office:value="2038200">
            <text:p>203820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300">
            <text:p>4300</text:p>
          </table:table-cell>
          <table:table-cell table:formula="of:=[.A475]*[.B475]" office:value-type="float" office:value="2042500">
            <text:p>204250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300">
            <text:p>4300</text:p>
          </table:table-cell>
          <table:table-cell table:formula="of:=[.A476]*[.B476]" office:value-type="float" office:value="2046800">
            <text:p>204680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300">
            <text:p>4300</text:p>
          </table:table-cell>
          <table:table-cell table:formula="of:=[.A477]*[.B477]" office:value-type="float" office:value="2051100">
            <text:p>205110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300">
            <text:p>4300</text:p>
          </table:table-cell>
          <table:table-cell table:formula="of:=[.A478]*[.B478]" office:value-type="float" office:value="2055400">
            <text:p>205540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300">
            <text:p>4300</text:p>
          </table:table-cell>
          <table:table-cell table:formula="of:=[.A479]*[.B479]" office:value-type="float" office:value="2059700">
            <text:p>205970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300">
            <text:p>4300</text:p>
          </table:table-cell>
          <table:table-cell table:formula="of:=[.A480]*[.B480]" office:value-type="float" office:value="2064000">
            <text:p>206400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300">
            <text:p>4300</text:p>
          </table:table-cell>
          <table:table-cell table:formula="of:=[.A481]*[.B481]" office:value-type="float" office:value="2068300">
            <text:p>206830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300">
            <text:p>4300</text:p>
          </table:table-cell>
          <table:table-cell table:formula="of:=[.A482]*[.B482]" office:value-type="float" office:value="2072600">
            <text:p>207260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300">
            <text:p>4300</text:p>
          </table:table-cell>
          <table:table-cell table:formula="of:=[.A483]*[.B483]" office:value-type="float" office:value="2076900">
            <text:p>2076900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300">
            <text:p>4300</text:p>
          </table:table-cell>
          <table:table-cell table:formula="of:=[.A484]*[.B484]" office:value-type="float" office:value="2081200">
            <text:p>2081200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300">
            <text:p>4300</text:p>
          </table:table-cell>
          <table:table-cell table:formula="of:=[.A485]*[.B485]" office:value-type="float" office:value="2085500">
            <text:p>208550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300">
            <text:p>4300</text:p>
          </table:table-cell>
          <table:table-cell table:formula="of:=[.A486]*[.B486]" office:value-type="float" office:value="2089800">
            <text:p>2089800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300">
            <text:p>4300</text:p>
          </table:table-cell>
          <table:table-cell table:formula="of:=[.A487]*[.B487]" office:value-type="float" office:value="2094100">
            <text:p>2094100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300">
            <text:p>4300</text:p>
          </table:table-cell>
          <table:table-cell table:formula="of:=[.A488]*[.B488]" office:value-type="float" office:value="2098400">
            <text:p>2098400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300">
            <text:p>4300</text:p>
          </table:table-cell>
          <table:table-cell table:formula="of:=[.A489]*[.B489]" office:value-type="float" office:value="2102700">
            <text:p>210270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300">
            <text:p>4300</text:p>
          </table:table-cell>
          <table:table-cell table:formula="of:=[.A490]*[.B490]" office:value-type="float" office:value="2107000">
            <text:p>210700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300">
            <text:p>4300</text:p>
          </table:table-cell>
          <table:table-cell table:formula="of:=[.A491]*[.B491]" office:value-type="float" office:value="2111300">
            <text:p>211130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300">
            <text:p>4300</text:p>
          </table:table-cell>
          <table:table-cell table:formula="of:=[.A492]*[.B492]" office:value-type="float" office:value="2115600">
            <text:p>2115600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300">
            <text:p>4300</text:p>
          </table:table-cell>
          <table:table-cell table:formula="of:=[.A493]*[.B493]" office:value-type="float" office:value="2119900">
            <text:p>211990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300">
            <text:p>4300</text:p>
          </table:table-cell>
          <table:table-cell table:formula="of:=[.A494]*[.B494]" office:value-type="float" office:value="2124200">
            <text:p>2124200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300">
            <text:p>4300</text:p>
          </table:table-cell>
          <table:table-cell table:formula="of:=[.A495]*[.B495]" office:value-type="float" office:value="2128500">
            <text:p>212850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300">
            <text:p>4300</text:p>
          </table:table-cell>
          <table:table-cell table:formula="of:=[.A496]*[.B496]" office:value-type="float" office:value="2132800">
            <text:p>2132800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300">
            <text:p>4300</text:p>
          </table:table-cell>
          <table:table-cell table:formula="of:=[.A497]*[.B497]" office:value-type="float" office:value="2137100">
            <text:p>213710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300">
            <text:p>4300</text:p>
          </table:table-cell>
          <table:table-cell table:formula="of:=[.A498]*[.B498]" office:value-type="float" office:value="2141400">
            <text:p>2141400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300">
            <text:p>4300</text:p>
          </table:table-cell>
          <table:table-cell table:formula="of:=[.A499]*[.B499]" office:value-type="float" office:value="2145700">
            <text:p>214570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300">
            <text:p>4300</text:p>
          </table:table-cell>
          <table:table-cell table:formula="of:=[.A500]*[.B500]" office:value-type="float" office:value="2150000">
            <text:p>2150000</text:p>
          </table:table-cell>
          <table:table-cell/>
        </table:table-row>
        <table:table-row table:style-name="ro2" table:number-rows-repeated="104807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013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500">
            <text:p>4500</text:p>
          </table:table-cell>
          <table:table-cell table:formula="of:=[.A1]*[.B1]" office:value-type="float" office:value="4500">
            <text:p>4500</text:p>
          </table:table-cell>
          <table:table-cell office:value-type="float" office:value="4500">
            <text:p>4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500">
            <text:p>4500</text:p>
          </table:table-cell>
          <table:table-cell table:formula="of:=[.A2]*[.B2]" office:value-type="float" office:value="9000">
            <text:p>90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500">
            <text:p>4500</text:p>
          </table:table-cell>
          <table:table-cell table:formula="of:=[.A3]*[.B3]" office:value-type="float" office:value="13500">
            <text:p>135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500">
            <text:p>4500</text:p>
          </table:table-cell>
          <table:table-cell table:formula="of:=[.A4]*[.B4]" office:value-type="float" office:value="18000">
            <text:p>18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500">
            <text:p>4500</text:p>
          </table:table-cell>
          <table:table-cell table:formula="of:=[.A5]*[.B5]" office:value-type="float" office:value="22500">
            <text:p>225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500">
            <text:p>4500</text:p>
          </table:table-cell>
          <table:table-cell table:formula="of:=[.A6]*[.B6]" office:value-type="float" office:value="27000">
            <text:p>27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500">
            <text:p>4500</text:p>
          </table:table-cell>
          <table:table-cell table:formula="of:=[.A7]*[.B7]" office:value-type="float" office:value="31500">
            <text:p>315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500">
            <text:p>4500</text:p>
          </table:table-cell>
          <table:table-cell table:formula="of:=[.A8]*[.B8]" office:value-type="float" office:value="36000">
            <text:p>36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500">
            <text:p>4500</text:p>
          </table:table-cell>
          <table:table-cell table:formula="of:=[.A9]*[.B9]" office:value-type="float" office:value="40500">
            <text:p>405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500">
            <text:p>4500</text:p>
          </table:table-cell>
          <table:table-cell table:formula="of:=[.A10]*[.B10]" office:value-type="float" office:value="45000">
            <text:p>4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500">
            <text:p>4500</text:p>
          </table:table-cell>
          <table:table-cell table:formula="of:=[.A11]*[.B11]" office:value-type="float" office:value="49500">
            <text:p>49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500">
            <text:p>4500</text:p>
          </table:table-cell>
          <table:table-cell table:formula="of:=[.A12]*[.B12]" office:value-type="float" office:value="54000">
            <text:p>54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500">
            <text:p>4500</text:p>
          </table:table-cell>
          <table:table-cell table:formula="of:=[.A13]*[.B13]" office:value-type="float" office:value="58500">
            <text:p>585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500">
            <text:p>4500</text:p>
          </table:table-cell>
          <table:table-cell table:formula="of:=[.A14]*[.B14]" office:value-type="float" office:value="63000">
            <text:p>63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500">
            <text:p>4500</text:p>
          </table:table-cell>
          <table:table-cell table:formula="of:=[.A15]*[.B15]" office:value-type="float" office:value="67500">
            <text:p>675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500">
            <text:p>4500</text:p>
          </table:table-cell>
          <table:table-cell table:formula="of:=[.A16]*[.B16]" office:value-type="float" office:value="72000">
            <text:p>72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500">
            <text:p>4500</text:p>
          </table:table-cell>
          <table:table-cell table:formula="of:=[.A17]*[.B17]" office:value-type="float" office:value="76500">
            <text:p>765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500">
            <text:p>4500</text:p>
          </table:table-cell>
          <table:table-cell table:formula="of:=[.A18]*[.B18]" office:value-type="float" office:value="81000">
            <text:p>81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500">
            <text:p>4500</text:p>
          </table:table-cell>
          <table:table-cell table:formula="of:=[.A19]*[.B19]" office:value-type="float" office:value="85500">
            <text:p>85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500">
            <text:p>4500</text:p>
          </table:table-cell>
          <table:table-cell table:formula="of:=[.A20]*[.B20]" office:value-type="float" office:value="90000">
            <text:p>9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500">
            <text:p>4500</text:p>
          </table:table-cell>
          <table:table-cell table:formula="of:=[.A21]*[.B21]" office:value-type="float" office:value="94500">
            <text:p>945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500">
            <text:p>4500</text:p>
          </table:table-cell>
          <table:table-cell table:formula="of:=[.A22]*[.B22]" office:value-type="float" office:value="99000">
            <text:p>990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500">
            <text:p>4500</text:p>
          </table:table-cell>
          <table:table-cell table:formula="of:=[.A23]*[.B23]" office:value-type="float" office:value="103500">
            <text:p>1035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500">
            <text:p>4500</text:p>
          </table:table-cell>
          <table:table-cell table:formula="of:=[.A24]*[.B24]" office:value-type="float" office:value="108000">
            <text:p>1080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500">
            <text:p>4500</text:p>
          </table:table-cell>
          <table:table-cell table:formula="of:=[.A25]*[.B25]" office:value-type="float" office:value="112500">
            <text:p>1125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500">
            <text:p>4500</text:p>
          </table:table-cell>
          <table:table-cell table:formula="of:=[.A26]*[.B26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500">
            <text:p>4500</text:p>
          </table:table-cell>
          <table:table-cell table:formula="of:=[.A27]*[.B27]" office:value-type="float" office:value="121500">
            <text:p>1215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500">
            <text:p>4500</text:p>
          </table:table-cell>
          <table:table-cell table:formula="of:=[.A28]*[.B28]" office:value-type="float" office:value="126000">
            <text:p>1260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500">
            <text:p>4500</text:p>
          </table:table-cell>
          <table:table-cell table:formula="of:=[.A29]*[.B29]" office:value-type="float" office:value="130500">
            <text:p>1305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500">
            <text:p>4500</text:p>
          </table:table-cell>
          <table:table-cell table:formula="of:=[.A30]*[.B30]" office:value-type="float" office:value="135000">
            <text:p>1350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500">
            <text:p>4500</text:p>
          </table:table-cell>
          <table:table-cell table:formula="of:=[.A31]*[.B31]" office:value-type="float" office:value="139500">
            <text:p>1395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500">
            <text:p>4500</text:p>
          </table:table-cell>
          <table:table-cell table:formula="of:=[.A32]*[.B32]" office:value-type="float" office:value="144000">
            <text:p>1440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500">
            <text:p>4500</text:p>
          </table:table-cell>
          <table:table-cell table:formula="of:=[.A33]*[.B33]" office:value-type="float" office:value="148500">
            <text:p>1485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500">
            <text:p>4500</text:p>
          </table:table-cell>
          <table:table-cell table:formula="of:=[.A34]*[.B34]" office:value-type="float" office:value="153000">
            <text:p>1530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500">
            <text:p>4500</text:p>
          </table:table-cell>
          <table:table-cell table:formula="of:=[.A35]*[.B35]" office:value-type="float" office:value="157500">
            <text:p>1575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500">
            <text:p>4500</text:p>
          </table:table-cell>
          <table:table-cell table:formula="of:=[.A36]*[.B36]" office:value-type="float" office:value="162000">
            <text:p>1620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500">
            <text:p>4500</text:p>
          </table:table-cell>
          <table:table-cell table:formula="of:=[.A37]*[.B37]" office:value-type="float" office:value="166500">
            <text:p>1665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500">
            <text:p>4500</text:p>
          </table:table-cell>
          <table:table-cell table:formula="of:=[.A38]*[.B38]" office:value-type="float" office:value="171000">
            <text:p>1710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500">
            <text:p>4500</text:p>
          </table:table-cell>
          <table:table-cell table:formula="of:=[.A39]*[.B39]" office:value-type="float" office:value="175500">
            <text:p>1755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500">
            <text:p>4500</text:p>
          </table:table-cell>
          <table:table-cell table:formula="of:=[.A40]*[.B40]" office:value-type="float" office:value="180000">
            <text:p>1800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500">
            <text:p>4500</text:p>
          </table:table-cell>
          <table:table-cell table:formula="of:=[.A41]*[.B41]" office:value-type="float" office:value="184500">
            <text:p>1845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500">
            <text:p>4500</text:p>
          </table:table-cell>
          <table:table-cell table:formula="of:=[.A42]*[.B42]" office:value-type="float" office:value="189000">
            <text:p>1890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500">
            <text:p>4500</text:p>
          </table:table-cell>
          <table:table-cell table:formula="of:=[.A43]*[.B43]" office:value-type="float" office:value="193500">
            <text:p>1935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500">
            <text:p>4500</text:p>
          </table:table-cell>
          <table:table-cell table:formula="of:=[.A44]*[.B44]" office:value-type="float" office:value="198000">
            <text:p>1980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500">
            <text:p>4500</text:p>
          </table:table-cell>
          <table:table-cell table:formula="of:=[.A45]*[.B45]" office:value-type="float" office:value="202500">
            <text:p>2025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500">
            <text:p>4500</text:p>
          </table:table-cell>
          <table:table-cell table:formula="of:=[.A46]*[.B46]" office:value-type="float" office:value="207000">
            <text:p>2070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500">
            <text:p>4500</text:p>
          </table:table-cell>
          <table:table-cell table:formula="of:=[.A47]*[.B47]" office:value-type="float" office:value="211500">
            <text:p>2115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500">
            <text:p>4500</text:p>
          </table:table-cell>
          <table:table-cell table:formula="of:=[.A48]*[.B48]" office:value-type="float" office:value="216000">
            <text:p>2160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500">
            <text:p>4500</text:p>
          </table:table-cell>
          <table:table-cell table:formula="of:=[.A49]*[.B49]" office:value-type="float" office:value="220500">
            <text:p>2205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500">
            <text:p>4500</text:p>
          </table:table-cell>
          <table:table-cell table:formula="of:=[.A50]*[.B50]" office:value-type="float" office:value="225000">
            <text:p>225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500">
            <text:p>4500</text:p>
          </table:table-cell>
          <table:table-cell table:formula="of:=[.A51]*[.B51]" office:value-type="float" office:value="229500">
            <text:p>2295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500">
            <text:p>4500</text:p>
          </table:table-cell>
          <table:table-cell table:formula="of:=[.A52]*[.B52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500">
            <text:p>4500</text:p>
          </table:table-cell>
          <table:table-cell table:formula="of:=[.A53]*[.B53]" office:value-type="float" office:value="238500">
            <text:p>2385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500">
            <text:p>4500</text:p>
          </table:table-cell>
          <table:table-cell table:formula="of:=[.A54]*[.B54]" office:value-type="float" office:value="243000">
            <text:p>2430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500">
            <text:p>4500</text:p>
          </table:table-cell>
          <table:table-cell table:formula="of:=[.A55]*[.B55]" office:value-type="float" office:value="247500">
            <text:p>2475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500">
            <text:p>4500</text:p>
          </table:table-cell>
          <table:table-cell table:formula="of:=[.A56]*[.B56]" office:value-type="float" office:value="252000">
            <text:p>2520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500">
            <text:p>4500</text:p>
          </table:table-cell>
          <table:table-cell table:formula="of:=[.A57]*[.B57]" office:value-type="float" office:value="256500">
            <text:p>2565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500">
            <text:p>4500</text:p>
          </table:table-cell>
          <table:table-cell table:formula="of:=[.A58]*[.B58]" office:value-type="float" office:value="261000">
            <text:p>2610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500">
            <text:p>4500</text:p>
          </table:table-cell>
          <table:table-cell table:formula="of:=[.A59]*[.B59]" office:value-type="float" office:value="265500">
            <text:p>2655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500">
            <text:p>4500</text:p>
          </table:table-cell>
          <table:table-cell table:formula="of:=[.A60]*[.B60]" office:value-type="float" office:value="270000">
            <text:p>2700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500">
            <text:p>4500</text:p>
          </table:table-cell>
          <table:table-cell table:formula="of:=[.A61]*[.B61]" office:value-type="float" office:value="274500">
            <text:p>2745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500">
            <text:p>4500</text:p>
          </table:table-cell>
          <table:table-cell table:formula="of:=[.A62]*[.B62]" office:value-type="float" office:value="279000">
            <text:p>2790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500">
            <text:p>4500</text:p>
          </table:table-cell>
          <table:table-cell table:formula="of:=[.A63]*[.B63]" office:value-type="float" office:value="283500">
            <text:p>2835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500">
            <text:p>4500</text:p>
          </table:table-cell>
          <table:table-cell table:formula="of:=[.A64]*[.B64]" office:value-type="float" office:value="288000">
            <text:p>2880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500">
            <text:p>4500</text:p>
          </table:table-cell>
          <table:table-cell table:formula="of:=[.A65]*[.B65]" office:value-type="float" office:value="292500">
            <text:p>2925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500">
            <text:p>4500</text:p>
          </table:table-cell>
          <table:table-cell table:formula="of:=[.A66]*[.B66]" office:value-type="float" office:value="297000">
            <text:p>2970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500">
            <text:p>4500</text:p>
          </table:table-cell>
          <table:table-cell table:formula="of:=[.A67]*[.B67]" office:value-type="float" office:value="301500">
            <text:p>3015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500">
            <text:p>4500</text:p>
          </table:table-cell>
          <table:table-cell table:formula="of:=[.A68]*[.B68]" office:value-type="float" office:value="306000">
            <text:p>3060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500">
            <text:p>4500</text:p>
          </table:table-cell>
          <table:table-cell table:formula="of:=[.A69]*[.B69]" office:value-type="float" office:value="310500">
            <text:p>3105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500">
            <text:p>4500</text:p>
          </table:table-cell>
          <table:table-cell table:formula="of:=[.A70]*[.B70]" office:value-type="float" office:value="315000">
            <text:p>3150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500">
            <text:p>4500</text:p>
          </table:table-cell>
          <table:table-cell table:formula="of:=[.A71]*[.B71]" office:value-type="float" office:value="319500">
            <text:p>3195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500">
            <text:p>4500</text:p>
          </table:table-cell>
          <table:table-cell table:formula="of:=[.A72]*[.B72]" office:value-type="float" office:value="324000">
            <text:p>3240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500">
            <text:p>4500</text:p>
          </table:table-cell>
          <table:table-cell table:formula="of:=[.A73]*[.B73]" office:value-type="float" office:value="328500">
            <text:p>3285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500">
            <text:p>4500</text:p>
          </table:table-cell>
          <table:table-cell table:formula="of:=[.A74]*[.B74]" office:value-type="float" office:value="333000">
            <text:p>3330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500">
            <text:p>4500</text:p>
          </table:table-cell>
          <table:table-cell table:formula="of:=[.A75]*[.B75]" office:value-type="float" office:value="337500">
            <text:p>3375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500">
            <text:p>4500</text:p>
          </table:table-cell>
          <table:table-cell table:formula="of:=[.A76]*[.B76]" office:value-type="float" office:value="342000">
            <text:p>3420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500">
            <text:p>4500</text:p>
          </table:table-cell>
          <table:table-cell table:formula="of:=[.A77]*[.B77]" office:value-type="float" office:value="346500">
            <text:p>3465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500">
            <text:p>4500</text:p>
          </table:table-cell>
          <table:table-cell table:formula="of:=[.A78]*[.B78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500">
            <text:p>4500</text:p>
          </table:table-cell>
          <table:table-cell table:formula="of:=[.A79]*[.B79]" office:value-type="float" office:value="355500">
            <text:p>3555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500">
            <text:p>4500</text:p>
          </table:table-cell>
          <table:table-cell table:formula="of:=[.A80]*[.B80]" office:value-type="float" office:value="360000">
            <text:p>3600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500">
            <text:p>4500</text:p>
          </table:table-cell>
          <table:table-cell table:formula="of:=[.A81]*[.B81]" office:value-type="float" office:value="364500">
            <text:p>3645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500">
            <text:p>4500</text:p>
          </table:table-cell>
          <table:table-cell table:formula="of:=[.A82]*[.B82]" office:value-type="float" office:value="369000">
            <text:p>3690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500">
            <text:p>4500</text:p>
          </table:table-cell>
          <table:table-cell table:formula="of:=[.A83]*[.B83]" office:value-type="float" office:value="373500">
            <text:p>3735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500">
            <text:p>4500</text:p>
          </table:table-cell>
          <table:table-cell table:formula="of:=[.A84]*[.B84]" office:value-type="float" office:value="378000">
            <text:p>3780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500">
            <text:p>4500</text:p>
          </table:table-cell>
          <table:table-cell table:formula="of:=[.A85]*[.B85]" office:value-type="float" office:value="382500">
            <text:p>3825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500">
            <text:p>4500</text:p>
          </table:table-cell>
          <table:table-cell table:formula="of:=[.A86]*[.B86]" office:value-type="float" office:value="387000">
            <text:p>3870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500">
            <text:p>4500</text:p>
          </table:table-cell>
          <table:table-cell table:formula="of:=[.A87]*[.B87]" office:value-type="float" office:value="391500">
            <text:p>3915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500">
            <text:p>4500</text:p>
          </table:table-cell>
          <table:table-cell table:formula="of:=[.A88]*[.B88]" office:value-type="float" office:value="396000">
            <text:p>3960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500">
            <text:p>4500</text:p>
          </table:table-cell>
          <table:table-cell table:formula="of:=[.A89]*[.B89]" office:value-type="float" office:value="400500">
            <text:p>4005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500">
            <text:p>4500</text:p>
          </table:table-cell>
          <table:table-cell table:formula="of:=[.A90]*[.B90]" office:value-type="float" office:value="405000">
            <text:p>4050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500">
            <text:p>4500</text:p>
          </table:table-cell>
          <table:table-cell table:formula="of:=[.A91]*[.B91]" office:value-type="float" office:value="409500">
            <text:p>4095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500">
            <text:p>4500</text:p>
          </table:table-cell>
          <table:table-cell table:formula="of:=[.A92]*[.B92]" office:value-type="float" office:value="414000">
            <text:p>4140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500">
            <text:p>4500</text:p>
          </table:table-cell>
          <table:table-cell table:formula="of:=[.A93]*[.B93]" office:value-type="float" office:value="418500">
            <text:p>4185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500">
            <text:p>4500</text:p>
          </table:table-cell>
          <table:table-cell table:formula="of:=[.A94]*[.B94]" office:value-type="float" office:value="423000">
            <text:p>4230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500">
            <text:p>4500</text:p>
          </table:table-cell>
          <table:table-cell table:formula="of:=[.A95]*[.B95]" office:value-type="float" office:value="427500">
            <text:p>4275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500">
            <text:p>4500</text:p>
          </table:table-cell>
          <table:table-cell table:formula="of:=[.A96]*[.B96]" office:value-type="float" office:value="432000">
            <text:p>4320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500">
            <text:p>4500</text:p>
          </table:table-cell>
          <table:table-cell table:formula="of:=[.A97]*[.B97]" office:value-type="float" office:value="436500">
            <text:p>4365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500">
            <text:p>4500</text:p>
          </table:table-cell>
          <table:table-cell table:formula="of:=[.A98]*[.B98]" office:value-type="float" office:value="441000">
            <text:p>4410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500">
            <text:p>4500</text:p>
          </table:table-cell>
          <table:table-cell table:formula="of:=[.A99]*[.B99]" office:value-type="float" office:value="445500">
            <text:p>4455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500">
            <text:p>4500</text:p>
          </table:table-cell>
          <table:table-cell table:formula="of:=[.A100]*[.B100]" office:value-type="float" office:value="450000">
            <text:p>450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500">
            <text:p>4500</text:p>
          </table:table-cell>
          <table:table-cell table:formula="of:=[.A101]*[.B101]" office:value-type="float" office:value="454500">
            <text:p>45450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500">
            <text:p>4500</text:p>
          </table:table-cell>
          <table:table-cell table:formula="of:=[.A102]*[.B102]" office:value-type="float" office:value="459000">
            <text:p>45900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500">
            <text:p>4500</text:p>
          </table:table-cell>
          <table:table-cell table:formula="of:=[.A103]*[.B103]" office:value-type="float" office:value="463500">
            <text:p>46350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500">
            <text:p>4500</text:p>
          </table:table-cell>
          <table:table-cell table:formula="of:=[.A104]*[.B104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500">
            <text:p>4500</text:p>
          </table:table-cell>
          <table:table-cell table:formula="of:=[.A105]*[.B105]" office:value-type="float" office:value="472500">
            <text:p>4725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500">
            <text:p>4500</text:p>
          </table:table-cell>
          <table:table-cell table:formula="of:=[.A106]*[.B106]" office:value-type="float" office:value="477000">
            <text:p>4770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500">
            <text:p>4500</text:p>
          </table:table-cell>
          <table:table-cell table:formula="of:=[.A107]*[.B107]" office:value-type="float" office:value="481500">
            <text:p>4815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500">
            <text:p>4500</text:p>
          </table:table-cell>
          <table:table-cell table:formula="of:=[.A108]*[.B108]" office:value-type="float" office:value="486000">
            <text:p>4860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500">
            <text:p>4500</text:p>
          </table:table-cell>
          <table:table-cell table:formula="of:=[.A109]*[.B109]" office:value-type="float" office:value="490500">
            <text:p>4905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500">
            <text:p>4500</text:p>
          </table:table-cell>
          <table:table-cell table:formula="of:=[.A110]*[.B110]" office:value-type="float" office:value="495000">
            <text:p>4950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500">
            <text:p>4500</text:p>
          </table:table-cell>
          <table:table-cell table:formula="of:=[.A111]*[.B111]" office:value-type="float" office:value="499500">
            <text:p>49950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500">
            <text:p>4500</text:p>
          </table:table-cell>
          <table:table-cell table:formula="of:=[.A112]*[.B112]" office:value-type="float" office:value="504000">
            <text:p>5040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500">
            <text:p>4500</text:p>
          </table:table-cell>
          <table:table-cell table:formula="of:=[.A113]*[.B113]" office:value-type="float" office:value="508500">
            <text:p>5085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500">
            <text:p>4500</text:p>
          </table:table-cell>
          <table:table-cell table:formula="of:=[.A114]*[.B114]" office:value-type="float" office:value="513000">
            <text:p>5130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500">
            <text:p>4500</text:p>
          </table:table-cell>
          <table:table-cell table:formula="of:=[.A115]*[.B115]" office:value-type="float" office:value="517500">
            <text:p>5175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500">
            <text:p>4500</text:p>
          </table:table-cell>
          <table:table-cell table:formula="of:=[.A116]*[.B116]" office:value-type="float" office:value="522000">
            <text:p>5220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500">
            <text:p>4500</text:p>
          </table:table-cell>
          <table:table-cell table:formula="of:=[.A117]*[.B117]" office:value-type="float" office:value="526500">
            <text:p>52650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500">
            <text:p>4500</text:p>
          </table:table-cell>
          <table:table-cell table:formula="of:=[.A118]*[.B118]" office:value-type="float" office:value="531000">
            <text:p>5310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500">
            <text:p>4500</text:p>
          </table:table-cell>
          <table:table-cell table:formula="of:=[.A119]*[.B119]" office:value-type="float" office:value="535500">
            <text:p>5355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500">
            <text:p>4500</text:p>
          </table:table-cell>
          <table:table-cell table:formula="of:=[.A120]*[.B120]" office:value-type="float" office:value="540000">
            <text:p>5400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500">
            <text:p>4500</text:p>
          </table:table-cell>
          <table:table-cell table:formula="of:=[.A121]*[.B121]" office:value-type="float" office:value="544500">
            <text:p>5445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500">
            <text:p>4500</text:p>
          </table:table-cell>
          <table:table-cell table:formula="of:=[.A122]*[.B122]" office:value-type="float" office:value="549000">
            <text:p>54900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500">
            <text:p>4500</text:p>
          </table:table-cell>
          <table:table-cell table:formula="of:=[.A123]*[.B123]" office:value-type="float" office:value="553500">
            <text:p>55350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500">
            <text:p>4500</text:p>
          </table:table-cell>
          <table:table-cell table:formula="of:=[.A124]*[.B124]" office:value-type="float" office:value="558000">
            <text:p>5580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500">
            <text:p>4500</text:p>
          </table:table-cell>
          <table:table-cell table:formula="of:=[.A125]*[.B125]" office:value-type="float" office:value="562500">
            <text:p>5625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500">
            <text:p>4500</text:p>
          </table:table-cell>
          <table:table-cell table:formula="of:=[.A126]*[.B126]" office:value-type="float" office:value="567000">
            <text:p>5670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500">
            <text:p>4500</text:p>
          </table:table-cell>
          <table:table-cell table:formula="of:=[.A127]*[.B127]" office:value-type="float" office:value="571500">
            <text:p>5715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500">
            <text:p>4500</text:p>
          </table:table-cell>
          <table:table-cell table:formula="of:=[.A128]*[.B128]" office:value-type="float" office:value="576000">
            <text:p>5760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500">
            <text:p>4500</text:p>
          </table:table-cell>
          <table:table-cell table:formula="of:=[.A129]*[.B129]" office:value-type="float" office:value="580500">
            <text:p>5805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500">
            <text:p>4500</text:p>
          </table:table-cell>
          <table:table-cell table:formula="of:=[.A130]*[.B130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500">
            <text:p>4500</text:p>
          </table:table-cell>
          <table:table-cell table:formula="of:=[.A131]*[.B131]" office:value-type="float" office:value="589500">
            <text:p>58950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500">
            <text:p>4500</text:p>
          </table:table-cell>
          <table:table-cell table:formula="of:=[.A132]*[.B132]" office:value-type="float" office:value="594000">
            <text:p>5940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500">
            <text:p>4500</text:p>
          </table:table-cell>
          <table:table-cell table:formula="of:=[.A133]*[.B133]" office:value-type="float" office:value="598500">
            <text:p>59850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500">
            <text:p>4500</text:p>
          </table:table-cell>
          <table:table-cell table:formula="of:=[.A134]*[.B134]" office:value-type="float" office:value="603000">
            <text:p>60300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500">
            <text:p>4500</text:p>
          </table:table-cell>
          <table:table-cell table:formula="of:=[.A135]*[.B135]" office:value-type="float" office:value="607500">
            <text:p>6075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500">
            <text:p>4500</text:p>
          </table:table-cell>
          <table:table-cell table:formula="of:=[.A136]*[.B136]" office:value-type="float" office:value="612000">
            <text:p>6120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500">
            <text:p>4500</text:p>
          </table:table-cell>
          <table:table-cell table:formula="of:=[.A137]*[.B137]" office:value-type="float" office:value="616500">
            <text:p>6165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500">
            <text:p>4500</text:p>
          </table:table-cell>
          <table:table-cell table:formula="of:=[.A138]*[.B138]" office:value-type="float" office:value="621000">
            <text:p>6210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500">
            <text:p>4500</text:p>
          </table:table-cell>
          <table:table-cell table:formula="of:=[.A139]*[.B139]" office:value-type="float" office:value="625500">
            <text:p>6255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500">
            <text:p>4500</text:p>
          </table:table-cell>
          <table:table-cell table:formula="of:=[.A140]*[.B140]" office:value-type="float" office:value="630000">
            <text:p>6300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500">
            <text:p>4500</text:p>
          </table:table-cell>
          <table:table-cell table:formula="of:=[.A141]*[.B141]" office:value-type="float" office:value="634500">
            <text:p>6345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500">
            <text:p>4500</text:p>
          </table:table-cell>
          <table:table-cell table:formula="of:=[.A142]*[.B142]" office:value-type="float" office:value="639000">
            <text:p>6390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500">
            <text:p>4500</text:p>
          </table:table-cell>
          <table:table-cell table:formula="of:=[.A143]*[.B143]" office:value-type="float" office:value="643500">
            <text:p>6435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500">
            <text:p>4500</text:p>
          </table:table-cell>
          <table:table-cell table:formula="of:=[.A144]*[.B144]" office:value-type="float" office:value="648000">
            <text:p>6480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500">
            <text:p>4500</text:p>
          </table:table-cell>
          <table:table-cell table:formula="of:=[.A145]*[.B145]" office:value-type="float" office:value="652500">
            <text:p>6525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500">
            <text:p>4500</text:p>
          </table:table-cell>
          <table:table-cell table:formula="of:=[.A146]*[.B146]" office:value-type="float" office:value="657000">
            <text:p>6570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500">
            <text:p>4500</text:p>
          </table:table-cell>
          <table:table-cell table:formula="of:=[.A147]*[.B147]" office:value-type="float" office:value="661500">
            <text:p>66150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500">
            <text:p>4500</text:p>
          </table:table-cell>
          <table:table-cell table:formula="of:=[.A148]*[.B148]" office:value-type="float" office:value="666000">
            <text:p>66600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500">
            <text:p>4500</text:p>
          </table:table-cell>
          <table:table-cell table:formula="of:=[.A149]*[.B149]" office:value-type="float" office:value="670500">
            <text:p>67050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500">
            <text:p>4500</text:p>
          </table:table-cell>
          <table:table-cell table:formula="of:=[.A150]*[.B150]" office:value-type="float" office:value="675000">
            <text:p>675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500">
            <text:p>4500</text:p>
          </table:table-cell>
          <table:table-cell table:formula="of:=[.A151]*[.B151]" office:value-type="float" office:value="679500">
            <text:p>67950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500">
            <text:p>4500</text:p>
          </table:table-cell>
          <table:table-cell table:formula="of:=[.A152]*[.B152]" office:value-type="float" office:value="684000">
            <text:p>68400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500">
            <text:p>4500</text:p>
          </table:table-cell>
          <table:table-cell table:formula="of:=[.A153]*[.B153]" office:value-type="float" office:value="688500">
            <text:p>68850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500">
            <text:p>4500</text:p>
          </table:table-cell>
          <table:table-cell table:formula="of:=[.A154]*[.B154]" office:value-type="float" office:value="693000">
            <text:p>69300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500">
            <text:p>4500</text:p>
          </table:table-cell>
          <table:table-cell table:formula="of:=[.A155]*[.B155]" office:value-type="float" office:value="697500">
            <text:p>6975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500">
            <text:p>4500</text:p>
          </table:table-cell>
          <table:table-cell table:formula="of:=[.A156]*[.B156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500">
            <text:p>4500</text:p>
          </table:table-cell>
          <table:table-cell table:formula="of:=[.A157]*[.B157]" office:value-type="float" office:value="706500">
            <text:p>7065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500">
            <text:p>4500</text:p>
          </table:table-cell>
          <table:table-cell table:formula="of:=[.A158]*[.B158]" office:value-type="float" office:value="711000">
            <text:p>71100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500">
            <text:p>4500</text:p>
          </table:table-cell>
          <table:table-cell table:formula="of:=[.A159]*[.B159]" office:value-type="float" office:value="715500">
            <text:p>7155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500">
            <text:p>4500</text:p>
          </table:table-cell>
          <table:table-cell table:formula="of:=[.A160]*[.B160]" office:value-type="float" office:value="720000">
            <text:p>7200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500">
            <text:p>4500</text:p>
          </table:table-cell>
          <table:table-cell table:formula="of:=[.A161]*[.B161]" office:value-type="float" office:value="724500">
            <text:p>7245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500">
            <text:p>4500</text:p>
          </table:table-cell>
          <table:table-cell table:formula="of:=[.A162]*[.B162]" office:value-type="float" office:value="729000">
            <text:p>7290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500">
            <text:p>4500</text:p>
          </table:table-cell>
          <table:table-cell table:formula="of:=[.A163]*[.B163]" office:value-type="float" office:value="733500">
            <text:p>73350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500">
            <text:p>4500</text:p>
          </table:table-cell>
          <table:table-cell table:formula="of:=[.A164]*[.B164]" office:value-type="float" office:value="738000">
            <text:p>7380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500">
            <text:p>4500</text:p>
          </table:table-cell>
          <table:table-cell table:formula="of:=[.A165]*[.B165]" office:value-type="float" office:value="742500">
            <text:p>7425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500">
            <text:p>4500</text:p>
          </table:table-cell>
          <table:table-cell table:formula="of:=[.A166]*[.B166]" office:value-type="float" office:value="747000">
            <text:p>7470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500">
            <text:p>4500</text:p>
          </table:table-cell>
          <table:table-cell table:formula="of:=[.A167]*[.B167]" office:value-type="float" office:value="751500">
            <text:p>7515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500">
            <text:p>4500</text:p>
          </table:table-cell>
          <table:table-cell table:formula="of:=[.A168]*[.B168]" office:value-type="float" office:value="756000">
            <text:p>75600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500">
            <text:p>4500</text:p>
          </table:table-cell>
          <table:table-cell table:formula="of:=[.A169]*[.B169]" office:value-type="float" office:value="760500">
            <text:p>7605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500">
            <text:p>4500</text:p>
          </table:table-cell>
          <table:table-cell table:formula="of:=[.A170]*[.B170]" office:value-type="float" office:value="765000">
            <text:p>7650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500">
            <text:p>4500</text:p>
          </table:table-cell>
          <table:table-cell table:formula="of:=[.A171]*[.B171]" office:value-type="float" office:value="769500">
            <text:p>7695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500">
            <text:p>4500</text:p>
          </table:table-cell>
          <table:table-cell table:formula="of:=[.A172]*[.B172]" office:value-type="float" office:value="774000">
            <text:p>77400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500">
            <text:p>4500</text:p>
          </table:table-cell>
          <table:table-cell table:formula="of:=[.A173]*[.B173]" office:value-type="float" office:value="778500">
            <text:p>77850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500">
            <text:p>4500</text:p>
          </table:table-cell>
          <table:table-cell table:formula="of:=[.A174]*[.B174]" office:value-type="float" office:value="783000">
            <text:p>7830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500">
            <text:p>4500</text:p>
          </table:table-cell>
          <table:table-cell table:formula="of:=[.A175]*[.B175]" office:value-type="float" office:value="787500">
            <text:p>7875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500">
            <text:p>4500</text:p>
          </table:table-cell>
          <table:table-cell table:formula="of:=[.A176]*[.B176]" office:value-type="float" office:value="792000">
            <text:p>7920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500">
            <text:p>4500</text:p>
          </table:table-cell>
          <table:table-cell table:formula="of:=[.A177]*[.B177]" office:value-type="float" office:value="796500">
            <text:p>7965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500">
            <text:p>4500</text:p>
          </table:table-cell>
          <table:table-cell table:formula="of:=[.A178]*[.B178]" office:value-type="float" office:value="801000">
            <text:p>8010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500">
            <text:p>4500</text:p>
          </table:table-cell>
          <table:table-cell table:formula="of:=[.A179]*[.B179]" office:value-type="float" office:value="805500">
            <text:p>80550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500">
            <text:p>4500</text:p>
          </table:table-cell>
          <table:table-cell table:formula="of:=[.A180]*[.B180]" office:value-type="float" office:value="810000">
            <text:p>8100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500">
            <text:p>4500</text:p>
          </table:table-cell>
          <table:table-cell table:formula="of:=[.A181]*[.B181]" office:value-type="float" office:value="814500">
            <text:p>8145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500">
            <text:p>4500</text:p>
          </table:table-cell>
          <table:table-cell table:formula="of:=[.A182]*[.B182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500">
            <text:p>4500</text:p>
          </table:table-cell>
          <table:table-cell table:formula="of:=[.A183]*[.B183]" office:value-type="float" office:value="823500">
            <text:p>8235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500">
            <text:p>4500</text:p>
          </table:table-cell>
          <table:table-cell table:formula="of:=[.A184]*[.B184]" office:value-type="float" office:value="828000">
            <text:p>8280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500">
            <text:p>4500</text:p>
          </table:table-cell>
          <table:table-cell table:formula="of:=[.A185]*[.B185]" office:value-type="float" office:value="832500">
            <text:p>8325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500">
            <text:p>4500</text:p>
          </table:table-cell>
          <table:table-cell table:formula="of:=[.A186]*[.B186]" office:value-type="float" office:value="837000">
            <text:p>8370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500">
            <text:p>4500</text:p>
          </table:table-cell>
          <table:table-cell table:formula="of:=[.A187]*[.B187]" office:value-type="float" office:value="841500">
            <text:p>84150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500">
            <text:p>4500</text:p>
          </table:table-cell>
          <table:table-cell table:formula="of:=[.A188]*[.B188]" office:value-type="float" office:value="846000">
            <text:p>8460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500">
            <text:p>4500</text:p>
          </table:table-cell>
          <table:table-cell table:formula="of:=[.A189]*[.B189]" office:value-type="float" office:value="850500">
            <text:p>8505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500">
            <text:p>4500</text:p>
          </table:table-cell>
          <table:table-cell table:formula="of:=[.A190]*[.B190]" office:value-type="float" office:value="855000">
            <text:p>8550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500">
            <text:p>4500</text:p>
          </table:table-cell>
          <table:table-cell table:formula="of:=[.A191]*[.B191]" office:value-type="float" office:value="859500">
            <text:p>85950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500">
            <text:p>4500</text:p>
          </table:table-cell>
          <table:table-cell table:formula="of:=[.A192]*[.B192]" office:value-type="float" office:value="864000">
            <text:p>8640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500">
            <text:p>4500</text:p>
          </table:table-cell>
          <table:table-cell table:formula="of:=[.A193]*[.B193]" office:value-type="float" office:value="868500">
            <text:p>86850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500">
            <text:p>4500</text:p>
          </table:table-cell>
          <table:table-cell table:formula="of:=[.A194]*[.B194]" office:value-type="float" office:value="873000">
            <text:p>87300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500">
            <text:p>4500</text:p>
          </table:table-cell>
          <table:table-cell table:formula="of:=[.A195]*[.B195]" office:value-type="float" office:value="877500">
            <text:p>8775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500">
            <text:p>4500</text:p>
          </table:table-cell>
          <table:table-cell table:formula="of:=[.A196]*[.B196]" office:value-type="float" office:value="882000">
            <text:p>8820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500">
            <text:p>4500</text:p>
          </table:table-cell>
          <table:table-cell table:formula="of:=[.A197]*[.B197]" office:value-type="float" office:value="886500">
            <text:p>88650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500">
            <text:p>4500</text:p>
          </table:table-cell>
          <table:table-cell table:formula="of:=[.A198]*[.B198]" office:value-type="float" office:value="891000">
            <text:p>89100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500">
            <text:p>4500</text:p>
          </table:table-cell>
          <table:table-cell table:formula="of:=[.A199]*[.B199]" office:value-type="float" office:value="895500">
            <text:p>89550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500">
            <text:p>4500</text:p>
          </table:table-cell>
          <table:table-cell table:formula="of:=[.A200]*[.B200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500">
            <text:p>4500</text:p>
          </table:table-cell>
          <table:table-cell table:formula="of:=[.A201]*[.B201]" office:value-type="float" office:value="904500">
            <text:p>9045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500">
            <text:p>4500</text:p>
          </table:table-cell>
          <table:table-cell table:formula="of:=[.A202]*[.B202]" office:value-type="float" office:value="909000">
            <text:p>90900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500">
            <text:p>4500</text:p>
          </table:table-cell>
          <table:table-cell table:formula="of:=[.A203]*[.B203]" office:value-type="float" office:value="913500">
            <text:p>9135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500">
            <text:p>4500</text:p>
          </table:table-cell>
          <table:table-cell table:formula="of:=[.A204]*[.B204]" office:value-type="float" office:value="918000">
            <text:p>91800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500">
            <text:p>4500</text:p>
          </table:table-cell>
          <table:table-cell table:formula="of:=[.A205]*[.B205]" office:value-type="float" office:value="922500">
            <text:p>9225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500">
            <text:p>4500</text:p>
          </table:table-cell>
          <table:table-cell table:formula="of:=[.A206]*[.B206]" office:value-type="float" office:value="927000">
            <text:p>9270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500">
            <text:p>4500</text:p>
          </table:table-cell>
          <table:table-cell table:formula="of:=[.A207]*[.B207]" office:value-type="float" office:value="931500">
            <text:p>93150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500">
            <text:p>4500</text:p>
          </table:table-cell>
          <table:table-cell table:formula="of:=[.A208]*[.B208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500">
            <text:p>4500</text:p>
          </table:table-cell>
          <table:table-cell table:formula="of:=[.A209]*[.B209]" office:value-type="float" office:value="940500">
            <text:p>9405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500">
            <text:p>4500</text:p>
          </table:table-cell>
          <table:table-cell table:formula="of:=[.A210]*[.B210]" office:value-type="float" office:value="945000">
            <text:p>9450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500">
            <text:p>4500</text:p>
          </table:table-cell>
          <table:table-cell table:formula="of:=[.A211]*[.B211]" office:value-type="float" office:value="949500">
            <text:p>94950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500">
            <text:p>4500</text:p>
          </table:table-cell>
          <table:table-cell table:formula="of:=[.A212]*[.B212]" office:value-type="float" office:value="954000">
            <text:p>9540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500">
            <text:p>4500</text:p>
          </table:table-cell>
          <table:table-cell table:formula="of:=[.A213]*[.B213]" office:value-type="float" office:value="958500">
            <text:p>95850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500">
            <text:p>4500</text:p>
          </table:table-cell>
          <table:table-cell table:formula="of:=[.A214]*[.B214]" office:value-type="float" office:value="963000">
            <text:p>9630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500">
            <text:p>4500</text:p>
          </table:table-cell>
          <table:table-cell table:formula="of:=[.A215]*[.B215]" office:value-type="float" office:value="967500">
            <text:p>9675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500">
            <text:p>4500</text:p>
          </table:table-cell>
          <table:table-cell table:formula="of:=[.A216]*[.B216]" office:value-type="float" office:value="972000">
            <text:p>9720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500">
            <text:p>4500</text:p>
          </table:table-cell>
          <table:table-cell table:formula="of:=[.A217]*[.B217]" office:value-type="float" office:value="976500">
            <text:p>97650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500">
            <text:p>4500</text:p>
          </table:table-cell>
          <table:table-cell table:formula="of:=[.A218]*[.B218]" office:value-type="float" office:value="981000">
            <text:p>9810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500">
            <text:p>4500</text:p>
          </table:table-cell>
          <table:table-cell table:formula="of:=[.A219]*[.B219]" office:value-type="float" office:value="985500">
            <text:p>9855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500">
            <text:p>4500</text:p>
          </table:table-cell>
          <table:table-cell table:formula="of:=[.A220]*[.B220]" office:value-type="float" office:value="990000">
            <text:p>9900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500">
            <text:p>4500</text:p>
          </table:table-cell>
          <table:table-cell table:formula="of:=[.A221]*[.B221]" office:value-type="float" office:value="994500">
            <text:p>99450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500">
            <text:p>4500</text:p>
          </table:table-cell>
          <table:table-cell table:formula="of:=[.A222]*[.B222]" office:value-type="float" office:value="999000">
            <text:p>9990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500">
            <text:p>4500</text:p>
          </table:table-cell>
          <table:table-cell table:formula="of:=[.A223]*[.B223]" office:value-type="float" office:value="1003500">
            <text:p>10035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500">
            <text:p>4500</text:p>
          </table:table-cell>
          <table:table-cell table:formula="of:=[.A224]*[.B224]" office:value-type="float" office:value="1008000">
            <text:p>100800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500">
            <text:p>4500</text:p>
          </table:table-cell>
          <table:table-cell table:formula="of:=[.A225]*[.B225]" office:value-type="float" office:value="1012500">
            <text:p>10125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500">
            <text:p>4500</text:p>
          </table:table-cell>
          <table:table-cell table:formula="of:=[.A226]*[.B226]" office:value-type="float" office:value="1017000">
            <text:p>10170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500">
            <text:p>4500</text:p>
          </table:table-cell>
          <table:table-cell table:formula="of:=[.A227]*[.B227]" office:value-type="float" office:value="1021500">
            <text:p>10215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500">
            <text:p>4500</text:p>
          </table:table-cell>
          <table:table-cell table:formula="of:=[.A228]*[.B228]" office:value-type="float" office:value="1026000">
            <text:p>10260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500">
            <text:p>4500</text:p>
          </table:table-cell>
          <table:table-cell table:formula="of:=[.A229]*[.B229]" office:value-type="float" office:value="1030500">
            <text:p>103050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500">
            <text:p>4500</text:p>
          </table:table-cell>
          <table:table-cell table:formula="of:=[.A230]*[.B230]" office:value-type="float" office:value="1035000">
            <text:p>10350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500">
            <text:p>4500</text:p>
          </table:table-cell>
          <table:table-cell table:formula="of:=[.A231]*[.B231]" office:value-type="float" office:value="1039500">
            <text:p>103950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500">
            <text:p>4500</text:p>
          </table:table-cell>
          <table:table-cell table:formula="of:=[.A232]*[.B232]" office:value-type="float" office:value="1044000">
            <text:p>10440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500">
            <text:p>4500</text:p>
          </table:table-cell>
          <table:table-cell table:formula="of:=[.A233]*[.B233]" office:value-type="float" office:value="1048500">
            <text:p>104850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500">
            <text:p>4500</text:p>
          </table:table-cell>
          <table:table-cell table:formula="of:=[.A234]*[.B234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500">
            <text:p>4500</text:p>
          </table:table-cell>
          <table:table-cell table:formula="of:=[.A235]*[.B235]" office:value-type="float" office:value="1057500">
            <text:p>10575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500">
            <text:p>4500</text:p>
          </table:table-cell>
          <table:table-cell table:formula="of:=[.A236]*[.B236]" office:value-type="float" office:value="1062000">
            <text:p>106200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500">
            <text:p>4500</text:p>
          </table:table-cell>
          <table:table-cell table:formula="of:=[.A237]*[.B237]" office:value-type="float" office:value="1066500">
            <text:p>10665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500">
            <text:p>4500</text:p>
          </table:table-cell>
          <table:table-cell table:formula="of:=[.A238]*[.B238]" office:value-type="float" office:value="1071000">
            <text:p>10710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500">
            <text:p>4500</text:p>
          </table:table-cell>
          <table:table-cell table:formula="of:=[.A239]*[.B239]" office:value-type="float" office:value="1075500">
            <text:p>10755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500">
            <text:p>4500</text:p>
          </table:table-cell>
          <table:table-cell table:formula="of:=[.A240]*[.B240]" office:value-type="float" office:value="1080000">
            <text:p>10800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500">
            <text:p>4500</text:p>
          </table:table-cell>
          <table:table-cell table:formula="of:=[.A241]*[.B241]" office:value-type="float" office:value="1084500">
            <text:p>10845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500">
            <text:p>4500</text:p>
          </table:table-cell>
          <table:table-cell table:formula="of:=[.A242]*[.B242]" office:value-type="float" office:value="1089000">
            <text:p>10890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500">
            <text:p>4500</text:p>
          </table:table-cell>
          <table:table-cell table:formula="of:=[.A243]*[.B243]" office:value-type="float" office:value="1093500">
            <text:p>10935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500">
            <text:p>4500</text:p>
          </table:table-cell>
          <table:table-cell table:formula="of:=[.A244]*[.B244]" office:value-type="float" office:value="1098000">
            <text:p>10980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500">
            <text:p>4500</text:p>
          </table:table-cell>
          <table:table-cell table:formula="of:=[.A245]*[.B245]" office:value-type="float" office:value="1102500">
            <text:p>11025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500">
            <text:p>4500</text:p>
          </table:table-cell>
          <table:table-cell table:formula="of:=[.A246]*[.B246]" office:value-type="float" office:value="1107000">
            <text:p>110700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500">
            <text:p>4500</text:p>
          </table:table-cell>
          <table:table-cell table:formula="of:=[.A247]*[.B247]" office:value-type="float" office:value="1111500">
            <text:p>111150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500">
            <text:p>4500</text:p>
          </table:table-cell>
          <table:table-cell table:formula="of:=[.A248]*[.B248]" office:value-type="float" office:value="1116000">
            <text:p>111600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500">
            <text:p>4500</text:p>
          </table:table-cell>
          <table:table-cell table:formula="of:=[.A249]*[.B249]" office:value-type="float" office:value="1120500">
            <text:p>11205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500">
            <text:p>4500</text:p>
          </table:table-cell>
          <table:table-cell table:formula="of:=[.A250]*[.B250]" office:value-type="float" office:value="1125000">
            <text:p>1125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500">
            <text:p>4500</text:p>
          </table:table-cell>
          <table:table-cell table:formula="of:=[.A251]*[.B251]" office:value-type="float" office:value="1129500">
            <text:p>11295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500">
            <text:p>4500</text:p>
          </table:table-cell>
          <table:table-cell table:formula="of:=[.A252]*[.B252]" office:value-type="float" office:value="1134000">
            <text:p>11340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500">
            <text:p>4500</text:p>
          </table:table-cell>
          <table:table-cell table:formula="of:=[.A253]*[.B253]" office:value-type="float" office:value="1138500">
            <text:p>113850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500">
            <text:p>4500</text:p>
          </table:table-cell>
          <table:table-cell table:formula="of:=[.A254]*[.B254]" office:value-type="float" office:value="1143000">
            <text:p>114300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500">
            <text:p>4500</text:p>
          </table:table-cell>
          <table:table-cell table:formula="of:=[.A255]*[.B255]" office:value-type="float" office:value="1147500">
            <text:p>11475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500">
            <text:p>4500</text:p>
          </table:table-cell>
          <table:table-cell table:formula="of:=[.A256]*[.B256]" office:value-type="float" office:value="1152000">
            <text:p>115200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500">
            <text:p>4500</text:p>
          </table:table-cell>
          <table:table-cell table:formula="of:=[.A257]*[.B257]" office:value-type="float" office:value="1156500">
            <text:p>11565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500">
            <text:p>4500</text:p>
          </table:table-cell>
          <table:table-cell table:formula="of:=[.A258]*[.B258]" office:value-type="float" office:value="1161000">
            <text:p>11610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500">
            <text:p>4500</text:p>
          </table:table-cell>
          <table:table-cell table:formula="of:=[.A259]*[.B259]" office:value-type="float" office:value="1165500">
            <text:p>11655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500">
            <text:p>4500</text:p>
          </table:table-cell>
          <table:table-cell table:formula="of:=[.A260]*[.B26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500">
            <text:p>4500</text:p>
          </table:table-cell>
          <table:table-cell table:formula="of:=[.A261]*[.B261]" office:value-type="float" office:value="1174500">
            <text:p>11745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500">
            <text:p>4500</text:p>
          </table:table-cell>
          <table:table-cell table:formula="of:=[.A262]*[.B262]" office:value-type="float" office:value="1179000">
            <text:p>117900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500">
            <text:p>4500</text:p>
          </table:table-cell>
          <table:table-cell table:formula="of:=[.A263]*[.B263]" office:value-type="float" office:value="1183500">
            <text:p>118350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500">
            <text:p>4500</text:p>
          </table:table-cell>
          <table:table-cell table:formula="of:=[.A264]*[.B264]" office:value-type="float" office:value="1188000">
            <text:p>118800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500">
            <text:p>4500</text:p>
          </table:table-cell>
          <table:table-cell table:formula="of:=[.A265]*[.B265]" office:value-type="float" office:value="1192500">
            <text:p>11925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500">
            <text:p>4500</text:p>
          </table:table-cell>
          <table:table-cell table:formula="of:=[.A266]*[.B266]" office:value-type="float" office:value="1197000">
            <text:p>119700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500">
            <text:p>4500</text:p>
          </table:table-cell>
          <table:table-cell table:formula="of:=[.A267]*[.B267]" office:value-type="float" office:value="1201500">
            <text:p>12015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500">
            <text:p>4500</text:p>
          </table:table-cell>
          <table:table-cell table:formula="of:=[.A268]*[.B268]" office:value-type="float" office:value="1206000">
            <text:p>12060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500">
            <text:p>4500</text:p>
          </table:table-cell>
          <table:table-cell table:formula="of:=[.A269]*[.B269]" office:value-type="float" office:value="1210500">
            <text:p>121050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500">
            <text:p>4500</text:p>
          </table:table-cell>
          <table:table-cell table:formula="of:=[.A270]*[.B270]" office:value-type="float" office:value="1215000">
            <text:p>12150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500">
            <text:p>4500</text:p>
          </table:table-cell>
          <table:table-cell table:formula="of:=[.A271]*[.B271]" office:value-type="float" office:value="1219500">
            <text:p>12195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500">
            <text:p>4500</text:p>
          </table:table-cell>
          <table:table-cell table:formula="of:=[.A272]*[.B272]" office:value-type="float" office:value="1224000">
            <text:p>12240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500">
            <text:p>4500</text:p>
          </table:table-cell>
          <table:table-cell table:formula="of:=[.A273]*[.B273]" office:value-type="float" office:value="1228500">
            <text:p>12285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500">
            <text:p>4500</text:p>
          </table:table-cell>
          <table:table-cell table:formula="of:=[.A274]*[.B274]" office:value-type="float" office:value="1233000">
            <text:p>123300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500">
            <text:p>4500</text:p>
          </table:table-cell>
          <table:table-cell table:formula="of:=[.A275]*[.B275]" office:value-type="float" office:value="1237500">
            <text:p>12375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500">
            <text:p>4500</text:p>
          </table:table-cell>
          <table:table-cell table:formula="of:=[.A276]*[.B276]" office:value-type="float" office:value="1242000">
            <text:p>124200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500">
            <text:p>4500</text:p>
          </table:table-cell>
          <table:table-cell table:formula="of:=[.A277]*[.B277]" office:value-type="float" office:value="1246500">
            <text:p>124650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500">
            <text:p>4500</text:p>
          </table:table-cell>
          <table:table-cell table:formula="of:=[.A278]*[.B278]" office:value-type="float" office:value="1251000">
            <text:p>12510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500">
            <text:p>4500</text:p>
          </table:table-cell>
          <table:table-cell table:formula="of:=[.A279]*[.B279]" office:value-type="float" office:value="1255500">
            <text:p>12555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500">
            <text:p>4500</text:p>
          </table:table-cell>
          <table:table-cell table:formula="of:=[.A280]*[.B280]" office:value-type="float" office:value="1260000">
            <text:p>12600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500">
            <text:p>4500</text:p>
          </table:table-cell>
          <table:table-cell table:formula="of:=[.A281]*[.B281]" office:value-type="float" office:value="1264500">
            <text:p>12645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500">
            <text:p>4500</text:p>
          </table:table-cell>
          <table:table-cell table:formula="of:=[.A282]*[.B282]" office:value-type="float" office:value="1269000">
            <text:p>12690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500">
            <text:p>4500</text:p>
          </table:table-cell>
          <table:table-cell table:formula="of:=[.A283]*[.B283]" office:value-type="float" office:value="1273500">
            <text:p>127350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500">
            <text:p>4500</text:p>
          </table:table-cell>
          <table:table-cell table:formula="of:=[.A284]*[.B284]" office:value-type="float" office:value="1278000">
            <text:p>127800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500">
            <text:p>4500</text:p>
          </table:table-cell>
          <table:table-cell table:formula="of:=[.A285]*[.B285]" office:value-type="float" office:value="1282500">
            <text:p>12825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500">
            <text:p>4500</text:p>
          </table:table-cell>
          <table:table-cell table:formula="of:=[.A286]*[.B286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500">
            <text:p>4500</text:p>
          </table:table-cell>
          <table:table-cell table:formula="of:=[.A287]*[.B287]" office:value-type="float" office:value="1291500">
            <text:p>12915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500">
            <text:p>4500</text:p>
          </table:table-cell>
          <table:table-cell table:formula="of:=[.A288]*[.B288]" office:value-type="float" office:value="1296000">
            <text:p>12960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500">
            <text:p>4500</text:p>
          </table:table-cell>
          <table:table-cell table:formula="of:=[.A289]*[.B289]" office:value-type="float" office:value="1300500">
            <text:p>13005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500">
            <text:p>4500</text:p>
          </table:table-cell>
          <table:table-cell table:formula="of:=[.A290]*[.B290]" office:value-type="float" office:value="1305000">
            <text:p>13050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500">
            <text:p>4500</text:p>
          </table:table-cell>
          <table:table-cell table:formula="of:=[.A291]*[.B291]" office:value-type="float" office:value="1309500">
            <text:p>130950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500">
            <text:p>4500</text:p>
          </table:table-cell>
          <table:table-cell table:formula="of:=[.A292]*[.B292]" office:value-type="float" office:value="1314000">
            <text:p>131400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500">
            <text:p>4500</text:p>
          </table:table-cell>
          <table:table-cell table:formula="of:=[.A293]*[.B293]" office:value-type="float" office:value="1318500">
            <text:p>13185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500">
            <text:p>4500</text:p>
          </table:table-cell>
          <table:table-cell table:formula="of:=[.A294]*[.B294]" office:value-type="float" office:value="1323000">
            <text:p>132300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500">
            <text:p>4500</text:p>
          </table:table-cell>
          <table:table-cell table:formula="of:=[.A295]*[.B295]" office:value-type="float" office:value="1327500">
            <text:p>13275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500">
            <text:p>4500</text:p>
          </table:table-cell>
          <table:table-cell table:formula="of:=[.A296]*[.B296]" office:value-type="float" office:value="1332000">
            <text:p>133200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500">
            <text:p>4500</text:p>
          </table:table-cell>
          <table:table-cell table:formula="of:=[.A297]*[.B297]" office:value-type="float" office:value="1336500">
            <text:p>13365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500">
            <text:p>4500</text:p>
          </table:table-cell>
          <table:table-cell table:formula="of:=[.A298]*[.B298]" office:value-type="float" office:value="1341000">
            <text:p>134100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500">
            <text:p>4500</text:p>
          </table:table-cell>
          <table:table-cell table:formula="of:=[.A299]*[.B299]" office:value-type="float" office:value="1345500">
            <text:p>13455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500">
            <text:p>4500</text:p>
          </table:table-cell>
          <table:table-cell table:formula="of:=[.A300]*[.B300]" office:value-type="float" office:value="1350000">
            <text:p>1350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500">
            <text:p>4500</text:p>
          </table:table-cell>
          <table:table-cell table:formula="of:=[.A301]*[.B301]" office:value-type="float" office:value="1354500">
            <text:p>135450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500">
            <text:p>4500</text:p>
          </table:table-cell>
          <table:table-cell table:formula="of:=[.A302]*[.B302]" office:value-type="float" office:value="1359000">
            <text:p>135900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500">
            <text:p>4500</text:p>
          </table:table-cell>
          <table:table-cell table:formula="of:=[.A303]*[.B303]" office:value-type="float" office:value="1363500">
            <text:p>13635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500">
            <text:p>4500</text:p>
          </table:table-cell>
          <table:table-cell table:formula="of:=[.A304]*[.B304]" office:value-type="float" office:value="1368000">
            <text:p>136800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500">
            <text:p>4500</text:p>
          </table:table-cell>
          <table:table-cell table:formula="of:=[.A305]*[.B305]" office:value-type="float" office:value="1372500">
            <text:p>13725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500">
            <text:p>4500</text:p>
          </table:table-cell>
          <table:table-cell table:formula="of:=[.A306]*[.B306]" office:value-type="float" office:value="1377000">
            <text:p>137700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500">
            <text:p>4500</text:p>
          </table:table-cell>
          <table:table-cell table:formula="of:=[.A307]*[.B307]" office:value-type="float" office:value="1381500">
            <text:p>138150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500">
            <text:p>4500</text:p>
          </table:table-cell>
          <table:table-cell table:formula="of:=[.A308]*[.B308]" office:value-type="float" office:value="1386000">
            <text:p>138600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500">
            <text:p>4500</text:p>
          </table:table-cell>
          <table:table-cell table:formula="of:=[.A309]*[.B309]" office:value-type="float" office:value="1390500">
            <text:p>13905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500">
            <text:p>4500</text:p>
          </table:table-cell>
          <table:table-cell table:formula="of:=[.A310]*[.B310]" office:value-type="float" office:value="1395000">
            <text:p>13950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500">
            <text:p>4500</text:p>
          </table:table-cell>
          <table:table-cell table:formula="of:=[.A311]*[.B311]" office:value-type="float" office:value="1399500">
            <text:p>139950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500">
            <text:p>4500</text:p>
          </table:table-cell>
          <table:table-cell table:formula="of:=[.A312]*[.B312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500">
            <text:p>4500</text:p>
          </table:table-cell>
          <table:table-cell table:formula="of:=[.A313]*[.B313]" office:value-type="float" office:value="1408500">
            <text:p>140850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500">
            <text:p>4500</text:p>
          </table:table-cell>
          <table:table-cell table:formula="of:=[.A314]*[.B314]" office:value-type="float" office:value="1413000">
            <text:p>141300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500">
            <text:p>4500</text:p>
          </table:table-cell>
          <table:table-cell table:formula="of:=[.A315]*[.B315]" office:value-type="float" office:value="1417500">
            <text:p>14175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500">
            <text:p>4500</text:p>
          </table:table-cell>
          <table:table-cell table:formula="of:=[.A316]*[.B316]" office:value-type="float" office:value="1422000">
            <text:p>142200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500">
            <text:p>4500</text:p>
          </table:table-cell>
          <table:table-cell table:formula="of:=[.A317]*[.B317]" office:value-type="float" office:value="1426500">
            <text:p>142650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500">
            <text:p>4500</text:p>
          </table:table-cell>
          <table:table-cell table:formula="of:=[.A318]*[.B318]" office:value-type="float" office:value="1431000">
            <text:p>143100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500">
            <text:p>4500</text:p>
          </table:table-cell>
          <table:table-cell table:formula="of:=[.A319]*[.B319]" office:value-type="float" office:value="1435500">
            <text:p>14355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500">
            <text:p>4500</text:p>
          </table:table-cell>
          <table:table-cell table:formula="of:=[.A320]*[.B320]" office:value-type="float" office:value="1440000">
            <text:p>14400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500">
            <text:p>4500</text:p>
          </table:table-cell>
          <table:table-cell table:formula="of:=[.A321]*[.B321]" office:value-type="float" office:value="1444500">
            <text:p>14445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500">
            <text:p>4500</text:p>
          </table:table-cell>
          <table:table-cell table:formula="of:=[.A322]*[.B322]" office:value-type="float" office:value="1449000">
            <text:p>144900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500">
            <text:p>4500</text:p>
          </table:table-cell>
          <table:table-cell table:formula="of:=[.A323]*[.B323]" office:value-type="float" office:value="1453500">
            <text:p>145350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500">
            <text:p>4500</text:p>
          </table:table-cell>
          <table:table-cell table:formula="of:=[.A324]*[.B324]" office:value-type="float" office:value="1458000">
            <text:p>14580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500">
            <text:p>4500</text:p>
          </table:table-cell>
          <table:table-cell table:formula="of:=[.A325]*[.B325]" office:value-type="float" office:value="1462500">
            <text:p>14625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500">
            <text:p>4500</text:p>
          </table:table-cell>
          <table:table-cell table:formula="of:=[.A326]*[.B326]" office:value-type="float" office:value="1467000">
            <text:p>14670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500">
            <text:p>4500</text:p>
          </table:table-cell>
          <table:table-cell table:formula="of:=[.A327]*[.B327]" office:value-type="float" office:value="1471500">
            <text:p>147150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500">
            <text:p>4500</text:p>
          </table:table-cell>
          <table:table-cell table:formula="of:=[.A328]*[.B328]" office:value-type="float" office:value="1476000">
            <text:p>14760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500">
            <text:p>4500</text:p>
          </table:table-cell>
          <table:table-cell table:formula="of:=[.A329]*[.B329]" office:value-type="float" office:value="1480500">
            <text:p>14805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500">
            <text:p>4500</text:p>
          </table:table-cell>
          <table:table-cell table:formula="of:=[.A330]*[.B330]" office:value-type="float" office:value="1485000">
            <text:p>14850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500">
            <text:p>4500</text:p>
          </table:table-cell>
          <table:table-cell table:formula="of:=[.A331]*[.B331]" office:value-type="float" office:value="1489500">
            <text:p>14895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500">
            <text:p>4500</text:p>
          </table:table-cell>
          <table:table-cell table:formula="of:=[.A332]*[.B332]" office:value-type="float" office:value="1494000">
            <text:p>14940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500">
            <text:p>4500</text:p>
          </table:table-cell>
          <table:table-cell table:formula="of:=[.A333]*[.B333]" office:value-type="float" office:value="1498500">
            <text:p>149850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500">
            <text:p>4500</text:p>
          </table:table-cell>
          <table:table-cell table:formula="of:=[.A334]*[.B334]" office:value-type="float" office:value="1503000">
            <text:p>150300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500">
            <text:p>4500</text:p>
          </table:table-cell>
          <table:table-cell table:formula="of:=[.A335]*[.B335]" office:value-type="float" office:value="1507500">
            <text:p>15075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500">
            <text:p>4500</text:p>
          </table:table-cell>
          <table:table-cell table:formula="of:=[.A336]*[.B336]" office:value-type="float" office:value="1512000">
            <text:p>15120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500">
            <text:p>4500</text:p>
          </table:table-cell>
          <table:table-cell table:formula="of:=[.A337]*[.B337]" office:value-type="float" office:value="1516500">
            <text:p>15165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500">
            <text:p>4500</text:p>
          </table:table-cell>
          <table:table-cell table:formula="of:=[.A338]*[.B338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500">
            <text:p>4500</text:p>
          </table:table-cell>
          <table:table-cell table:formula="of:=[.A339]*[.B339]" office:value-type="float" office:value="1525500">
            <text:p>15255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500">
            <text:p>4500</text:p>
          </table:table-cell>
          <table:table-cell table:formula="of:=[.A340]*[.B340]" office:value-type="float" office:value="1530000">
            <text:p>15300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500">
            <text:p>4500</text:p>
          </table:table-cell>
          <table:table-cell table:formula="of:=[.A341]*[.B341]" office:value-type="float" office:value="1534500">
            <text:p>153450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500">
            <text:p>4500</text:p>
          </table:table-cell>
          <table:table-cell table:formula="of:=[.A342]*[.B342]" office:value-type="float" office:value="1539000">
            <text:p>153900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500">
            <text:p>4500</text:p>
          </table:table-cell>
          <table:table-cell table:formula="of:=[.A343]*[.B343]" office:value-type="float" office:value="1543500">
            <text:p>15435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500">
            <text:p>4500</text:p>
          </table:table-cell>
          <table:table-cell table:formula="of:=[.A344]*[.B344]" office:value-type="float" office:value="1548000">
            <text:p>15480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500">
            <text:p>4500</text:p>
          </table:table-cell>
          <table:table-cell table:formula="of:=[.A345]*[.B345]" office:value-type="float" office:value="1552500">
            <text:p>15525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500">
            <text:p>4500</text:p>
          </table:table-cell>
          <table:table-cell table:formula="of:=[.A346]*[.B346]" office:value-type="float" office:value="1557000">
            <text:p>155700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500">
            <text:p>4500</text:p>
          </table:table-cell>
          <table:table-cell table:formula="of:=[.A347]*[.B347]" office:value-type="float" office:value="1561500">
            <text:p>156150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500">
            <text:p>4500</text:p>
          </table:table-cell>
          <table:table-cell table:formula="of:=[.A348]*[.B348]" office:value-type="float" office:value="1566000">
            <text:p>156600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500">
            <text:p>4500</text:p>
          </table:table-cell>
          <table:table-cell table:formula="of:=[.A349]*[.B349]" office:value-type="float" office:value="1570500">
            <text:p>157050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500">
            <text:p>4500</text:p>
          </table:table-cell>
          <table:table-cell table:formula="of:=[.A350]*[.B350]" office:value-type="float" office:value="1575000">
            <text:p>1575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500">
            <text:p>4500</text:p>
          </table:table-cell>
          <table:table-cell table:formula="of:=[.A351]*[.B351]" office:value-type="float" office:value="1579500">
            <text:p>15795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500">
            <text:p>4500</text:p>
          </table:table-cell>
          <table:table-cell table:formula="of:=[.A352]*[.B352]" office:value-type="float" office:value="1584000">
            <text:p>158400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500">
            <text:p>4500</text:p>
          </table:table-cell>
          <table:table-cell table:formula="of:=[.A353]*[.B353]" office:value-type="float" office:value="1588500">
            <text:p>158850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500">
            <text:p>4500</text:p>
          </table:table-cell>
          <table:table-cell table:formula="of:=[.A354]*[.B354]" office:value-type="float" office:value="1593000">
            <text:p>159300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500">
            <text:p>4500</text:p>
          </table:table-cell>
          <table:table-cell table:formula="of:=[.A355]*[.B355]" office:value-type="float" office:value="1597500">
            <text:p>15975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500">
            <text:p>4500</text:p>
          </table:table-cell>
          <table:table-cell table:formula="of:=[.A356]*[.B356]" office:value-type="float" office:value="1602000">
            <text:p>160200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500">
            <text:p>4500</text:p>
          </table:table-cell>
          <table:table-cell table:formula="of:=[.A357]*[.B357]" office:value-type="float" office:value="1606500">
            <text:p>160650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500">
            <text:p>4500</text:p>
          </table:table-cell>
          <table:table-cell table:formula="of:=[.A358]*[.B358]" office:value-type="float" office:value="1611000">
            <text:p>16110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500">
            <text:p>4500</text:p>
          </table:table-cell>
          <table:table-cell table:formula="of:=[.A359]*[.B359]" office:value-type="float" office:value="1615500">
            <text:p>161550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500">
            <text:p>4500</text:p>
          </table:table-cell>
          <table:table-cell table:formula="of:=[.A360]*[.B360]" office:value-type="float" office:value="1620000">
            <text:p>16200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500">
            <text:p>4500</text:p>
          </table:table-cell>
          <table:table-cell table:formula="of:=[.A361]*[.B361]" office:value-type="float" office:value="1624500">
            <text:p>162450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500">
            <text:p>4500</text:p>
          </table:table-cell>
          <table:table-cell table:formula="of:=[.A362]*[.B362]" office:value-type="float" office:value="1629000">
            <text:p>162900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500">
            <text:p>4500</text:p>
          </table:table-cell>
          <table:table-cell table:formula="of:=[.A363]*[.B363]" office:value-type="float" office:value="1633500">
            <text:p>163350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500">
            <text:p>4500</text:p>
          </table:table-cell>
          <table:table-cell table:formula="of:=[.A364]*[.B364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500">
            <text:p>4500</text:p>
          </table:table-cell>
          <table:table-cell table:formula="of:=[.A365]*[.B365]" office:value-type="float" office:value="1642500">
            <text:p>16425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500">
            <text:p>4500</text:p>
          </table:table-cell>
          <table:table-cell table:formula="of:=[.A366]*[.B366]" office:value-type="float" office:value="1647000">
            <text:p>164700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500">
            <text:p>4500</text:p>
          </table:table-cell>
          <table:table-cell table:formula="of:=[.A367]*[.B367]" office:value-type="float" office:value="1651500">
            <text:p>165150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500">
            <text:p>4500</text:p>
          </table:table-cell>
          <table:table-cell table:formula="of:=[.A368]*[.B368]" office:value-type="float" office:value="1656000">
            <text:p>165600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500">
            <text:p>4500</text:p>
          </table:table-cell>
          <table:table-cell table:formula="of:=[.A369]*[.B369]" office:value-type="float" office:value="1660500">
            <text:p>166050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500">
            <text:p>4500</text:p>
          </table:table-cell>
          <table:table-cell table:formula="of:=[.A370]*[.B370]" office:value-type="float" office:value="1665000">
            <text:p>16650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500">
            <text:p>4500</text:p>
          </table:table-cell>
          <table:table-cell table:formula="of:=[.A371]*[.B371]" office:value-type="float" office:value="1669500">
            <text:p>166950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500">
            <text:p>4500</text:p>
          </table:table-cell>
          <table:table-cell table:formula="of:=[.A372]*[.B372]" office:value-type="float" office:value="1674000">
            <text:p>167400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500">
            <text:p>4500</text:p>
          </table:table-cell>
          <table:table-cell table:formula="of:=[.A373]*[.B373]" office:value-type="float" office:value="1678500">
            <text:p>167850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500">
            <text:p>4500</text:p>
          </table:table-cell>
          <table:table-cell table:formula="of:=[.A374]*[.B374]" office:value-type="float" office:value="1683000">
            <text:p>168300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500">
            <text:p>4500</text:p>
          </table:table-cell>
          <table:table-cell table:formula="of:=[.A375]*[.B375]" office:value-type="float" office:value="1687500">
            <text:p>16875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500">
            <text:p>4500</text:p>
          </table:table-cell>
          <table:table-cell table:formula="of:=[.A376]*[.B376]" office:value-type="float" office:value="1692000">
            <text:p>169200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500">
            <text:p>4500</text:p>
          </table:table-cell>
          <table:table-cell table:formula="of:=[.A377]*[.B377]" office:value-type="float" office:value="1696500">
            <text:p>169650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500">
            <text:p>4500</text:p>
          </table:table-cell>
          <table:table-cell table:formula="of:=[.A378]*[.B378]" office:value-type="float" office:value="1701000">
            <text:p>170100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500">
            <text:p>4500</text:p>
          </table:table-cell>
          <table:table-cell table:formula="of:=[.A379]*[.B379]" office:value-type="float" office:value="1705500">
            <text:p>170550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500">
            <text:p>4500</text:p>
          </table:table-cell>
          <table:table-cell table:formula="of:=[.A380]*[.B380]" office:value-type="float" office:value="1710000">
            <text:p>17100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500">
            <text:p>4500</text:p>
          </table:table-cell>
          <table:table-cell table:formula="of:=[.A381]*[.B381]" office:value-type="float" office:value="1714500">
            <text:p>171450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500">
            <text:p>4500</text:p>
          </table:table-cell>
          <table:table-cell table:formula="of:=[.A382]*[.B382]" office:value-type="float" office:value="1719000">
            <text:p>171900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500">
            <text:p>4500</text:p>
          </table:table-cell>
          <table:table-cell table:formula="of:=[.A383]*[.B383]" office:value-type="float" office:value="1723500">
            <text:p>172350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500">
            <text:p>4500</text:p>
          </table:table-cell>
          <table:table-cell table:formula="of:=[.A384]*[.B384]" office:value-type="float" office:value="1728000">
            <text:p>172800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500">
            <text:p>4500</text:p>
          </table:table-cell>
          <table:table-cell table:formula="of:=[.A385]*[.B385]" office:value-type="float" office:value="1732500">
            <text:p>17325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500">
            <text:p>4500</text:p>
          </table:table-cell>
          <table:table-cell table:formula="of:=[.A386]*[.B386]" office:value-type="float" office:value="1737000">
            <text:p>173700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500">
            <text:p>4500</text:p>
          </table:table-cell>
          <table:table-cell table:formula="of:=[.A387]*[.B387]" office:value-type="float" office:value="1741500">
            <text:p>174150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500">
            <text:p>4500</text:p>
          </table:table-cell>
          <table:table-cell table:formula="of:=[.A388]*[.B388]" office:value-type="float" office:value="1746000">
            <text:p>174600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500">
            <text:p>4500</text:p>
          </table:table-cell>
          <table:table-cell table:formula="of:=[.A389]*[.B389]" office:value-type="float" office:value="1750500">
            <text:p>175050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500">
            <text:p>4500</text:p>
          </table:table-cell>
          <table:table-cell table:formula="of:=[.A390]*[.B390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500">
            <text:p>4500</text:p>
          </table:table-cell>
          <table:table-cell table:formula="of:=[.A391]*[.B391]" office:value-type="float" office:value="1759500">
            <text:p>175950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500">
            <text:p>4500</text:p>
          </table:table-cell>
          <table:table-cell table:formula="of:=[.A392]*[.B392]" office:value-type="float" office:value="1764000">
            <text:p>176400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500">
            <text:p>4500</text:p>
          </table:table-cell>
          <table:table-cell table:formula="of:=[.A393]*[.B393]" office:value-type="float" office:value="1768500">
            <text:p>176850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500">
            <text:p>4500</text:p>
          </table:table-cell>
          <table:table-cell table:formula="of:=[.A394]*[.B394]" office:value-type="float" office:value="1773000">
            <text:p>177300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500">
            <text:p>4500</text:p>
          </table:table-cell>
          <table:table-cell table:formula="of:=[.A395]*[.B395]" office:value-type="float" office:value="1777500">
            <text:p>17775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500">
            <text:p>4500</text:p>
          </table:table-cell>
          <table:table-cell table:formula="of:=[.A396]*[.B396]" office:value-type="float" office:value="1782000">
            <text:p>178200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500">
            <text:p>4500</text:p>
          </table:table-cell>
          <table:table-cell table:formula="of:=[.A397]*[.B397]" office:value-type="float" office:value="1786500">
            <text:p>178650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500">
            <text:p>4500</text:p>
          </table:table-cell>
          <table:table-cell table:formula="of:=[.A398]*[.B398]" office:value-type="float" office:value="1791000">
            <text:p>179100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500">
            <text:p>4500</text:p>
          </table:table-cell>
          <table:table-cell table:formula="of:=[.A399]*[.B399]" office:value-type="float" office:value="1795500">
            <text:p>179550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500">
            <text:p>4500</text:p>
          </table:table-cell>
          <table:table-cell table:formula="of:=[.A400]*[.B400]" office:value-type="float" office:value="1800000">
            <text:p>1800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500">
            <text:p>4500</text:p>
          </table:table-cell>
          <table:table-cell table:formula="of:=[.A401]*[.B401]" office:value-type="float" office:value="1804500">
            <text:p>180450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500">
            <text:p>4500</text:p>
          </table:table-cell>
          <table:table-cell table:formula="of:=[.A402]*[.B402]" office:value-type="float" office:value="1809000">
            <text:p>180900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500">
            <text:p>4500</text:p>
          </table:table-cell>
          <table:table-cell table:formula="of:=[.A403]*[.B403]" office:value-type="float" office:value="1813500">
            <text:p>181350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500">
            <text:p>4500</text:p>
          </table:table-cell>
          <table:table-cell table:formula="of:=[.A404]*[.B404]" office:value-type="float" office:value="1818000">
            <text:p>181800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500">
            <text:p>4500</text:p>
          </table:table-cell>
          <table:table-cell table:formula="of:=[.A405]*[.B405]" office:value-type="float" office:value="1822500">
            <text:p>18225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500">
            <text:p>4500</text:p>
          </table:table-cell>
          <table:table-cell table:formula="of:=[.A406]*[.B406]" office:value-type="float" office:value="1827000">
            <text:p>182700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500">
            <text:p>4500</text:p>
          </table:table-cell>
          <table:table-cell table:formula="of:=[.A407]*[.B407]" office:value-type="float" office:value="1831500">
            <text:p>183150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500">
            <text:p>4500</text:p>
          </table:table-cell>
          <table:table-cell table:formula="of:=[.A408]*[.B408]" office:value-type="float" office:value="1836000">
            <text:p>183600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500">
            <text:p>4500</text:p>
          </table:table-cell>
          <table:table-cell table:formula="of:=[.A409]*[.B409]" office:value-type="float" office:value="1840500">
            <text:p>184050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500">
            <text:p>4500</text:p>
          </table:table-cell>
          <table:table-cell table:formula="of:=[.A410]*[.B410]" office:value-type="float" office:value="1845000">
            <text:p>18450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500">
            <text:p>4500</text:p>
          </table:table-cell>
          <table:table-cell table:formula="of:=[.A411]*[.B411]" office:value-type="float" office:value="1849500">
            <text:p>184950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500">
            <text:p>4500</text:p>
          </table:table-cell>
          <table:table-cell table:formula="of:=[.A412]*[.B412]" office:value-type="float" office:value="1854000">
            <text:p>185400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500">
            <text:p>4500</text:p>
          </table:table-cell>
          <table:table-cell table:formula="of:=[.A413]*[.B413]" office:value-type="float" office:value="1858500">
            <text:p>185850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500">
            <text:p>4500</text:p>
          </table:table-cell>
          <table:table-cell table:formula="of:=[.A414]*[.B414]" office:value-type="float" office:value="1863000">
            <text:p>186300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500">
            <text:p>4500</text:p>
          </table:table-cell>
          <table:table-cell table:formula="of:=[.A415]*[.B415]" office:value-type="float" office:value="1867500">
            <text:p>18675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500">
            <text:p>4500</text:p>
          </table:table-cell>
          <table:table-cell table:formula="of:=[.A416]*[.B416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500">
            <text:p>4500</text:p>
          </table:table-cell>
          <table:table-cell table:formula="of:=[.A417]*[.B417]" office:value-type="float" office:value="1876500">
            <text:p>187650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500">
            <text:p>4500</text:p>
          </table:table-cell>
          <table:table-cell table:formula="of:=[.A418]*[.B418]" office:value-type="float" office:value="1881000">
            <text:p>188100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500">
            <text:p>4500</text:p>
          </table:table-cell>
          <table:table-cell table:formula="of:=[.A419]*[.B419]" office:value-type="float" office:value="1885500">
            <text:p>188550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500">
            <text:p>4500</text:p>
          </table:table-cell>
          <table:table-cell table:formula="of:=[.A420]*[.B420]" office:value-type="float" office:value="1890000">
            <text:p>18900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500">
            <text:p>4500</text:p>
          </table:table-cell>
          <table:table-cell table:formula="of:=[.A421]*[.B421]" office:value-type="float" office:value="1894500">
            <text:p>189450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500">
            <text:p>4500</text:p>
          </table:table-cell>
          <table:table-cell table:formula="of:=[.A422]*[.B422]" office:value-type="float" office:value="1899000">
            <text:p>189900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500">
            <text:p>4500</text:p>
          </table:table-cell>
          <table:table-cell table:formula="of:=[.A423]*[.B423]" office:value-type="float" office:value="1903500">
            <text:p>190350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500">
            <text:p>4500</text:p>
          </table:table-cell>
          <table:table-cell table:formula="of:=[.A424]*[.B424]" office:value-type="float" office:value="1908000">
            <text:p>190800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500">
            <text:p>4500</text:p>
          </table:table-cell>
          <table:table-cell table:formula="of:=[.A425]*[.B425]" office:value-type="float" office:value="1912500">
            <text:p>19125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500">
            <text:p>4500</text:p>
          </table:table-cell>
          <table:table-cell table:formula="of:=[.A426]*[.B426]" office:value-type="float" office:value="1917000">
            <text:p>191700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500">
            <text:p>4500</text:p>
          </table:table-cell>
          <table:table-cell table:formula="of:=[.A427]*[.B427]" office:value-type="float" office:value="1921500">
            <text:p>192150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500">
            <text:p>4500</text:p>
          </table:table-cell>
          <table:table-cell table:formula="of:=[.A428]*[.B428]" office:value-type="float" office:value="1926000">
            <text:p>192600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500">
            <text:p>4500</text:p>
          </table:table-cell>
          <table:table-cell table:formula="of:=[.A429]*[.B429]" office:value-type="float" office:value="1930500">
            <text:p>193050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500">
            <text:p>4500</text:p>
          </table:table-cell>
          <table:table-cell table:formula="of:=[.A430]*[.B430]" office:value-type="float" office:value="1935000">
            <text:p>19350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500">
            <text:p>4500</text:p>
          </table:table-cell>
          <table:table-cell table:formula="of:=[.A431]*[.B431]" office:value-type="float" office:value="1939500">
            <text:p>193950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500">
            <text:p>4500</text:p>
          </table:table-cell>
          <table:table-cell table:formula="of:=[.A432]*[.B432]" office:value-type="float" office:value="1944000">
            <text:p>194400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500">
            <text:p>4500</text:p>
          </table:table-cell>
          <table:table-cell table:formula="of:=[.A433]*[.B433]" office:value-type="float" office:value="1948500">
            <text:p>194850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500">
            <text:p>4500</text:p>
          </table:table-cell>
          <table:table-cell table:formula="of:=[.A434]*[.B434]" office:value-type="float" office:value="1953000">
            <text:p>195300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500">
            <text:p>4500</text:p>
          </table:table-cell>
          <table:table-cell table:formula="of:=[.A435]*[.B435]" office:value-type="float" office:value="1957500">
            <text:p>19575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500">
            <text:p>4500</text:p>
          </table:table-cell>
          <table:table-cell table:formula="of:=[.A436]*[.B436]" office:value-type="float" office:value="1962000">
            <text:p>196200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500">
            <text:p>4500</text:p>
          </table:table-cell>
          <table:table-cell table:formula="of:=[.A437]*[.B437]" office:value-type="float" office:value="1966500">
            <text:p>196650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500">
            <text:p>4500</text:p>
          </table:table-cell>
          <table:table-cell table:formula="of:=[.A438]*[.B438]" office:value-type="float" office:value="1971000">
            <text:p>197100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500">
            <text:p>4500</text:p>
          </table:table-cell>
          <table:table-cell table:formula="of:=[.A439]*[.B439]" office:value-type="float" office:value="1975500">
            <text:p>197550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500">
            <text:p>4500</text:p>
          </table:table-cell>
          <table:table-cell table:formula="of:=[.A440]*[.B440]" office:value-type="float" office:value="1980000">
            <text:p>19800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500">
            <text:p>4500</text:p>
          </table:table-cell>
          <table:table-cell table:formula="of:=[.A441]*[.B441]" office:value-type="float" office:value="1984500">
            <text:p>198450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500">
            <text:p>4500</text:p>
          </table:table-cell>
          <table:table-cell table:formula="of:=[.A442]*[.B442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500">
            <text:p>4500</text:p>
          </table:table-cell>
          <table:table-cell table:formula="of:=[.A443]*[.B443]" office:value-type="float" office:value="1993500">
            <text:p>199350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500">
            <text:p>4500</text:p>
          </table:table-cell>
          <table:table-cell table:formula="of:=[.A444]*[.B444]" office:value-type="float" office:value="1998000">
            <text:p>199800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500">
            <text:p>4500</text:p>
          </table:table-cell>
          <table:table-cell table:formula="of:=[.A445]*[.B445]" office:value-type="float" office:value="2002500">
            <text:p>20025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500">
            <text:p>4500</text:p>
          </table:table-cell>
          <table:table-cell table:formula="of:=[.A446]*[.B446]" office:value-type="float" office:value="2007000">
            <text:p>200700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500">
            <text:p>4500</text:p>
          </table:table-cell>
          <table:table-cell table:formula="of:=[.A447]*[.B447]" office:value-type="float" office:value="2011500">
            <text:p>201150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500">
            <text:p>4500</text:p>
          </table:table-cell>
          <table:table-cell table:formula="of:=[.A448]*[.B448]" office:value-type="float" office:value="2016000">
            <text:p>201600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500">
            <text:p>4500</text:p>
          </table:table-cell>
          <table:table-cell table:formula="of:=[.A449]*[.B449]" office:value-type="float" office:value="2020500">
            <text:p>202050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500">
            <text:p>4500</text:p>
          </table:table-cell>
          <table:table-cell table:formula="of:=[.A450]*[.B450]" office:value-type="float" office:value="2025000">
            <text:p>2025000</text:p>
          </table:table-cell>
          <table:table-cell/>
        </table:table-row>
      </table:table>
      <table:table table:name="2014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680">
            <text:p>4680</text:p>
          </table:table-cell>
          <table:table-cell table:formula="of:=[.A1]*[.B1]" office:value-type="float" office:value="4680">
            <text:p>4680</text:p>
          </table:table-cell>
          <table:table-cell table:formula="of:=['2013'.D1]*1.04" office:value-type="float" office:value="4680">
            <text:p>46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680">
            <text:p>4680</text:p>
          </table:table-cell>
          <table:table-cell table:formula="of:=[.A2]*[.B2]" office:value-type="float" office:value="9360">
            <text:p>936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680">
            <text:p>4680</text:p>
          </table:table-cell>
          <table:table-cell table:formula="of:=[.A3]*[.B3]" office:value-type="float" office:value="14040">
            <text:p>140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680">
            <text:p>4680</text:p>
          </table:table-cell>
          <table:table-cell table:formula="of:=[.A4]*[.B4]" office:value-type="float" office:value="18720">
            <text:p>187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680">
            <text:p>4680</text:p>
          </table:table-cell>
          <table:table-cell table:formula="of:=[.A5]*[.B5]" office:value-type="float" office:value="23400">
            <text:p>234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680">
            <text:p>4680</text:p>
          </table:table-cell>
          <table:table-cell table:formula="of:=[.A6]*[.B6]" office:value-type="float" office:value="28080">
            <text:p>2808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680">
            <text:p>4680</text:p>
          </table:table-cell>
          <table:table-cell table:formula="of:=[.A7]*[.B7]" office:value-type="float" office:value="32760">
            <text:p>327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680">
            <text:p>4680</text:p>
          </table:table-cell>
          <table:table-cell table:formula="of:=[.A8]*[.B8]" office:value-type="float" office:value="37440">
            <text:p>374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680">
            <text:p>4680</text:p>
          </table:table-cell>
          <table:table-cell table:formula="of:=[.A9]*[.B9]" office:value-type="float" office:value="42120">
            <text:p>421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680">
            <text:p>4680</text:p>
          </table:table-cell>
          <table:table-cell table:formula="of:=[.A10]*[.B10]" office:value-type="float" office:value="46800">
            <text:p>468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680">
            <text:p>4680</text:p>
          </table:table-cell>
          <table:table-cell table:formula="of:=[.A11]*[.B11]" office:value-type="float" office:value="51480">
            <text:p>5148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680">
            <text:p>4680</text:p>
          </table:table-cell>
          <table:table-cell table:formula="of:=[.A12]*[.B12]" office:value-type="float" office:value="56160">
            <text:p>5616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680">
            <text:p>4680</text:p>
          </table:table-cell>
          <table:table-cell table:formula="of:=[.A13]*[.B13]" office:value-type="float" office:value="60840">
            <text:p>608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680">
            <text:p>4680</text:p>
          </table:table-cell>
          <table:table-cell table:formula="of:=[.A14]*[.B14]" office:value-type="float" office:value="65520">
            <text:p>6552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680">
            <text:p>4680</text:p>
          </table:table-cell>
          <table:table-cell table:formula="of:=[.A15]*[.B15]" office:value-type="float" office:value="70200">
            <text:p>702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680">
            <text:p>4680</text:p>
          </table:table-cell>
          <table:table-cell table:formula="of:=[.A16]*[.B16]" office:value-type="float" office:value="74880">
            <text:p>748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680">
            <text:p>4680</text:p>
          </table:table-cell>
          <table:table-cell table:formula="of:=[.A17]*[.B17]" office:value-type="float" office:value="79560">
            <text:p>795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680">
            <text:p>4680</text:p>
          </table:table-cell>
          <table:table-cell table:formula="of:=[.A18]*[.B18]" office:value-type="float" office:value="84240">
            <text:p>8424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680">
            <text:p>4680</text:p>
          </table:table-cell>
          <table:table-cell table:formula="of:=[.A19]*[.B19]" office:value-type="float" office:value="88920">
            <text:p>889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680">
            <text:p>4680</text:p>
          </table:table-cell>
          <table:table-cell table:formula="of:=[.A20]*[.B20]" office:value-type="float" office:value="93600">
            <text:p>936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680">
            <text:p>4680</text:p>
          </table:table-cell>
          <table:table-cell table:formula="of:=[.A21]*[.B21]" office:value-type="float" office:value="98280">
            <text:p>9828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680">
            <text:p>4680</text:p>
          </table:table-cell>
          <table:table-cell table:formula="of:=[.A22]*[.B22]" office:value-type="float" office:value="102960">
            <text:p>10296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680">
            <text:p>4680</text:p>
          </table:table-cell>
          <table:table-cell table:formula="of:=[.A23]*[.B23]" office:value-type="float" office:value="107640">
            <text:p>10764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680">
            <text:p>4680</text:p>
          </table:table-cell>
          <table:table-cell table:formula="of:=[.A24]*[.B24]" office:value-type="float" office:value="112320">
            <text:p>11232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680">
            <text:p>4680</text:p>
          </table:table-cell>
          <table:table-cell table:formula="of:=[.A25]*[.B25]" office:value-type="float" office:value="117000">
            <text:p>117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680">
            <text:p>4680</text:p>
          </table:table-cell>
          <table:table-cell table:formula="of:=[.A26]*[.B26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680">
            <text:p>4680</text:p>
          </table:table-cell>
          <table:table-cell table:formula="of:=[.A27]*[.B27]" office:value-type="float" office:value="126360">
            <text:p>1263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680">
            <text:p>4680</text:p>
          </table:table-cell>
          <table:table-cell table:formula="of:=[.A28]*[.B28]" office:value-type="float" office:value="131040">
            <text:p>13104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680">
            <text:p>4680</text:p>
          </table:table-cell>
          <table:table-cell table:formula="of:=[.A29]*[.B29]" office:value-type="float" office:value="135720">
            <text:p>1357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680">
            <text:p>4680</text:p>
          </table:table-cell>
          <table:table-cell table:formula="of:=[.A30]*[.B30]" office:value-type="float" office:value="140400">
            <text:p>1404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680">
            <text:p>4680</text:p>
          </table:table-cell>
          <table:table-cell table:formula="of:=[.A31]*[.B31]" office:value-type="float" office:value="145080">
            <text:p>14508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680">
            <text:p>4680</text:p>
          </table:table-cell>
          <table:table-cell table:formula="of:=[.A32]*[.B32]" office:value-type="float" office:value="149760">
            <text:p>14976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680">
            <text:p>4680</text:p>
          </table:table-cell>
          <table:table-cell table:formula="of:=[.A33]*[.B33]" office:value-type="float" office:value="154440">
            <text:p>15444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680">
            <text:p>4680</text:p>
          </table:table-cell>
          <table:table-cell table:formula="of:=[.A34]*[.B34]" office:value-type="float" office:value="159120">
            <text:p>15912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680">
            <text:p>4680</text:p>
          </table:table-cell>
          <table:table-cell table:formula="of:=[.A35]*[.B35]" office:value-type="float" office:value="163800">
            <text:p>1638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680">
            <text:p>4680</text:p>
          </table:table-cell>
          <table:table-cell table:formula="of:=[.A36]*[.B36]" office:value-type="float" office:value="168480">
            <text:p>16848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680">
            <text:p>4680</text:p>
          </table:table-cell>
          <table:table-cell table:formula="of:=[.A37]*[.B37]" office:value-type="float" office:value="173160">
            <text:p>17316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680">
            <text:p>4680</text:p>
          </table:table-cell>
          <table:table-cell table:formula="of:=[.A38]*[.B38]" office:value-type="float" office:value="177840">
            <text:p>17784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680">
            <text:p>4680</text:p>
          </table:table-cell>
          <table:table-cell table:formula="of:=[.A39]*[.B39]" office:value-type="float" office:value="182520">
            <text:p>1825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680">
            <text:p>4680</text:p>
          </table:table-cell>
          <table:table-cell table:formula="of:=[.A40]*[.B40]" office:value-type="float" office:value="187200">
            <text:p>1872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680">
            <text:p>4680</text:p>
          </table:table-cell>
          <table:table-cell table:formula="of:=[.A41]*[.B41]" office:value-type="float" office:value="191880">
            <text:p>19188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680">
            <text:p>4680</text:p>
          </table:table-cell>
          <table:table-cell table:formula="of:=[.A42]*[.B42]" office:value-type="float" office:value="196560">
            <text:p>19656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680">
            <text:p>4680</text:p>
          </table:table-cell>
          <table:table-cell table:formula="of:=[.A43]*[.B43]" office:value-type="float" office:value="201240">
            <text:p>20124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680">
            <text:p>4680</text:p>
          </table:table-cell>
          <table:table-cell table:formula="of:=[.A44]*[.B44]" office:value-type="float" office:value="205920">
            <text:p>20592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680">
            <text:p>4680</text:p>
          </table:table-cell>
          <table:table-cell table:formula="of:=[.A45]*[.B45]" office:value-type="float" office:value="210600">
            <text:p>2106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680">
            <text:p>4680</text:p>
          </table:table-cell>
          <table:table-cell table:formula="of:=[.A46]*[.B46]" office:value-type="float" office:value="215280">
            <text:p>2152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680">
            <text:p>4680</text:p>
          </table:table-cell>
          <table:table-cell table:formula="of:=[.A47]*[.B47]" office:value-type="float" office:value="219960">
            <text:p>21996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680">
            <text:p>4680</text:p>
          </table:table-cell>
          <table:table-cell table:formula="of:=[.A48]*[.B48]" office:value-type="float" office:value="224640">
            <text:p>22464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680">
            <text:p>4680</text:p>
          </table:table-cell>
          <table:table-cell table:formula="of:=[.A49]*[.B49]" office:value-type="float" office:value="229320">
            <text:p>2293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680">
            <text:p>4680</text:p>
          </table:table-cell>
          <table:table-cell table:formula="of:=[.A50]*[.B50]" office:value-type="float" office:value="234000">
            <text:p>2340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680">
            <text:p>4680</text:p>
          </table:table-cell>
          <table:table-cell table:formula="of:=[.A51]*[.B51]" office:value-type="float" office:value="238680">
            <text:p>23868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680">
            <text:p>4680</text:p>
          </table:table-cell>
          <table:table-cell table:formula="of:=[.A52]*[.B52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680">
            <text:p>4680</text:p>
          </table:table-cell>
          <table:table-cell table:formula="of:=[.A53]*[.B53]" office:value-type="float" office:value="248040">
            <text:p>24804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680">
            <text:p>4680</text:p>
          </table:table-cell>
          <table:table-cell table:formula="of:=[.A54]*[.B54]" office:value-type="float" office:value="252720">
            <text:p>25272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680">
            <text:p>4680</text:p>
          </table:table-cell>
          <table:table-cell table:formula="of:=[.A55]*[.B55]" office:value-type="float" office:value="257400">
            <text:p>2574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680">
            <text:p>4680</text:p>
          </table:table-cell>
          <table:table-cell table:formula="of:=[.A56]*[.B56]" office:value-type="float" office:value="262080">
            <text:p>26208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680">
            <text:p>4680</text:p>
          </table:table-cell>
          <table:table-cell table:formula="of:=[.A57]*[.B57]" office:value-type="float" office:value="266760">
            <text:p>26676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680">
            <text:p>4680</text:p>
          </table:table-cell>
          <table:table-cell table:formula="of:=[.A58]*[.B58]" office:value-type="float" office:value="271440">
            <text:p>27144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680">
            <text:p>4680</text:p>
          </table:table-cell>
          <table:table-cell table:formula="of:=[.A59]*[.B59]" office:value-type="float" office:value="276120">
            <text:p>2761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680">
            <text:p>4680</text:p>
          </table:table-cell>
          <table:table-cell table:formula="of:=[.A60]*[.B60]" office:value-type="float" office:value="280800">
            <text:p>2808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680">
            <text:p>4680</text:p>
          </table:table-cell>
          <table:table-cell table:formula="of:=[.A61]*[.B61]" office:value-type="float" office:value="285480">
            <text:p>28548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680">
            <text:p>4680</text:p>
          </table:table-cell>
          <table:table-cell table:formula="of:=[.A62]*[.B62]" office:value-type="float" office:value="290160">
            <text:p>29016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680">
            <text:p>4680</text:p>
          </table:table-cell>
          <table:table-cell table:formula="of:=[.A63]*[.B63]" office:value-type="float" office:value="294840">
            <text:p>29484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680">
            <text:p>4680</text:p>
          </table:table-cell>
          <table:table-cell table:formula="of:=[.A64]*[.B64]" office:value-type="float" office:value="299520">
            <text:p>29952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680">
            <text:p>4680</text:p>
          </table:table-cell>
          <table:table-cell table:formula="of:=[.A65]*[.B65]" office:value-type="float" office:value="304200">
            <text:p>3042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680">
            <text:p>4680</text:p>
          </table:table-cell>
          <table:table-cell table:formula="of:=[.A66]*[.B66]" office:value-type="float" office:value="308880">
            <text:p>30888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680">
            <text:p>4680</text:p>
          </table:table-cell>
          <table:table-cell table:formula="of:=[.A67]*[.B67]" office:value-type="float" office:value="313560">
            <text:p>31356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680">
            <text:p>4680</text:p>
          </table:table-cell>
          <table:table-cell table:formula="of:=[.A68]*[.B68]" office:value-type="float" office:value="318240">
            <text:p>31824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680">
            <text:p>4680</text:p>
          </table:table-cell>
          <table:table-cell table:formula="of:=[.A69]*[.B69]" office:value-type="float" office:value="322920">
            <text:p>32292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680">
            <text:p>4680</text:p>
          </table:table-cell>
          <table:table-cell table:formula="of:=[.A70]*[.B70]" office:value-type="float" office:value="327600">
            <text:p>3276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680">
            <text:p>4680</text:p>
          </table:table-cell>
          <table:table-cell table:formula="of:=[.A71]*[.B71]" office:value-type="float" office:value="332280">
            <text:p>33228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680">
            <text:p>4680</text:p>
          </table:table-cell>
          <table:table-cell table:formula="of:=[.A72]*[.B72]" office:value-type="float" office:value="336960">
            <text:p>33696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680">
            <text:p>4680</text:p>
          </table:table-cell>
          <table:table-cell table:formula="of:=[.A73]*[.B73]" office:value-type="float" office:value="341640">
            <text:p>34164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680">
            <text:p>4680</text:p>
          </table:table-cell>
          <table:table-cell table:formula="of:=[.A74]*[.B74]" office:value-type="float" office:value="346320">
            <text:p>34632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680">
            <text:p>4680</text:p>
          </table:table-cell>
          <table:table-cell table:formula="of:=[.A75]*[.B75]" office:value-type="float" office:value="351000">
            <text:p>3510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680">
            <text:p>4680</text:p>
          </table:table-cell>
          <table:table-cell table:formula="of:=[.A76]*[.B76]" office:value-type="float" office:value="355680">
            <text:p>35568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680">
            <text:p>4680</text:p>
          </table:table-cell>
          <table:table-cell table:formula="of:=[.A77]*[.B77]" office:value-type="float" office:value="360360">
            <text:p>36036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680">
            <text:p>4680</text:p>
          </table:table-cell>
          <table:table-cell table:formula="of:=[.A78]*[.B78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680">
            <text:p>4680</text:p>
          </table:table-cell>
          <table:table-cell table:formula="of:=[.A79]*[.B79]" office:value-type="float" office:value="369720">
            <text:p>36972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680">
            <text:p>4680</text:p>
          </table:table-cell>
          <table:table-cell table:formula="of:=[.A80]*[.B80]" office:value-type="float" office:value="374400">
            <text:p>3744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680">
            <text:p>4680</text:p>
          </table:table-cell>
          <table:table-cell table:formula="of:=[.A81]*[.B81]" office:value-type="float" office:value="379080">
            <text:p>37908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680">
            <text:p>4680</text:p>
          </table:table-cell>
          <table:table-cell table:formula="of:=[.A82]*[.B82]" office:value-type="float" office:value="383760">
            <text:p>38376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680">
            <text:p>4680</text:p>
          </table:table-cell>
          <table:table-cell table:formula="of:=[.A83]*[.B83]" office:value-type="float" office:value="388440">
            <text:p>38844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680">
            <text:p>4680</text:p>
          </table:table-cell>
          <table:table-cell table:formula="of:=[.A84]*[.B84]" office:value-type="float" office:value="393120">
            <text:p>39312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680">
            <text:p>4680</text:p>
          </table:table-cell>
          <table:table-cell table:formula="of:=[.A85]*[.B85]" office:value-type="float" office:value="397800">
            <text:p>3978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680">
            <text:p>4680</text:p>
          </table:table-cell>
          <table:table-cell table:formula="of:=[.A86]*[.B86]" office:value-type="float" office:value="402480">
            <text:p>40248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680">
            <text:p>4680</text:p>
          </table:table-cell>
          <table:table-cell table:formula="of:=[.A87]*[.B87]" office:value-type="float" office:value="407160">
            <text:p>40716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680">
            <text:p>4680</text:p>
          </table:table-cell>
          <table:table-cell table:formula="of:=[.A88]*[.B88]" office:value-type="float" office:value="411840">
            <text:p>41184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680">
            <text:p>4680</text:p>
          </table:table-cell>
          <table:table-cell table:formula="of:=[.A89]*[.B89]" office:value-type="float" office:value="416520">
            <text:p>41652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680">
            <text:p>4680</text:p>
          </table:table-cell>
          <table:table-cell table:formula="of:=[.A90]*[.B90]" office:value-type="float" office:value="421200">
            <text:p>4212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680">
            <text:p>4680</text:p>
          </table:table-cell>
          <table:table-cell table:formula="of:=[.A91]*[.B91]" office:value-type="float" office:value="425880">
            <text:p>42588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680">
            <text:p>4680</text:p>
          </table:table-cell>
          <table:table-cell table:formula="of:=[.A92]*[.B92]" office:value-type="float" office:value="430560">
            <text:p>43056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680">
            <text:p>4680</text:p>
          </table:table-cell>
          <table:table-cell table:formula="of:=[.A93]*[.B93]" office:value-type="float" office:value="435240">
            <text:p>43524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680">
            <text:p>4680</text:p>
          </table:table-cell>
          <table:table-cell table:formula="of:=[.A94]*[.B94]" office:value-type="float" office:value="439920">
            <text:p>43992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680">
            <text:p>4680</text:p>
          </table:table-cell>
          <table:table-cell table:formula="of:=[.A95]*[.B95]" office:value-type="float" office:value="444600">
            <text:p>4446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680">
            <text:p>4680</text:p>
          </table:table-cell>
          <table:table-cell table:formula="of:=[.A96]*[.B96]" office:value-type="float" office:value="449280">
            <text:p>44928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680">
            <text:p>4680</text:p>
          </table:table-cell>
          <table:table-cell table:formula="of:=[.A97]*[.B97]" office:value-type="float" office:value="453960">
            <text:p>45396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680">
            <text:p>4680</text:p>
          </table:table-cell>
          <table:table-cell table:formula="of:=[.A98]*[.B98]" office:value-type="float" office:value="458640">
            <text:p>45864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680">
            <text:p>4680</text:p>
          </table:table-cell>
          <table:table-cell table:formula="of:=[.A99]*[.B99]" office:value-type="float" office:value="463320">
            <text:p>46332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680">
            <text:p>4680</text:p>
          </table:table-cell>
          <table:table-cell table:formula="of:=[.A100]*[.B100]" office:value-type="float" office:value="468000">
            <text:p>4680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680">
            <text:p>4680</text:p>
          </table:table-cell>
          <table:table-cell table:formula="of:=[.A101]*[.B101]" office:value-type="float" office:value="472680">
            <text:p>47268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680">
            <text:p>4680</text:p>
          </table:table-cell>
          <table:table-cell table:formula="of:=[.A102]*[.B102]" office:value-type="float" office:value="477360">
            <text:p>47736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680">
            <text:p>4680</text:p>
          </table:table-cell>
          <table:table-cell table:formula="of:=[.A103]*[.B103]" office:value-type="float" office:value="482040">
            <text:p>48204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680">
            <text:p>4680</text:p>
          </table:table-cell>
          <table:table-cell table:formula="of:=[.A104]*[.B104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680">
            <text:p>4680</text:p>
          </table:table-cell>
          <table:table-cell table:formula="of:=[.A105]*[.B105]" office:value-type="float" office:value="491400">
            <text:p>4914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680">
            <text:p>4680</text:p>
          </table:table-cell>
          <table:table-cell table:formula="of:=[.A106]*[.B106]" office:value-type="float" office:value="496080">
            <text:p>49608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680">
            <text:p>4680</text:p>
          </table:table-cell>
          <table:table-cell table:formula="of:=[.A107]*[.B107]" office:value-type="float" office:value="500760">
            <text:p>50076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680">
            <text:p>4680</text:p>
          </table:table-cell>
          <table:table-cell table:formula="of:=[.A108]*[.B108]" office:value-type="float" office:value="505440">
            <text:p>50544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680">
            <text:p>4680</text:p>
          </table:table-cell>
          <table:table-cell table:formula="of:=[.A109]*[.B109]" office:value-type="float" office:value="510120">
            <text:p>51012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680">
            <text:p>4680</text:p>
          </table:table-cell>
          <table:table-cell table:formula="of:=[.A110]*[.B110]" office:value-type="float" office:value="514800">
            <text:p>5148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680">
            <text:p>4680</text:p>
          </table:table-cell>
          <table:table-cell table:formula="of:=[.A111]*[.B111]" office:value-type="float" office:value="519480">
            <text:p>51948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680">
            <text:p>4680</text:p>
          </table:table-cell>
          <table:table-cell table:formula="of:=[.A112]*[.B112]" office:value-type="float" office:value="524160">
            <text:p>52416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680">
            <text:p>4680</text:p>
          </table:table-cell>
          <table:table-cell table:formula="of:=[.A113]*[.B113]" office:value-type="float" office:value="528840">
            <text:p>52884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680">
            <text:p>4680</text:p>
          </table:table-cell>
          <table:table-cell table:formula="of:=[.A114]*[.B114]" office:value-type="float" office:value="533520">
            <text:p>53352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680">
            <text:p>4680</text:p>
          </table:table-cell>
          <table:table-cell table:formula="of:=[.A115]*[.B115]" office:value-type="float" office:value="538200">
            <text:p>5382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680">
            <text:p>4680</text:p>
          </table:table-cell>
          <table:table-cell table:formula="of:=[.A116]*[.B116]" office:value-type="float" office:value="542880">
            <text:p>54288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680">
            <text:p>4680</text:p>
          </table:table-cell>
          <table:table-cell table:formula="of:=[.A117]*[.B117]" office:value-type="float" office:value="547560">
            <text:p>54756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680">
            <text:p>4680</text:p>
          </table:table-cell>
          <table:table-cell table:formula="of:=[.A118]*[.B118]" office:value-type="float" office:value="552240">
            <text:p>55224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680">
            <text:p>4680</text:p>
          </table:table-cell>
          <table:table-cell table:formula="of:=[.A119]*[.B119]" office:value-type="float" office:value="556920">
            <text:p>55692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680">
            <text:p>4680</text:p>
          </table:table-cell>
          <table:table-cell table:formula="of:=[.A120]*[.B120]" office:value-type="float" office:value="561600">
            <text:p>5616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680">
            <text:p>4680</text:p>
          </table:table-cell>
          <table:table-cell table:formula="of:=[.A121]*[.B121]" office:value-type="float" office:value="566280">
            <text:p>56628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680">
            <text:p>4680</text:p>
          </table:table-cell>
          <table:table-cell table:formula="of:=[.A122]*[.B122]" office:value-type="float" office:value="570960">
            <text:p>57096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680">
            <text:p>4680</text:p>
          </table:table-cell>
          <table:table-cell table:formula="of:=[.A123]*[.B123]" office:value-type="float" office:value="575640">
            <text:p>57564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680">
            <text:p>4680</text:p>
          </table:table-cell>
          <table:table-cell table:formula="of:=[.A124]*[.B124]" office:value-type="float" office:value="580320">
            <text:p>58032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680">
            <text:p>4680</text:p>
          </table:table-cell>
          <table:table-cell table:formula="of:=[.A125]*[.B125]" office:value-type="float" office:value="585000">
            <text:p>5850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680">
            <text:p>4680</text:p>
          </table:table-cell>
          <table:table-cell table:formula="of:=[.A126]*[.B126]" office:value-type="float" office:value="589680">
            <text:p>58968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680">
            <text:p>4680</text:p>
          </table:table-cell>
          <table:table-cell table:formula="of:=[.A127]*[.B127]" office:value-type="float" office:value="594360">
            <text:p>59436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680">
            <text:p>4680</text:p>
          </table:table-cell>
          <table:table-cell table:formula="of:=[.A128]*[.B128]" office:value-type="float" office:value="599040">
            <text:p>59904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680">
            <text:p>4680</text:p>
          </table:table-cell>
          <table:table-cell table:formula="of:=[.A129]*[.B129]" office:value-type="float" office:value="603720">
            <text:p>60372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680">
            <text:p>4680</text:p>
          </table:table-cell>
          <table:table-cell table:formula="of:=[.A130]*[.B130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680">
            <text:p>4680</text:p>
          </table:table-cell>
          <table:table-cell table:formula="of:=[.A131]*[.B131]" office:value-type="float" office:value="613080">
            <text:p>61308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680">
            <text:p>4680</text:p>
          </table:table-cell>
          <table:table-cell table:formula="of:=[.A132]*[.B132]" office:value-type="float" office:value="617760">
            <text:p>61776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680">
            <text:p>4680</text:p>
          </table:table-cell>
          <table:table-cell table:formula="of:=[.A133]*[.B133]" office:value-type="float" office:value="622440">
            <text:p>62244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680">
            <text:p>4680</text:p>
          </table:table-cell>
          <table:table-cell table:formula="of:=[.A134]*[.B134]" office:value-type="float" office:value="627120">
            <text:p>62712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680">
            <text:p>4680</text:p>
          </table:table-cell>
          <table:table-cell table:formula="of:=[.A135]*[.B135]" office:value-type="float" office:value="631800">
            <text:p>6318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680">
            <text:p>4680</text:p>
          </table:table-cell>
          <table:table-cell table:formula="of:=[.A136]*[.B136]" office:value-type="float" office:value="636480">
            <text:p>63648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680">
            <text:p>4680</text:p>
          </table:table-cell>
          <table:table-cell table:formula="of:=[.A137]*[.B137]" office:value-type="float" office:value="641160">
            <text:p>64116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680">
            <text:p>4680</text:p>
          </table:table-cell>
          <table:table-cell table:formula="of:=[.A138]*[.B138]" office:value-type="float" office:value="645840">
            <text:p>64584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680">
            <text:p>4680</text:p>
          </table:table-cell>
          <table:table-cell table:formula="of:=[.A139]*[.B139]" office:value-type="float" office:value="650520">
            <text:p>65052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680">
            <text:p>4680</text:p>
          </table:table-cell>
          <table:table-cell table:formula="of:=[.A140]*[.B140]" office:value-type="float" office:value="655200">
            <text:p>6552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680">
            <text:p>4680</text:p>
          </table:table-cell>
          <table:table-cell table:formula="of:=[.A141]*[.B141]" office:value-type="float" office:value="659880">
            <text:p>65988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680">
            <text:p>4680</text:p>
          </table:table-cell>
          <table:table-cell table:formula="of:=[.A142]*[.B142]" office:value-type="float" office:value="664560">
            <text:p>66456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680">
            <text:p>4680</text:p>
          </table:table-cell>
          <table:table-cell table:formula="of:=[.A143]*[.B143]" office:value-type="float" office:value="669240">
            <text:p>66924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680">
            <text:p>4680</text:p>
          </table:table-cell>
          <table:table-cell table:formula="of:=[.A144]*[.B144]" office:value-type="float" office:value="673920">
            <text:p>67392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680">
            <text:p>4680</text:p>
          </table:table-cell>
          <table:table-cell table:formula="of:=[.A145]*[.B145]" office:value-type="float" office:value="678600">
            <text:p>6786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680">
            <text:p>4680</text:p>
          </table:table-cell>
          <table:table-cell table:formula="of:=[.A146]*[.B146]" office:value-type="float" office:value="683280">
            <text:p>68328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680">
            <text:p>4680</text:p>
          </table:table-cell>
          <table:table-cell table:formula="of:=[.A147]*[.B147]" office:value-type="float" office:value="687960">
            <text:p>68796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680">
            <text:p>4680</text:p>
          </table:table-cell>
          <table:table-cell table:formula="of:=[.A148]*[.B148]" office:value-type="float" office:value="692640">
            <text:p>69264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680">
            <text:p>4680</text:p>
          </table:table-cell>
          <table:table-cell table:formula="of:=[.A149]*[.B149]" office:value-type="float" office:value="697320">
            <text:p>69732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680">
            <text:p>4680</text:p>
          </table:table-cell>
          <table:table-cell table:formula="of:=[.A150]*[.B150]" office:value-type="float" office:value="702000">
            <text:p>7020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680">
            <text:p>4680</text:p>
          </table:table-cell>
          <table:table-cell table:formula="of:=[.A151]*[.B151]" office:value-type="float" office:value="706680">
            <text:p>70668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680">
            <text:p>4680</text:p>
          </table:table-cell>
          <table:table-cell table:formula="of:=[.A152]*[.B152]" office:value-type="float" office:value="711360">
            <text:p>71136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680">
            <text:p>4680</text:p>
          </table:table-cell>
          <table:table-cell table:formula="of:=[.A153]*[.B153]" office:value-type="float" office:value="716040">
            <text:p>71604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680">
            <text:p>4680</text:p>
          </table:table-cell>
          <table:table-cell table:formula="of:=[.A154]*[.B154]" office:value-type="float" office:value="720720">
            <text:p>72072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680">
            <text:p>4680</text:p>
          </table:table-cell>
          <table:table-cell table:formula="of:=[.A155]*[.B155]" office:value-type="float" office:value="725400">
            <text:p>7254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680">
            <text:p>4680</text:p>
          </table:table-cell>
          <table:table-cell table:formula="of:=[.A156]*[.B156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680">
            <text:p>4680</text:p>
          </table:table-cell>
          <table:table-cell table:formula="of:=[.A157]*[.B157]" office:value-type="float" office:value="734760">
            <text:p>73476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680">
            <text:p>4680</text:p>
          </table:table-cell>
          <table:table-cell table:formula="of:=[.A158]*[.B158]" office:value-type="float" office:value="739440">
            <text:p>73944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680">
            <text:p>4680</text:p>
          </table:table-cell>
          <table:table-cell table:formula="of:=[.A159]*[.B159]" office:value-type="float" office:value="744120">
            <text:p>74412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680">
            <text:p>4680</text:p>
          </table:table-cell>
          <table:table-cell table:formula="of:=[.A160]*[.B160]" office:value-type="float" office:value="748800">
            <text:p>7488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680">
            <text:p>4680</text:p>
          </table:table-cell>
          <table:table-cell table:formula="of:=[.A161]*[.B161]" office:value-type="float" office:value="753480">
            <text:p>75348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680">
            <text:p>4680</text:p>
          </table:table-cell>
          <table:table-cell table:formula="of:=[.A162]*[.B162]" office:value-type="float" office:value="758160">
            <text:p>75816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680">
            <text:p>4680</text:p>
          </table:table-cell>
          <table:table-cell table:formula="of:=[.A163]*[.B163]" office:value-type="float" office:value="762840">
            <text:p>76284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680">
            <text:p>4680</text:p>
          </table:table-cell>
          <table:table-cell table:formula="of:=[.A164]*[.B164]" office:value-type="float" office:value="767520">
            <text:p>76752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680">
            <text:p>4680</text:p>
          </table:table-cell>
          <table:table-cell table:formula="of:=[.A165]*[.B165]" office:value-type="float" office:value="772200">
            <text:p>7722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680">
            <text:p>4680</text:p>
          </table:table-cell>
          <table:table-cell table:formula="of:=[.A166]*[.B166]" office:value-type="float" office:value="776880">
            <text:p>77688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680">
            <text:p>4680</text:p>
          </table:table-cell>
          <table:table-cell table:formula="of:=[.A167]*[.B167]" office:value-type="float" office:value="781560">
            <text:p>78156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680">
            <text:p>4680</text:p>
          </table:table-cell>
          <table:table-cell table:formula="of:=[.A168]*[.B168]" office:value-type="float" office:value="786240">
            <text:p>78624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680">
            <text:p>4680</text:p>
          </table:table-cell>
          <table:table-cell table:formula="of:=[.A169]*[.B169]" office:value-type="float" office:value="790920">
            <text:p>79092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680">
            <text:p>4680</text:p>
          </table:table-cell>
          <table:table-cell table:formula="of:=[.A170]*[.B170]" office:value-type="float" office:value="795600">
            <text:p>7956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680">
            <text:p>4680</text:p>
          </table:table-cell>
          <table:table-cell table:formula="of:=[.A171]*[.B171]" office:value-type="float" office:value="800280">
            <text:p>80028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680">
            <text:p>4680</text:p>
          </table:table-cell>
          <table:table-cell table:formula="of:=[.A172]*[.B172]" office:value-type="float" office:value="804960">
            <text:p>80496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680">
            <text:p>4680</text:p>
          </table:table-cell>
          <table:table-cell table:formula="of:=[.A173]*[.B173]" office:value-type="float" office:value="809640">
            <text:p>80964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680">
            <text:p>4680</text:p>
          </table:table-cell>
          <table:table-cell table:formula="of:=[.A174]*[.B174]" office:value-type="float" office:value="814320">
            <text:p>81432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680">
            <text:p>4680</text:p>
          </table:table-cell>
          <table:table-cell table:formula="of:=[.A175]*[.B175]" office:value-type="float" office:value="819000">
            <text:p>8190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680">
            <text:p>4680</text:p>
          </table:table-cell>
          <table:table-cell table:formula="of:=[.A176]*[.B176]" office:value-type="float" office:value="823680">
            <text:p>82368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680">
            <text:p>4680</text:p>
          </table:table-cell>
          <table:table-cell table:formula="of:=[.A177]*[.B177]" office:value-type="float" office:value="828360">
            <text:p>82836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680">
            <text:p>4680</text:p>
          </table:table-cell>
          <table:table-cell table:formula="of:=[.A178]*[.B178]" office:value-type="float" office:value="833040">
            <text:p>83304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680">
            <text:p>4680</text:p>
          </table:table-cell>
          <table:table-cell table:formula="of:=[.A179]*[.B179]" office:value-type="float" office:value="837720">
            <text:p>83772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680">
            <text:p>4680</text:p>
          </table:table-cell>
          <table:table-cell table:formula="of:=[.A180]*[.B180]" office:value-type="float" office:value="842400">
            <text:p>8424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680">
            <text:p>4680</text:p>
          </table:table-cell>
          <table:table-cell table:formula="of:=[.A181]*[.B181]" office:value-type="float" office:value="847080">
            <text:p>84708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680">
            <text:p>4680</text:p>
          </table:table-cell>
          <table:table-cell table:formula="of:=[.A182]*[.B182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680">
            <text:p>4680</text:p>
          </table:table-cell>
          <table:table-cell table:formula="of:=[.A183]*[.B183]" office:value-type="float" office:value="856440">
            <text:p>85644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680">
            <text:p>4680</text:p>
          </table:table-cell>
          <table:table-cell table:formula="of:=[.A184]*[.B184]" office:value-type="float" office:value="861120">
            <text:p>86112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680">
            <text:p>4680</text:p>
          </table:table-cell>
          <table:table-cell table:formula="of:=[.A185]*[.B185]" office:value-type="float" office:value="865800">
            <text:p>8658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680">
            <text:p>4680</text:p>
          </table:table-cell>
          <table:table-cell table:formula="of:=[.A186]*[.B186]" office:value-type="float" office:value="870480">
            <text:p>87048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680">
            <text:p>4680</text:p>
          </table:table-cell>
          <table:table-cell table:formula="of:=[.A187]*[.B187]" office:value-type="float" office:value="875160">
            <text:p>87516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680">
            <text:p>4680</text:p>
          </table:table-cell>
          <table:table-cell table:formula="of:=[.A188]*[.B188]" office:value-type="float" office:value="879840">
            <text:p>87984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680">
            <text:p>4680</text:p>
          </table:table-cell>
          <table:table-cell table:formula="of:=[.A189]*[.B189]" office:value-type="float" office:value="884520">
            <text:p>88452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680">
            <text:p>4680</text:p>
          </table:table-cell>
          <table:table-cell table:formula="of:=[.A190]*[.B190]" office:value-type="float" office:value="889200">
            <text:p>8892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680">
            <text:p>4680</text:p>
          </table:table-cell>
          <table:table-cell table:formula="of:=[.A191]*[.B191]" office:value-type="float" office:value="893880">
            <text:p>89388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680">
            <text:p>4680</text:p>
          </table:table-cell>
          <table:table-cell table:formula="of:=[.A192]*[.B192]" office:value-type="float" office:value="898560">
            <text:p>89856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680">
            <text:p>4680</text:p>
          </table:table-cell>
          <table:table-cell table:formula="of:=[.A193]*[.B193]" office:value-type="float" office:value="903240">
            <text:p>90324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680">
            <text:p>4680</text:p>
          </table:table-cell>
          <table:table-cell table:formula="of:=[.A194]*[.B194]" office:value-type="float" office:value="907920">
            <text:p>90792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680">
            <text:p>4680</text:p>
          </table:table-cell>
          <table:table-cell table:formula="of:=[.A195]*[.B195]" office:value-type="float" office:value="912600">
            <text:p>9126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680">
            <text:p>4680</text:p>
          </table:table-cell>
          <table:table-cell table:formula="of:=[.A196]*[.B196]" office:value-type="float" office:value="917280">
            <text:p>91728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680">
            <text:p>4680</text:p>
          </table:table-cell>
          <table:table-cell table:formula="of:=[.A197]*[.B197]" office:value-type="float" office:value="921960">
            <text:p>92196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680">
            <text:p>4680</text:p>
          </table:table-cell>
          <table:table-cell table:formula="of:=[.A198]*[.B198]" office:value-type="float" office:value="926640">
            <text:p>92664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680">
            <text:p>4680</text:p>
          </table:table-cell>
          <table:table-cell table:formula="of:=[.A199]*[.B199]" office:value-type="float" office:value="931320">
            <text:p>9313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680">
            <text:p>4680</text:p>
          </table:table-cell>
          <table:table-cell table:formula="of:=[.A200]*[.B200]" office:value-type="float" office:value="936000">
            <text:p>9360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680">
            <text:p>4680</text:p>
          </table:table-cell>
          <table:table-cell table:formula="of:=[.A201]*[.B201]" office:value-type="float" office:value="940680">
            <text:p>94068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680">
            <text:p>4680</text:p>
          </table:table-cell>
          <table:table-cell table:formula="of:=[.A202]*[.B202]" office:value-type="float" office:value="945360">
            <text:p>94536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680">
            <text:p>4680</text:p>
          </table:table-cell>
          <table:table-cell table:formula="of:=[.A203]*[.B203]" office:value-type="float" office:value="950040">
            <text:p>95004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680">
            <text:p>4680</text:p>
          </table:table-cell>
          <table:table-cell table:formula="of:=[.A204]*[.B204]" office:value-type="float" office:value="954720">
            <text:p>95472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680">
            <text:p>4680</text:p>
          </table:table-cell>
          <table:table-cell table:formula="of:=[.A205]*[.B205]" office:value-type="float" office:value="959400">
            <text:p>9594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680">
            <text:p>4680</text:p>
          </table:table-cell>
          <table:table-cell table:formula="of:=[.A206]*[.B206]" office:value-type="float" office:value="964080">
            <text:p>96408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680">
            <text:p>4680</text:p>
          </table:table-cell>
          <table:table-cell table:formula="of:=[.A207]*[.B207]" office:value-type="float" office:value="968760">
            <text:p>96876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680">
            <text:p>4680</text:p>
          </table:table-cell>
          <table:table-cell table:formula="of:=[.A208]*[.B208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680">
            <text:p>4680</text:p>
          </table:table-cell>
          <table:table-cell table:formula="of:=[.A209]*[.B209]" office:value-type="float" office:value="978120">
            <text:p>97812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680">
            <text:p>4680</text:p>
          </table:table-cell>
          <table:table-cell table:formula="of:=[.A210]*[.B210]" office:value-type="float" office:value="982800">
            <text:p>9828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680">
            <text:p>4680</text:p>
          </table:table-cell>
          <table:table-cell table:formula="of:=[.A211]*[.B211]" office:value-type="float" office:value="987480">
            <text:p>98748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680">
            <text:p>4680</text:p>
          </table:table-cell>
          <table:table-cell table:formula="of:=[.A212]*[.B212]" office:value-type="float" office:value="992160">
            <text:p>99216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680">
            <text:p>4680</text:p>
          </table:table-cell>
          <table:table-cell table:formula="of:=[.A213]*[.B213]" office:value-type="float" office:value="996840">
            <text:p>99684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680">
            <text:p>4680</text:p>
          </table:table-cell>
          <table:table-cell table:formula="of:=[.A214]*[.B214]" office:value-type="float" office:value="1001520">
            <text:p>100152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680">
            <text:p>4680</text:p>
          </table:table-cell>
          <table:table-cell table:formula="of:=[.A215]*[.B215]" office:value-type="float" office:value="1006200">
            <text:p>10062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680">
            <text:p>4680</text:p>
          </table:table-cell>
          <table:table-cell table:formula="of:=[.A216]*[.B216]" office:value-type="float" office:value="1010880">
            <text:p>101088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680">
            <text:p>4680</text:p>
          </table:table-cell>
          <table:table-cell table:formula="of:=[.A217]*[.B217]" office:value-type="float" office:value="1015560">
            <text:p>101556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680">
            <text:p>4680</text:p>
          </table:table-cell>
          <table:table-cell table:formula="of:=[.A218]*[.B218]" office:value-type="float" office:value="1020240">
            <text:p>102024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680">
            <text:p>4680</text:p>
          </table:table-cell>
          <table:table-cell table:formula="of:=[.A219]*[.B219]" office:value-type="float" office:value="1024920">
            <text:p>102492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680">
            <text:p>4680</text:p>
          </table:table-cell>
          <table:table-cell table:formula="of:=[.A220]*[.B220]" office:value-type="float" office:value="1029600">
            <text:p>10296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680">
            <text:p>4680</text:p>
          </table:table-cell>
          <table:table-cell table:formula="of:=[.A221]*[.B221]" office:value-type="float" office:value="1034280">
            <text:p>103428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680">
            <text:p>4680</text:p>
          </table:table-cell>
          <table:table-cell table:formula="of:=[.A222]*[.B222]" office:value-type="float" office:value="1038960">
            <text:p>103896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680">
            <text:p>4680</text:p>
          </table:table-cell>
          <table:table-cell table:formula="of:=[.A223]*[.B223]" office:value-type="float" office:value="1043640">
            <text:p>104364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680">
            <text:p>4680</text:p>
          </table:table-cell>
          <table:table-cell table:formula="of:=[.A224]*[.B224]" office:value-type="float" office:value="1048320">
            <text:p>104832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680">
            <text:p>4680</text:p>
          </table:table-cell>
          <table:table-cell table:formula="of:=[.A225]*[.B225]" office:value-type="float" office:value="1053000">
            <text:p>10530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680">
            <text:p>4680</text:p>
          </table:table-cell>
          <table:table-cell table:formula="of:=[.A226]*[.B226]" office:value-type="float" office:value="1057680">
            <text:p>105768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680">
            <text:p>4680</text:p>
          </table:table-cell>
          <table:table-cell table:formula="of:=[.A227]*[.B227]" office:value-type="float" office:value="1062360">
            <text:p>106236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680">
            <text:p>4680</text:p>
          </table:table-cell>
          <table:table-cell table:formula="of:=[.A228]*[.B228]" office:value-type="float" office:value="1067040">
            <text:p>106704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680">
            <text:p>4680</text:p>
          </table:table-cell>
          <table:table-cell table:formula="of:=[.A229]*[.B229]" office:value-type="float" office:value="1071720">
            <text:p>107172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680">
            <text:p>4680</text:p>
          </table:table-cell>
          <table:table-cell table:formula="of:=[.A230]*[.B230]" office:value-type="float" office:value="1076400">
            <text:p>10764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680">
            <text:p>4680</text:p>
          </table:table-cell>
          <table:table-cell table:formula="of:=[.A231]*[.B231]" office:value-type="float" office:value="1081080">
            <text:p>108108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680">
            <text:p>4680</text:p>
          </table:table-cell>
          <table:table-cell table:formula="of:=[.A232]*[.B232]" office:value-type="float" office:value="1085760">
            <text:p>108576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680">
            <text:p>4680</text:p>
          </table:table-cell>
          <table:table-cell table:formula="of:=[.A233]*[.B233]" office:value-type="float" office:value="1090440">
            <text:p>109044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680">
            <text:p>4680</text:p>
          </table:table-cell>
          <table:table-cell table:formula="of:=[.A234]*[.B234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680">
            <text:p>4680</text:p>
          </table:table-cell>
          <table:table-cell table:formula="of:=[.A235]*[.B235]" office:value-type="float" office:value="1099800">
            <text:p>10998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680">
            <text:p>4680</text:p>
          </table:table-cell>
          <table:table-cell table:formula="of:=[.A236]*[.B236]" office:value-type="float" office:value="1104480">
            <text:p>110448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680">
            <text:p>4680</text:p>
          </table:table-cell>
          <table:table-cell table:formula="of:=[.A237]*[.B237]" office:value-type="float" office:value="1109160">
            <text:p>110916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680">
            <text:p>4680</text:p>
          </table:table-cell>
          <table:table-cell table:formula="of:=[.A238]*[.B238]" office:value-type="float" office:value="1113840">
            <text:p>111384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680">
            <text:p>4680</text:p>
          </table:table-cell>
          <table:table-cell table:formula="of:=[.A239]*[.B239]" office:value-type="float" office:value="1118520">
            <text:p>111852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680">
            <text:p>4680</text:p>
          </table:table-cell>
          <table:table-cell table:formula="of:=[.A240]*[.B240]" office:value-type="float" office:value="1123200">
            <text:p>11232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680">
            <text:p>4680</text:p>
          </table:table-cell>
          <table:table-cell table:formula="of:=[.A241]*[.B241]" office:value-type="float" office:value="1127880">
            <text:p>112788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680">
            <text:p>4680</text:p>
          </table:table-cell>
          <table:table-cell table:formula="of:=[.A242]*[.B242]" office:value-type="float" office:value="1132560">
            <text:p>113256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680">
            <text:p>4680</text:p>
          </table:table-cell>
          <table:table-cell table:formula="of:=[.A243]*[.B243]" office:value-type="float" office:value="1137240">
            <text:p>113724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680">
            <text:p>4680</text:p>
          </table:table-cell>
          <table:table-cell table:formula="of:=[.A244]*[.B244]" office:value-type="float" office:value="1141920">
            <text:p>11419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680">
            <text:p>4680</text:p>
          </table:table-cell>
          <table:table-cell table:formula="of:=[.A245]*[.B245]" office:value-type="float" office:value="1146600">
            <text:p>11466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680">
            <text:p>4680</text:p>
          </table:table-cell>
          <table:table-cell table:formula="of:=[.A246]*[.B246]" office:value-type="float" office:value="1151280">
            <text:p>115128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680">
            <text:p>4680</text:p>
          </table:table-cell>
          <table:table-cell table:formula="of:=[.A247]*[.B247]" office:value-type="float" office:value="1155960">
            <text:p>115596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680">
            <text:p>4680</text:p>
          </table:table-cell>
          <table:table-cell table:formula="of:=[.A248]*[.B248]" office:value-type="float" office:value="1160640">
            <text:p>116064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680">
            <text:p>4680</text:p>
          </table:table-cell>
          <table:table-cell table:formula="of:=[.A249]*[.B249]" office:value-type="float" office:value="1165320">
            <text:p>116532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680">
            <text:p>4680</text:p>
          </table:table-cell>
          <table:table-cell table:formula="of:=[.A250]*[.B250]" office:value-type="float" office:value="1170000">
            <text:p>11700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680">
            <text:p>4680</text:p>
          </table:table-cell>
          <table:table-cell table:formula="of:=[.A251]*[.B251]" office:value-type="float" office:value="1174680">
            <text:p>117468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680">
            <text:p>4680</text:p>
          </table:table-cell>
          <table:table-cell table:formula="of:=[.A252]*[.B252]" office:value-type="float" office:value="1179360">
            <text:p>117936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680">
            <text:p>4680</text:p>
          </table:table-cell>
          <table:table-cell table:formula="of:=[.A253]*[.B253]" office:value-type="float" office:value="1184040">
            <text:p>118404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680">
            <text:p>4680</text:p>
          </table:table-cell>
          <table:table-cell table:formula="of:=[.A254]*[.B254]" office:value-type="float" office:value="1188720">
            <text:p>118872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680">
            <text:p>4680</text:p>
          </table:table-cell>
          <table:table-cell table:formula="of:=[.A255]*[.B255]" office:value-type="float" office:value="1193400">
            <text:p>11934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680">
            <text:p>4680</text:p>
          </table:table-cell>
          <table:table-cell table:formula="of:=[.A256]*[.B256]" office:value-type="float" office:value="1198080">
            <text:p>119808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680">
            <text:p>4680</text:p>
          </table:table-cell>
          <table:table-cell table:formula="of:=[.A257]*[.B257]" office:value-type="float" office:value="1202760">
            <text:p>120276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680">
            <text:p>4680</text:p>
          </table:table-cell>
          <table:table-cell table:formula="of:=[.A258]*[.B258]" office:value-type="float" office:value="1207440">
            <text:p>120744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680">
            <text:p>4680</text:p>
          </table:table-cell>
          <table:table-cell table:formula="of:=[.A259]*[.B259]" office:value-type="float" office:value="1212120">
            <text:p>121212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680">
            <text:p>4680</text:p>
          </table:table-cell>
          <table:table-cell table:formula="of:=[.A260]*[.B26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680">
            <text:p>4680</text:p>
          </table:table-cell>
          <table:table-cell table:formula="of:=[.A261]*[.B261]" office:value-type="float" office:value="1221480">
            <text:p>122148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680">
            <text:p>4680</text:p>
          </table:table-cell>
          <table:table-cell table:formula="of:=[.A262]*[.B262]" office:value-type="float" office:value="1226160">
            <text:p>122616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680">
            <text:p>4680</text:p>
          </table:table-cell>
          <table:table-cell table:formula="of:=[.A263]*[.B263]" office:value-type="float" office:value="1230840">
            <text:p>123084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680">
            <text:p>4680</text:p>
          </table:table-cell>
          <table:table-cell table:formula="of:=[.A264]*[.B264]" office:value-type="float" office:value="1235520">
            <text:p>123552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680">
            <text:p>4680</text:p>
          </table:table-cell>
          <table:table-cell table:formula="of:=[.A265]*[.B265]" office:value-type="float" office:value="1240200">
            <text:p>12402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680">
            <text:p>4680</text:p>
          </table:table-cell>
          <table:table-cell table:formula="of:=[.A266]*[.B266]" office:value-type="float" office:value="1244880">
            <text:p>124488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680">
            <text:p>4680</text:p>
          </table:table-cell>
          <table:table-cell table:formula="of:=[.A267]*[.B267]" office:value-type="float" office:value="1249560">
            <text:p>124956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680">
            <text:p>4680</text:p>
          </table:table-cell>
          <table:table-cell table:formula="of:=[.A268]*[.B268]" office:value-type="float" office:value="1254240">
            <text:p>125424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680">
            <text:p>4680</text:p>
          </table:table-cell>
          <table:table-cell table:formula="of:=[.A269]*[.B269]" office:value-type="float" office:value="1258920">
            <text:p>125892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680">
            <text:p>4680</text:p>
          </table:table-cell>
          <table:table-cell table:formula="of:=[.A270]*[.B270]" office:value-type="float" office:value="1263600">
            <text:p>12636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680">
            <text:p>4680</text:p>
          </table:table-cell>
          <table:table-cell table:formula="of:=[.A271]*[.B271]" office:value-type="float" office:value="1268280">
            <text:p>126828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680">
            <text:p>4680</text:p>
          </table:table-cell>
          <table:table-cell table:formula="of:=[.A272]*[.B272]" office:value-type="float" office:value="1272960">
            <text:p>127296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680">
            <text:p>4680</text:p>
          </table:table-cell>
          <table:table-cell table:formula="of:=[.A273]*[.B273]" office:value-type="float" office:value="1277640">
            <text:p>127764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680">
            <text:p>4680</text:p>
          </table:table-cell>
          <table:table-cell table:formula="of:=[.A274]*[.B274]" office:value-type="float" office:value="1282320">
            <text:p>128232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680">
            <text:p>4680</text:p>
          </table:table-cell>
          <table:table-cell table:formula="of:=[.A275]*[.B275]" office:value-type="float" office:value="1287000">
            <text:p>12870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680">
            <text:p>4680</text:p>
          </table:table-cell>
          <table:table-cell table:formula="of:=[.A276]*[.B276]" office:value-type="float" office:value="1291680">
            <text:p>129168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680">
            <text:p>4680</text:p>
          </table:table-cell>
          <table:table-cell table:formula="of:=[.A277]*[.B277]" office:value-type="float" office:value="1296360">
            <text:p>129636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680">
            <text:p>4680</text:p>
          </table:table-cell>
          <table:table-cell table:formula="of:=[.A278]*[.B278]" office:value-type="float" office:value="1301040">
            <text:p>130104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680">
            <text:p>4680</text:p>
          </table:table-cell>
          <table:table-cell table:formula="of:=[.A279]*[.B279]" office:value-type="float" office:value="1305720">
            <text:p>130572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680">
            <text:p>4680</text:p>
          </table:table-cell>
          <table:table-cell table:formula="of:=[.A280]*[.B280]" office:value-type="float" office:value="1310400">
            <text:p>13104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680">
            <text:p>4680</text:p>
          </table:table-cell>
          <table:table-cell table:formula="of:=[.A281]*[.B281]" office:value-type="float" office:value="1315080">
            <text:p>131508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680">
            <text:p>4680</text:p>
          </table:table-cell>
          <table:table-cell table:formula="of:=[.A282]*[.B282]" office:value-type="float" office:value="1319760">
            <text:p>131976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680">
            <text:p>4680</text:p>
          </table:table-cell>
          <table:table-cell table:formula="of:=[.A283]*[.B283]" office:value-type="float" office:value="1324440">
            <text:p>132444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680">
            <text:p>4680</text:p>
          </table:table-cell>
          <table:table-cell table:formula="of:=[.A284]*[.B284]" office:value-type="float" office:value="1329120">
            <text:p>132912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680">
            <text:p>4680</text:p>
          </table:table-cell>
          <table:table-cell table:formula="of:=[.A285]*[.B285]" office:value-type="float" office:value="1333800">
            <text:p>13338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680">
            <text:p>4680</text:p>
          </table:table-cell>
          <table:table-cell table:formula="of:=[.A286]*[.B286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680">
            <text:p>4680</text:p>
          </table:table-cell>
          <table:table-cell table:formula="of:=[.A287]*[.B287]" office:value-type="float" office:value="1343160">
            <text:p>134316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680">
            <text:p>4680</text:p>
          </table:table-cell>
          <table:table-cell table:formula="of:=[.A288]*[.B288]" office:value-type="float" office:value="1347840">
            <text:p>13478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680">
            <text:p>4680</text:p>
          </table:table-cell>
          <table:table-cell table:formula="of:=[.A289]*[.B289]" office:value-type="float" office:value="1352520">
            <text:p>135252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680">
            <text:p>4680</text:p>
          </table:table-cell>
          <table:table-cell table:formula="of:=[.A290]*[.B290]" office:value-type="float" office:value="1357200">
            <text:p>13572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680">
            <text:p>4680</text:p>
          </table:table-cell>
          <table:table-cell table:formula="of:=[.A291]*[.B291]" office:value-type="float" office:value="1361880">
            <text:p>136188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680">
            <text:p>4680</text:p>
          </table:table-cell>
          <table:table-cell table:formula="of:=[.A292]*[.B292]" office:value-type="float" office:value="1366560">
            <text:p>136656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680">
            <text:p>4680</text:p>
          </table:table-cell>
          <table:table-cell table:formula="of:=[.A293]*[.B293]" office:value-type="float" office:value="1371240">
            <text:p>137124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680">
            <text:p>4680</text:p>
          </table:table-cell>
          <table:table-cell table:formula="of:=[.A294]*[.B294]" office:value-type="float" office:value="1375920">
            <text:p>137592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680">
            <text:p>4680</text:p>
          </table:table-cell>
          <table:table-cell table:formula="of:=[.A295]*[.B295]" office:value-type="float" office:value="1380600">
            <text:p>13806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680">
            <text:p>4680</text:p>
          </table:table-cell>
          <table:table-cell table:formula="of:=[.A296]*[.B296]" office:value-type="float" office:value="1385280">
            <text:p>138528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680">
            <text:p>4680</text:p>
          </table:table-cell>
          <table:table-cell table:formula="of:=[.A297]*[.B297]" office:value-type="float" office:value="1389960">
            <text:p>138996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680">
            <text:p>4680</text:p>
          </table:table-cell>
          <table:table-cell table:formula="of:=[.A298]*[.B298]" office:value-type="float" office:value="1394640">
            <text:p>139464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680">
            <text:p>4680</text:p>
          </table:table-cell>
          <table:table-cell table:formula="of:=[.A299]*[.B299]" office:value-type="float" office:value="1399320">
            <text:p>139932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680">
            <text:p>4680</text:p>
          </table:table-cell>
          <table:table-cell table:formula="of:=[.A300]*[.B300]" office:value-type="float" office:value="1404000">
            <text:p>14040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680">
            <text:p>4680</text:p>
          </table:table-cell>
          <table:table-cell table:formula="of:=[.A301]*[.B301]" office:value-type="float" office:value="1408680">
            <text:p>140868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680">
            <text:p>4680</text:p>
          </table:table-cell>
          <table:table-cell table:formula="of:=[.A302]*[.B302]" office:value-type="float" office:value="1413360">
            <text:p>141336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680">
            <text:p>4680</text:p>
          </table:table-cell>
          <table:table-cell table:formula="of:=[.A303]*[.B303]" office:value-type="float" office:value="1418040">
            <text:p>141804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680">
            <text:p>4680</text:p>
          </table:table-cell>
          <table:table-cell table:formula="of:=[.A304]*[.B304]" office:value-type="float" office:value="1422720">
            <text:p>142272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680">
            <text:p>4680</text:p>
          </table:table-cell>
          <table:table-cell table:formula="of:=[.A305]*[.B305]" office:value-type="float" office:value="1427400">
            <text:p>14274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680">
            <text:p>4680</text:p>
          </table:table-cell>
          <table:table-cell table:formula="of:=[.A306]*[.B306]" office:value-type="float" office:value="1432080">
            <text:p>143208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680">
            <text:p>4680</text:p>
          </table:table-cell>
          <table:table-cell table:formula="of:=[.A307]*[.B307]" office:value-type="float" office:value="1436760">
            <text:p>143676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680">
            <text:p>4680</text:p>
          </table:table-cell>
          <table:table-cell table:formula="of:=[.A308]*[.B308]" office:value-type="float" office:value="1441440">
            <text:p>144144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680">
            <text:p>4680</text:p>
          </table:table-cell>
          <table:table-cell table:formula="of:=[.A309]*[.B309]" office:value-type="float" office:value="1446120">
            <text:p>144612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680">
            <text:p>4680</text:p>
          </table:table-cell>
          <table:table-cell table:formula="of:=[.A310]*[.B310]" office:value-type="float" office:value="1450800">
            <text:p>14508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680">
            <text:p>4680</text:p>
          </table:table-cell>
          <table:table-cell table:formula="of:=[.A311]*[.B311]" office:value-type="float" office:value="1455480">
            <text:p>145548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680">
            <text:p>4680</text:p>
          </table:table-cell>
          <table:table-cell table:formula="of:=[.A312]*[.B312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680">
            <text:p>4680</text:p>
          </table:table-cell>
          <table:table-cell table:formula="of:=[.A313]*[.B313]" office:value-type="float" office:value="1464840">
            <text:p>146484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680">
            <text:p>4680</text:p>
          </table:table-cell>
          <table:table-cell table:formula="of:=[.A314]*[.B314]" office:value-type="float" office:value="1469520">
            <text:p>146952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680">
            <text:p>4680</text:p>
          </table:table-cell>
          <table:table-cell table:formula="of:=[.A315]*[.B315]" office:value-type="float" office:value="1474200">
            <text:p>14742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680">
            <text:p>4680</text:p>
          </table:table-cell>
          <table:table-cell table:formula="of:=[.A316]*[.B316]" office:value-type="float" office:value="1478880">
            <text:p>147888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680">
            <text:p>4680</text:p>
          </table:table-cell>
          <table:table-cell table:formula="of:=[.A317]*[.B317]" office:value-type="float" office:value="1483560">
            <text:p>148356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680">
            <text:p>4680</text:p>
          </table:table-cell>
          <table:table-cell table:formula="of:=[.A318]*[.B318]" office:value-type="float" office:value="1488240">
            <text:p>148824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680">
            <text:p>4680</text:p>
          </table:table-cell>
          <table:table-cell table:formula="of:=[.A319]*[.B319]" office:value-type="float" office:value="1492920">
            <text:p>149292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680">
            <text:p>4680</text:p>
          </table:table-cell>
          <table:table-cell table:formula="of:=[.A320]*[.B320]" office:value-type="float" office:value="1497600">
            <text:p>14976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680">
            <text:p>4680</text:p>
          </table:table-cell>
          <table:table-cell table:formula="of:=[.A321]*[.B321]" office:value-type="float" office:value="1502280">
            <text:p>150228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680">
            <text:p>4680</text:p>
          </table:table-cell>
          <table:table-cell table:formula="of:=[.A322]*[.B322]" office:value-type="float" office:value="1506960">
            <text:p>150696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680">
            <text:p>4680</text:p>
          </table:table-cell>
          <table:table-cell table:formula="of:=[.A323]*[.B323]" office:value-type="float" office:value="1511640">
            <text:p>151164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680">
            <text:p>4680</text:p>
          </table:table-cell>
          <table:table-cell table:formula="of:=[.A324]*[.B324]" office:value-type="float" office:value="1516320">
            <text:p>151632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680">
            <text:p>4680</text:p>
          </table:table-cell>
          <table:table-cell table:formula="of:=[.A325]*[.B325]" office:value-type="float" office:value="1521000">
            <text:p>15210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680">
            <text:p>4680</text:p>
          </table:table-cell>
          <table:table-cell table:formula="of:=[.A326]*[.B326]" office:value-type="float" office:value="1525680">
            <text:p>152568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680">
            <text:p>4680</text:p>
          </table:table-cell>
          <table:table-cell table:formula="of:=[.A327]*[.B327]" office:value-type="float" office:value="1530360">
            <text:p>153036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680">
            <text:p>4680</text:p>
          </table:table-cell>
          <table:table-cell table:formula="of:=[.A328]*[.B328]" office:value-type="float" office:value="1535040">
            <text:p>153504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680">
            <text:p>4680</text:p>
          </table:table-cell>
          <table:table-cell table:formula="of:=[.A329]*[.B329]" office:value-type="float" office:value="1539720">
            <text:p>153972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680">
            <text:p>4680</text:p>
          </table:table-cell>
          <table:table-cell table:formula="of:=[.A330]*[.B330]" office:value-type="float" office:value="1544400">
            <text:p>15444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680">
            <text:p>4680</text:p>
          </table:table-cell>
          <table:table-cell table:formula="of:=[.A331]*[.B331]" office:value-type="float" office:value="1549080">
            <text:p>154908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680">
            <text:p>4680</text:p>
          </table:table-cell>
          <table:table-cell table:formula="of:=[.A332]*[.B332]" office:value-type="float" office:value="1553760">
            <text:p>155376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680">
            <text:p>4680</text:p>
          </table:table-cell>
          <table:table-cell table:formula="of:=[.A333]*[.B333]" office:value-type="float" office:value="1558440">
            <text:p>155844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680">
            <text:p>4680</text:p>
          </table:table-cell>
          <table:table-cell table:formula="of:=[.A334]*[.B334]" office:value-type="float" office:value="1563120">
            <text:p>156312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680">
            <text:p>4680</text:p>
          </table:table-cell>
          <table:table-cell table:formula="of:=[.A335]*[.B335]" office:value-type="float" office:value="1567800">
            <text:p>15678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680">
            <text:p>4680</text:p>
          </table:table-cell>
          <table:table-cell table:formula="of:=[.A336]*[.B336]" office:value-type="float" office:value="1572480">
            <text:p>157248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680">
            <text:p>4680</text:p>
          </table:table-cell>
          <table:table-cell table:formula="of:=[.A337]*[.B337]" office:value-type="float" office:value="1577160">
            <text:p>157716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680">
            <text:p>4680</text:p>
          </table:table-cell>
          <table:table-cell table:formula="of:=[.A338]*[.B338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680">
            <text:p>4680</text:p>
          </table:table-cell>
          <table:table-cell table:formula="of:=[.A339]*[.B339]" office:value-type="float" office:value="1586520">
            <text:p>158652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680">
            <text:p>4680</text:p>
          </table:table-cell>
          <table:table-cell table:formula="of:=[.A340]*[.B340]" office:value-type="float" office:value="1591200">
            <text:p>15912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680">
            <text:p>4680</text:p>
          </table:table-cell>
          <table:table-cell table:formula="of:=[.A341]*[.B341]" office:value-type="float" office:value="1595880">
            <text:p>159588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680">
            <text:p>4680</text:p>
          </table:table-cell>
          <table:table-cell table:formula="of:=[.A342]*[.B342]" office:value-type="float" office:value="1600560">
            <text:p>160056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680">
            <text:p>4680</text:p>
          </table:table-cell>
          <table:table-cell table:formula="of:=[.A343]*[.B343]" office:value-type="float" office:value="1605240">
            <text:p>160524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680">
            <text:p>4680</text:p>
          </table:table-cell>
          <table:table-cell table:formula="of:=[.A344]*[.B344]" office:value-type="float" office:value="1609920">
            <text:p>160992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680">
            <text:p>4680</text:p>
          </table:table-cell>
          <table:table-cell table:formula="of:=[.A345]*[.B345]" office:value-type="float" office:value="1614600">
            <text:p>16146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680">
            <text:p>4680</text:p>
          </table:table-cell>
          <table:table-cell table:formula="of:=[.A346]*[.B346]" office:value-type="float" office:value="1619280">
            <text:p>161928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680">
            <text:p>4680</text:p>
          </table:table-cell>
          <table:table-cell table:formula="of:=[.A347]*[.B347]" office:value-type="float" office:value="1623960">
            <text:p>162396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680">
            <text:p>4680</text:p>
          </table:table-cell>
          <table:table-cell table:formula="of:=[.A348]*[.B348]" office:value-type="float" office:value="1628640">
            <text:p>162864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680">
            <text:p>4680</text:p>
          </table:table-cell>
          <table:table-cell table:formula="of:=[.A349]*[.B349]" office:value-type="float" office:value="1633320">
            <text:p>163332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680">
            <text:p>4680</text:p>
          </table:table-cell>
          <table:table-cell table:formula="of:=[.A350]*[.B350]" office:value-type="float" office:value="1638000">
            <text:p>16380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680">
            <text:p>4680</text:p>
          </table:table-cell>
          <table:table-cell table:formula="of:=[.A351]*[.B351]" office:value-type="float" office:value="1642680">
            <text:p>164268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680">
            <text:p>4680</text:p>
          </table:table-cell>
          <table:table-cell table:formula="of:=[.A352]*[.B352]" office:value-type="float" office:value="1647360">
            <text:p>164736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680">
            <text:p>4680</text:p>
          </table:table-cell>
          <table:table-cell table:formula="of:=[.A353]*[.B353]" office:value-type="float" office:value="1652040">
            <text:p>165204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680">
            <text:p>4680</text:p>
          </table:table-cell>
          <table:table-cell table:formula="of:=[.A354]*[.B354]" office:value-type="float" office:value="1656720">
            <text:p>165672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680">
            <text:p>4680</text:p>
          </table:table-cell>
          <table:table-cell table:formula="of:=[.A355]*[.B355]" office:value-type="float" office:value="1661400">
            <text:p>16614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680">
            <text:p>4680</text:p>
          </table:table-cell>
          <table:table-cell table:formula="of:=[.A356]*[.B356]" office:value-type="float" office:value="1666080">
            <text:p>166608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680">
            <text:p>4680</text:p>
          </table:table-cell>
          <table:table-cell table:formula="of:=[.A357]*[.B357]" office:value-type="float" office:value="1670760">
            <text:p>167076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680">
            <text:p>4680</text:p>
          </table:table-cell>
          <table:table-cell table:formula="of:=[.A358]*[.B358]" office:value-type="float" office:value="1675440">
            <text:p>167544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680">
            <text:p>4680</text:p>
          </table:table-cell>
          <table:table-cell table:formula="of:=[.A359]*[.B359]" office:value-type="float" office:value="1680120">
            <text:p>168012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680">
            <text:p>4680</text:p>
          </table:table-cell>
          <table:table-cell table:formula="of:=[.A360]*[.B360]" office:value-type="float" office:value="1684800">
            <text:p>168480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680">
            <text:p>4680</text:p>
          </table:table-cell>
          <table:table-cell table:formula="of:=[.A361]*[.B361]" office:value-type="float" office:value="1689480">
            <text:p>1689480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680">
            <text:p>4680</text:p>
          </table:table-cell>
          <table:table-cell table:formula="of:=[.A362]*[.B362]" office:value-type="float" office:value="1694160">
            <text:p>169416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680">
            <text:p>4680</text:p>
          </table:table-cell>
          <table:table-cell table:formula="of:=[.A363]*[.B363]" office:value-type="float" office:value="1698840">
            <text:p>169884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680">
            <text:p>4680</text:p>
          </table:table-cell>
          <table:table-cell table:formula="of:=[.A364]*[.B364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680">
            <text:p>4680</text:p>
          </table:table-cell>
          <table:table-cell table:formula="of:=[.A365]*[.B365]" office:value-type="float" office:value="1708200">
            <text:p>170820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680">
            <text:p>4680</text:p>
          </table:table-cell>
          <table:table-cell table:formula="of:=[.A366]*[.B366]" office:value-type="float" office:value="1712880">
            <text:p>1712880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680">
            <text:p>4680</text:p>
          </table:table-cell>
          <table:table-cell table:formula="of:=[.A367]*[.B367]" office:value-type="float" office:value="1717560">
            <text:p>1717560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680">
            <text:p>4680</text:p>
          </table:table-cell>
          <table:table-cell table:formula="of:=[.A368]*[.B368]" office:value-type="float" office:value="1722240">
            <text:p>172224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680">
            <text:p>4680</text:p>
          </table:table-cell>
          <table:table-cell table:formula="of:=[.A369]*[.B369]" office:value-type="float" office:value="1726920">
            <text:p>172692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680">
            <text:p>4680</text:p>
          </table:table-cell>
          <table:table-cell table:formula="of:=[.A370]*[.B370]" office:value-type="float" office:value="1731600">
            <text:p>173160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680">
            <text:p>4680</text:p>
          </table:table-cell>
          <table:table-cell table:formula="of:=[.A371]*[.B371]" office:value-type="float" office:value="1736280">
            <text:p>1736280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680">
            <text:p>4680</text:p>
          </table:table-cell>
          <table:table-cell table:formula="of:=[.A372]*[.B372]" office:value-type="float" office:value="1740960">
            <text:p>1740960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680">
            <text:p>4680</text:p>
          </table:table-cell>
          <table:table-cell table:formula="of:=[.A373]*[.B373]" office:value-type="float" office:value="1745640">
            <text:p>174564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680">
            <text:p>4680</text:p>
          </table:table-cell>
          <table:table-cell table:formula="of:=[.A374]*[.B374]" office:value-type="float" office:value="1750320">
            <text:p>1750320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680">
            <text:p>4680</text:p>
          </table:table-cell>
          <table:table-cell table:formula="of:=[.A375]*[.B375]" office:value-type="float" office:value="1755000">
            <text:p>17550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680">
            <text:p>4680</text:p>
          </table:table-cell>
          <table:table-cell table:formula="of:=[.A376]*[.B376]" office:value-type="float" office:value="1759680">
            <text:p>1759680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680">
            <text:p>4680</text:p>
          </table:table-cell>
          <table:table-cell table:formula="of:=[.A377]*[.B377]" office:value-type="float" office:value="1764360">
            <text:p>176436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680">
            <text:p>4680</text:p>
          </table:table-cell>
          <table:table-cell table:formula="of:=[.A378]*[.B378]" office:value-type="float" office:value="1769040">
            <text:p>176904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680">
            <text:p>4680</text:p>
          </table:table-cell>
          <table:table-cell table:formula="of:=[.A379]*[.B379]" office:value-type="float" office:value="1773720">
            <text:p>1773720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680">
            <text:p>4680</text:p>
          </table:table-cell>
          <table:table-cell table:formula="of:=[.A380]*[.B380]" office:value-type="float" office:value="1778400">
            <text:p>177840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680">
            <text:p>4680</text:p>
          </table:table-cell>
          <table:table-cell table:formula="of:=[.A381]*[.B381]" office:value-type="float" office:value="1783080">
            <text:p>1783080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680">
            <text:p>4680</text:p>
          </table:table-cell>
          <table:table-cell table:formula="of:=[.A382]*[.B382]" office:value-type="float" office:value="1787760">
            <text:p>178776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680">
            <text:p>4680</text:p>
          </table:table-cell>
          <table:table-cell table:formula="of:=[.A383]*[.B383]" office:value-type="float" office:value="1792440">
            <text:p>179244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680">
            <text:p>4680</text:p>
          </table:table-cell>
          <table:table-cell table:formula="of:=[.A384]*[.B384]" office:value-type="float" office:value="1797120">
            <text:p>179712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680">
            <text:p>4680</text:p>
          </table:table-cell>
          <table:table-cell table:formula="of:=[.A385]*[.B385]" office:value-type="float" office:value="1801800">
            <text:p>180180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680">
            <text:p>4680</text:p>
          </table:table-cell>
          <table:table-cell table:formula="of:=[.A386]*[.B386]" office:value-type="float" office:value="1806480">
            <text:p>1806480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680">
            <text:p>4680</text:p>
          </table:table-cell>
          <table:table-cell table:formula="of:=[.A387]*[.B387]" office:value-type="float" office:value="1811160">
            <text:p>1811160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680">
            <text:p>4680</text:p>
          </table:table-cell>
          <table:table-cell table:formula="of:=[.A388]*[.B388]" office:value-type="float" office:value="1815840">
            <text:p>1815840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680">
            <text:p>4680</text:p>
          </table:table-cell>
          <table:table-cell table:formula="of:=[.A389]*[.B389]" office:value-type="float" office:value="1820520">
            <text:p>1820520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680">
            <text:p>4680</text:p>
          </table:table-cell>
          <table:table-cell table:formula="of:=[.A390]*[.B390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680">
            <text:p>4680</text:p>
          </table:table-cell>
          <table:table-cell table:formula="of:=[.A391]*[.B391]" office:value-type="float" office:value="1829880">
            <text:p>182988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680">
            <text:p>4680</text:p>
          </table:table-cell>
          <table:table-cell table:formula="of:=[.A392]*[.B392]" office:value-type="float" office:value="1834560">
            <text:p>1834560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680">
            <text:p>4680</text:p>
          </table:table-cell>
          <table:table-cell table:formula="of:=[.A393]*[.B393]" office:value-type="float" office:value="1839240">
            <text:p>1839240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680">
            <text:p>4680</text:p>
          </table:table-cell>
          <table:table-cell table:formula="of:=[.A394]*[.B394]" office:value-type="float" office:value="1843920">
            <text:p>1843920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680">
            <text:p>4680</text:p>
          </table:table-cell>
          <table:table-cell table:formula="of:=[.A395]*[.B395]" office:value-type="float" office:value="1848600">
            <text:p>184860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680">
            <text:p>4680</text:p>
          </table:table-cell>
          <table:table-cell table:formula="of:=[.A396]*[.B396]" office:value-type="float" office:value="1853280">
            <text:p>185328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680">
            <text:p>4680</text:p>
          </table:table-cell>
          <table:table-cell table:formula="of:=[.A397]*[.B397]" office:value-type="float" office:value="1857960">
            <text:p>185796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680">
            <text:p>4680</text:p>
          </table:table-cell>
          <table:table-cell table:formula="of:=[.A398]*[.B398]" office:value-type="float" office:value="1862640">
            <text:p>1862640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680">
            <text:p>4680</text:p>
          </table:table-cell>
          <table:table-cell table:formula="of:=[.A399]*[.B399]" office:value-type="float" office:value="1867320">
            <text:p>186732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680">
            <text:p>4680</text:p>
          </table:table-cell>
          <table:table-cell table:formula="of:=[.A400]*[.B400]" office:value-type="float" office:value="1872000">
            <text:p>18720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680">
            <text:p>4680</text:p>
          </table:table-cell>
          <table:table-cell table:formula="of:=[.A401]*[.B401]" office:value-type="float" office:value="1876680">
            <text:p>1876680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680">
            <text:p>4680</text:p>
          </table:table-cell>
          <table:table-cell table:formula="of:=[.A402]*[.B402]" office:value-type="float" office:value="1881360">
            <text:p>1881360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680">
            <text:p>4680</text:p>
          </table:table-cell>
          <table:table-cell table:formula="of:=[.A403]*[.B403]" office:value-type="float" office:value="1886040">
            <text:p>1886040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680">
            <text:p>4680</text:p>
          </table:table-cell>
          <table:table-cell table:formula="of:=[.A404]*[.B404]" office:value-type="float" office:value="1890720">
            <text:p>189072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680">
            <text:p>4680</text:p>
          </table:table-cell>
          <table:table-cell table:formula="of:=[.A405]*[.B405]" office:value-type="float" office:value="1895400">
            <text:p>1895400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680">
            <text:p>4680</text:p>
          </table:table-cell>
          <table:table-cell table:formula="of:=[.A406]*[.B406]" office:value-type="float" office:value="1900080">
            <text:p>1900080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680">
            <text:p>4680</text:p>
          </table:table-cell>
          <table:table-cell table:formula="of:=[.A407]*[.B407]" office:value-type="float" office:value="1904760">
            <text:p>190476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680">
            <text:p>4680</text:p>
          </table:table-cell>
          <table:table-cell table:formula="of:=[.A408]*[.B408]" office:value-type="float" office:value="1909440">
            <text:p>190944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680">
            <text:p>4680</text:p>
          </table:table-cell>
          <table:table-cell table:formula="of:=[.A409]*[.B409]" office:value-type="float" office:value="1914120">
            <text:p>191412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680">
            <text:p>4680</text:p>
          </table:table-cell>
          <table:table-cell table:formula="of:=[.A410]*[.B410]" office:value-type="float" office:value="1918800">
            <text:p>191880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680">
            <text:p>4680</text:p>
          </table:table-cell>
          <table:table-cell table:formula="of:=[.A411]*[.B411]" office:value-type="float" office:value="1923480">
            <text:p>192348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680">
            <text:p>4680</text:p>
          </table:table-cell>
          <table:table-cell table:formula="of:=[.A412]*[.B412]" office:value-type="float" office:value="1928160">
            <text:p>192816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680">
            <text:p>4680</text:p>
          </table:table-cell>
          <table:table-cell table:formula="of:=[.A413]*[.B413]" office:value-type="float" office:value="1932840">
            <text:p>193284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680">
            <text:p>4680</text:p>
          </table:table-cell>
          <table:table-cell table:formula="of:=[.A414]*[.B414]" office:value-type="float" office:value="1937520">
            <text:p>193752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680">
            <text:p>4680</text:p>
          </table:table-cell>
          <table:table-cell table:formula="of:=[.A415]*[.B415]" office:value-type="float" office:value="1942200">
            <text:p>194220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680">
            <text:p>4680</text:p>
          </table:table-cell>
          <table:table-cell table:formula="of:=[.A416]*[.B416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680">
            <text:p>4680</text:p>
          </table:table-cell>
          <table:table-cell table:formula="of:=[.A417]*[.B417]" office:value-type="float" office:value="1951560">
            <text:p>195156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680">
            <text:p>4680</text:p>
          </table:table-cell>
          <table:table-cell table:formula="of:=[.A418]*[.B418]" office:value-type="float" office:value="1956240">
            <text:p>195624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680">
            <text:p>4680</text:p>
          </table:table-cell>
          <table:table-cell table:formula="of:=[.A419]*[.B419]" office:value-type="float" office:value="1960920">
            <text:p>196092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680">
            <text:p>4680</text:p>
          </table:table-cell>
          <table:table-cell table:formula="of:=[.A420]*[.B420]" office:value-type="float" office:value="1965600">
            <text:p>196560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680">
            <text:p>4680</text:p>
          </table:table-cell>
          <table:table-cell table:formula="of:=[.A421]*[.B421]" office:value-type="float" office:value="1970280">
            <text:p>197028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680">
            <text:p>4680</text:p>
          </table:table-cell>
          <table:table-cell table:formula="of:=[.A422]*[.B422]" office:value-type="float" office:value="1974960">
            <text:p>197496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680">
            <text:p>4680</text:p>
          </table:table-cell>
          <table:table-cell table:formula="of:=[.A423]*[.B423]" office:value-type="float" office:value="1979640">
            <text:p>1979640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680">
            <text:p>4680</text:p>
          </table:table-cell>
          <table:table-cell table:formula="of:=[.A424]*[.B424]" office:value-type="float" office:value="1984320">
            <text:p>1984320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680">
            <text:p>4680</text:p>
          </table:table-cell>
          <table:table-cell table:formula="of:=[.A425]*[.B425]" office:value-type="float" office:value="1989000">
            <text:p>19890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680">
            <text:p>4680</text:p>
          </table:table-cell>
          <table:table-cell table:formula="of:=[.A426]*[.B426]" office:value-type="float" office:value="1993680">
            <text:p>1993680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680">
            <text:p>4680</text:p>
          </table:table-cell>
          <table:table-cell table:formula="of:=[.A427]*[.B427]" office:value-type="float" office:value="1998360">
            <text:p>1998360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680">
            <text:p>4680</text:p>
          </table:table-cell>
          <table:table-cell table:formula="of:=[.A428]*[.B428]" office:value-type="float" office:value="2003040">
            <text:p>200304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680">
            <text:p>4680</text:p>
          </table:table-cell>
          <table:table-cell table:formula="of:=[.A429]*[.B429]" office:value-type="float" office:value="2007720">
            <text:p>2007720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680">
            <text:p>4680</text:p>
          </table:table-cell>
          <table:table-cell table:formula="of:=[.A430]*[.B430]" office:value-type="float" office:value="2012400">
            <text:p>201240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680">
            <text:p>4680</text:p>
          </table:table-cell>
          <table:table-cell table:formula="of:=[.A431]*[.B431]" office:value-type="float" office:value="2017080">
            <text:p>2017080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680">
            <text:p>4680</text:p>
          </table:table-cell>
          <table:table-cell table:formula="of:=[.A432]*[.B432]" office:value-type="float" office:value="2021760">
            <text:p>2021760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680">
            <text:p>4680</text:p>
          </table:table-cell>
          <table:table-cell table:formula="of:=[.A433]*[.B433]" office:value-type="float" office:value="2026440">
            <text:p>2026440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680">
            <text:p>4680</text:p>
          </table:table-cell>
          <table:table-cell table:formula="of:=[.A434]*[.B434]" office:value-type="float" office:value="2031120">
            <text:p>2031120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680">
            <text:p>4680</text:p>
          </table:table-cell>
          <table:table-cell table:formula="of:=[.A435]*[.B435]" office:value-type="float" office:value="2035800">
            <text:p>203580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680">
            <text:p>4680</text:p>
          </table:table-cell>
          <table:table-cell table:formula="of:=[.A436]*[.B436]" office:value-type="float" office:value="2040480">
            <text:p>204048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680">
            <text:p>4680</text:p>
          </table:table-cell>
          <table:table-cell table:formula="of:=[.A437]*[.B437]" office:value-type="float" office:value="2045160">
            <text:p>204516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680">
            <text:p>4680</text:p>
          </table:table-cell>
          <table:table-cell table:formula="of:=[.A438]*[.B438]" office:value-type="float" office:value="2049840">
            <text:p>2049840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680">
            <text:p>4680</text:p>
          </table:table-cell>
          <table:table-cell table:formula="of:=[.A439]*[.B439]" office:value-type="float" office:value="2054520">
            <text:p>2054520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680">
            <text:p>4680</text:p>
          </table:table-cell>
          <table:table-cell table:formula="of:=[.A440]*[.B440]" office:value-type="float" office:value="2059200">
            <text:p>205920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680">
            <text:p>4680</text:p>
          </table:table-cell>
          <table:table-cell table:formula="of:=[.A441]*[.B441]" office:value-type="float" office:value="2063880">
            <text:p>206388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680">
            <text:p>4680</text:p>
          </table:table-cell>
          <table:table-cell table:formula="of:=[.A442]*[.B442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680">
            <text:p>4680</text:p>
          </table:table-cell>
          <table:table-cell table:formula="of:=[.A443]*[.B443]" office:value-type="float" office:value="2073240">
            <text:p>207324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680">
            <text:p>4680</text:p>
          </table:table-cell>
          <table:table-cell table:formula="of:=[.A444]*[.B444]" office:value-type="float" office:value="2077920">
            <text:p>2077920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680">
            <text:p>4680</text:p>
          </table:table-cell>
          <table:table-cell table:formula="of:=[.A445]*[.B445]" office:value-type="float" office:value="2082600">
            <text:p>208260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680">
            <text:p>4680</text:p>
          </table:table-cell>
          <table:table-cell table:formula="of:=[.A446]*[.B446]" office:value-type="float" office:value="2087280">
            <text:p>2087280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680">
            <text:p>4680</text:p>
          </table:table-cell>
          <table:table-cell table:formula="of:=[.A447]*[.B447]" office:value-type="float" office:value="2091960">
            <text:p>209196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680">
            <text:p>4680</text:p>
          </table:table-cell>
          <table:table-cell table:formula="of:=[.A448]*[.B448]" office:value-type="float" office:value="2096640">
            <text:p>209664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680">
            <text:p>4680</text:p>
          </table:table-cell>
          <table:table-cell table:formula="of:=[.A449]*[.B449]" office:value-type="float" office:value="2101320">
            <text:p>210132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680">
            <text:p>4680</text:p>
          </table:table-cell>
          <table:table-cell table:formula="of:=[.A450]*[.B450]" office:value-type="float" office:value="2106000">
            <text:p>210600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680">
            <text:p>4680</text:p>
          </table:table-cell>
          <table:table-cell table:formula="of:=[.A451]*[.B451]" office:value-type="float" office:value="2110680">
            <text:p>2110680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680">
            <text:p>4680</text:p>
          </table:table-cell>
          <table:table-cell table:formula="of:=[.A452]*[.B452]" office:value-type="float" office:value="2115360">
            <text:p>2115360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680">
            <text:p>4680</text:p>
          </table:table-cell>
          <table:table-cell table:formula="of:=[.A453]*[.B453]" office:value-type="float" office:value="2120040">
            <text:p>2120040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680">
            <text:p>4680</text:p>
          </table:table-cell>
          <table:table-cell table:formula="of:=[.A454]*[.B454]" office:value-type="float" office:value="2124720">
            <text:p>2124720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680">
            <text:p>4680</text:p>
          </table:table-cell>
          <table:table-cell table:formula="of:=[.A455]*[.B455]" office:value-type="float" office:value="2129400">
            <text:p>212940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680">
            <text:p>4680</text:p>
          </table:table-cell>
          <table:table-cell table:formula="of:=[.A456]*[.B456]" office:value-type="float" office:value="2134080">
            <text:p>213408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680">
            <text:p>4680</text:p>
          </table:table-cell>
          <table:table-cell table:formula="of:=[.A457]*[.B457]" office:value-type="float" office:value="2138760">
            <text:p>213876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680">
            <text:p>4680</text:p>
          </table:table-cell>
          <table:table-cell table:formula="of:=[.A458]*[.B458]" office:value-type="float" office:value="2143440">
            <text:p>2143440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680">
            <text:p>4680</text:p>
          </table:table-cell>
          <table:table-cell table:formula="of:=[.A459]*[.B459]" office:value-type="float" office:value="2148120">
            <text:p>2148120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680">
            <text:p>4680</text:p>
          </table:table-cell>
          <table:table-cell table:formula="of:=[.A460]*[.B460]" office:value-type="float" office:value="2152800">
            <text:p>215280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680">
            <text:p>4680</text:p>
          </table:table-cell>
          <table:table-cell table:formula="of:=[.A461]*[.B461]" office:value-type="float" office:value="2157480">
            <text:p>2157480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680">
            <text:p>4680</text:p>
          </table:table-cell>
          <table:table-cell table:formula="of:=[.A462]*[.B462]" office:value-type="float" office:value="2162160">
            <text:p>216216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680">
            <text:p>4680</text:p>
          </table:table-cell>
          <table:table-cell table:formula="of:=[.A463]*[.B463]" office:value-type="float" office:value="2166840">
            <text:p>2166840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680">
            <text:p>4680</text:p>
          </table:table-cell>
          <table:table-cell table:formula="of:=[.A464]*[.B464]" office:value-type="float" office:value="2171520">
            <text:p>2171520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680">
            <text:p>4680</text:p>
          </table:table-cell>
          <table:table-cell table:formula="of:=[.A465]*[.B465]" office:value-type="float" office:value="2176200">
            <text:p>2176200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680">
            <text:p>4680</text:p>
          </table:table-cell>
          <table:table-cell table:formula="of:=[.A466]*[.B466]" office:value-type="float" office:value="2180880">
            <text:p>2180880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680">
            <text:p>4680</text:p>
          </table:table-cell>
          <table:table-cell table:formula="of:=[.A467]*[.B467]" office:value-type="float" office:value="2185560">
            <text:p>2185560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680">
            <text:p>4680</text:p>
          </table:table-cell>
          <table:table-cell table:formula="of:=[.A468]*[.B468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680">
            <text:p>4680</text:p>
          </table:table-cell>
          <table:table-cell table:formula="of:=[.A469]*[.B469]" office:value-type="float" office:value="2194920">
            <text:p>219492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680">
            <text:p>4680</text:p>
          </table:table-cell>
          <table:table-cell table:formula="of:=[.A470]*[.B470]" office:value-type="float" office:value="2199600">
            <text:p>219960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680">
            <text:p>4680</text:p>
          </table:table-cell>
          <table:table-cell table:formula="of:=[.A471]*[.B471]" office:value-type="float" office:value="2204280">
            <text:p>220428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680">
            <text:p>4680</text:p>
          </table:table-cell>
          <table:table-cell table:formula="of:=[.A472]*[.B472]" office:value-type="float" office:value="2208960">
            <text:p>220896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680">
            <text:p>4680</text:p>
          </table:table-cell>
          <table:table-cell table:formula="of:=[.A473]*[.B473]" office:value-type="float" office:value="2213640">
            <text:p>221364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680">
            <text:p>4680</text:p>
          </table:table-cell>
          <table:table-cell table:formula="of:=[.A474]*[.B474]" office:value-type="float" office:value="2218320">
            <text:p>221832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680">
            <text:p>4680</text:p>
          </table:table-cell>
          <table:table-cell table:formula="of:=[.A475]*[.B475]" office:value-type="float" office:value="2223000">
            <text:p>222300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680">
            <text:p>4680</text:p>
          </table:table-cell>
          <table:table-cell table:formula="of:=[.A476]*[.B476]" office:value-type="float" office:value="2227680">
            <text:p>222768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680">
            <text:p>4680</text:p>
          </table:table-cell>
          <table:table-cell table:formula="of:=[.A477]*[.B477]" office:value-type="float" office:value="2232360">
            <text:p>223236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680">
            <text:p>4680</text:p>
          </table:table-cell>
          <table:table-cell table:formula="of:=[.A478]*[.B478]" office:value-type="float" office:value="2237040">
            <text:p>223704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680">
            <text:p>4680</text:p>
          </table:table-cell>
          <table:table-cell table:formula="of:=[.A479]*[.B479]" office:value-type="float" office:value="2241720">
            <text:p>224172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680">
            <text:p>4680</text:p>
          </table:table-cell>
          <table:table-cell table:formula="of:=[.A480]*[.B480]" office:value-type="float" office:value="2246400">
            <text:p>224640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680">
            <text:p>4680</text:p>
          </table:table-cell>
          <table:table-cell table:formula="of:=[.A481]*[.B481]" office:value-type="float" office:value="2251080">
            <text:p>225108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680">
            <text:p>4680</text:p>
          </table:table-cell>
          <table:table-cell table:formula="of:=[.A482]*[.B482]" office:value-type="float" office:value="2255760">
            <text:p>225576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680">
            <text:p>4680</text:p>
          </table:table-cell>
          <table:table-cell table:formula="of:=[.A483]*[.B483]" office:value-type="float" office:value="2260440">
            <text:p>2260440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680">
            <text:p>4680</text:p>
          </table:table-cell>
          <table:table-cell table:formula="of:=[.A484]*[.B484]" office:value-type="float" office:value="2265120">
            <text:p>2265120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680">
            <text:p>4680</text:p>
          </table:table-cell>
          <table:table-cell table:formula="of:=[.A485]*[.B485]" office:value-type="float" office:value="2269800">
            <text:p>226980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680">
            <text:p>4680</text:p>
          </table:table-cell>
          <table:table-cell table:formula="of:=[.A486]*[.B486]" office:value-type="float" office:value="2274480">
            <text:p>2274480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680">
            <text:p>4680</text:p>
          </table:table-cell>
          <table:table-cell table:formula="of:=[.A487]*[.B487]" office:value-type="float" office:value="2279160">
            <text:p>2279160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680">
            <text:p>4680</text:p>
          </table:table-cell>
          <table:table-cell table:formula="of:=[.A488]*[.B488]" office:value-type="float" office:value="2283840">
            <text:p>2283840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680">
            <text:p>4680</text:p>
          </table:table-cell>
          <table:table-cell table:formula="of:=[.A489]*[.B489]" office:value-type="float" office:value="2288520">
            <text:p>228852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680">
            <text:p>4680</text:p>
          </table:table-cell>
          <table:table-cell table:formula="of:=[.A490]*[.B490]" office:value-type="float" office:value="2293200">
            <text:p>229320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680">
            <text:p>4680</text:p>
          </table:table-cell>
          <table:table-cell table:formula="of:=[.A491]*[.B491]" office:value-type="float" office:value="2297880">
            <text:p>229788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680">
            <text:p>4680</text:p>
          </table:table-cell>
          <table:table-cell table:formula="of:=[.A492]*[.B492]" office:value-type="float" office:value="2302560">
            <text:p>2302560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680">
            <text:p>4680</text:p>
          </table:table-cell>
          <table:table-cell table:formula="of:=[.A493]*[.B493]" office:value-type="float" office:value="2307240">
            <text:p>230724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680">
            <text:p>4680</text:p>
          </table:table-cell>
          <table:table-cell table:formula="of:=[.A494]*[.B494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680">
            <text:p>4680</text:p>
          </table:table-cell>
          <table:table-cell table:formula="of:=[.A495]*[.B495]" office:value-type="float" office:value="2316600">
            <text:p>2316600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680">
            <text:p>4680</text:p>
          </table:table-cell>
          <table:table-cell table:formula="of:=[.A496]*[.B496]" office:value-type="float" office:value="2321280">
            <text:p>2321280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680">
            <text:p>4680</text:p>
          </table:table-cell>
          <table:table-cell table:formula="of:=[.A497]*[.B497]" office:value-type="float" office:value="2325960">
            <text:p>232596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680">
            <text:p>4680</text:p>
          </table:table-cell>
          <table:table-cell table:formula="of:=[.A498]*[.B498]" office:value-type="float" office:value="2330640">
            <text:p>2330640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680">
            <text:p>4680</text:p>
          </table:table-cell>
          <table:table-cell table:formula="of:=[.A499]*[.B499]" office:value-type="float" office:value="2335320">
            <text:p>2335320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680">
            <text:p>4680</text:p>
          </table:table-cell>
          <table:table-cell table:formula="of:=[.A500]*[.B500]" office:value-type="float" office:value="2340000">
            <text:p>2340000</text:p>
          </table:table-cell>
          <table:table-cell/>
        </table:table-row>
      </table:table>
      <table:table table:name="2015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4867.2">
            <text:p>4867,2</text:p>
          </table:table-cell>
          <table:table-cell table:formula="of:=[.A1]*[.B1]" office:value-type="float" office:value="4867.2">
            <text:p>4867,2</text:p>
          </table:table-cell>
          <table:table-cell table:formula="of:=['2014'.D1]*1.04" office:value-type="float" office:value="4867.2">
            <text:p>4867,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4867.2">
            <text:p>4867,2</text:p>
          </table:table-cell>
          <table:table-cell table:formula="of:=[.A2]*[.B2]" office:value-type="float" office:value="9734.4">
            <text:p>9734,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4867.2">
            <text:p>4867,2</text:p>
          </table:table-cell>
          <table:table-cell table:formula="of:=[.A3]*[.B3]" office:value-type="float" office:value="14601.6">
            <text:p>14601,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4867.2">
            <text:p>4867,2</text:p>
          </table:table-cell>
          <table:table-cell table:formula="of:=[.A4]*[.B4]" office:value-type="float" office:value="19468.8">
            <text:p>19468,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4867.2">
            <text:p>4867,2</text:p>
          </table:table-cell>
          <table:table-cell table:formula="of:=[.A5]*[.B5]" office:value-type="float" office:value="24336">
            <text:p>2433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4867.2">
            <text:p>4867,2</text:p>
          </table:table-cell>
          <table:table-cell table:formula="of:=[.A6]*[.B6]" office:value-type="float" office:value="29203.2">
            <text:p>29203,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4867.2">
            <text:p>4867,2</text:p>
          </table:table-cell>
          <table:table-cell table:formula="of:=[.A7]*[.B7]" office:value-type="float" office:value="34070.4">
            <text:p>34070,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4867.2">
            <text:p>4867,2</text:p>
          </table:table-cell>
          <table:table-cell table:formula="of:=[.A8]*[.B8]" office:value-type="float" office:value="38937.6">
            <text:p>38937,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4867.2">
            <text:p>4867,2</text:p>
          </table:table-cell>
          <table:table-cell table:formula="of:=[.A9]*[.B9]" office:value-type="float" office:value="43804.8">
            <text:p>43804,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4867.2">
            <text:p>4867,2</text:p>
          </table:table-cell>
          <table:table-cell table:formula="of:=[.A10]*[.B10]" office:value-type="float" office:value="48672">
            <text:p>4867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4867.2">
            <text:p>4867,2</text:p>
          </table:table-cell>
          <table:table-cell table:formula="of:=[.A11]*[.B11]" office:value-type="float" office:value="53539.2">
            <text:p>53539,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4867.2">
            <text:p>4867,2</text:p>
          </table:table-cell>
          <table:table-cell table:formula="of:=[.A12]*[.B12]" office:value-type="float" office:value="58406.4">
            <text:p>58406,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4867.2">
            <text:p>4867,2</text:p>
          </table:table-cell>
          <table:table-cell table:formula="of:=[.A13]*[.B13]" office:value-type="float" office:value="63273.6">
            <text:p>63273,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4867.2">
            <text:p>4867,2</text:p>
          </table:table-cell>
          <table:table-cell table:formula="of:=[.A14]*[.B14]" office:value-type="float" office:value="68140.8">
            <text:p>68140,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4867.2">
            <text:p>4867,2</text:p>
          </table:table-cell>
          <table:table-cell table:formula="of:=[.A15]*[.B15]" office:value-type="float" office:value="73008">
            <text:p>730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4867.2">
            <text:p>4867,2</text:p>
          </table:table-cell>
          <table:table-cell table:formula="of:=[.A16]*[.B16]" office:value-type="float" office:value="77875.2">
            <text:p>77875,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4867.2">
            <text:p>4867,2</text:p>
          </table:table-cell>
          <table:table-cell table:formula="of:=[.A17]*[.B17]" office:value-type="float" office:value="82742.4">
            <text:p>82742,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4867.2">
            <text:p>4867,2</text:p>
          </table:table-cell>
          <table:table-cell table:formula="of:=[.A18]*[.B18]" office:value-type="float" office:value="87609.6">
            <text:p>87609,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4867.2">
            <text:p>4867,2</text:p>
          </table:table-cell>
          <table:table-cell table:formula="of:=[.A19]*[.B19]" office:value-type="float" office:value="92476.8">
            <text:p>92476,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4867.2">
            <text:p>4867,2</text:p>
          </table:table-cell>
          <table:table-cell table:formula="of:=[.A20]*[.B20]" office:value-type="float" office:value="97344">
            <text:p>973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4867.2">
            <text:p>4867,2</text:p>
          </table:table-cell>
          <table:table-cell table:formula="of:=[.A21]*[.B21]" office:value-type="float" office:value="102211.2">
            <text:p>102211,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4867.2">
            <text:p>4867,2</text:p>
          </table:table-cell>
          <table:table-cell table:formula="of:=[.A22]*[.B22]" office:value-type="float" office:value="107078.4">
            <text:p>107078,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4867.2">
            <text:p>4867,2</text:p>
          </table:table-cell>
          <table:table-cell table:formula="of:=[.A23]*[.B23]" office:value-type="float" office:value="111945.6">
            <text:p>111945,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4867.2">
            <text:p>4867,2</text:p>
          </table:table-cell>
          <table:table-cell table:formula="of:=[.A24]*[.B24]" office:value-type="float" office:value="116812.8">
            <text:p>116812,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4867.2">
            <text:p>4867,2</text:p>
          </table:table-cell>
          <table:table-cell table:formula="of:=[.A25]*[.B25]" office:value-type="float" office:value="121680">
            <text:p>12168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4867.2">
            <text:p>4867,2</text:p>
          </table:table-cell>
          <table:table-cell table:formula="of:=[.A26]*[.B26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4867.2">
            <text:p>4867,2</text:p>
          </table:table-cell>
          <table:table-cell table:formula="of:=[.A27]*[.B27]" office:value-type="float" office:value="131414.4">
            <text:p>131414,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4867.2">
            <text:p>4867,2</text:p>
          </table:table-cell>
          <table:table-cell table:formula="of:=[.A28]*[.B28]" office:value-type="float" office:value="136281.6">
            <text:p>136281,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4867.2">
            <text:p>4867,2</text:p>
          </table:table-cell>
          <table:table-cell table:formula="of:=[.A29]*[.B29]" office:value-type="float" office:value="141148.8">
            <text:p>141148,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4867.2">
            <text:p>4867,2</text:p>
          </table:table-cell>
          <table:table-cell table:formula="of:=[.A30]*[.B30]" office:value-type="float" office:value="146016">
            <text:p>1460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4867.2">
            <text:p>4867,2</text:p>
          </table:table-cell>
          <table:table-cell table:formula="of:=[.A31]*[.B31]" office:value-type="float" office:value="150883.2">
            <text:p>150883,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4867.2">
            <text:p>4867,2</text:p>
          </table:table-cell>
          <table:table-cell table:formula="of:=[.A32]*[.B32]" office:value-type="float" office:value="155750.4">
            <text:p>155750,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4867.2">
            <text:p>4867,2</text:p>
          </table:table-cell>
          <table:table-cell table:formula="of:=[.A33]*[.B33]" office:value-type="float" office:value="160617.6">
            <text:p>160617,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4867.2">
            <text:p>4867,2</text:p>
          </table:table-cell>
          <table:table-cell table:formula="of:=[.A34]*[.B34]" office:value-type="float" office:value="165484.8">
            <text:p>165484,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4867.2">
            <text:p>4867,2</text:p>
          </table:table-cell>
          <table:table-cell table:formula="of:=[.A35]*[.B35]" office:value-type="float" office:value="170352">
            <text:p>17035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4867.2">
            <text:p>4867,2</text:p>
          </table:table-cell>
          <table:table-cell table:formula="of:=[.A36]*[.B36]" office:value-type="float" office:value="175219.2">
            <text:p>175219,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4867.2">
            <text:p>4867,2</text:p>
          </table:table-cell>
          <table:table-cell table:formula="of:=[.A37]*[.B37]" office:value-type="float" office:value="180086.4">
            <text:p>180086,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4867.2">
            <text:p>4867,2</text:p>
          </table:table-cell>
          <table:table-cell table:formula="of:=[.A38]*[.B38]" office:value-type="float" office:value="184953.6">
            <text:p>184953,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4867.2">
            <text:p>4867,2</text:p>
          </table:table-cell>
          <table:table-cell table:formula="of:=[.A39]*[.B39]" office:value-type="float" office:value="189820.8">
            <text:p>189820,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4867.2">
            <text:p>4867,2</text:p>
          </table:table-cell>
          <table:table-cell table:formula="of:=[.A40]*[.B40]" office:value-type="float" office:value="194688">
            <text:p>19468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4867.2">
            <text:p>4867,2</text:p>
          </table:table-cell>
          <table:table-cell table:formula="of:=[.A41]*[.B41]" office:value-type="float" office:value="199555.2">
            <text:p>199555,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4867.2">
            <text:p>4867,2</text:p>
          </table:table-cell>
          <table:table-cell table:formula="of:=[.A42]*[.B42]" office:value-type="float" office:value="204422.4">
            <text:p>204422,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4867.2">
            <text:p>4867,2</text:p>
          </table:table-cell>
          <table:table-cell table:formula="of:=[.A43]*[.B43]" office:value-type="float" office:value="209289.6">
            <text:p>209289,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4867.2">
            <text:p>4867,2</text:p>
          </table:table-cell>
          <table:table-cell table:formula="of:=[.A44]*[.B44]" office:value-type="float" office:value="214156.8">
            <text:p>214156,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4867.2">
            <text:p>4867,2</text:p>
          </table:table-cell>
          <table:table-cell table:formula="of:=[.A45]*[.B45]" office:value-type="float" office:value="219024">
            <text:p>21902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4867.2">
            <text:p>4867,2</text:p>
          </table:table-cell>
          <table:table-cell table:formula="of:=[.A46]*[.B46]" office:value-type="float" office:value="223891.2">
            <text:p>223891,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4867.2">
            <text:p>4867,2</text:p>
          </table:table-cell>
          <table:table-cell table:formula="of:=[.A47]*[.B47]" office:value-type="float" office:value="228758.4">
            <text:p>228758,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4867.2">
            <text:p>4867,2</text:p>
          </table:table-cell>
          <table:table-cell table:formula="of:=[.A48]*[.B48]" office:value-type="float" office:value="233625.6">
            <text:p>233625,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4867.2">
            <text:p>4867,2</text:p>
          </table:table-cell>
          <table:table-cell table:formula="of:=[.A49]*[.B49]" office:value-type="float" office:value="238492.8">
            <text:p>238492,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4867.2">
            <text:p>4867,2</text:p>
          </table:table-cell>
          <table:table-cell table:formula="of:=[.A50]*[.B50]" office:value-type="float" office:value="243360">
            <text:p>24336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4867.2">
            <text:p>4867,2</text:p>
          </table:table-cell>
          <table:table-cell table:formula="of:=[.A51]*[.B51]" office:value-type="float" office:value="248227.2">
            <text:p>248227,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4867.2">
            <text:p>4867,2</text:p>
          </table:table-cell>
          <table:table-cell table:formula="of:=[.A52]*[.B52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4867.2">
            <text:p>4867,2</text:p>
          </table:table-cell>
          <table:table-cell table:formula="of:=[.A53]*[.B53]" office:value-type="float" office:value="257961.6">
            <text:p>257961,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4867.2">
            <text:p>4867,2</text:p>
          </table:table-cell>
          <table:table-cell table:formula="of:=[.A54]*[.B54]" office:value-type="float" office:value="262828.8">
            <text:p>262828,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4867.2">
            <text:p>4867,2</text:p>
          </table:table-cell>
          <table:table-cell table:formula="of:=[.A55]*[.B55]" office:value-type="float" office:value="267696">
            <text:p>26769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4867.2">
            <text:p>4867,2</text:p>
          </table:table-cell>
          <table:table-cell table:formula="of:=[.A56]*[.B56]" office:value-type="float" office:value="272563.2">
            <text:p>272563,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4867.2">
            <text:p>4867,2</text:p>
          </table:table-cell>
          <table:table-cell table:formula="of:=[.A57]*[.B57]" office:value-type="float" office:value="277430.4">
            <text:p>277430,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4867.2">
            <text:p>4867,2</text:p>
          </table:table-cell>
          <table:table-cell table:formula="of:=[.A58]*[.B58]" office:value-type="float" office:value="282297.6">
            <text:p>282297,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4867.2">
            <text:p>4867,2</text:p>
          </table:table-cell>
          <table:table-cell table:formula="of:=[.A59]*[.B59]" office:value-type="float" office:value="287164.8">
            <text:p>287164,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4867.2">
            <text:p>4867,2</text:p>
          </table:table-cell>
          <table:table-cell table:formula="of:=[.A60]*[.B60]" office:value-type="float" office:value="292032">
            <text:p>29203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4867.2">
            <text:p>4867,2</text:p>
          </table:table-cell>
          <table:table-cell table:formula="of:=[.A61]*[.B61]" office:value-type="float" office:value="296899.2">
            <text:p>296899,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4867.2">
            <text:p>4867,2</text:p>
          </table:table-cell>
          <table:table-cell table:formula="of:=[.A62]*[.B62]" office:value-type="float" office:value="301766.4">
            <text:p>301766,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4867.2">
            <text:p>4867,2</text:p>
          </table:table-cell>
          <table:table-cell table:formula="of:=[.A63]*[.B63]" office:value-type="float" office:value="306633.6">
            <text:p>306633,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4867.2">
            <text:p>4867,2</text:p>
          </table:table-cell>
          <table:table-cell table:formula="of:=[.A64]*[.B64]" office:value-type="float" office:value="311500.8">
            <text:p>311500,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4867.2">
            <text:p>4867,2</text:p>
          </table:table-cell>
          <table:table-cell table:formula="of:=[.A65]*[.B65]" office:value-type="float" office:value="316368">
            <text:p>31636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4867.2">
            <text:p>4867,2</text:p>
          </table:table-cell>
          <table:table-cell table:formula="of:=[.A66]*[.B66]" office:value-type="float" office:value="321235.2">
            <text:p>321235,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4867.2">
            <text:p>4867,2</text:p>
          </table:table-cell>
          <table:table-cell table:formula="of:=[.A67]*[.B67]" office:value-type="float" office:value="326102.4">
            <text:p>326102,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4867.2">
            <text:p>4867,2</text:p>
          </table:table-cell>
          <table:table-cell table:formula="of:=[.A68]*[.B68]" office:value-type="float" office:value="330969.6">
            <text:p>330969,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4867.2">
            <text:p>4867,2</text:p>
          </table:table-cell>
          <table:table-cell table:formula="of:=[.A69]*[.B69]" office:value-type="float" office:value="335836.8">
            <text:p>335836,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4867.2">
            <text:p>4867,2</text:p>
          </table:table-cell>
          <table:table-cell table:formula="of:=[.A70]*[.B70]" office:value-type="float" office:value="340704">
            <text:p>34070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4867.2">
            <text:p>4867,2</text:p>
          </table:table-cell>
          <table:table-cell table:formula="of:=[.A71]*[.B71]" office:value-type="float" office:value="345571.2">
            <text:p>345571,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4867.2">
            <text:p>4867,2</text:p>
          </table:table-cell>
          <table:table-cell table:formula="of:=[.A72]*[.B72]" office:value-type="float" office:value="350438.4">
            <text:p>350438,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4867.2">
            <text:p>4867,2</text:p>
          </table:table-cell>
          <table:table-cell table:formula="of:=[.A73]*[.B73]" office:value-type="float" office:value="355305.6">
            <text:p>355305,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4867.2">
            <text:p>4867,2</text:p>
          </table:table-cell>
          <table:table-cell table:formula="of:=[.A74]*[.B74]" office:value-type="float" office:value="360172.8">
            <text:p>360172,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4867.2">
            <text:p>4867,2</text:p>
          </table:table-cell>
          <table:table-cell table:formula="of:=[.A75]*[.B75]" office:value-type="float" office:value="365040">
            <text:p>3650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4867.2">
            <text:p>4867,2</text:p>
          </table:table-cell>
          <table:table-cell table:formula="of:=[.A76]*[.B76]" office:value-type="float" office:value="369907.2">
            <text:p>369907,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4867.2">
            <text:p>4867,2</text:p>
          </table:table-cell>
          <table:table-cell table:formula="of:=[.A77]*[.B77]" office:value-type="float" office:value="374774.4">
            <text:p>374774,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4867.2">
            <text:p>4867,2</text:p>
          </table:table-cell>
          <table:table-cell table:formula="of:=[.A78]*[.B78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4867.2">
            <text:p>4867,2</text:p>
          </table:table-cell>
          <table:table-cell table:formula="of:=[.A79]*[.B79]" office:value-type="float" office:value="384508.8">
            <text:p>384508,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4867.2">
            <text:p>4867,2</text:p>
          </table:table-cell>
          <table:table-cell table:formula="of:=[.A80]*[.B80]" office:value-type="float" office:value="389376">
            <text:p>38937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4867.2">
            <text:p>4867,2</text:p>
          </table:table-cell>
          <table:table-cell table:formula="of:=[.A81]*[.B81]" office:value-type="float" office:value="394243.2">
            <text:p>394243,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4867.2">
            <text:p>4867,2</text:p>
          </table:table-cell>
          <table:table-cell table:formula="of:=[.A82]*[.B82]" office:value-type="float" office:value="399110.4">
            <text:p>399110,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4867.2">
            <text:p>4867,2</text:p>
          </table:table-cell>
          <table:table-cell table:formula="of:=[.A83]*[.B83]" office:value-type="float" office:value="403977.6">
            <text:p>403977,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4867.2">
            <text:p>4867,2</text:p>
          </table:table-cell>
          <table:table-cell table:formula="of:=[.A84]*[.B84]" office:value-type="float" office:value="408844.8">
            <text:p>408844,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4867.2">
            <text:p>4867,2</text:p>
          </table:table-cell>
          <table:table-cell table:formula="of:=[.A85]*[.B85]" office:value-type="float" office:value="413712">
            <text:p>41371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4867.2">
            <text:p>4867,2</text:p>
          </table:table-cell>
          <table:table-cell table:formula="of:=[.A86]*[.B86]" office:value-type="float" office:value="418579.2">
            <text:p>418579,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4867.2">
            <text:p>4867,2</text:p>
          </table:table-cell>
          <table:table-cell table:formula="of:=[.A87]*[.B87]" office:value-type="float" office:value="423446.4">
            <text:p>423446,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4867.2">
            <text:p>4867,2</text:p>
          </table:table-cell>
          <table:table-cell table:formula="of:=[.A88]*[.B88]" office:value-type="float" office:value="428313.6">
            <text:p>428313,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4867.2">
            <text:p>4867,2</text:p>
          </table:table-cell>
          <table:table-cell table:formula="of:=[.A89]*[.B89]" office:value-type="float" office:value="433180.8">
            <text:p>433180,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4867.2">
            <text:p>4867,2</text:p>
          </table:table-cell>
          <table:table-cell table:formula="of:=[.A90]*[.B90]" office:value-type="float" office:value="438048">
            <text:p>43804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4867.2">
            <text:p>4867,2</text:p>
          </table:table-cell>
          <table:table-cell table:formula="of:=[.A91]*[.B91]" office:value-type="float" office:value="442915.2">
            <text:p>442915,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4867.2">
            <text:p>4867,2</text:p>
          </table:table-cell>
          <table:table-cell table:formula="of:=[.A92]*[.B92]" office:value-type="float" office:value="447782.4">
            <text:p>447782,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4867.2">
            <text:p>4867,2</text:p>
          </table:table-cell>
          <table:table-cell table:formula="of:=[.A93]*[.B93]" office:value-type="float" office:value="452649.6">
            <text:p>452649,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4867.2">
            <text:p>4867,2</text:p>
          </table:table-cell>
          <table:table-cell table:formula="of:=[.A94]*[.B94]" office:value-type="float" office:value="457516.8">
            <text:p>457516,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4867.2">
            <text:p>4867,2</text:p>
          </table:table-cell>
          <table:table-cell table:formula="of:=[.A95]*[.B95]" office:value-type="float" office:value="462384">
            <text:p>46238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4867.2">
            <text:p>4867,2</text:p>
          </table:table-cell>
          <table:table-cell table:formula="of:=[.A96]*[.B96]" office:value-type="float" office:value="467251.2">
            <text:p>467251,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4867.2">
            <text:p>4867,2</text:p>
          </table:table-cell>
          <table:table-cell table:formula="of:=[.A97]*[.B97]" office:value-type="float" office:value="472118.4">
            <text:p>472118,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4867.2">
            <text:p>4867,2</text:p>
          </table:table-cell>
          <table:table-cell table:formula="of:=[.A98]*[.B98]" office:value-type="float" office:value="476985.6">
            <text:p>476985,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4867.2">
            <text:p>4867,2</text:p>
          </table:table-cell>
          <table:table-cell table:formula="of:=[.A99]*[.B99]" office:value-type="float" office:value="481852.8">
            <text:p>481852,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4867.2">
            <text:p>4867,2</text:p>
          </table:table-cell>
          <table:table-cell table:formula="of:=[.A100]*[.B100]" office:value-type="float" office:value="486720">
            <text:p>48672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4867.2">
            <text:p>4867,2</text:p>
          </table:table-cell>
          <table:table-cell table:formula="of:=[.A101]*[.B101]" office:value-type="float" office:value="491587.2">
            <text:p>491587,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4867.2">
            <text:p>4867,2</text:p>
          </table:table-cell>
          <table:table-cell table:formula="of:=[.A102]*[.B102]" office:value-type="float" office:value="496454.4">
            <text:p>496454,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4867.2">
            <text:p>4867,2</text:p>
          </table:table-cell>
          <table:table-cell table:formula="of:=[.A103]*[.B103]" office:value-type="float" office:value="501321.6">
            <text:p>501321,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4867.2">
            <text:p>4867,2</text:p>
          </table:table-cell>
          <table:table-cell table:formula="of:=[.A104]*[.B104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4867.2">
            <text:p>4867,2</text:p>
          </table:table-cell>
          <table:table-cell table:formula="of:=[.A105]*[.B105]" office:value-type="float" office:value="511056">
            <text:p>51105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4867.2">
            <text:p>4867,2</text:p>
          </table:table-cell>
          <table:table-cell table:formula="of:=[.A106]*[.B106]" office:value-type="float" office:value="515923.2">
            <text:p>515923,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4867.2">
            <text:p>4867,2</text:p>
          </table:table-cell>
          <table:table-cell table:formula="of:=[.A107]*[.B107]" office:value-type="float" office:value="520790.4">
            <text:p>520790,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4867.2">
            <text:p>4867,2</text:p>
          </table:table-cell>
          <table:table-cell table:formula="of:=[.A108]*[.B108]" office:value-type="float" office:value="525657.6">
            <text:p>525657,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4867.2">
            <text:p>4867,2</text:p>
          </table:table-cell>
          <table:table-cell table:formula="of:=[.A109]*[.B109]" office:value-type="float" office:value="530524.8">
            <text:p>530524,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4867.2">
            <text:p>4867,2</text:p>
          </table:table-cell>
          <table:table-cell table:formula="of:=[.A110]*[.B110]" office:value-type="float" office:value="535392">
            <text:p>53539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4867.2">
            <text:p>4867,2</text:p>
          </table:table-cell>
          <table:table-cell table:formula="of:=[.A111]*[.B111]" office:value-type="float" office:value="540259.2">
            <text:p>540259,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4867.2">
            <text:p>4867,2</text:p>
          </table:table-cell>
          <table:table-cell table:formula="of:=[.A112]*[.B112]" office:value-type="float" office:value="545126.4">
            <text:p>545126,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4867.2">
            <text:p>4867,2</text:p>
          </table:table-cell>
          <table:table-cell table:formula="of:=[.A113]*[.B113]" office:value-type="float" office:value="549993.6">
            <text:p>549993,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4867.2">
            <text:p>4867,2</text:p>
          </table:table-cell>
          <table:table-cell table:formula="of:=[.A114]*[.B114]" office:value-type="float" office:value="554860.8">
            <text:p>554860,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4867.2">
            <text:p>4867,2</text:p>
          </table:table-cell>
          <table:table-cell table:formula="of:=[.A115]*[.B115]" office:value-type="float" office:value="559728">
            <text:p>55972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4867.2">
            <text:p>4867,2</text:p>
          </table:table-cell>
          <table:table-cell table:formula="of:=[.A116]*[.B116]" office:value-type="float" office:value="564595.2">
            <text:p>564595,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4867.2">
            <text:p>4867,2</text:p>
          </table:table-cell>
          <table:table-cell table:formula="of:=[.A117]*[.B117]" office:value-type="float" office:value="569462.4">
            <text:p>569462,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4867.2">
            <text:p>4867,2</text:p>
          </table:table-cell>
          <table:table-cell table:formula="of:=[.A118]*[.B118]" office:value-type="float" office:value="574329.6">
            <text:p>574329,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4867.2">
            <text:p>4867,2</text:p>
          </table:table-cell>
          <table:table-cell table:formula="of:=[.A119]*[.B119]" office:value-type="float" office:value="579196.8">
            <text:p>579196,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4867.2">
            <text:p>4867,2</text:p>
          </table:table-cell>
          <table:table-cell table:formula="of:=[.A120]*[.B120]" office:value-type="float" office:value="584064">
            <text:p>58406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4867.2">
            <text:p>4867,2</text:p>
          </table:table-cell>
          <table:table-cell table:formula="of:=[.A121]*[.B121]" office:value-type="float" office:value="588931.2">
            <text:p>588931,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4867.2">
            <text:p>4867,2</text:p>
          </table:table-cell>
          <table:table-cell table:formula="of:=[.A122]*[.B122]" office:value-type="float" office:value="593798.4">
            <text:p>593798,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4867.2">
            <text:p>4867,2</text:p>
          </table:table-cell>
          <table:table-cell table:formula="of:=[.A123]*[.B123]" office:value-type="float" office:value="598665.6">
            <text:p>598665,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4867.2">
            <text:p>4867,2</text:p>
          </table:table-cell>
          <table:table-cell table:formula="of:=[.A124]*[.B124]" office:value-type="float" office:value="603532.8">
            <text:p>603532,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4867.2">
            <text:p>4867,2</text:p>
          </table:table-cell>
          <table:table-cell table:formula="of:=[.A125]*[.B125]" office:value-type="float" office:value="608400">
            <text:p>6084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4867.2">
            <text:p>4867,2</text:p>
          </table:table-cell>
          <table:table-cell table:formula="of:=[.A126]*[.B126]" office:value-type="float" office:value="613267.2">
            <text:p>613267,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4867.2">
            <text:p>4867,2</text:p>
          </table:table-cell>
          <table:table-cell table:formula="of:=[.A127]*[.B127]" office:value-type="float" office:value="618134.4">
            <text:p>618134,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4867.2">
            <text:p>4867,2</text:p>
          </table:table-cell>
          <table:table-cell table:formula="of:=[.A128]*[.B128]" office:value-type="float" office:value="623001.6">
            <text:p>623001,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4867.2">
            <text:p>4867,2</text:p>
          </table:table-cell>
          <table:table-cell table:formula="of:=[.A129]*[.B129]" office:value-type="float" office:value="627868.8">
            <text:p>627868,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4867.2">
            <text:p>4867,2</text:p>
          </table:table-cell>
          <table:table-cell table:formula="of:=[.A130]*[.B130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4867.2">
            <text:p>4867,2</text:p>
          </table:table-cell>
          <table:table-cell table:formula="of:=[.A131]*[.B131]" office:value-type="float" office:value="637603.2">
            <text:p>637603,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4867.2">
            <text:p>4867,2</text:p>
          </table:table-cell>
          <table:table-cell table:formula="of:=[.A132]*[.B132]" office:value-type="float" office:value="642470.4">
            <text:p>642470,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4867.2">
            <text:p>4867,2</text:p>
          </table:table-cell>
          <table:table-cell table:formula="of:=[.A133]*[.B133]" office:value-type="float" office:value="647337.6">
            <text:p>647337,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4867.2">
            <text:p>4867,2</text:p>
          </table:table-cell>
          <table:table-cell table:formula="of:=[.A134]*[.B134]" office:value-type="float" office:value="652204.8">
            <text:p>652204,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4867.2">
            <text:p>4867,2</text:p>
          </table:table-cell>
          <table:table-cell table:formula="of:=[.A135]*[.B135]" office:value-type="float" office:value="657072">
            <text:p>65707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4867.2">
            <text:p>4867,2</text:p>
          </table:table-cell>
          <table:table-cell table:formula="of:=[.A136]*[.B136]" office:value-type="float" office:value="661939.2">
            <text:p>661939,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4867.2">
            <text:p>4867,2</text:p>
          </table:table-cell>
          <table:table-cell table:formula="of:=[.A137]*[.B137]" office:value-type="float" office:value="666806.4">
            <text:p>666806,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4867.2">
            <text:p>4867,2</text:p>
          </table:table-cell>
          <table:table-cell table:formula="of:=[.A138]*[.B138]" office:value-type="float" office:value="671673.6">
            <text:p>671673,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4867.2">
            <text:p>4867,2</text:p>
          </table:table-cell>
          <table:table-cell table:formula="of:=[.A139]*[.B139]" office:value-type="float" office:value="676540.8">
            <text:p>676540,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4867.2">
            <text:p>4867,2</text:p>
          </table:table-cell>
          <table:table-cell table:formula="of:=[.A140]*[.B140]" office:value-type="float" office:value="681408">
            <text:p>68140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4867.2">
            <text:p>4867,2</text:p>
          </table:table-cell>
          <table:table-cell table:formula="of:=[.A141]*[.B141]" office:value-type="float" office:value="686275.2">
            <text:p>686275,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4867.2">
            <text:p>4867,2</text:p>
          </table:table-cell>
          <table:table-cell table:formula="of:=[.A142]*[.B142]" office:value-type="float" office:value="691142.4">
            <text:p>691142,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4867.2">
            <text:p>4867,2</text:p>
          </table:table-cell>
          <table:table-cell table:formula="of:=[.A143]*[.B143]" office:value-type="float" office:value="696009.6">
            <text:p>696009,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4867.2">
            <text:p>4867,2</text:p>
          </table:table-cell>
          <table:table-cell table:formula="of:=[.A144]*[.B144]" office:value-type="float" office:value="700876.8">
            <text:p>700876,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4867.2">
            <text:p>4867,2</text:p>
          </table:table-cell>
          <table:table-cell table:formula="of:=[.A145]*[.B145]" office:value-type="float" office:value="705744">
            <text:p>70574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4867.2">
            <text:p>4867,2</text:p>
          </table:table-cell>
          <table:table-cell table:formula="of:=[.A146]*[.B146]" office:value-type="float" office:value="710611.2">
            <text:p>710611,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4867.2">
            <text:p>4867,2</text:p>
          </table:table-cell>
          <table:table-cell table:formula="of:=[.A147]*[.B147]" office:value-type="float" office:value="715478.4">
            <text:p>715478,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4867.2">
            <text:p>4867,2</text:p>
          </table:table-cell>
          <table:table-cell table:formula="of:=[.A148]*[.B148]" office:value-type="float" office:value="720345.6">
            <text:p>720345,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4867.2">
            <text:p>4867,2</text:p>
          </table:table-cell>
          <table:table-cell table:formula="of:=[.A149]*[.B149]" office:value-type="float" office:value="725212.8">
            <text:p>725212,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4867.2">
            <text:p>4867,2</text:p>
          </table:table-cell>
          <table:table-cell table:formula="of:=[.A150]*[.B150]" office:value-type="float" office:value="730080">
            <text:p>73008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4867.2">
            <text:p>4867,2</text:p>
          </table:table-cell>
          <table:table-cell table:formula="of:=[.A151]*[.B151]" office:value-type="float" office:value="734947.2">
            <text:p>734947,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4867.2">
            <text:p>4867,2</text:p>
          </table:table-cell>
          <table:table-cell table:formula="of:=[.A152]*[.B152]" office:value-type="float" office:value="739814.4">
            <text:p>739814,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4867.2">
            <text:p>4867,2</text:p>
          </table:table-cell>
          <table:table-cell table:formula="of:=[.A153]*[.B153]" office:value-type="float" office:value="744681.6">
            <text:p>744681,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4867.2">
            <text:p>4867,2</text:p>
          </table:table-cell>
          <table:table-cell table:formula="of:=[.A154]*[.B154]" office:value-type="float" office:value="749548.8">
            <text:p>749548,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4867.2">
            <text:p>4867,2</text:p>
          </table:table-cell>
          <table:table-cell table:formula="of:=[.A155]*[.B155]" office:value-type="float" office:value="754416">
            <text:p>7544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4867.2">
            <text:p>4867,2</text:p>
          </table:table-cell>
          <table:table-cell table:formula="of:=[.A156]*[.B156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4867.2">
            <text:p>4867,2</text:p>
          </table:table-cell>
          <table:table-cell table:formula="of:=[.A157]*[.B157]" office:value-type="float" office:value="764150.4">
            <text:p>764150,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4867.2">
            <text:p>4867,2</text:p>
          </table:table-cell>
          <table:table-cell table:formula="of:=[.A158]*[.B158]" office:value-type="float" office:value="769017.6">
            <text:p>769017,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4867.2">
            <text:p>4867,2</text:p>
          </table:table-cell>
          <table:table-cell table:formula="of:=[.A159]*[.B159]" office:value-type="float" office:value="773884.8">
            <text:p>773884,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4867.2">
            <text:p>4867,2</text:p>
          </table:table-cell>
          <table:table-cell table:formula="of:=[.A160]*[.B160]" office:value-type="float" office:value="778752">
            <text:p>77875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4867.2">
            <text:p>4867,2</text:p>
          </table:table-cell>
          <table:table-cell table:formula="of:=[.A161]*[.B161]" office:value-type="float" office:value="783619.2">
            <text:p>783619,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4867.2">
            <text:p>4867,2</text:p>
          </table:table-cell>
          <table:table-cell table:formula="of:=[.A162]*[.B162]" office:value-type="float" office:value="788486.4">
            <text:p>788486,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4867.2">
            <text:p>4867,2</text:p>
          </table:table-cell>
          <table:table-cell table:formula="of:=[.A163]*[.B163]" office:value-type="float" office:value="793353.6">
            <text:p>793353,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4867.2">
            <text:p>4867,2</text:p>
          </table:table-cell>
          <table:table-cell table:formula="of:=[.A164]*[.B164]" office:value-type="float" office:value="798220.8">
            <text:p>798220,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4867.2">
            <text:p>4867,2</text:p>
          </table:table-cell>
          <table:table-cell table:formula="of:=[.A165]*[.B165]" office:value-type="float" office:value="803088">
            <text:p>80308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4867.2">
            <text:p>4867,2</text:p>
          </table:table-cell>
          <table:table-cell table:formula="of:=[.A166]*[.B166]" office:value-type="float" office:value="807955.2">
            <text:p>807955,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4867.2">
            <text:p>4867,2</text:p>
          </table:table-cell>
          <table:table-cell table:formula="of:=[.A167]*[.B167]" office:value-type="float" office:value="812822.4">
            <text:p>812822,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4867.2">
            <text:p>4867,2</text:p>
          </table:table-cell>
          <table:table-cell table:formula="of:=[.A168]*[.B168]" office:value-type="float" office:value="817689.6">
            <text:p>817689,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4867.2">
            <text:p>4867,2</text:p>
          </table:table-cell>
          <table:table-cell table:formula="of:=[.A169]*[.B169]" office:value-type="float" office:value="822556.8">
            <text:p>822556,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4867.2">
            <text:p>4867,2</text:p>
          </table:table-cell>
          <table:table-cell table:formula="of:=[.A170]*[.B170]" office:value-type="float" office:value="827424">
            <text:p>82742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4867.2">
            <text:p>4867,2</text:p>
          </table:table-cell>
          <table:table-cell table:formula="of:=[.A171]*[.B171]" office:value-type="float" office:value="832291.2">
            <text:p>832291,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4867.2">
            <text:p>4867,2</text:p>
          </table:table-cell>
          <table:table-cell table:formula="of:=[.A172]*[.B172]" office:value-type="float" office:value="837158.4">
            <text:p>837158,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4867.2">
            <text:p>4867,2</text:p>
          </table:table-cell>
          <table:table-cell table:formula="of:=[.A173]*[.B173]" office:value-type="float" office:value="842025.6">
            <text:p>842025,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4867.2">
            <text:p>4867,2</text:p>
          </table:table-cell>
          <table:table-cell table:formula="of:=[.A174]*[.B174]" office:value-type="float" office:value="846892.8">
            <text:p>846892,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4867.2">
            <text:p>4867,2</text:p>
          </table:table-cell>
          <table:table-cell table:formula="of:=[.A175]*[.B175]" office:value-type="float" office:value="851760">
            <text:p>85176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4867.2">
            <text:p>4867,2</text:p>
          </table:table-cell>
          <table:table-cell table:formula="of:=[.A176]*[.B176]" office:value-type="float" office:value="856627.2">
            <text:p>856627,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4867.2">
            <text:p>4867,2</text:p>
          </table:table-cell>
          <table:table-cell table:formula="of:=[.A177]*[.B177]" office:value-type="float" office:value="861494.4">
            <text:p>861494,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4867.2">
            <text:p>4867,2</text:p>
          </table:table-cell>
          <table:table-cell table:formula="of:=[.A178]*[.B178]" office:value-type="float" office:value="866361.6">
            <text:p>866361,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4867.2">
            <text:p>4867,2</text:p>
          </table:table-cell>
          <table:table-cell table:formula="of:=[.A179]*[.B179]" office:value-type="float" office:value="871228.8">
            <text:p>871228,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4867.2">
            <text:p>4867,2</text:p>
          </table:table-cell>
          <table:table-cell table:formula="of:=[.A180]*[.B180]" office:value-type="float" office:value="876096">
            <text:p>87609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4867.2">
            <text:p>4867,2</text:p>
          </table:table-cell>
          <table:table-cell table:formula="of:=[.A181]*[.B181]" office:value-type="float" office:value="880963.2">
            <text:p>880963,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4867.2">
            <text:p>4867,2</text:p>
          </table:table-cell>
          <table:table-cell table:formula="of:=[.A182]*[.B182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4867.2">
            <text:p>4867,2</text:p>
          </table:table-cell>
          <table:table-cell table:formula="of:=[.A183]*[.B183]" office:value-type="float" office:value="890697.6">
            <text:p>890697,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4867.2">
            <text:p>4867,2</text:p>
          </table:table-cell>
          <table:table-cell table:formula="of:=[.A184]*[.B184]" office:value-type="float" office:value="895564.8">
            <text:p>895564,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4867.2">
            <text:p>4867,2</text:p>
          </table:table-cell>
          <table:table-cell table:formula="of:=[.A185]*[.B185]" office:value-type="float" office:value="900432">
            <text:p>90043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4867.2">
            <text:p>4867,2</text:p>
          </table:table-cell>
          <table:table-cell table:formula="of:=[.A186]*[.B186]" office:value-type="float" office:value="905299.2">
            <text:p>905299,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4867.2">
            <text:p>4867,2</text:p>
          </table:table-cell>
          <table:table-cell table:formula="of:=[.A187]*[.B187]" office:value-type="float" office:value="910166.4">
            <text:p>910166,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4867.2">
            <text:p>4867,2</text:p>
          </table:table-cell>
          <table:table-cell table:formula="of:=[.A188]*[.B188]" office:value-type="float" office:value="915033.6">
            <text:p>915033,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4867.2">
            <text:p>4867,2</text:p>
          </table:table-cell>
          <table:table-cell table:formula="of:=[.A189]*[.B189]" office:value-type="float" office:value="919900.8">
            <text:p>919900,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4867.2">
            <text:p>4867,2</text:p>
          </table:table-cell>
          <table:table-cell table:formula="of:=[.A190]*[.B190]" office:value-type="float" office:value="924768">
            <text:p>92476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4867.2">
            <text:p>4867,2</text:p>
          </table:table-cell>
          <table:table-cell table:formula="of:=[.A191]*[.B191]" office:value-type="float" office:value="929635.2">
            <text:p>929635,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4867.2">
            <text:p>4867,2</text:p>
          </table:table-cell>
          <table:table-cell table:formula="of:=[.A192]*[.B192]" office:value-type="float" office:value="934502.4">
            <text:p>934502,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4867.2">
            <text:p>4867,2</text:p>
          </table:table-cell>
          <table:table-cell table:formula="of:=[.A193]*[.B193]" office:value-type="float" office:value="939369.6">
            <text:p>939369,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4867.2">
            <text:p>4867,2</text:p>
          </table:table-cell>
          <table:table-cell table:formula="of:=[.A194]*[.B194]" office:value-type="float" office:value="944236.8">
            <text:p>944236,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4867.2">
            <text:p>4867,2</text:p>
          </table:table-cell>
          <table:table-cell table:formula="of:=[.A195]*[.B195]" office:value-type="float" office:value="949104">
            <text:p>94910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4867.2">
            <text:p>4867,2</text:p>
          </table:table-cell>
          <table:table-cell table:formula="of:=[.A196]*[.B196]" office:value-type="float" office:value="953971.2">
            <text:p>953971,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4867.2">
            <text:p>4867,2</text:p>
          </table:table-cell>
          <table:table-cell table:formula="of:=[.A197]*[.B197]" office:value-type="float" office:value="958838.4">
            <text:p>958838,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4867.2">
            <text:p>4867,2</text:p>
          </table:table-cell>
          <table:table-cell table:formula="of:=[.A198]*[.B198]" office:value-type="float" office:value="963705.6">
            <text:p>963705,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4867.2">
            <text:p>4867,2</text:p>
          </table:table-cell>
          <table:table-cell table:formula="of:=[.A199]*[.B199]" office:value-type="float" office:value="968572.8">
            <text:p>968572,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4867.2">
            <text:p>4867,2</text:p>
          </table:table-cell>
          <table:table-cell table:formula="of:=[.A200]*[.B200]" office:value-type="float" office:value="973440">
            <text:p>97344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4867.2">
            <text:p>4867,2</text:p>
          </table:table-cell>
          <table:table-cell table:formula="of:=[.A201]*[.B201]" office:value-type="float" office:value="978307.2">
            <text:p>978307,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4867.2">
            <text:p>4867,2</text:p>
          </table:table-cell>
          <table:table-cell table:formula="of:=[.A202]*[.B202]" office:value-type="float" office:value="983174.4">
            <text:p>983174,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4867.2">
            <text:p>4867,2</text:p>
          </table:table-cell>
          <table:table-cell table:formula="of:=[.A203]*[.B203]" office:value-type="float" office:value="988041.6">
            <text:p>988041,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4867.2">
            <text:p>4867,2</text:p>
          </table:table-cell>
          <table:table-cell table:formula="of:=[.A204]*[.B204]" office:value-type="float" office:value="992908.8">
            <text:p>992908,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4867.2">
            <text:p>4867,2</text:p>
          </table:table-cell>
          <table:table-cell table:formula="of:=[.A205]*[.B205]" office:value-type="float" office:value="997776">
            <text:p>99777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4867.2">
            <text:p>4867,2</text:p>
          </table:table-cell>
          <table:table-cell table:formula="of:=[.A206]*[.B206]" office:value-type="float" office:value="1002643.2">
            <text:p>1002643,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4867.2">
            <text:p>4867,2</text:p>
          </table:table-cell>
          <table:table-cell table:formula="of:=[.A207]*[.B207]" office:value-type="float" office:value="1007510.4">
            <text:p>1007510,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4867.2">
            <text:p>4867,2</text:p>
          </table:table-cell>
          <table:table-cell table:formula="of:=[.A208]*[.B208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4867.2">
            <text:p>4867,2</text:p>
          </table:table-cell>
          <table:table-cell table:formula="of:=[.A209]*[.B209]" office:value-type="float" office:value="1017244.8">
            <text:p>1017244,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4867.2">
            <text:p>4867,2</text:p>
          </table:table-cell>
          <table:table-cell table:formula="of:=[.A210]*[.B210]" office:value-type="float" office:value="1022112">
            <text:p>102211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4867.2">
            <text:p>4867,2</text:p>
          </table:table-cell>
          <table:table-cell table:formula="of:=[.A211]*[.B211]" office:value-type="float" office:value="1026979.2">
            <text:p>1026979,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4867.2">
            <text:p>4867,2</text:p>
          </table:table-cell>
          <table:table-cell table:formula="of:=[.A212]*[.B212]" office:value-type="float" office:value="1031846.4">
            <text:p>1031846,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4867.2">
            <text:p>4867,2</text:p>
          </table:table-cell>
          <table:table-cell table:formula="of:=[.A213]*[.B213]" office:value-type="float" office:value="1036713.6">
            <text:p>1036713,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4867.2">
            <text:p>4867,2</text:p>
          </table:table-cell>
          <table:table-cell table:formula="of:=[.A214]*[.B214]" office:value-type="float" office:value="1041580.8">
            <text:p>1041580,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4867.2">
            <text:p>4867,2</text:p>
          </table:table-cell>
          <table:table-cell table:formula="of:=[.A215]*[.B215]" office:value-type="float" office:value="1046448">
            <text:p>104644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4867.2">
            <text:p>4867,2</text:p>
          </table:table-cell>
          <table:table-cell table:formula="of:=[.A216]*[.B216]" office:value-type="float" office:value="1051315.2">
            <text:p>1051315,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4867.2">
            <text:p>4867,2</text:p>
          </table:table-cell>
          <table:table-cell table:formula="of:=[.A217]*[.B217]" office:value-type="float" office:value="1056182.4">
            <text:p>1056182,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4867.2">
            <text:p>4867,2</text:p>
          </table:table-cell>
          <table:table-cell table:formula="of:=[.A218]*[.B218]" office:value-type="float" office:value="1061049.6">
            <text:p>1061049,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4867.2">
            <text:p>4867,2</text:p>
          </table:table-cell>
          <table:table-cell table:formula="of:=[.A219]*[.B219]" office:value-type="float" office:value="1065916.8">
            <text:p>1065916,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4867.2">
            <text:p>4867,2</text:p>
          </table:table-cell>
          <table:table-cell table:formula="of:=[.A220]*[.B220]" office:value-type="float" office:value="1070784">
            <text:p>107078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4867.2">
            <text:p>4867,2</text:p>
          </table:table-cell>
          <table:table-cell table:formula="of:=[.A221]*[.B221]" office:value-type="float" office:value="1075651.2">
            <text:p>1075651,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4867.2">
            <text:p>4867,2</text:p>
          </table:table-cell>
          <table:table-cell table:formula="of:=[.A222]*[.B222]" office:value-type="float" office:value="1080518.4">
            <text:p>1080518,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4867.2">
            <text:p>4867,2</text:p>
          </table:table-cell>
          <table:table-cell table:formula="of:=[.A223]*[.B223]" office:value-type="float" office:value="1085385.6">
            <text:p>1085385,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4867.2">
            <text:p>4867,2</text:p>
          </table:table-cell>
          <table:table-cell table:formula="of:=[.A224]*[.B224]" office:value-type="float" office:value="1090252.8">
            <text:p>1090252,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4867.2">
            <text:p>4867,2</text:p>
          </table:table-cell>
          <table:table-cell table:formula="of:=[.A225]*[.B225]" office:value-type="float" office:value="1095120">
            <text:p>109512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4867.2">
            <text:p>4867,2</text:p>
          </table:table-cell>
          <table:table-cell table:formula="of:=[.A226]*[.B226]" office:value-type="float" office:value="1099987.2">
            <text:p>1099987,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4867.2">
            <text:p>4867,2</text:p>
          </table:table-cell>
          <table:table-cell table:formula="of:=[.A227]*[.B227]" office:value-type="float" office:value="1104854.4">
            <text:p>1104854,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4867.2">
            <text:p>4867,2</text:p>
          </table:table-cell>
          <table:table-cell table:formula="of:=[.A228]*[.B228]" office:value-type="float" office:value="1109721.6">
            <text:p>1109721,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4867.2">
            <text:p>4867,2</text:p>
          </table:table-cell>
          <table:table-cell table:formula="of:=[.A229]*[.B229]" office:value-type="float" office:value="1114588.8">
            <text:p>1114588,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4867.2">
            <text:p>4867,2</text:p>
          </table:table-cell>
          <table:table-cell table:formula="of:=[.A230]*[.B230]" office:value-type="float" office:value="1119456">
            <text:p>111945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4867.2">
            <text:p>4867,2</text:p>
          </table:table-cell>
          <table:table-cell table:formula="of:=[.A231]*[.B231]" office:value-type="float" office:value="1124323.2">
            <text:p>1124323,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4867.2">
            <text:p>4867,2</text:p>
          </table:table-cell>
          <table:table-cell table:formula="of:=[.A232]*[.B232]" office:value-type="float" office:value="1129190.4">
            <text:p>1129190,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4867.2">
            <text:p>4867,2</text:p>
          </table:table-cell>
          <table:table-cell table:formula="of:=[.A233]*[.B233]" office:value-type="float" office:value="1134057.6">
            <text:p>1134057,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4867.2">
            <text:p>4867,2</text:p>
          </table:table-cell>
          <table:table-cell table:formula="of:=[.A234]*[.B234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4867.2">
            <text:p>4867,2</text:p>
          </table:table-cell>
          <table:table-cell table:formula="of:=[.A235]*[.B235]" office:value-type="float" office:value="1143792">
            <text:p>11437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4867.2">
            <text:p>4867,2</text:p>
          </table:table-cell>
          <table:table-cell table:formula="of:=[.A236]*[.B236]" office:value-type="float" office:value="1148659.2">
            <text:p>1148659,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4867.2">
            <text:p>4867,2</text:p>
          </table:table-cell>
          <table:table-cell table:formula="of:=[.A237]*[.B237]" office:value-type="float" office:value="1153526.4">
            <text:p>1153526,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4867.2">
            <text:p>4867,2</text:p>
          </table:table-cell>
          <table:table-cell table:formula="of:=[.A238]*[.B238]" office:value-type="float" office:value="1158393.6">
            <text:p>1158393,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4867.2">
            <text:p>4867,2</text:p>
          </table:table-cell>
          <table:table-cell table:formula="of:=[.A239]*[.B239]" office:value-type="float" office:value="1163260.8">
            <text:p>1163260,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4867.2">
            <text:p>4867,2</text:p>
          </table:table-cell>
          <table:table-cell table:formula="of:=[.A240]*[.B240]" office:value-type="float" office:value="1168128">
            <text:p>116812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4867.2">
            <text:p>4867,2</text:p>
          </table:table-cell>
          <table:table-cell table:formula="of:=[.A241]*[.B241]" office:value-type="float" office:value="1172995.2">
            <text:p>1172995,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4867.2">
            <text:p>4867,2</text:p>
          </table:table-cell>
          <table:table-cell table:formula="of:=[.A242]*[.B242]" office:value-type="float" office:value="1177862.4">
            <text:p>1177862,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4867.2">
            <text:p>4867,2</text:p>
          </table:table-cell>
          <table:table-cell table:formula="of:=[.A243]*[.B243]" office:value-type="float" office:value="1182729.6">
            <text:p>1182729,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4867.2">
            <text:p>4867,2</text:p>
          </table:table-cell>
          <table:table-cell table:formula="of:=[.A244]*[.B244]" office:value-type="float" office:value="1187596.8">
            <text:p>1187596,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4867.2">
            <text:p>4867,2</text:p>
          </table:table-cell>
          <table:table-cell table:formula="of:=[.A245]*[.B245]" office:value-type="float" office:value="1192464">
            <text:p>119246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4867.2">
            <text:p>4867,2</text:p>
          </table:table-cell>
          <table:table-cell table:formula="of:=[.A246]*[.B246]" office:value-type="float" office:value="1197331.2">
            <text:p>1197331,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4867.2">
            <text:p>4867,2</text:p>
          </table:table-cell>
          <table:table-cell table:formula="of:=[.A247]*[.B247]" office:value-type="float" office:value="1202198.4">
            <text:p>1202198,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4867.2">
            <text:p>4867,2</text:p>
          </table:table-cell>
          <table:table-cell table:formula="of:=[.A248]*[.B248]" office:value-type="float" office:value="1207065.6">
            <text:p>1207065,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4867.2">
            <text:p>4867,2</text:p>
          </table:table-cell>
          <table:table-cell table:formula="of:=[.A249]*[.B249]" office:value-type="float" office:value="1211932.8">
            <text:p>1211932,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4867.2">
            <text:p>4867,2</text:p>
          </table:table-cell>
          <table:table-cell table:formula="of:=[.A250]*[.B250]" office:value-type="float" office:value="1216800">
            <text:p>12168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4867.2">
            <text:p>4867,2</text:p>
          </table:table-cell>
          <table:table-cell table:formula="of:=[.A251]*[.B251]" office:value-type="float" office:value="1221667.2">
            <text:p>1221667,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4867.2">
            <text:p>4867,2</text:p>
          </table:table-cell>
          <table:table-cell table:formula="of:=[.A252]*[.B252]" office:value-type="float" office:value="1226534.4">
            <text:p>1226534,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4867.2">
            <text:p>4867,2</text:p>
          </table:table-cell>
          <table:table-cell table:formula="of:=[.A253]*[.B253]" office:value-type="float" office:value="1231401.6">
            <text:p>1231401,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4867.2">
            <text:p>4867,2</text:p>
          </table:table-cell>
          <table:table-cell table:formula="of:=[.A254]*[.B254]" office:value-type="float" office:value="1236268.8">
            <text:p>1236268,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4867.2">
            <text:p>4867,2</text:p>
          </table:table-cell>
          <table:table-cell table:formula="of:=[.A255]*[.B255]" office:value-type="float" office:value="1241136">
            <text:p>124113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4867.2">
            <text:p>4867,2</text:p>
          </table:table-cell>
          <table:table-cell table:formula="of:=[.A256]*[.B256]" office:value-type="float" office:value="1246003.2">
            <text:p>1246003,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4867.2">
            <text:p>4867,2</text:p>
          </table:table-cell>
          <table:table-cell table:formula="of:=[.A257]*[.B257]" office:value-type="float" office:value="1250870.4">
            <text:p>1250870,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4867.2">
            <text:p>4867,2</text:p>
          </table:table-cell>
          <table:table-cell table:formula="of:=[.A258]*[.B258]" office:value-type="float" office:value="1255737.6">
            <text:p>1255737,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4867.2">
            <text:p>4867,2</text:p>
          </table:table-cell>
          <table:table-cell table:formula="of:=[.A259]*[.B259]" office:value-type="float" office:value="1260604.8">
            <text:p>1260604,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4867.2">
            <text:p>4867,2</text:p>
          </table:table-cell>
          <table:table-cell table:formula="of:=[.A260]*[.B26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4867.2">
            <text:p>4867,2</text:p>
          </table:table-cell>
          <table:table-cell table:formula="of:=[.A261]*[.B261]" office:value-type="float" office:value="1270339.2">
            <text:p>1270339,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4867.2">
            <text:p>4867,2</text:p>
          </table:table-cell>
          <table:table-cell table:formula="of:=[.A262]*[.B262]" office:value-type="float" office:value="1275206.4">
            <text:p>1275206,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4867.2">
            <text:p>4867,2</text:p>
          </table:table-cell>
          <table:table-cell table:formula="of:=[.A263]*[.B263]" office:value-type="float" office:value="1280073.6">
            <text:p>1280073,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4867.2">
            <text:p>4867,2</text:p>
          </table:table-cell>
          <table:table-cell table:formula="of:=[.A264]*[.B264]" office:value-type="float" office:value="1284940.8">
            <text:p>1284940,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4867.2">
            <text:p>4867,2</text:p>
          </table:table-cell>
          <table:table-cell table:formula="of:=[.A265]*[.B265]" office:value-type="float" office:value="1289808">
            <text:p>128980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4867.2">
            <text:p>4867,2</text:p>
          </table:table-cell>
          <table:table-cell table:formula="of:=[.A266]*[.B266]" office:value-type="float" office:value="1294675.2">
            <text:p>1294675,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4867.2">
            <text:p>4867,2</text:p>
          </table:table-cell>
          <table:table-cell table:formula="of:=[.A267]*[.B267]" office:value-type="float" office:value="1299542.4">
            <text:p>1299542,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4867.2">
            <text:p>4867,2</text:p>
          </table:table-cell>
          <table:table-cell table:formula="of:=[.A268]*[.B268]" office:value-type="float" office:value="1304409.6">
            <text:p>1304409,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4867.2">
            <text:p>4867,2</text:p>
          </table:table-cell>
          <table:table-cell table:formula="of:=[.A269]*[.B269]" office:value-type="float" office:value="1309276.8">
            <text:p>1309276,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4867.2">
            <text:p>4867,2</text:p>
          </table:table-cell>
          <table:table-cell table:formula="of:=[.A270]*[.B270]" office:value-type="float" office:value="1314144">
            <text:p>131414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4867.2">
            <text:p>4867,2</text:p>
          </table:table-cell>
          <table:table-cell table:formula="of:=[.A271]*[.B271]" office:value-type="float" office:value="1319011.2">
            <text:p>1319011,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4867.2">
            <text:p>4867,2</text:p>
          </table:table-cell>
          <table:table-cell table:formula="of:=[.A272]*[.B272]" office:value-type="float" office:value="1323878.4">
            <text:p>1323878,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4867.2">
            <text:p>4867,2</text:p>
          </table:table-cell>
          <table:table-cell table:formula="of:=[.A273]*[.B273]" office:value-type="float" office:value="1328745.6">
            <text:p>1328745,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4867.2">
            <text:p>4867,2</text:p>
          </table:table-cell>
          <table:table-cell table:formula="of:=[.A274]*[.B274]" office:value-type="float" office:value="1333612.8">
            <text:p>1333612,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4867.2">
            <text:p>4867,2</text:p>
          </table:table-cell>
          <table:table-cell table:formula="of:=[.A275]*[.B275]" office:value-type="float" office:value="1338480">
            <text:p>133848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4867.2">
            <text:p>4867,2</text:p>
          </table:table-cell>
          <table:table-cell table:formula="of:=[.A276]*[.B276]" office:value-type="float" office:value="1343347.2">
            <text:p>1343347,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4867.2">
            <text:p>4867,2</text:p>
          </table:table-cell>
          <table:table-cell table:formula="of:=[.A277]*[.B277]" office:value-type="float" office:value="1348214.4">
            <text:p>1348214,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4867.2">
            <text:p>4867,2</text:p>
          </table:table-cell>
          <table:table-cell table:formula="of:=[.A278]*[.B278]" office:value-type="float" office:value="1353081.6">
            <text:p>1353081,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4867.2">
            <text:p>4867,2</text:p>
          </table:table-cell>
          <table:table-cell table:formula="of:=[.A279]*[.B279]" office:value-type="float" office:value="1357948.8">
            <text:p>1357948,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4867.2">
            <text:p>4867,2</text:p>
          </table:table-cell>
          <table:table-cell table:formula="of:=[.A280]*[.B280]" office:value-type="float" office:value="1362816">
            <text:p>136281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4867.2">
            <text:p>4867,2</text:p>
          </table:table-cell>
          <table:table-cell table:formula="of:=[.A281]*[.B281]" office:value-type="float" office:value="1367683.2">
            <text:p>1367683,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4867.2">
            <text:p>4867,2</text:p>
          </table:table-cell>
          <table:table-cell table:formula="of:=[.A282]*[.B282]" office:value-type="float" office:value="1372550.4">
            <text:p>1372550,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4867.2">
            <text:p>4867,2</text:p>
          </table:table-cell>
          <table:table-cell table:formula="of:=[.A283]*[.B283]" office:value-type="float" office:value="1377417.6">
            <text:p>1377417,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4867.2">
            <text:p>4867,2</text:p>
          </table:table-cell>
          <table:table-cell table:formula="of:=[.A284]*[.B284]" office:value-type="float" office:value="1382284.8">
            <text:p>1382284,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4867.2">
            <text:p>4867,2</text:p>
          </table:table-cell>
          <table:table-cell table:formula="of:=[.A285]*[.B285]" office:value-type="float" office:value="1387152">
            <text:p>138715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4867.2">
            <text:p>4867,2</text:p>
          </table:table-cell>
          <table:table-cell table:formula="of:=[.A286]*[.B286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4867.2">
            <text:p>4867,2</text:p>
          </table:table-cell>
          <table:table-cell table:formula="of:=[.A287]*[.B287]" office:value-type="float" office:value="1396886.4">
            <text:p>1396886,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4867.2">
            <text:p>4867,2</text:p>
          </table:table-cell>
          <table:table-cell table:formula="of:=[.A288]*[.B288]" office:value-type="float" office:value="1401753.6">
            <text:p>1401753,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4867.2">
            <text:p>4867,2</text:p>
          </table:table-cell>
          <table:table-cell table:formula="of:=[.A289]*[.B289]" office:value-type="float" office:value="1406620.8">
            <text:p>1406620,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4867.2">
            <text:p>4867,2</text:p>
          </table:table-cell>
          <table:table-cell table:formula="of:=[.A290]*[.B290]" office:value-type="float" office:value="1411488">
            <text:p>141148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4867.2">
            <text:p>4867,2</text:p>
          </table:table-cell>
          <table:table-cell table:formula="of:=[.A291]*[.B291]" office:value-type="float" office:value="1416355.2">
            <text:p>1416355,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4867.2">
            <text:p>4867,2</text:p>
          </table:table-cell>
          <table:table-cell table:formula="of:=[.A292]*[.B292]" office:value-type="float" office:value="1421222.4">
            <text:p>1421222,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4867.2">
            <text:p>4867,2</text:p>
          </table:table-cell>
          <table:table-cell table:formula="of:=[.A293]*[.B293]" office:value-type="float" office:value="1426089.6">
            <text:p>1426089,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4867.2">
            <text:p>4867,2</text:p>
          </table:table-cell>
          <table:table-cell table:formula="of:=[.A294]*[.B294]" office:value-type="float" office:value="1430956.8">
            <text:p>1430956,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4867.2">
            <text:p>4867,2</text:p>
          </table:table-cell>
          <table:table-cell table:formula="of:=[.A295]*[.B295]" office:value-type="float" office:value="1435824">
            <text:p>143582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4867.2">
            <text:p>4867,2</text:p>
          </table:table-cell>
          <table:table-cell table:formula="of:=[.A296]*[.B296]" office:value-type="float" office:value="1440691.2">
            <text:p>1440691,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4867.2">
            <text:p>4867,2</text:p>
          </table:table-cell>
          <table:table-cell table:formula="of:=[.A297]*[.B297]" office:value-type="float" office:value="1445558.4">
            <text:p>1445558,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4867.2">
            <text:p>4867,2</text:p>
          </table:table-cell>
          <table:table-cell table:formula="of:=[.A298]*[.B298]" office:value-type="float" office:value="1450425.6">
            <text:p>1450425,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4867.2">
            <text:p>4867,2</text:p>
          </table:table-cell>
          <table:table-cell table:formula="of:=[.A299]*[.B299]" office:value-type="float" office:value="1455292.8">
            <text:p>1455292,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4867.2">
            <text:p>4867,2</text:p>
          </table:table-cell>
          <table:table-cell table:formula="of:=[.A300]*[.B300]" office:value-type="float" office:value="1460160">
            <text:p>146016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4867.2">
            <text:p>4867,2</text:p>
          </table:table-cell>
          <table:table-cell table:formula="of:=[.A301]*[.B301]" office:value-type="float" office:value="1465027.2">
            <text:p>1465027,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4867.2">
            <text:p>4867,2</text:p>
          </table:table-cell>
          <table:table-cell table:formula="of:=[.A302]*[.B302]" office:value-type="float" office:value="1469894.4">
            <text:p>1469894,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4867.2">
            <text:p>4867,2</text:p>
          </table:table-cell>
          <table:table-cell table:formula="of:=[.A303]*[.B303]" office:value-type="float" office:value="1474761.6">
            <text:p>1474761,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4867.2">
            <text:p>4867,2</text:p>
          </table:table-cell>
          <table:table-cell table:formula="of:=[.A304]*[.B304]" office:value-type="float" office:value="1479628.8">
            <text:p>1479628,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4867.2">
            <text:p>4867,2</text:p>
          </table:table-cell>
          <table:table-cell table:formula="of:=[.A305]*[.B305]" office:value-type="float" office:value="1484496">
            <text:p>14844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4867.2">
            <text:p>4867,2</text:p>
          </table:table-cell>
          <table:table-cell table:formula="of:=[.A306]*[.B306]" office:value-type="float" office:value="1489363.2">
            <text:p>1489363,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4867.2">
            <text:p>4867,2</text:p>
          </table:table-cell>
          <table:table-cell table:formula="of:=[.A307]*[.B307]" office:value-type="float" office:value="1494230.4">
            <text:p>1494230,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4867.2">
            <text:p>4867,2</text:p>
          </table:table-cell>
          <table:table-cell table:formula="of:=[.A308]*[.B308]" office:value-type="float" office:value="1499097.6">
            <text:p>1499097,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4867.2">
            <text:p>4867,2</text:p>
          </table:table-cell>
          <table:table-cell table:formula="of:=[.A309]*[.B309]" office:value-type="float" office:value="1503964.8">
            <text:p>1503964,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4867.2">
            <text:p>4867,2</text:p>
          </table:table-cell>
          <table:table-cell table:formula="of:=[.A310]*[.B310]" office:value-type="float" office:value="1508832">
            <text:p>150883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4867.2">
            <text:p>4867,2</text:p>
          </table:table-cell>
          <table:table-cell table:formula="of:=[.A311]*[.B311]" office:value-type="float" office:value="1513699.2">
            <text:p>1513699,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4867.2">
            <text:p>4867,2</text:p>
          </table:table-cell>
          <table:table-cell table:formula="of:=[.A312]*[.B312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4867.2">
            <text:p>4867,2</text:p>
          </table:table-cell>
          <table:table-cell table:formula="of:=[.A313]*[.B313]" office:value-type="float" office:value="1523433.6">
            <text:p>1523433,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4867.2">
            <text:p>4867,2</text:p>
          </table:table-cell>
          <table:table-cell table:formula="of:=[.A314]*[.B314]" office:value-type="float" office:value="1528300.8">
            <text:p>1528300,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4867.2">
            <text:p>4867,2</text:p>
          </table:table-cell>
          <table:table-cell table:formula="of:=[.A315]*[.B315]" office:value-type="float" office:value="1533168">
            <text:p>153316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4867.2">
            <text:p>4867,2</text:p>
          </table:table-cell>
          <table:table-cell table:formula="of:=[.A316]*[.B316]" office:value-type="float" office:value="1538035.2">
            <text:p>1538035,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4867.2">
            <text:p>4867,2</text:p>
          </table:table-cell>
          <table:table-cell table:formula="of:=[.A317]*[.B317]" office:value-type="float" office:value="1542902.4">
            <text:p>1542902,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4867.2">
            <text:p>4867,2</text:p>
          </table:table-cell>
          <table:table-cell table:formula="of:=[.A318]*[.B318]" office:value-type="float" office:value="1547769.6">
            <text:p>1547769,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4867.2">
            <text:p>4867,2</text:p>
          </table:table-cell>
          <table:table-cell table:formula="of:=[.A319]*[.B319]" office:value-type="float" office:value="1552636.8">
            <text:p>1552636,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4867.2">
            <text:p>4867,2</text:p>
          </table:table-cell>
          <table:table-cell table:formula="of:=[.A320]*[.B320]" office:value-type="float" office:value="1557504">
            <text:p>155750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4867.2">
            <text:p>4867,2</text:p>
          </table:table-cell>
          <table:table-cell table:formula="of:=[.A321]*[.B321]" office:value-type="float" office:value="1562371.2">
            <text:p>1562371,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4867.2">
            <text:p>4867,2</text:p>
          </table:table-cell>
          <table:table-cell table:formula="of:=[.A322]*[.B322]" office:value-type="float" office:value="1567238.4">
            <text:p>1567238,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4867.2">
            <text:p>4867,2</text:p>
          </table:table-cell>
          <table:table-cell table:formula="of:=[.A323]*[.B323]" office:value-type="float" office:value="1572105.6">
            <text:p>1572105,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4867.2">
            <text:p>4867,2</text:p>
          </table:table-cell>
          <table:table-cell table:formula="of:=[.A324]*[.B324]" office:value-type="float" office:value="1576972.8">
            <text:p>1576972,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4867.2">
            <text:p>4867,2</text:p>
          </table:table-cell>
          <table:table-cell table:formula="of:=[.A325]*[.B325]" office:value-type="float" office:value="1581840">
            <text:p>158184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4867.2">
            <text:p>4867,2</text:p>
          </table:table-cell>
          <table:table-cell table:formula="of:=[.A326]*[.B326]" office:value-type="float" office:value="1586707.2">
            <text:p>1586707,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4867.2">
            <text:p>4867,2</text:p>
          </table:table-cell>
          <table:table-cell table:formula="of:=[.A327]*[.B327]" office:value-type="float" office:value="1591574.4">
            <text:p>1591574,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4867.2">
            <text:p>4867,2</text:p>
          </table:table-cell>
          <table:table-cell table:formula="of:=[.A328]*[.B328]" office:value-type="float" office:value="1596441.6">
            <text:p>1596441,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4867.2">
            <text:p>4867,2</text:p>
          </table:table-cell>
          <table:table-cell table:formula="of:=[.A329]*[.B329]" office:value-type="float" office:value="1601308.8">
            <text:p>1601308,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4867.2">
            <text:p>4867,2</text:p>
          </table:table-cell>
          <table:table-cell table:formula="of:=[.A330]*[.B330]" office:value-type="float" office:value="1606176">
            <text:p>160617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4867.2">
            <text:p>4867,2</text:p>
          </table:table-cell>
          <table:table-cell table:formula="of:=[.A331]*[.B331]" office:value-type="float" office:value="1611043.2">
            <text:p>1611043,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4867.2">
            <text:p>4867,2</text:p>
          </table:table-cell>
          <table:table-cell table:formula="of:=[.A332]*[.B332]" office:value-type="float" office:value="1615910.4">
            <text:p>1615910,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4867.2">
            <text:p>4867,2</text:p>
          </table:table-cell>
          <table:table-cell table:formula="of:=[.A333]*[.B333]" office:value-type="float" office:value="1620777.6">
            <text:p>1620777,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4867.2">
            <text:p>4867,2</text:p>
          </table:table-cell>
          <table:table-cell table:formula="of:=[.A334]*[.B334]" office:value-type="float" office:value="1625644.8">
            <text:p>1625644,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4867.2">
            <text:p>4867,2</text:p>
          </table:table-cell>
          <table:table-cell table:formula="of:=[.A335]*[.B335]" office:value-type="float" office:value="1630512">
            <text:p>163051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4867.2">
            <text:p>4867,2</text:p>
          </table:table-cell>
          <table:table-cell table:formula="of:=[.A336]*[.B336]" office:value-type="float" office:value="1635379.2">
            <text:p>1635379,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4867.2">
            <text:p>4867,2</text:p>
          </table:table-cell>
          <table:table-cell table:formula="of:=[.A337]*[.B337]" office:value-type="float" office:value="1640246.4">
            <text:p>1640246,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4867.2">
            <text:p>4867,2</text:p>
          </table:table-cell>
          <table:table-cell table:formula="of:=[.A338]*[.B338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4867.2">
            <text:p>4867,2</text:p>
          </table:table-cell>
          <table:table-cell table:formula="of:=[.A339]*[.B339]" office:value-type="float" office:value="1649980.8">
            <text:p>1649980,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4867.2">
            <text:p>4867,2</text:p>
          </table:table-cell>
          <table:table-cell table:formula="of:=[.A340]*[.B340]" office:value-type="float" office:value="1654848">
            <text:p>165484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4867.2">
            <text:p>4867,2</text:p>
          </table:table-cell>
          <table:table-cell table:formula="of:=[.A341]*[.B341]" office:value-type="float" office:value="1659715.2">
            <text:p>1659715,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4867.2">
            <text:p>4867,2</text:p>
          </table:table-cell>
          <table:table-cell table:formula="of:=[.A342]*[.B342]" office:value-type="float" office:value="1664582.4">
            <text:p>1664582,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4867.2">
            <text:p>4867,2</text:p>
          </table:table-cell>
          <table:table-cell table:formula="of:=[.A343]*[.B343]" office:value-type="float" office:value="1669449.6">
            <text:p>1669449,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4867.2">
            <text:p>4867,2</text:p>
          </table:table-cell>
          <table:table-cell table:formula="of:=[.A344]*[.B344]" office:value-type="float" office:value="1674316.8">
            <text:p>1674316,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4867.2">
            <text:p>4867,2</text:p>
          </table:table-cell>
          <table:table-cell table:formula="of:=[.A345]*[.B345]" office:value-type="float" office:value="1679184">
            <text:p>167918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4867.2">
            <text:p>4867,2</text:p>
          </table:table-cell>
          <table:table-cell table:formula="of:=[.A346]*[.B346]" office:value-type="float" office:value="1684051.2">
            <text:p>1684051,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4867.2">
            <text:p>4867,2</text:p>
          </table:table-cell>
          <table:table-cell table:formula="of:=[.A347]*[.B347]" office:value-type="float" office:value="1688918.4">
            <text:p>1688918,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4867.2">
            <text:p>4867,2</text:p>
          </table:table-cell>
          <table:table-cell table:formula="of:=[.A348]*[.B348]" office:value-type="float" office:value="1693785.6">
            <text:p>1693785,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4867.2">
            <text:p>4867,2</text:p>
          </table:table-cell>
          <table:table-cell table:formula="of:=[.A349]*[.B349]" office:value-type="float" office:value="1698652.8">
            <text:p>1698652,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4867.2">
            <text:p>4867,2</text:p>
          </table:table-cell>
          <table:table-cell table:formula="of:=[.A350]*[.B350]" office:value-type="float" office:value="1703520">
            <text:p>170352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4867.2">
            <text:p>4867,2</text:p>
          </table:table-cell>
          <table:table-cell table:formula="of:=[.A351]*[.B351]" office:value-type="float" office:value="1708387.2">
            <text:p>1708387,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4867.2">
            <text:p>4867,2</text:p>
          </table:table-cell>
          <table:table-cell table:formula="of:=[.A352]*[.B352]" office:value-type="float" office:value="1713254.4">
            <text:p>1713254,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4867.2">
            <text:p>4867,2</text:p>
          </table:table-cell>
          <table:table-cell table:formula="of:=[.A353]*[.B353]" office:value-type="float" office:value="1718121.6">
            <text:p>1718121,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4867.2">
            <text:p>4867,2</text:p>
          </table:table-cell>
          <table:table-cell table:formula="of:=[.A354]*[.B354]" office:value-type="float" office:value="1722988.8">
            <text:p>1722988,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4867.2">
            <text:p>4867,2</text:p>
          </table:table-cell>
          <table:table-cell table:formula="of:=[.A355]*[.B355]" office:value-type="float" office:value="1727856">
            <text:p>172785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4867.2">
            <text:p>4867,2</text:p>
          </table:table-cell>
          <table:table-cell table:formula="of:=[.A356]*[.B356]" office:value-type="float" office:value="1732723.2">
            <text:p>1732723,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4867.2">
            <text:p>4867,2</text:p>
          </table:table-cell>
          <table:table-cell table:formula="of:=[.A357]*[.B357]" office:value-type="float" office:value="1737590.4">
            <text:p>1737590,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4867.2">
            <text:p>4867,2</text:p>
          </table:table-cell>
          <table:table-cell table:formula="of:=[.A358]*[.B358]" office:value-type="float" office:value="1742457.6">
            <text:p>1742457,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4867.2">
            <text:p>4867,2</text:p>
          </table:table-cell>
          <table:table-cell table:formula="of:=[.A359]*[.B359]" office:value-type="float" office:value="1747324.8">
            <text:p>1747324,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4867.2">
            <text:p>4867,2</text:p>
          </table:table-cell>
          <table:table-cell table:formula="of:=[.A360]*[.B360]" office:value-type="float" office:value="1752192">
            <text:p>175219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4867.2">
            <text:p>4867,2</text:p>
          </table:table-cell>
          <table:table-cell table:formula="of:=[.A361]*[.B361]" office:value-type="float" office:value="1757059.2">
            <text:p>1757059,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4867.2">
            <text:p>4867,2</text:p>
          </table:table-cell>
          <table:table-cell table:formula="of:=[.A362]*[.B362]" office:value-type="float" office:value="1761926.4">
            <text:p>1761926,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4867.2">
            <text:p>4867,2</text:p>
          </table:table-cell>
          <table:table-cell table:formula="of:=[.A363]*[.B363]" office:value-type="float" office:value="1766793.6">
            <text:p>1766793,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4867.2">
            <text:p>4867,2</text:p>
          </table:table-cell>
          <table:table-cell table:formula="of:=[.A364]*[.B364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4867.2">
            <text:p>4867,2</text:p>
          </table:table-cell>
          <table:table-cell table:formula="of:=[.A365]*[.B365]" office:value-type="float" office:value="1776528">
            <text:p>177652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4867.2">
            <text:p>4867,2</text:p>
          </table:table-cell>
          <table:table-cell table:formula="of:=[.A366]*[.B366]" office:value-type="float" office:value="1781395.2">
            <text:p>1781395,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4867.2">
            <text:p>4867,2</text:p>
          </table:table-cell>
          <table:table-cell table:formula="of:=[.A367]*[.B367]" office:value-type="float" office:value="1786262.4">
            <text:p>1786262,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4867.2">
            <text:p>4867,2</text:p>
          </table:table-cell>
          <table:table-cell table:formula="of:=[.A368]*[.B368]" office:value-type="float" office:value="1791129.6">
            <text:p>1791129,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4867.2">
            <text:p>4867,2</text:p>
          </table:table-cell>
          <table:table-cell table:formula="of:=[.A369]*[.B369]" office:value-type="float" office:value="1795996.8">
            <text:p>1795996,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4867.2">
            <text:p>4867,2</text:p>
          </table:table-cell>
          <table:table-cell table:formula="of:=[.A370]*[.B370]" office:value-type="float" office:value="1800864">
            <text:p>180086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4867.2">
            <text:p>4867,2</text:p>
          </table:table-cell>
          <table:table-cell table:formula="of:=[.A371]*[.B371]" office:value-type="float" office:value="1805731.2">
            <text:p>1805731,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4867.2">
            <text:p>4867,2</text:p>
          </table:table-cell>
          <table:table-cell table:formula="of:=[.A372]*[.B372]" office:value-type="float" office:value="1810598.4">
            <text:p>1810598,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4867.2">
            <text:p>4867,2</text:p>
          </table:table-cell>
          <table:table-cell table:formula="of:=[.A373]*[.B373]" office:value-type="float" office:value="1815465.6">
            <text:p>1815465,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4867.2">
            <text:p>4867,2</text:p>
          </table:table-cell>
          <table:table-cell table:formula="of:=[.A374]*[.B374]" office:value-type="float" office:value="1820332.8">
            <text:p>1820332,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4867.2">
            <text:p>4867,2</text:p>
          </table:table-cell>
          <table:table-cell table:formula="of:=[.A375]*[.B375]" office:value-type="float" office:value="1825200">
            <text:p>182520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4867.2">
            <text:p>4867,2</text:p>
          </table:table-cell>
          <table:table-cell table:formula="of:=[.A376]*[.B376]" office:value-type="float" office:value="1830067.2">
            <text:p>1830067,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4867.2">
            <text:p>4867,2</text:p>
          </table:table-cell>
          <table:table-cell table:formula="of:=[.A377]*[.B377]" office:value-type="float" office:value="1834934.4">
            <text:p>1834934,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4867.2">
            <text:p>4867,2</text:p>
          </table:table-cell>
          <table:table-cell table:formula="of:=[.A378]*[.B378]" office:value-type="float" office:value="1839801.6">
            <text:p>1839801,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4867.2">
            <text:p>4867,2</text:p>
          </table:table-cell>
          <table:table-cell table:formula="of:=[.A379]*[.B379]" office:value-type="float" office:value="1844668.8">
            <text:p>1844668,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4867.2">
            <text:p>4867,2</text:p>
          </table:table-cell>
          <table:table-cell table:formula="of:=[.A380]*[.B380]" office:value-type="float" office:value="1849536">
            <text:p>184953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4867.2">
            <text:p>4867,2</text:p>
          </table:table-cell>
          <table:table-cell table:formula="of:=[.A381]*[.B381]" office:value-type="float" office:value="1854403.2">
            <text:p>1854403,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4867.2">
            <text:p>4867,2</text:p>
          </table:table-cell>
          <table:table-cell table:formula="of:=[.A382]*[.B382]" office:value-type="float" office:value="1859270.4">
            <text:p>1859270,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4867.2">
            <text:p>4867,2</text:p>
          </table:table-cell>
          <table:table-cell table:formula="of:=[.A383]*[.B383]" office:value-type="float" office:value="1864137.6">
            <text:p>1864137,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4867.2">
            <text:p>4867,2</text:p>
          </table:table-cell>
          <table:table-cell table:formula="of:=[.A384]*[.B384]" office:value-type="float" office:value="1869004.8">
            <text:p>1869004,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4867.2">
            <text:p>4867,2</text:p>
          </table:table-cell>
          <table:table-cell table:formula="of:=[.A385]*[.B385]" office:value-type="float" office:value="1873872">
            <text:p>187387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4867.2">
            <text:p>4867,2</text:p>
          </table:table-cell>
          <table:table-cell table:formula="of:=[.A386]*[.B386]" office:value-type="float" office:value="1878739.2">
            <text:p>1878739,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4867.2">
            <text:p>4867,2</text:p>
          </table:table-cell>
          <table:table-cell table:formula="of:=[.A387]*[.B387]" office:value-type="float" office:value="1883606.4">
            <text:p>1883606,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4867.2">
            <text:p>4867,2</text:p>
          </table:table-cell>
          <table:table-cell table:formula="of:=[.A388]*[.B388]" office:value-type="float" office:value="1888473.6">
            <text:p>1888473,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4867.2">
            <text:p>4867,2</text:p>
          </table:table-cell>
          <table:table-cell table:formula="of:=[.A389]*[.B389]" office:value-type="float" office:value="1893340.8">
            <text:p>1893340,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4867.2">
            <text:p>4867,2</text:p>
          </table:table-cell>
          <table:table-cell table:formula="of:=[.A390]*[.B390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4867.2">
            <text:p>4867,2</text:p>
          </table:table-cell>
          <table:table-cell table:formula="of:=[.A391]*[.B391]" office:value-type="float" office:value="1903075.2">
            <text:p>1903075,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4867.2">
            <text:p>4867,2</text:p>
          </table:table-cell>
          <table:table-cell table:formula="of:=[.A392]*[.B392]" office:value-type="float" office:value="1907942.4">
            <text:p>1907942,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4867.2">
            <text:p>4867,2</text:p>
          </table:table-cell>
          <table:table-cell table:formula="of:=[.A393]*[.B393]" office:value-type="float" office:value="1912809.6">
            <text:p>1912809,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4867.2">
            <text:p>4867,2</text:p>
          </table:table-cell>
          <table:table-cell table:formula="of:=[.A394]*[.B394]" office:value-type="float" office:value="1917676.8">
            <text:p>1917676,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4867.2">
            <text:p>4867,2</text:p>
          </table:table-cell>
          <table:table-cell table:formula="of:=[.A395]*[.B395]" office:value-type="float" office:value="1922544">
            <text:p>192254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4867.2">
            <text:p>4867,2</text:p>
          </table:table-cell>
          <table:table-cell table:formula="of:=[.A396]*[.B396]" office:value-type="float" office:value="1927411.2">
            <text:p>1927411,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4867.2">
            <text:p>4867,2</text:p>
          </table:table-cell>
          <table:table-cell table:formula="of:=[.A397]*[.B397]" office:value-type="float" office:value="1932278.4">
            <text:p>1932278,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4867.2">
            <text:p>4867,2</text:p>
          </table:table-cell>
          <table:table-cell table:formula="of:=[.A398]*[.B398]" office:value-type="float" office:value="1937145.6">
            <text:p>1937145,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4867.2">
            <text:p>4867,2</text:p>
          </table:table-cell>
          <table:table-cell table:formula="of:=[.A399]*[.B399]" office:value-type="float" office:value="1942012.8">
            <text:p>1942012,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4867.2">
            <text:p>4867,2</text:p>
          </table:table-cell>
          <table:table-cell table:formula="of:=[.A400]*[.B400]" office:value-type="float" office:value="1946880">
            <text:p>194688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4867.2">
            <text:p>4867,2</text:p>
          </table:table-cell>
          <table:table-cell table:formula="of:=[.A401]*[.B401]" office:value-type="float" office:value="1951747.2">
            <text:p>1951747,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4867.2">
            <text:p>4867,2</text:p>
          </table:table-cell>
          <table:table-cell table:formula="of:=[.A402]*[.B402]" office:value-type="float" office:value="1956614.4">
            <text:p>1956614,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4867.2">
            <text:p>4867,2</text:p>
          </table:table-cell>
          <table:table-cell table:formula="of:=[.A403]*[.B403]" office:value-type="float" office:value="1961481.6">
            <text:p>1961481,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4867.2">
            <text:p>4867,2</text:p>
          </table:table-cell>
          <table:table-cell table:formula="of:=[.A404]*[.B404]" office:value-type="float" office:value="1966348.8">
            <text:p>1966348,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4867.2">
            <text:p>4867,2</text:p>
          </table:table-cell>
          <table:table-cell table:formula="of:=[.A405]*[.B405]" office:value-type="float" office:value="1971216">
            <text:p>19712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4867.2">
            <text:p>4867,2</text:p>
          </table:table-cell>
          <table:table-cell table:formula="of:=[.A406]*[.B406]" office:value-type="float" office:value="1976083.2">
            <text:p>1976083,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4867.2">
            <text:p>4867,2</text:p>
          </table:table-cell>
          <table:table-cell table:formula="of:=[.A407]*[.B407]" office:value-type="float" office:value="1980950.4">
            <text:p>1980950,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4867.2">
            <text:p>4867,2</text:p>
          </table:table-cell>
          <table:table-cell table:formula="of:=[.A408]*[.B408]" office:value-type="float" office:value="1985817.6">
            <text:p>1985817,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4867.2">
            <text:p>4867,2</text:p>
          </table:table-cell>
          <table:table-cell table:formula="of:=[.A409]*[.B409]" office:value-type="float" office:value="1990684.8">
            <text:p>1990684,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4867.2">
            <text:p>4867,2</text:p>
          </table:table-cell>
          <table:table-cell table:formula="of:=[.A410]*[.B410]" office:value-type="float" office:value="1995552">
            <text:p>199555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4867.2">
            <text:p>4867,2</text:p>
          </table:table-cell>
          <table:table-cell table:formula="of:=[.A411]*[.B411]" office:value-type="float" office:value="2000419.2">
            <text:p>2000419,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4867.2">
            <text:p>4867,2</text:p>
          </table:table-cell>
          <table:table-cell table:formula="of:=[.A412]*[.B412]" office:value-type="float" office:value="2005286.4">
            <text:p>2005286,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4867.2">
            <text:p>4867,2</text:p>
          </table:table-cell>
          <table:table-cell table:formula="of:=[.A413]*[.B413]" office:value-type="float" office:value="2010153.6">
            <text:p>2010153,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4867.2">
            <text:p>4867,2</text:p>
          </table:table-cell>
          <table:table-cell table:formula="of:=[.A414]*[.B414]" office:value-type="float" office:value="2015020.8">
            <text:p>2015020,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4867.2">
            <text:p>4867,2</text:p>
          </table:table-cell>
          <table:table-cell table:formula="of:=[.A415]*[.B415]" office:value-type="float" office:value="2019888">
            <text:p>201988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4867.2">
            <text:p>4867,2</text:p>
          </table:table-cell>
          <table:table-cell table:formula="of:=[.A416]*[.B416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4867.2">
            <text:p>4867,2</text:p>
          </table:table-cell>
          <table:table-cell table:formula="of:=[.A417]*[.B417]" office:value-type="float" office:value="2029622.4">
            <text:p>2029622,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4867.2">
            <text:p>4867,2</text:p>
          </table:table-cell>
          <table:table-cell table:formula="of:=[.A418]*[.B418]" office:value-type="float" office:value="2034489.6">
            <text:p>2034489,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4867.2">
            <text:p>4867,2</text:p>
          </table:table-cell>
          <table:table-cell table:formula="of:=[.A419]*[.B419]" office:value-type="float" office:value="2039356.8">
            <text:p>2039356,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4867.2">
            <text:p>4867,2</text:p>
          </table:table-cell>
          <table:table-cell table:formula="of:=[.A420]*[.B420]" office:value-type="float" office:value="2044224">
            <text:p>204422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4867.2">
            <text:p>4867,2</text:p>
          </table:table-cell>
          <table:table-cell table:formula="of:=[.A421]*[.B421]" office:value-type="float" office:value="2049091.2">
            <text:p>2049091,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4867.2">
            <text:p>4867,2</text:p>
          </table:table-cell>
          <table:table-cell table:formula="of:=[.A422]*[.B422]" office:value-type="float" office:value="2053958.4">
            <text:p>2053958,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4867.2">
            <text:p>4867,2</text:p>
          </table:table-cell>
          <table:table-cell table:formula="of:=[.A423]*[.B423]" office:value-type="float" office:value="2058825.6">
            <text:p>2058825,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4867.2">
            <text:p>4867,2</text:p>
          </table:table-cell>
          <table:table-cell table:formula="of:=[.A424]*[.B424]" office:value-type="float" office:value="2063692.8">
            <text:p>2063692,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4867.2">
            <text:p>4867,2</text:p>
          </table:table-cell>
          <table:table-cell table:formula="of:=[.A425]*[.B425]" office:value-type="float" office:value="2068560">
            <text:p>206856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4867.2">
            <text:p>4867,2</text:p>
          </table:table-cell>
          <table:table-cell table:formula="of:=[.A426]*[.B426]" office:value-type="float" office:value="2073427.2">
            <text:p>2073427,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4867.2">
            <text:p>4867,2</text:p>
          </table:table-cell>
          <table:table-cell table:formula="of:=[.A427]*[.B427]" office:value-type="float" office:value="2078294.4">
            <text:p>2078294,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4867.2">
            <text:p>4867,2</text:p>
          </table:table-cell>
          <table:table-cell table:formula="of:=[.A428]*[.B428]" office:value-type="float" office:value="2083161.6">
            <text:p>2083161,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4867.2">
            <text:p>4867,2</text:p>
          </table:table-cell>
          <table:table-cell table:formula="of:=[.A429]*[.B429]" office:value-type="float" office:value="2088028.8">
            <text:p>2088028,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4867.2">
            <text:p>4867,2</text:p>
          </table:table-cell>
          <table:table-cell table:formula="of:=[.A430]*[.B430]" office:value-type="float" office:value="2092896">
            <text:p>209289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4867.2">
            <text:p>4867,2</text:p>
          </table:table-cell>
          <table:table-cell table:formula="of:=[.A431]*[.B431]" office:value-type="float" office:value="2097763.2">
            <text:p>2097763,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4867.2">
            <text:p>4867,2</text:p>
          </table:table-cell>
          <table:table-cell table:formula="of:=[.A432]*[.B432]" office:value-type="float" office:value="2102630.4">
            <text:p>2102630,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4867.2">
            <text:p>4867,2</text:p>
          </table:table-cell>
          <table:table-cell table:formula="of:=[.A433]*[.B433]" office:value-type="float" office:value="2107497.6">
            <text:p>2107497,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4867.2">
            <text:p>4867,2</text:p>
          </table:table-cell>
          <table:table-cell table:formula="of:=[.A434]*[.B434]" office:value-type="float" office:value="2112364.8">
            <text:p>2112364,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4867.2">
            <text:p>4867,2</text:p>
          </table:table-cell>
          <table:table-cell table:formula="of:=[.A435]*[.B435]" office:value-type="float" office:value="2117232">
            <text:p>211723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4867.2">
            <text:p>4867,2</text:p>
          </table:table-cell>
          <table:table-cell table:formula="of:=[.A436]*[.B436]" office:value-type="float" office:value="2122099.2">
            <text:p>2122099,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4867.2">
            <text:p>4867,2</text:p>
          </table:table-cell>
          <table:table-cell table:formula="of:=[.A437]*[.B437]" office:value-type="float" office:value="2126966.4">
            <text:p>2126966,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4867.2">
            <text:p>4867,2</text:p>
          </table:table-cell>
          <table:table-cell table:formula="of:=[.A438]*[.B438]" office:value-type="float" office:value="2131833.6">
            <text:p>2131833,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4867.2">
            <text:p>4867,2</text:p>
          </table:table-cell>
          <table:table-cell table:formula="of:=[.A439]*[.B439]" office:value-type="float" office:value="2136700.8">
            <text:p>2136700,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4867.2">
            <text:p>4867,2</text:p>
          </table:table-cell>
          <table:table-cell table:formula="of:=[.A440]*[.B440]" office:value-type="float" office:value="2141568">
            <text:p>214156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4867.2">
            <text:p>4867,2</text:p>
          </table:table-cell>
          <table:table-cell table:formula="of:=[.A441]*[.B441]" office:value-type="float" office:value="2146435.2">
            <text:p>2146435,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4867.2">
            <text:p>4867,2</text:p>
          </table:table-cell>
          <table:table-cell table:formula="of:=[.A442]*[.B442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4867.2">
            <text:p>4867,2</text:p>
          </table:table-cell>
          <table:table-cell table:formula="of:=[.A443]*[.B443]" office:value-type="float" office:value="2156169.6">
            <text:p>2156169,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4867.2">
            <text:p>4867,2</text:p>
          </table:table-cell>
          <table:table-cell table:formula="of:=[.A444]*[.B444]" office:value-type="float" office:value="2161036.8">
            <text:p>2161036,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4867.2">
            <text:p>4867,2</text:p>
          </table:table-cell>
          <table:table-cell table:formula="of:=[.A445]*[.B445]" office:value-type="float" office:value="2165904">
            <text:p>216590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4867.2">
            <text:p>4867,2</text:p>
          </table:table-cell>
          <table:table-cell table:formula="of:=[.A446]*[.B446]" office:value-type="float" office:value="2170771.2">
            <text:p>2170771,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4867.2">
            <text:p>4867,2</text:p>
          </table:table-cell>
          <table:table-cell table:formula="of:=[.A447]*[.B447]" office:value-type="float" office:value="2175638.4">
            <text:p>2175638,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4867.2">
            <text:p>4867,2</text:p>
          </table:table-cell>
          <table:table-cell table:formula="of:=[.A448]*[.B448]" office:value-type="float" office:value="2180505.6">
            <text:p>2180505,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4867.2">
            <text:p>4867,2</text:p>
          </table:table-cell>
          <table:table-cell table:formula="of:=[.A449]*[.B449]" office:value-type="float" office:value="2185372.8">
            <text:p>2185372,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4867.2">
            <text:p>4867,2</text:p>
          </table:table-cell>
          <table:table-cell table:formula="of:=[.A450]*[.B450]" office:value-type="float" office:value="2190240">
            <text:p>219024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4867.2">
            <text:p>4867,2</text:p>
          </table:table-cell>
          <table:table-cell table:formula="of:=[.A451]*[.B451]" office:value-type="float" office:value="2195107.2">
            <text:p>2195107,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4867.2">
            <text:p>4867,2</text:p>
          </table:table-cell>
          <table:table-cell table:formula="of:=[.A452]*[.B452]" office:value-type="float" office:value="2199974.4">
            <text:p>2199974,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4867.2">
            <text:p>4867,2</text:p>
          </table:table-cell>
          <table:table-cell table:formula="of:=[.A453]*[.B453]" office:value-type="float" office:value="2204841.6">
            <text:p>2204841,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4867.2">
            <text:p>4867,2</text:p>
          </table:table-cell>
          <table:table-cell table:formula="of:=[.A454]*[.B454]" office:value-type="float" office:value="2209708.8">
            <text:p>2209708,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4867.2">
            <text:p>4867,2</text:p>
          </table:table-cell>
          <table:table-cell table:formula="of:=[.A455]*[.B455]" office:value-type="float" office:value="2214576">
            <text:p>221457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4867.2">
            <text:p>4867,2</text:p>
          </table:table-cell>
          <table:table-cell table:formula="of:=[.A456]*[.B456]" office:value-type="float" office:value="2219443.2">
            <text:p>2219443,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4867.2">
            <text:p>4867,2</text:p>
          </table:table-cell>
          <table:table-cell table:formula="of:=[.A457]*[.B457]" office:value-type="float" office:value="2224310.4">
            <text:p>2224310,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4867.2">
            <text:p>4867,2</text:p>
          </table:table-cell>
          <table:table-cell table:formula="of:=[.A458]*[.B458]" office:value-type="float" office:value="2229177.6">
            <text:p>2229177,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4867.2">
            <text:p>4867,2</text:p>
          </table:table-cell>
          <table:table-cell table:formula="of:=[.A459]*[.B459]" office:value-type="float" office:value="2234044.8">
            <text:p>2234044,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4867.2">
            <text:p>4867,2</text:p>
          </table:table-cell>
          <table:table-cell table:formula="of:=[.A460]*[.B460]" office:value-type="float" office:value="2238912">
            <text:p>223891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4867.2">
            <text:p>4867,2</text:p>
          </table:table-cell>
          <table:table-cell table:formula="of:=[.A461]*[.B461]" office:value-type="float" office:value="2243779.2">
            <text:p>2243779,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4867.2">
            <text:p>4867,2</text:p>
          </table:table-cell>
          <table:table-cell table:formula="of:=[.A462]*[.B462]" office:value-type="float" office:value="2248646.4">
            <text:p>2248646,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4867.2">
            <text:p>4867,2</text:p>
          </table:table-cell>
          <table:table-cell table:formula="of:=[.A463]*[.B463]" office:value-type="float" office:value="2253513.6">
            <text:p>2253513,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4867.2">
            <text:p>4867,2</text:p>
          </table:table-cell>
          <table:table-cell table:formula="of:=[.A464]*[.B464]" office:value-type="float" office:value="2258380.8">
            <text:p>2258380,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4867.2">
            <text:p>4867,2</text:p>
          </table:table-cell>
          <table:table-cell table:formula="of:=[.A465]*[.B465]" office:value-type="float" office:value="2263248">
            <text:p>226324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4867.2">
            <text:p>4867,2</text:p>
          </table:table-cell>
          <table:table-cell table:formula="of:=[.A466]*[.B466]" office:value-type="float" office:value="2268115.2">
            <text:p>2268115,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4867.2">
            <text:p>4867,2</text:p>
          </table:table-cell>
          <table:table-cell table:formula="of:=[.A467]*[.B467]" office:value-type="float" office:value="2272982.4">
            <text:p>2272982,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4867.2">
            <text:p>4867,2</text:p>
          </table:table-cell>
          <table:table-cell table:formula="of:=[.A468]*[.B468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4867.2">
            <text:p>4867,2</text:p>
          </table:table-cell>
          <table:table-cell table:formula="of:=[.A469]*[.B469]" office:value-type="float" office:value="2282716.8">
            <text:p>2282716,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4867.2">
            <text:p>4867,2</text:p>
          </table:table-cell>
          <table:table-cell table:formula="of:=[.A470]*[.B470]" office:value-type="float" office:value="2287584">
            <text:p>228758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4867.2">
            <text:p>4867,2</text:p>
          </table:table-cell>
          <table:table-cell table:formula="of:=[.A471]*[.B471]" office:value-type="float" office:value="2292451.2">
            <text:p>2292451,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4867.2">
            <text:p>4867,2</text:p>
          </table:table-cell>
          <table:table-cell table:formula="of:=[.A472]*[.B472]" office:value-type="float" office:value="2297318.4">
            <text:p>2297318,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4867.2">
            <text:p>4867,2</text:p>
          </table:table-cell>
          <table:table-cell table:formula="of:=[.A473]*[.B473]" office:value-type="float" office:value="2302185.6">
            <text:p>2302185,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4867.2">
            <text:p>4867,2</text:p>
          </table:table-cell>
          <table:table-cell table:formula="of:=[.A474]*[.B474]" office:value-type="float" office:value="2307052.8">
            <text:p>2307052,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4867.2">
            <text:p>4867,2</text:p>
          </table:table-cell>
          <table:table-cell table:formula="of:=[.A475]*[.B475]" office:value-type="float" office:value="2311920">
            <text:p>2311920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4867.2">
            <text:p>4867,2</text:p>
          </table:table-cell>
          <table:table-cell table:formula="of:=[.A476]*[.B476]" office:value-type="float" office:value="2316787.2">
            <text:p>2316787,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4867.2">
            <text:p>4867,2</text:p>
          </table:table-cell>
          <table:table-cell table:formula="of:=[.A477]*[.B477]" office:value-type="float" office:value="2321654.4">
            <text:p>2321654,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4867.2">
            <text:p>4867,2</text:p>
          </table:table-cell>
          <table:table-cell table:formula="of:=[.A478]*[.B478]" office:value-type="float" office:value="2326521.6">
            <text:p>2326521,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4867.2">
            <text:p>4867,2</text:p>
          </table:table-cell>
          <table:table-cell table:formula="of:=[.A479]*[.B479]" office:value-type="float" office:value="2331388.8">
            <text:p>2331388,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4867.2">
            <text:p>4867,2</text:p>
          </table:table-cell>
          <table:table-cell table:formula="of:=[.A480]*[.B480]" office:value-type="float" office:value="2336256">
            <text:p>233625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4867.2">
            <text:p>4867,2</text:p>
          </table:table-cell>
          <table:table-cell table:formula="of:=[.A481]*[.B481]" office:value-type="float" office:value="2341123.2">
            <text:p>2341123,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4867.2">
            <text:p>4867,2</text:p>
          </table:table-cell>
          <table:table-cell table:formula="of:=[.A482]*[.B482]" office:value-type="float" office:value="2345990.4">
            <text:p>2345990,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4867.2">
            <text:p>4867,2</text:p>
          </table:table-cell>
          <table:table-cell table:formula="of:=[.A483]*[.B483]" office:value-type="float" office:value="2350857.6">
            <text:p>2350857,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4867.2">
            <text:p>4867,2</text:p>
          </table:table-cell>
          <table:table-cell table:formula="of:=[.A484]*[.B484]" office:value-type="float" office:value="2355724.8">
            <text:p>2355724,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4867.2">
            <text:p>4867,2</text:p>
          </table:table-cell>
          <table:table-cell table:formula="of:=[.A485]*[.B485]" office:value-type="float" office:value="2360592">
            <text:p>236059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4867.2">
            <text:p>4867,2</text:p>
          </table:table-cell>
          <table:table-cell table:formula="of:=[.A486]*[.B486]" office:value-type="float" office:value="2365459.2">
            <text:p>2365459,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4867.2">
            <text:p>4867,2</text:p>
          </table:table-cell>
          <table:table-cell table:formula="of:=[.A487]*[.B487]" office:value-type="float" office:value="2370326.4">
            <text:p>2370326,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4867.2">
            <text:p>4867,2</text:p>
          </table:table-cell>
          <table:table-cell table:formula="of:=[.A488]*[.B488]" office:value-type="float" office:value="2375193.6">
            <text:p>2375193,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4867.2">
            <text:p>4867,2</text:p>
          </table:table-cell>
          <table:table-cell table:formula="of:=[.A489]*[.B489]" office:value-type="float" office:value="2380060.8">
            <text:p>2380060,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4867.2">
            <text:p>4867,2</text:p>
          </table:table-cell>
          <table:table-cell table:formula="of:=[.A490]*[.B490]" office:value-type="float" office:value="2384928">
            <text:p>238492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4867.2">
            <text:p>4867,2</text:p>
          </table:table-cell>
          <table:table-cell table:formula="of:=[.A491]*[.B491]" office:value-type="float" office:value="2389795.2">
            <text:p>2389795,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4867.2">
            <text:p>4867,2</text:p>
          </table:table-cell>
          <table:table-cell table:formula="of:=[.A492]*[.B492]" office:value-type="float" office:value="2394662.4">
            <text:p>2394662,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4867.2">
            <text:p>4867,2</text:p>
          </table:table-cell>
          <table:table-cell table:formula="of:=[.A493]*[.B493]" office:value-type="float" office:value="2399529.6">
            <text:p>2399529,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4867.2">
            <text:p>4867,2</text:p>
          </table:table-cell>
          <table:table-cell table:formula="of:=[.A494]*[.B494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4867.2">
            <text:p>4867,2</text:p>
          </table:table-cell>
          <table:table-cell table:formula="of:=[.A495]*[.B495]" office:value-type="float" office:value="2409264">
            <text:p>240926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4867.2">
            <text:p>4867,2</text:p>
          </table:table-cell>
          <table:table-cell table:formula="of:=[.A496]*[.B496]" office:value-type="float" office:value="2414131.2">
            <text:p>2414131,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4867.2">
            <text:p>4867,2</text:p>
          </table:table-cell>
          <table:table-cell table:formula="of:=[.A497]*[.B497]" office:value-type="float" office:value="2418998.4">
            <text:p>2418998,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4867.2">
            <text:p>4867,2</text:p>
          </table:table-cell>
          <table:table-cell table:formula="of:=[.A498]*[.B498]" office:value-type="float" office:value="2423865.6">
            <text:p>2423865,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4867.2">
            <text:p>4867,2</text:p>
          </table:table-cell>
          <table:table-cell table:formula="of:=[.A499]*[.B499]" office:value-type="float" office:value="2428732.8">
            <text:p>2428732,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4867.2">
            <text:p>4867,2</text:p>
          </table:table-cell>
          <table:table-cell table:formula="of:=[.A500]*[.B500]" office:value-type="float" office:value="2433600">
            <text:p>2433600</text:p>
          </table:table-cell>
          <table:table-cell/>
        </table:table-row>
      </table:table>
      <table:table table:name="2016" table:style-name="ta1">
        <table:table-column table:style-name="co1" table:number-columns-repeated="4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formula="of:=[.$D$1]" office:value-type="float" office:value="5061.888">
            <text:p>5061,888</text:p>
          </table:table-cell>
          <table:table-cell table:formula="of:=[.A1]*[.B1]" office:value-type="float" office:value="5061.888">
            <text:p>5061,888</text:p>
          </table:table-cell>
          <table:table-cell table:formula="of:=['2015'.D1]*1.04" office:value-type="float" office:value="5061.888">
            <text:p>5061,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061.888">
            <text:p>5061,888</text:p>
          </table:table-cell>
          <table:table-cell table:formula="of:=[.A2]*[.B2]" office:value-type="float" office:value="10123.776">
            <text:p>10123,7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061.888">
            <text:p>5061,888</text:p>
          </table:table-cell>
          <table:table-cell table:formula="of:=[.A3]*[.B3]" office:value-type="float" office:value="15185.664">
            <text:p>15185,66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061.888">
            <text:p>5061,888</text:p>
          </table:table-cell>
          <table:table-cell table:formula="of:=[.A4]*[.B4]" office:value-type="float" office:value="20247.552">
            <text:p>20247,5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061.888">
            <text:p>5061,888</text:p>
          </table:table-cell>
          <table:table-cell table:formula="of:=[.A5]*[.B5]" office:value-type="float" office:value="25309.44">
            <text:p>25309,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061.888">
            <text:p>5061,888</text:p>
          </table:table-cell>
          <table:table-cell table:formula="of:=[.A6]*[.B6]" office:value-type="float" office:value="30371.328">
            <text:p>30371,32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061.888">
            <text:p>5061,888</text:p>
          </table:table-cell>
          <table:table-cell table:formula="of:=[.A7]*[.B7]" office:value-type="float" office:value="35433.216">
            <text:p>35433,2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061.888">
            <text:p>5061,888</text:p>
          </table:table-cell>
          <table:table-cell table:formula="of:=[.A8]*[.B8]" office:value-type="float" office:value="40495.104">
            <text:p>40495,1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061.888">
            <text:p>5061,888</text:p>
          </table:table-cell>
          <table:table-cell table:formula="of:=[.A9]*[.B9]" office:value-type="float" office:value="45556.992">
            <text:p>45556,9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061.888">
            <text:p>5061,888</text:p>
          </table:table-cell>
          <table:table-cell table:formula="of:=[.A10]*[.B10]" office:value-type="float" office:value="50618.88">
            <text:p>50618,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061.888">
            <text:p>5061,888</text:p>
          </table:table-cell>
          <table:table-cell table:formula="of:=[.A11]*[.B11]" office:value-type="float" office:value="55680.768">
            <text:p>55680,76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061.888">
            <text:p>5061,888</text:p>
          </table:table-cell>
          <table:table-cell table:formula="of:=[.A12]*[.B12]" office:value-type="float" office:value="60742.656">
            <text:p>60742,6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061.888">
            <text:p>5061,888</text:p>
          </table:table-cell>
          <table:table-cell table:formula="of:=[.A13]*[.B13]" office:value-type="float" office:value="65804.544">
            <text:p>65804,5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061.888">
            <text:p>5061,888</text:p>
          </table:table-cell>
          <table:table-cell table:formula="of:=[.A14]*[.B14]" office:value-type="float" office:value="70866.432">
            <text:p>70866,4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061.888">
            <text:p>5061,888</text:p>
          </table:table-cell>
          <table:table-cell table:formula="of:=[.A15]*[.B15]" office:value-type="float" office:value="75928.32">
            <text:p>75928,3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061.888">
            <text:p>5061,888</text:p>
          </table:table-cell>
          <table:table-cell table:formula="of:=[.A16]*[.B16]" office:value-type="float" office:value="80990.208">
            <text:p>80990,2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061.888">
            <text:p>5061,888</text:p>
          </table:table-cell>
          <table:table-cell table:formula="of:=[.A17]*[.B17]" office:value-type="float" office:value="86052.096">
            <text:p>86052,09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061.888">
            <text:p>5061,888</text:p>
          </table:table-cell>
          <table:table-cell table:formula="of:=[.A18]*[.B18]" office:value-type="float" office:value="91113.984">
            <text:p>91113,98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061.888">
            <text:p>5061,888</text:p>
          </table:table-cell>
          <table:table-cell table:formula="of:=[.A19]*[.B19]" office:value-type="float" office:value="96175.872">
            <text:p>96175,87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061.888">
            <text:p>5061,888</text:p>
          </table:table-cell>
          <table:table-cell table:formula="of:=[.A20]*[.B20]" office:value-type="float" office:value="101237.76">
            <text:p>101237,7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061.888">
            <text:p>5061,888</text:p>
          </table:table-cell>
          <table:table-cell table:formula="of:=[.A21]*[.B21]" office:value-type="float" office:value="106299.648">
            <text:p>106299,6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061.888">
            <text:p>5061,888</text:p>
          </table:table-cell>
          <table:table-cell table:formula="of:=[.A22]*[.B22]" office:value-type="float" office:value="111361.536">
            <text:p>111361,53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061.888">
            <text:p>5061,888</text:p>
          </table:table-cell>
          <table:table-cell table:formula="of:=[.A23]*[.B23]" office:value-type="float" office:value="116423.424">
            <text:p>116423,42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061.888">
            <text:p>5061,888</text:p>
          </table:table-cell>
          <table:table-cell table:formula="of:=[.A24]*[.B24]" office:value-type="float" office:value="121485.312">
            <text:p>121485,31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061.888">
            <text:p>5061,888</text:p>
          </table:table-cell>
          <table:table-cell table:formula="of:=[.A25]*[.B25]" office:value-type="float" office:value="126547.2">
            <text:p>126547,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061.888">
            <text:p>5061,888</text:p>
          </table:table-cell>
          <table:table-cell table:formula="of:=[.A26]*[.B26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061.888">
            <text:p>5061,888</text:p>
          </table:table-cell>
          <table:table-cell table:formula="of:=[.A27]*[.B27]" office:value-type="float" office:value="136670.976">
            <text:p>136670,97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061.888">
            <text:p>5061,888</text:p>
          </table:table-cell>
          <table:table-cell table:formula="of:=[.A28]*[.B28]" office:value-type="float" office:value="141732.864">
            <text:p>141732,86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061.888">
            <text:p>5061,888</text:p>
          </table:table-cell>
          <table:table-cell table:formula="of:=[.A29]*[.B29]" office:value-type="float" office:value="146794.752">
            <text:p>146794,75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061.888">
            <text:p>5061,888</text:p>
          </table:table-cell>
          <table:table-cell table:formula="of:=[.A30]*[.B30]" office:value-type="float" office:value="151856.64">
            <text:p>151856,6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061.888">
            <text:p>5061,888</text:p>
          </table:table-cell>
          <table:table-cell table:formula="of:=[.A31]*[.B31]" office:value-type="float" office:value="156918.528">
            <text:p>156918,52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061.888">
            <text:p>5061,888</text:p>
          </table:table-cell>
          <table:table-cell table:formula="of:=[.A32]*[.B32]" office:value-type="float" office:value="161980.416">
            <text:p>161980,41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061.888">
            <text:p>5061,888</text:p>
          </table:table-cell>
          <table:table-cell table:formula="of:=[.A33]*[.B33]" office:value-type="float" office:value="167042.304">
            <text:p>167042,30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061.888">
            <text:p>5061,888</text:p>
          </table:table-cell>
          <table:table-cell table:formula="of:=[.A34]*[.B34]" office:value-type="float" office:value="172104.192">
            <text:p>172104,19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061.888">
            <text:p>5061,888</text:p>
          </table:table-cell>
          <table:table-cell table:formula="of:=[.A35]*[.B35]" office:value-type="float" office:value="177166.08">
            <text:p>177166,0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061.888">
            <text:p>5061,888</text:p>
          </table:table-cell>
          <table:table-cell table:formula="of:=[.A36]*[.B36]" office:value-type="float" office:value="182227.968">
            <text:p>182227,96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061.888">
            <text:p>5061,888</text:p>
          </table:table-cell>
          <table:table-cell table:formula="of:=[.A37]*[.B37]" office:value-type="float" office:value="187289.856">
            <text:p>187289,85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061.888">
            <text:p>5061,888</text:p>
          </table:table-cell>
          <table:table-cell table:formula="of:=[.A38]*[.B38]" office:value-type="float" office:value="192351.744">
            <text:p>192351,74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061.888">
            <text:p>5061,888</text:p>
          </table:table-cell>
          <table:table-cell table:formula="of:=[.A39]*[.B39]" office:value-type="float" office:value="197413.632">
            <text:p>197413,6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061.888">
            <text:p>5061,888</text:p>
          </table:table-cell>
          <table:table-cell table:formula="of:=[.A40]*[.B40]" office:value-type="float" office:value="202475.52">
            <text:p>202475,5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061.888">
            <text:p>5061,888</text:p>
          </table:table-cell>
          <table:table-cell table:formula="of:=[.A41]*[.B41]" office:value-type="float" office:value="207537.408">
            <text:p>207537,40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061.888">
            <text:p>5061,888</text:p>
          </table:table-cell>
          <table:table-cell table:formula="of:=[.A42]*[.B42]" office:value-type="float" office:value="212599.296">
            <text:p>212599,29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061.888">
            <text:p>5061,888</text:p>
          </table:table-cell>
          <table:table-cell table:formula="of:=[.A43]*[.B43]" office:value-type="float" office:value="217661.184">
            <text:p>217661,18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061.888">
            <text:p>5061,888</text:p>
          </table:table-cell>
          <table:table-cell table:formula="of:=[.A44]*[.B44]" office:value-type="float" office:value="222723.072">
            <text:p>222723,07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061.888">
            <text:p>5061,888</text:p>
          </table:table-cell>
          <table:table-cell table:formula="of:=[.A45]*[.B45]" office:value-type="float" office:value="227784.96">
            <text:p>227784,9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061.888">
            <text:p>5061,888</text:p>
          </table:table-cell>
          <table:table-cell table:formula="of:=[.A46]*[.B46]" office:value-type="float" office:value="232846.848">
            <text:p>232846,84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061.888">
            <text:p>5061,888</text:p>
          </table:table-cell>
          <table:table-cell table:formula="of:=[.A47]*[.B47]" office:value-type="float" office:value="237908.736">
            <text:p>237908,73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061.888">
            <text:p>5061,888</text:p>
          </table:table-cell>
          <table:table-cell table:formula="of:=[.A48]*[.B48]" office:value-type="float" office:value="242970.624">
            <text:p>242970,62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061.888">
            <text:p>5061,888</text:p>
          </table:table-cell>
          <table:table-cell table:formula="of:=[.A49]*[.B49]" office:value-type="float" office:value="248032.512">
            <text:p>248032,5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061.888">
            <text:p>5061,888</text:p>
          </table:table-cell>
          <table:table-cell table:formula="of:=[.A50]*[.B50]" office:value-type="float" office:value="253094.4">
            <text:p>253094,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061.888">
            <text:p>5061,888</text:p>
          </table:table-cell>
          <table:table-cell table:formula="of:=[.A51]*[.B51]" office:value-type="float" office:value="258156.288">
            <text:p>258156,28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061.888">
            <text:p>5061,888</text:p>
          </table:table-cell>
          <table:table-cell table:formula="of:=[.A52]*[.B52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061.888">
            <text:p>5061,888</text:p>
          </table:table-cell>
          <table:table-cell table:formula="of:=[.A53]*[.B53]" office:value-type="float" office:value="268280.064">
            <text:p>268280,06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061.888">
            <text:p>5061,888</text:p>
          </table:table-cell>
          <table:table-cell table:formula="of:=[.A54]*[.B54]" office:value-type="float" office:value="273341.952">
            <text:p>273341,95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061.888">
            <text:p>5061,888</text:p>
          </table:table-cell>
          <table:table-cell table:formula="of:=[.A55]*[.B55]" office:value-type="float" office:value="278403.84">
            <text:p>278403,8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061.888">
            <text:p>5061,888</text:p>
          </table:table-cell>
          <table:table-cell table:formula="of:=[.A56]*[.B56]" office:value-type="float" office:value="283465.728">
            <text:p>283465,72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061.888">
            <text:p>5061,888</text:p>
          </table:table-cell>
          <table:table-cell table:formula="of:=[.A57]*[.B57]" office:value-type="float" office:value="288527.616">
            <text:p>288527,61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061.888">
            <text:p>5061,888</text:p>
          </table:table-cell>
          <table:table-cell table:formula="of:=[.A58]*[.B58]" office:value-type="float" office:value="293589.504">
            <text:p>293589,50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061.888">
            <text:p>5061,888</text:p>
          </table:table-cell>
          <table:table-cell table:formula="of:=[.A59]*[.B59]" office:value-type="float" office:value="298651.392">
            <text:p>298651,39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061.888">
            <text:p>5061,888</text:p>
          </table:table-cell>
          <table:table-cell table:formula="of:=[.A60]*[.B60]" office:value-type="float" office:value="303713.28">
            <text:p>303713,2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061.888">
            <text:p>5061,888</text:p>
          </table:table-cell>
          <table:table-cell table:formula="of:=[.A61]*[.B61]" office:value-type="float" office:value="308775.168">
            <text:p>308775,16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061.888">
            <text:p>5061,888</text:p>
          </table:table-cell>
          <table:table-cell table:formula="of:=[.A62]*[.B62]" office:value-type="float" office:value="313837.056">
            <text:p>313837,05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061.888">
            <text:p>5061,888</text:p>
          </table:table-cell>
          <table:table-cell table:formula="of:=[.A63]*[.B63]" office:value-type="float" office:value="318898.944">
            <text:p>318898,9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061.888">
            <text:p>5061,888</text:p>
          </table:table-cell>
          <table:table-cell table:formula="of:=[.A64]*[.B64]" office:value-type="float" office:value="323960.832">
            <text:p>323960,83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061.888">
            <text:p>5061,888</text:p>
          </table:table-cell>
          <table:table-cell table:formula="of:=[.A65]*[.B65]" office:value-type="float" office:value="329022.72">
            <text:p>329022,7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061.888">
            <text:p>5061,888</text:p>
          </table:table-cell>
          <table:table-cell table:formula="of:=[.A66]*[.B66]" office:value-type="float" office:value="334084.608">
            <text:p>334084,60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061.888">
            <text:p>5061,888</text:p>
          </table:table-cell>
          <table:table-cell table:formula="of:=[.A67]*[.B67]" office:value-type="float" office:value="339146.496">
            <text:p>339146,49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061.888">
            <text:p>5061,888</text:p>
          </table:table-cell>
          <table:table-cell table:formula="of:=[.A68]*[.B68]" office:value-type="float" office:value="344208.384">
            <text:p>344208,38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061.888">
            <text:p>5061,888</text:p>
          </table:table-cell>
          <table:table-cell table:formula="of:=[.A69]*[.B69]" office:value-type="float" office:value="349270.272">
            <text:p>349270,27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061.888">
            <text:p>5061,888</text:p>
          </table:table-cell>
          <table:table-cell table:formula="of:=[.A70]*[.B70]" office:value-type="float" office:value="354332.16">
            <text:p>354332,1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061.888">
            <text:p>5061,888</text:p>
          </table:table-cell>
          <table:table-cell table:formula="of:=[.A71]*[.B71]" office:value-type="float" office:value="359394.048">
            <text:p>359394,04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061.888">
            <text:p>5061,888</text:p>
          </table:table-cell>
          <table:table-cell table:formula="of:=[.A72]*[.B72]" office:value-type="float" office:value="364455.936">
            <text:p>364455,93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061.888">
            <text:p>5061,888</text:p>
          </table:table-cell>
          <table:table-cell table:formula="of:=[.A73]*[.B73]" office:value-type="float" office:value="369517.824">
            <text:p>369517,82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061.888">
            <text:p>5061,888</text:p>
          </table:table-cell>
          <table:table-cell table:formula="of:=[.A74]*[.B74]" office:value-type="float" office:value="374579.712">
            <text:p>374579,71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061.888">
            <text:p>5061,888</text:p>
          </table:table-cell>
          <table:table-cell table:formula="of:=[.A75]*[.B75]" office:value-type="float" office:value="379641.6">
            <text:p>379641,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061.888">
            <text:p>5061,888</text:p>
          </table:table-cell>
          <table:table-cell table:formula="of:=[.A76]*[.B76]" office:value-type="float" office:value="384703.488">
            <text:p>384703,48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061.888">
            <text:p>5061,888</text:p>
          </table:table-cell>
          <table:table-cell table:formula="of:=[.A77]*[.B77]" office:value-type="float" office:value="389765.376">
            <text:p>389765,37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061.888">
            <text:p>5061,888</text:p>
          </table:table-cell>
          <table:table-cell table:formula="of:=[.A78]*[.B78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061.888">
            <text:p>5061,888</text:p>
          </table:table-cell>
          <table:table-cell table:formula="of:=[.A79]*[.B79]" office:value-type="float" office:value="399889.152">
            <text:p>399889,15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061.888">
            <text:p>5061,888</text:p>
          </table:table-cell>
          <table:table-cell table:formula="of:=[.A80]*[.B80]" office:value-type="float" office:value="404951.04">
            <text:p>404951,0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061.888">
            <text:p>5061,888</text:p>
          </table:table-cell>
          <table:table-cell table:formula="of:=[.A81]*[.B81]" office:value-type="float" office:value="410012.928">
            <text:p>410012,92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061.888">
            <text:p>5061,888</text:p>
          </table:table-cell>
          <table:table-cell table:formula="of:=[.A82]*[.B82]" office:value-type="float" office:value="415074.816">
            <text:p>415074,81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061.888">
            <text:p>5061,888</text:p>
          </table:table-cell>
          <table:table-cell table:formula="of:=[.A83]*[.B83]" office:value-type="float" office:value="420136.704">
            <text:p>420136,7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061.888">
            <text:p>5061,888</text:p>
          </table:table-cell>
          <table:table-cell table:formula="of:=[.A84]*[.B84]" office:value-type="float" office:value="425198.592">
            <text:p>425198,59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061.888">
            <text:p>5061,888</text:p>
          </table:table-cell>
          <table:table-cell table:formula="of:=[.A85]*[.B85]" office:value-type="float" office:value="430260.48">
            <text:p>430260,4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061.888">
            <text:p>5061,888</text:p>
          </table:table-cell>
          <table:table-cell table:formula="of:=[.A86]*[.B86]" office:value-type="float" office:value="435322.368">
            <text:p>435322,3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061.888">
            <text:p>5061,888</text:p>
          </table:table-cell>
          <table:table-cell table:formula="of:=[.A87]*[.B87]" office:value-type="float" office:value="440384.256">
            <text:p>440384,25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061.888">
            <text:p>5061,888</text:p>
          </table:table-cell>
          <table:table-cell table:formula="of:=[.A88]*[.B88]" office:value-type="float" office:value="445446.144">
            <text:p>445446,14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061.888">
            <text:p>5061,888</text:p>
          </table:table-cell>
          <table:table-cell table:formula="of:=[.A89]*[.B89]" office:value-type="float" office:value="450508.032">
            <text:p>450508,03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061.888">
            <text:p>5061,888</text:p>
          </table:table-cell>
          <table:table-cell table:formula="of:=[.A90]*[.B90]" office:value-type="float" office:value="455569.92">
            <text:p>455569,9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061.888">
            <text:p>5061,888</text:p>
          </table:table-cell>
          <table:table-cell table:formula="of:=[.A91]*[.B91]" office:value-type="float" office:value="460631.808">
            <text:p>460631,80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061.888">
            <text:p>5061,888</text:p>
          </table:table-cell>
          <table:table-cell table:formula="of:=[.A92]*[.B92]" office:value-type="float" office:value="465693.696">
            <text:p>465693,6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061.888">
            <text:p>5061,888</text:p>
          </table:table-cell>
          <table:table-cell table:formula="of:=[.A93]*[.B93]" office:value-type="float" office:value="470755.584">
            <text:p>470755,58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061.888">
            <text:p>5061,888</text:p>
          </table:table-cell>
          <table:table-cell table:formula="of:=[.A94]*[.B94]" office:value-type="float" office:value="475817.472">
            <text:p>475817,47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061.888">
            <text:p>5061,888</text:p>
          </table:table-cell>
          <table:table-cell table:formula="of:=[.A95]*[.B95]" office:value-type="float" office:value="480879.36">
            <text:p>480879,3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061.888">
            <text:p>5061,888</text:p>
          </table:table-cell>
          <table:table-cell table:formula="of:=[.A96]*[.B96]" office:value-type="float" office:value="485941.248">
            <text:p>485941,24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061.888">
            <text:p>5061,888</text:p>
          </table:table-cell>
          <table:table-cell table:formula="of:=[.A97]*[.B97]" office:value-type="float" office:value="491003.136">
            <text:p>491003,13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061.888">
            <text:p>5061,888</text:p>
          </table:table-cell>
          <table:table-cell table:formula="of:=[.A98]*[.B98]" office:value-type="float" office:value="496065.024">
            <text:p>496065,02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061.888">
            <text:p>5061,888</text:p>
          </table:table-cell>
          <table:table-cell table:formula="of:=[.A99]*[.B99]" office:value-type="float" office:value="501126.912">
            <text:p>501126,9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061.888">
            <text:p>5061,888</text:p>
          </table:table-cell>
          <table:table-cell table:formula="of:=[.A100]*[.B100]" office:value-type="float" office:value="506188.8">
            <text:p>506188,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061.888">
            <text:p>5061,888</text:p>
          </table:table-cell>
          <table:table-cell table:formula="of:=[.A101]*[.B101]" office:value-type="float" office:value="511250.688">
            <text:p>511250,68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061.888">
            <text:p>5061,888</text:p>
          </table:table-cell>
          <table:table-cell table:formula="of:=[.A102]*[.B102]" office:value-type="float" office:value="516312.576">
            <text:p>516312,57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061.888">
            <text:p>5061,888</text:p>
          </table:table-cell>
          <table:table-cell table:formula="of:=[.A103]*[.B103]" office:value-type="float" office:value="521374.464">
            <text:p>521374,46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061.888">
            <text:p>5061,888</text:p>
          </table:table-cell>
          <table:table-cell table:formula="of:=[.A104]*[.B104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061.888">
            <text:p>5061,888</text:p>
          </table:table-cell>
          <table:table-cell table:formula="of:=[.A105]*[.B105]" office:value-type="float" office:value="531498.24">
            <text:p>531498,2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061.888">
            <text:p>5061,888</text:p>
          </table:table-cell>
          <table:table-cell table:formula="of:=[.A106]*[.B106]" office:value-type="float" office:value="536560.128">
            <text:p>536560,12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061.888">
            <text:p>5061,888</text:p>
          </table:table-cell>
          <table:table-cell table:formula="of:=[.A107]*[.B107]" office:value-type="float" office:value="541622.016">
            <text:p>541622,01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061.888">
            <text:p>5061,888</text:p>
          </table:table-cell>
          <table:table-cell table:formula="of:=[.A108]*[.B108]" office:value-type="float" office:value="546683.904">
            <text:p>546683,90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061.888">
            <text:p>5061,888</text:p>
          </table:table-cell>
          <table:table-cell table:formula="of:=[.A109]*[.B109]" office:value-type="float" office:value="551745.792">
            <text:p>551745,79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061.888">
            <text:p>5061,888</text:p>
          </table:table-cell>
          <table:table-cell table:formula="of:=[.A110]*[.B110]" office:value-type="float" office:value="556807.68">
            <text:p>556807,6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061.888">
            <text:p>5061,888</text:p>
          </table:table-cell>
          <table:table-cell table:formula="of:=[.A111]*[.B111]" office:value-type="float" office:value="561869.568">
            <text:p>561869,56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061.888">
            <text:p>5061,888</text:p>
          </table:table-cell>
          <table:table-cell table:formula="of:=[.A112]*[.B112]" office:value-type="float" office:value="566931.456">
            <text:p>566931,45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061.888">
            <text:p>5061,888</text:p>
          </table:table-cell>
          <table:table-cell table:formula="of:=[.A113]*[.B113]" office:value-type="float" office:value="571993.344">
            <text:p>571993,34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061.888">
            <text:p>5061,888</text:p>
          </table:table-cell>
          <table:table-cell table:formula="of:=[.A114]*[.B114]" office:value-type="float" office:value="577055.232">
            <text:p>577055,23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061.888">
            <text:p>5061,888</text:p>
          </table:table-cell>
          <table:table-cell table:formula="of:=[.A115]*[.B115]" office:value-type="float" office:value="582117.12">
            <text:p>582117,1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061.888">
            <text:p>5061,888</text:p>
          </table:table-cell>
          <table:table-cell table:formula="of:=[.A116]*[.B116]" office:value-type="float" office:value="587179.008">
            <text:p>587179,00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061.888">
            <text:p>5061,888</text:p>
          </table:table-cell>
          <table:table-cell table:formula="of:=[.A117]*[.B117]" office:value-type="float" office:value="592240.896">
            <text:p>592240,89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061.888">
            <text:p>5061,888</text:p>
          </table:table-cell>
          <table:table-cell table:formula="of:=[.A118]*[.B118]" office:value-type="float" office:value="597302.784">
            <text:p>597302,78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061.888">
            <text:p>5061,888</text:p>
          </table:table-cell>
          <table:table-cell table:formula="of:=[.A119]*[.B119]" office:value-type="float" office:value="602364.672">
            <text:p>602364,67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061.888">
            <text:p>5061,888</text:p>
          </table:table-cell>
          <table:table-cell table:formula="of:=[.A120]*[.B120]" office:value-type="float" office:value="607426.56">
            <text:p>607426,5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061.888">
            <text:p>5061,888</text:p>
          </table:table-cell>
          <table:table-cell table:formula="of:=[.A121]*[.B121]" office:value-type="float" office:value="612488.448">
            <text:p>612488,44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061.888">
            <text:p>5061,888</text:p>
          </table:table-cell>
          <table:table-cell table:formula="of:=[.A122]*[.B122]" office:value-type="float" office:value="617550.336">
            <text:p>617550,33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061.888">
            <text:p>5061,888</text:p>
          </table:table-cell>
          <table:table-cell table:formula="of:=[.A123]*[.B123]" office:value-type="float" office:value="622612.224">
            <text:p>622612,22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061.888">
            <text:p>5061,888</text:p>
          </table:table-cell>
          <table:table-cell table:formula="of:=[.A124]*[.B124]" office:value-type="float" office:value="627674.112">
            <text:p>627674,11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061.888">
            <text:p>5061,888</text:p>
          </table:table-cell>
          <table:table-cell table:formula="of:=[.A125]*[.B125]" office:value-type="float" office:value="632736">
            <text:p>63273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061.888">
            <text:p>5061,888</text:p>
          </table:table-cell>
          <table:table-cell table:formula="of:=[.A126]*[.B126]" office:value-type="float" office:value="637797.888">
            <text:p>637797,88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061.888">
            <text:p>5061,888</text:p>
          </table:table-cell>
          <table:table-cell table:formula="of:=[.A127]*[.B127]" office:value-type="float" office:value="642859.776">
            <text:p>642859,77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061.888">
            <text:p>5061,888</text:p>
          </table:table-cell>
          <table:table-cell table:formula="of:=[.A128]*[.B128]" office:value-type="float" office:value="647921.664">
            <text:p>647921,66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061.888">
            <text:p>5061,888</text:p>
          </table:table-cell>
          <table:table-cell table:formula="of:=[.A129]*[.B129]" office:value-type="float" office:value="652983.552">
            <text:p>652983,55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061.888">
            <text:p>5061,888</text:p>
          </table:table-cell>
          <table:table-cell table:formula="of:=[.A130]*[.B130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061.888">
            <text:p>5061,888</text:p>
          </table:table-cell>
          <table:table-cell table:formula="of:=[.A131]*[.B131]" office:value-type="float" office:value="663107.328">
            <text:p>663107,32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061.888">
            <text:p>5061,888</text:p>
          </table:table-cell>
          <table:table-cell table:formula="of:=[.A132]*[.B132]" office:value-type="float" office:value="668169.216">
            <text:p>668169,21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061.888">
            <text:p>5061,888</text:p>
          </table:table-cell>
          <table:table-cell table:formula="of:=[.A133]*[.B133]" office:value-type="float" office:value="673231.104">
            <text:p>673231,10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061.888">
            <text:p>5061,888</text:p>
          </table:table-cell>
          <table:table-cell table:formula="of:=[.A134]*[.B134]" office:value-type="float" office:value="678292.992">
            <text:p>678292,99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061.888">
            <text:p>5061,888</text:p>
          </table:table-cell>
          <table:table-cell table:formula="of:=[.A135]*[.B135]" office:value-type="float" office:value="683354.88">
            <text:p>683354,8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061.888">
            <text:p>5061,888</text:p>
          </table:table-cell>
          <table:table-cell table:formula="of:=[.A136]*[.B136]" office:value-type="float" office:value="688416.768">
            <text:p>688416,76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061.888">
            <text:p>5061,888</text:p>
          </table:table-cell>
          <table:table-cell table:formula="of:=[.A137]*[.B137]" office:value-type="float" office:value="693478.656">
            <text:p>693478,65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061.888">
            <text:p>5061,888</text:p>
          </table:table-cell>
          <table:table-cell table:formula="of:=[.A138]*[.B138]" office:value-type="float" office:value="698540.544">
            <text:p>698540,54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061.888">
            <text:p>5061,888</text:p>
          </table:table-cell>
          <table:table-cell table:formula="of:=[.A139]*[.B139]" office:value-type="float" office:value="703602.432">
            <text:p>703602,43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061.888">
            <text:p>5061,888</text:p>
          </table:table-cell>
          <table:table-cell table:formula="of:=[.A140]*[.B140]" office:value-type="float" office:value="708664.32">
            <text:p>708664,3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061.888">
            <text:p>5061,888</text:p>
          </table:table-cell>
          <table:table-cell table:formula="of:=[.A141]*[.B141]" office:value-type="float" office:value="713726.208">
            <text:p>713726,20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061.888">
            <text:p>5061,888</text:p>
          </table:table-cell>
          <table:table-cell table:formula="of:=[.A142]*[.B142]" office:value-type="float" office:value="718788.096">
            <text:p>718788,09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061.888">
            <text:p>5061,888</text:p>
          </table:table-cell>
          <table:table-cell table:formula="of:=[.A143]*[.B143]" office:value-type="float" office:value="723849.984">
            <text:p>723849,98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061.888">
            <text:p>5061,888</text:p>
          </table:table-cell>
          <table:table-cell table:formula="of:=[.A144]*[.B144]" office:value-type="float" office:value="728911.872">
            <text:p>728911,87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061.888">
            <text:p>5061,888</text:p>
          </table:table-cell>
          <table:table-cell table:formula="of:=[.A145]*[.B145]" office:value-type="float" office:value="733973.76">
            <text:p>733973,7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061.888">
            <text:p>5061,888</text:p>
          </table:table-cell>
          <table:table-cell table:formula="of:=[.A146]*[.B146]" office:value-type="float" office:value="739035.648">
            <text:p>739035,64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061.888">
            <text:p>5061,888</text:p>
          </table:table-cell>
          <table:table-cell table:formula="of:=[.A147]*[.B147]" office:value-type="float" office:value="744097.536">
            <text:p>744097,53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061.888">
            <text:p>5061,888</text:p>
          </table:table-cell>
          <table:table-cell table:formula="of:=[.A148]*[.B148]" office:value-type="float" office:value="749159.424">
            <text:p>749159,42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061.888">
            <text:p>5061,888</text:p>
          </table:table-cell>
          <table:table-cell table:formula="of:=[.A149]*[.B149]" office:value-type="float" office:value="754221.312">
            <text:p>754221,31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061.888">
            <text:p>5061,888</text:p>
          </table:table-cell>
          <table:table-cell table:formula="of:=[.A150]*[.B150]" office:value-type="float" office:value="759283.2">
            <text:p>759283,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061.888">
            <text:p>5061,888</text:p>
          </table:table-cell>
          <table:table-cell table:formula="of:=[.A151]*[.B151]" office:value-type="float" office:value="764345.088">
            <text:p>764345,08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061.888">
            <text:p>5061,888</text:p>
          </table:table-cell>
          <table:table-cell table:formula="of:=[.A152]*[.B152]" office:value-type="float" office:value="769406.976">
            <text:p>769406,97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061.888">
            <text:p>5061,888</text:p>
          </table:table-cell>
          <table:table-cell table:formula="of:=[.A153]*[.B153]" office:value-type="float" office:value="774468.864">
            <text:p>774468,86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061.888">
            <text:p>5061,888</text:p>
          </table:table-cell>
          <table:table-cell table:formula="of:=[.A154]*[.B154]" office:value-type="float" office:value="779530.752">
            <text:p>779530,75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061.888">
            <text:p>5061,888</text:p>
          </table:table-cell>
          <table:table-cell table:formula="of:=[.A155]*[.B155]" office:value-type="float" office:value="784592.64">
            <text:p>784592,6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061.888">
            <text:p>5061,888</text:p>
          </table:table-cell>
          <table:table-cell table:formula="of:=[.A156]*[.B156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061.888">
            <text:p>5061,888</text:p>
          </table:table-cell>
          <table:table-cell table:formula="of:=[.A157]*[.B157]" office:value-type="float" office:value="794716.416">
            <text:p>794716,41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061.888">
            <text:p>5061,888</text:p>
          </table:table-cell>
          <table:table-cell table:formula="of:=[.A158]*[.B158]" office:value-type="float" office:value="799778.304">
            <text:p>799778,30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061.888">
            <text:p>5061,888</text:p>
          </table:table-cell>
          <table:table-cell table:formula="of:=[.A159]*[.B159]" office:value-type="float" office:value="804840.192">
            <text:p>804840,19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061.888">
            <text:p>5061,888</text:p>
          </table:table-cell>
          <table:table-cell table:formula="of:=[.A160]*[.B160]" office:value-type="float" office:value="809902.08">
            <text:p>809902,0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061.888">
            <text:p>5061,888</text:p>
          </table:table-cell>
          <table:table-cell table:formula="of:=[.A161]*[.B161]" office:value-type="float" office:value="814963.968">
            <text:p>814963,96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061.888">
            <text:p>5061,888</text:p>
          </table:table-cell>
          <table:table-cell table:formula="of:=[.A162]*[.B162]" office:value-type="float" office:value="820025.856">
            <text:p>820025,85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061.888">
            <text:p>5061,888</text:p>
          </table:table-cell>
          <table:table-cell table:formula="of:=[.A163]*[.B163]" office:value-type="float" office:value="825087.744">
            <text:p>825087,74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061.888">
            <text:p>5061,888</text:p>
          </table:table-cell>
          <table:table-cell table:formula="of:=[.A164]*[.B164]" office:value-type="float" office:value="830149.632">
            <text:p>830149,63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061.888">
            <text:p>5061,888</text:p>
          </table:table-cell>
          <table:table-cell table:formula="of:=[.A165]*[.B165]" office:value-type="float" office:value="835211.52">
            <text:p>835211,5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061.888">
            <text:p>5061,888</text:p>
          </table:table-cell>
          <table:table-cell table:formula="of:=[.A166]*[.B166]" office:value-type="float" office:value="840273.408">
            <text:p>840273,40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061.888">
            <text:p>5061,888</text:p>
          </table:table-cell>
          <table:table-cell table:formula="of:=[.A167]*[.B167]" office:value-type="float" office:value="845335.296">
            <text:p>845335,29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061.888">
            <text:p>5061,888</text:p>
          </table:table-cell>
          <table:table-cell table:formula="of:=[.A168]*[.B168]" office:value-type="float" office:value="850397.184">
            <text:p>850397,18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061.888">
            <text:p>5061,888</text:p>
          </table:table-cell>
          <table:table-cell table:formula="of:=[.A169]*[.B169]" office:value-type="float" office:value="855459.072">
            <text:p>855459,07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061.888">
            <text:p>5061,888</text:p>
          </table:table-cell>
          <table:table-cell table:formula="of:=[.A170]*[.B170]" office:value-type="float" office:value="860520.96">
            <text:p>860520,9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061.888">
            <text:p>5061,888</text:p>
          </table:table-cell>
          <table:table-cell table:formula="of:=[.A171]*[.B171]" office:value-type="float" office:value="865582.848">
            <text:p>865582,8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061.888">
            <text:p>5061,888</text:p>
          </table:table-cell>
          <table:table-cell table:formula="of:=[.A172]*[.B172]" office:value-type="float" office:value="870644.736">
            <text:p>870644,73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061.888">
            <text:p>5061,888</text:p>
          </table:table-cell>
          <table:table-cell table:formula="of:=[.A173]*[.B173]" office:value-type="float" office:value="875706.624">
            <text:p>875706,62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061.888">
            <text:p>5061,888</text:p>
          </table:table-cell>
          <table:table-cell table:formula="of:=[.A174]*[.B174]" office:value-type="float" office:value="880768.512">
            <text:p>880768,51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061.888">
            <text:p>5061,888</text:p>
          </table:table-cell>
          <table:table-cell table:formula="of:=[.A175]*[.B175]" office:value-type="float" office:value="885830.4">
            <text:p>885830,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061.888">
            <text:p>5061,888</text:p>
          </table:table-cell>
          <table:table-cell table:formula="of:=[.A176]*[.B176]" office:value-type="float" office:value="890892.288">
            <text:p>890892,28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061.888">
            <text:p>5061,888</text:p>
          </table:table-cell>
          <table:table-cell table:formula="of:=[.A177]*[.B177]" office:value-type="float" office:value="895954.176">
            <text:p>895954,17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061.888">
            <text:p>5061,888</text:p>
          </table:table-cell>
          <table:table-cell table:formula="of:=[.A178]*[.B178]" office:value-type="float" office:value="901016.064">
            <text:p>901016,06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061.888">
            <text:p>5061,888</text:p>
          </table:table-cell>
          <table:table-cell table:formula="of:=[.A179]*[.B179]" office:value-type="float" office:value="906077.952">
            <text:p>906077,95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061.888">
            <text:p>5061,888</text:p>
          </table:table-cell>
          <table:table-cell table:formula="of:=[.A180]*[.B180]" office:value-type="float" office:value="911139.84">
            <text:p>911139,8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061.888">
            <text:p>5061,888</text:p>
          </table:table-cell>
          <table:table-cell table:formula="of:=[.A181]*[.B181]" office:value-type="float" office:value="916201.728">
            <text:p>916201,72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061.888">
            <text:p>5061,888</text:p>
          </table:table-cell>
          <table:table-cell table:formula="of:=[.A182]*[.B182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061.888">
            <text:p>5061,888</text:p>
          </table:table-cell>
          <table:table-cell table:formula="of:=[.A183]*[.B183]" office:value-type="float" office:value="926325.504">
            <text:p>926325,50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061.888">
            <text:p>5061,888</text:p>
          </table:table-cell>
          <table:table-cell table:formula="of:=[.A184]*[.B184]" office:value-type="float" office:value="931387.392">
            <text:p>931387,39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061.888">
            <text:p>5061,888</text:p>
          </table:table-cell>
          <table:table-cell table:formula="of:=[.A185]*[.B185]" office:value-type="float" office:value="936449.28">
            <text:p>936449,2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061.888">
            <text:p>5061,888</text:p>
          </table:table-cell>
          <table:table-cell table:formula="of:=[.A186]*[.B186]" office:value-type="float" office:value="941511.168">
            <text:p>941511,1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061.888">
            <text:p>5061,888</text:p>
          </table:table-cell>
          <table:table-cell table:formula="of:=[.A187]*[.B187]" office:value-type="float" office:value="946573.056">
            <text:p>946573,05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061.888">
            <text:p>5061,888</text:p>
          </table:table-cell>
          <table:table-cell table:formula="of:=[.A188]*[.B188]" office:value-type="float" office:value="951634.944">
            <text:p>951634,94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061.888">
            <text:p>5061,888</text:p>
          </table:table-cell>
          <table:table-cell table:formula="of:=[.A189]*[.B189]" office:value-type="float" office:value="956696.832">
            <text:p>956696,83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061.888">
            <text:p>5061,888</text:p>
          </table:table-cell>
          <table:table-cell table:formula="of:=[.A190]*[.B190]" office:value-type="float" office:value="961758.72">
            <text:p>961758,7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061.888">
            <text:p>5061,888</text:p>
          </table:table-cell>
          <table:table-cell table:formula="of:=[.A191]*[.B191]" office:value-type="float" office:value="966820.608">
            <text:p>966820,60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061.888">
            <text:p>5061,888</text:p>
          </table:table-cell>
          <table:table-cell table:formula="of:=[.A192]*[.B192]" office:value-type="float" office:value="971882.496">
            <text:p>971882,49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061.888">
            <text:p>5061,888</text:p>
          </table:table-cell>
          <table:table-cell table:formula="of:=[.A193]*[.B193]" office:value-type="float" office:value="976944.384">
            <text:p>976944,38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061.888">
            <text:p>5061,888</text:p>
          </table:table-cell>
          <table:table-cell table:formula="of:=[.A194]*[.B194]" office:value-type="float" office:value="982006.272">
            <text:p>982006,27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061.888">
            <text:p>5061,888</text:p>
          </table:table-cell>
          <table:table-cell table:formula="of:=[.A195]*[.B195]" office:value-type="float" office:value="987068.16">
            <text:p>987068,1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061.888">
            <text:p>5061,888</text:p>
          </table:table-cell>
          <table:table-cell table:formula="of:=[.A196]*[.B196]" office:value-type="float" office:value="992130.048">
            <text:p>992130,04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061.888">
            <text:p>5061,888</text:p>
          </table:table-cell>
          <table:table-cell table:formula="of:=[.A197]*[.B197]" office:value-type="float" office:value="997191.936">
            <text:p>997191,93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061.888">
            <text:p>5061,888</text:p>
          </table:table-cell>
          <table:table-cell table:formula="of:=[.A198]*[.B198]" office:value-type="float" office:value="1002253.824">
            <text:p>1002253,82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061.888">
            <text:p>5061,888</text:p>
          </table:table-cell>
          <table:table-cell table:formula="of:=[.A199]*[.B199]" office:value-type="float" office:value="1007315.712">
            <text:p>1007315,71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061.888">
            <text:p>5061,888</text:p>
          </table:table-cell>
          <table:table-cell table:formula="of:=[.A200]*[.B200]" office:value-type="float" office:value="1012377.6">
            <text:p>1012377,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061.888">
            <text:p>5061,888</text:p>
          </table:table-cell>
          <table:table-cell table:formula="of:=[.A201]*[.B201]" office:value-type="float" office:value="1017439.488">
            <text:p>1017439,48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061.888">
            <text:p>5061,888</text:p>
          </table:table-cell>
          <table:table-cell table:formula="of:=[.A202]*[.B202]" office:value-type="float" office:value="1022501.376">
            <text:p>1022501,37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061.888">
            <text:p>5061,888</text:p>
          </table:table-cell>
          <table:table-cell table:formula="of:=[.A203]*[.B203]" office:value-type="float" office:value="1027563.264">
            <text:p>1027563,26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061.888">
            <text:p>5061,888</text:p>
          </table:table-cell>
          <table:table-cell table:formula="of:=[.A204]*[.B204]" office:value-type="float" office:value="1032625.152">
            <text:p>1032625,15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061.888">
            <text:p>5061,888</text:p>
          </table:table-cell>
          <table:table-cell table:formula="of:=[.A205]*[.B205]" office:value-type="float" office:value="1037687.04">
            <text:p>1037687,0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061.888">
            <text:p>5061,888</text:p>
          </table:table-cell>
          <table:table-cell table:formula="of:=[.A206]*[.B206]" office:value-type="float" office:value="1042748.928">
            <text:p>1042748,92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061.888">
            <text:p>5061,888</text:p>
          </table:table-cell>
          <table:table-cell table:formula="of:=[.A207]*[.B207]" office:value-type="float" office:value="1047810.816">
            <text:p>1047810,81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061.888">
            <text:p>5061,888</text:p>
          </table:table-cell>
          <table:table-cell table:formula="of:=[.A208]*[.B208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061.888">
            <text:p>5061,888</text:p>
          </table:table-cell>
          <table:table-cell table:formula="of:=[.A209]*[.B209]" office:value-type="float" office:value="1057934.592">
            <text:p>1057934,59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061.888">
            <text:p>5061,888</text:p>
          </table:table-cell>
          <table:table-cell table:formula="of:=[.A210]*[.B210]" office:value-type="float" office:value="1062996.48">
            <text:p>1062996,4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061.888">
            <text:p>5061,888</text:p>
          </table:table-cell>
          <table:table-cell table:formula="of:=[.A211]*[.B211]" office:value-type="float" office:value="1068058.368">
            <text:p>1068058,36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061.888">
            <text:p>5061,888</text:p>
          </table:table-cell>
          <table:table-cell table:formula="of:=[.A212]*[.B212]" office:value-type="float" office:value="1073120.256">
            <text:p>1073120,2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061.888">
            <text:p>5061,888</text:p>
          </table:table-cell>
          <table:table-cell table:formula="of:=[.A213]*[.B213]" office:value-type="float" office:value="1078182.144">
            <text:p>1078182,14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061.888">
            <text:p>5061,888</text:p>
          </table:table-cell>
          <table:table-cell table:formula="of:=[.A214]*[.B214]" office:value-type="float" office:value="1083244.032">
            <text:p>1083244,03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061.888">
            <text:p>5061,888</text:p>
          </table:table-cell>
          <table:table-cell table:formula="of:=[.A215]*[.B215]" office:value-type="float" office:value="1088305.92">
            <text:p>1088305,9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061.888">
            <text:p>5061,888</text:p>
          </table:table-cell>
          <table:table-cell table:formula="of:=[.A216]*[.B216]" office:value-type="float" office:value="1093367.808">
            <text:p>1093367,80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061.888">
            <text:p>5061,888</text:p>
          </table:table-cell>
          <table:table-cell table:formula="of:=[.A217]*[.B217]" office:value-type="float" office:value="1098429.696">
            <text:p>1098429,69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061.888">
            <text:p>5061,888</text:p>
          </table:table-cell>
          <table:table-cell table:formula="of:=[.A218]*[.B218]" office:value-type="float" office:value="1103491.584">
            <text:p>1103491,58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061.888">
            <text:p>5061,888</text:p>
          </table:table-cell>
          <table:table-cell table:formula="of:=[.A219]*[.B219]" office:value-type="float" office:value="1108553.472">
            <text:p>1108553,47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061.888">
            <text:p>5061,888</text:p>
          </table:table-cell>
          <table:table-cell table:formula="of:=[.A220]*[.B220]" office:value-type="float" office:value="1113615.36">
            <text:p>1113615,3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061.888">
            <text:p>5061,888</text:p>
          </table:table-cell>
          <table:table-cell table:formula="of:=[.A221]*[.B221]" office:value-type="float" office:value="1118677.248">
            <text:p>1118677,24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061.888">
            <text:p>5061,888</text:p>
          </table:table-cell>
          <table:table-cell table:formula="of:=[.A222]*[.B222]" office:value-type="float" office:value="1123739.136">
            <text:p>1123739,13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061.888">
            <text:p>5061,888</text:p>
          </table:table-cell>
          <table:table-cell table:formula="of:=[.A223]*[.B223]" office:value-type="float" office:value="1128801.024">
            <text:p>1128801,02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061.888">
            <text:p>5061,888</text:p>
          </table:table-cell>
          <table:table-cell table:formula="of:=[.A224]*[.B224]" office:value-type="float" office:value="1133862.912">
            <text:p>1133862,91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061.888">
            <text:p>5061,888</text:p>
          </table:table-cell>
          <table:table-cell table:formula="of:=[.A225]*[.B225]" office:value-type="float" office:value="1138924.8">
            <text:p>1138924,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061.888">
            <text:p>5061,888</text:p>
          </table:table-cell>
          <table:table-cell table:formula="of:=[.A226]*[.B226]" office:value-type="float" office:value="1143986.688">
            <text:p>1143986,68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061.888">
            <text:p>5061,888</text:p>
          </table:table-cell>
          <table:table-cell table:formula="of:=[.A227]*[.B227]" office:value-type="float" office:value="1149048.576">
            <text:p>1149048,57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061.888">
            <text:p>5061,888</text:p>
          </table:table-cell>
          <table:table-cell table:formula="of:=[.A228]*[.B228]" office:value-type="float" office:value="1154110.464">
            <text:p>1154110,46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061.888">
            <text:p>5061,888</text:p>
          </table:table-cell>
          <table:table-cell table:formula="of:=[.A229]*[.B229]" office:value-type="float" office:value="1159172.352">
            <text:p>1159172,35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061.888">
            <text:p>5061,888</text:p>
          </table:table-cell>
          <table:table-cell table:formula="of:=[.A230]*[.B230]" office:value-type="float" office:value="1164234.24">
            <text:p>1164234,2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061.888">
            <text:p>5061,888</text:p>
          </table:table-cell>
          <table:table-cell table:formula="of:=[.A231]*[.B231]" office:value-type="float" office:value="1169296.128">
            <text:p>1169296,12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061.888">
            <text:p>5061,888</text:p>
          </table:table-cell>
          <table:table-cell table:formula="of:=[.A232]*[.B232]" office:value-type="float" office:value="1174358.016">
            <text:p>1174358,01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061.888">
            <text:p>5061,888</text:p>
          </table:table-cell>
          <table:table-cell table:formula="of:=[.A233]*[.B233]" office:value-type="float" office:value="1179419.904">
            <text:p>1179419,90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061.888">
            <text:p>5061,888</text:p>
          </table:table-cell>
          <table:table-cell table:formula="of:=[.A234]*[.B234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061.888">
            <text:p>5061,888</text:p>
          </table:table-cell>
          <table:table-cell table:formula="of:=[.A235]*[.B235]" office:value-type="float" office:value="1189543.68">
            <text:p>1189543,6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061.888">
            <text:p>5061,888</text:p>
          </table:table-cell>
          <table:table-cell table:formula="of:=[.A236]*[.B236]" office:value-type="float" office:value="1194605.568">
            <text:p>1194605,56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061.888">
            <text:p>5061,888</text:p>
          </table:table-cell>
          <table:table-cell table:formula="of:=[.A237]*[.B237]" office:value-type="float" office:value="1199667.456">
            <text:p>1199667,45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061.888">
            <text:p>5061,888</text:p>
          </table:table-cell>
          <table:table-cell table:formula="of:=[.A238]*[.B238]" office:value-type="float" office:value="1204729.344">
            <text:p>1204729,34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061.888">
            <text:p>5061,888</text:p>
          </table:table-cell>
          <table:table-cell table:formula="of:=[.A239]*[.B239]" office:value-type="float" office:value="1209791.232">
            <text:p>1209791,23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061.888">
            <text:p>5061,888</text:p>
          </table:table-cell>
          <table:table-cell table:formula="of:=[.A240]*[.B240]" office:value-type="float" office:value="1214853.12">
            <text:p>1214853,1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061.888">
            <text:p>5061,888</text:p>
          </table:table-cell>
          <table:table-cell table:formula="of:=[.A241]*[.B241]" office:value-type="float" office:value="1219915.008">
            <text:p>1219915,00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061.888">
            <text:p>5061,888</text:p>
          </table:table-cell>
          <table:table-cell table:formula="of:=[.A242]*[.B242]" office:value-type="float" office:value="1224976.896">
            <text:p>1224976,89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061.888">
            <text:p>5061,888</text:p>
          </table:table-cell>
          <table:table-cell table:formula="of:=[.A243]*[.B243]" office:value-type="float" office:value="1230038.784">
            <text:p>1230038,78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061.888">
            <text:p>5061,888</text:p>
          </table:table-cell>
          <table:table-cell table:formula="of:=[.A244]*[.B244]" office:value-type="float" office:value="1235100.672">
            <text:p>1235100,67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061.888">
            <text:p>5061,888</text:p>
          </table:table-cell>
          <table:table-cell table:formula="of:=[.A245]*[.B245]" office:value-type="float" office:value="1240162.56">
            <text:p>1240162,5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061.888">
            <text:p>5061,888</text:p>
          </table:table-cell>
          <table:table-cell table:formula="of:=[.A246]*[.B246]" office:value-type="float" office:value="1245224.448">
            <text:p>1245224,44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061.888">
            <text:p>5061,888</text:p>
          </table:table-cell>
          <table:table-cell table:formula="of:=[.A247]*[.B247]" office:value-type="float" office:value="1250286.336">
            <text:p>1250286,33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061.888">
            <text:p>5061,888</text:p>
          </table:table-cell>
          <table:table-cell table:formula="of:=[.A248]*[.B248]" office:value-type="float" office:value="1255348.224">
            <text:p>1255348,22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061.888">
            <text:p>5061,888</text:p>
          </table:table-cell>
          <table:table-cell table:formula="of:=[.A249]*[.B249]" office:value-type="float" office:value="1260410.112">
            <text:p>1260410,11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061.888">
            <text:p>5061,888</text:p>
          </table:table-cell>
          <table:table-cell table:formula="of:=[.A250]*[.B250]" office:value-type="float" office:value="1265472">
            <text:p>126547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061.888">
            <text:p>5061,888</text:p>
          </table:table-cell>
          <table:table-cell table:formula="of:=[.A251]*[.B251]" office:value-type="float" office:value="1270533.888">
            <text:p>1270533,88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061.888">
            <text:p>5061,888</text:p>
          </table:table-cell>
          <table:table-cell table:formula="of:=[.A252]*[.B252]" office:value-type="float" office:value="1275595.776">
            <text:p>1275595,77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061.888">
            <text:p>5061,888</text:p>
          </table:table-cell>
          <table:table-cell table:formula="of:=[.A253]*[.B253]" office:value-type="float" office:value="1280657.664">
            <text:p>1280657,66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061.888">
            <text:p>5061,888</text:p>
          </table:table-cell>
          <table:table-cell table:formula="of:=[.A254]*[.B254]" office:value-type="float" office:value="1285719.552">
            <text:p>1285719,55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061.888">
            <text:p>5061,888</text:p>
          </table:table-cell>
          <table:table-cell table:formula="of:=[.A255]*[.B255]" office:value-type="float" office:value="1290781.44">
            <text:p>1290781,4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061.888">
            <text:p>5061,888</text:p>
          </table:table-cell>
          <table:table-cell table:formula="of:=[.A256]*[.B256]" office:value-type="float" office:value="1295843.328">
            <text:p>1295843,32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061.888">
            <text:p>5061,888</text:p>
          </table:table-cell>
          <table:table-cell table:formula="of:=[.A257]*[.B257]" office:value-type="float" office:value="1300905.216">
            <text:p>1300905,21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061.888">
            <text:p>5061,888</text:p>
          </table:table-cell>
          <table:table-cell table:formula="of:=[.A258]*[.B258]" office:value-type="float" office:value="1305967.104">
            <text:p>1305967,10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061.888">
            <text:p>5061,888</text:p>
          </table:table-cell>
          <table:table-cell table:formula="of:=[.A259]*[.B259]" office:value-type="float" office:value="1311028.992">
            <text:p>1311028,99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061.888">
            <text:p>5061,888</text:p>
          </table:table-cell>
          <table:table-cell table:formula="of:=[.A260]*[.B26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061.888">
            <text:p>5061,888</text:p>
          </table:table-cell>
          <table:table-cell table:formula="of:=[.A261]*[.B261]" office:value-type="float" office:value="1321152.768">
            <text:p>1321152,76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061.888">
            <text:p>5061,888</text:p>
          </table:table-cell>
          <table:table-cell table:formula="of:=[.A262]*[.B262]" office:value-type="float" office:value="1326214.656">
            <text:p>1326214,65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061.888">
            <text:p>5061,888</text:p>
          </table:table-cell>
          <table:table-cell table:formula="of:=[.A263]*[.B263]" office:value-type="float" office:value="1331276.544">
            <text:p>1331276,54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061.888">
            <text:p>5061,888</text:p>
          </table:table-cell>
          <table:table-cell table:formula="of:=[.A264]*[.B264]" office:value-type="float" office:value="1336338.432">
            <text:p>1336338,43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061.888">
            <text:p>5061,888</text:p>
          </table:table-cell>
          <table:table-cell table:formula="of:=[.A265]*[.B265]" office:value-type="float" office:value="1341400.32">
            <text:p>1341400,3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061.888">
            <text:p>5061,888</text:p>
          </table:table-cell>
          <table:table-cell table:formula="of:=[.A266]*[.B266]" office:value-type="float" office:value="1346462.208">
            <text:p>1346462,20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061.888">
            <text:p>5061,888</text:p>
          </table:table-cell>
          <table:table-cell table:formula="of:=[.A267]*[.B267]" office:value-type="float" office:value="1351524.096">
            <text:p>1351524,0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061.888">
            <text:p>5061,888</text:p>
          </table:table-cell>
          <table:table-cell table:formula="of:=[.A268]*[.B268]" office:value-type="float" office:value="1356585.984">
            <text:p>1356585,98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061.888">
            <text:p>5061,888</text:p>
          </table:table-cell>
          <table:table-cell table:formula="of:=[.A269]*[.B269]" office:value-type="float" office:value="1361647.872">
            <text:p>1361647,87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061.888">
            <text:p>5061,888</text:p>
          </table:table-cell>
          <table:table-cell table:formula="of:=[.A270]*[.B270]" office:value-type="float" office:value="1366709.76">
            <text:p>1366709,7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061.888">
            <text:p>5061,888</text:p>
          </table:table-cell>
          <table:table-cell table:formula="of:=[.A271]*[.B271]" office:value-type="float" office:value="1371771.648">
            <text:p>1371771,64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061.888">
            <text:p>5061,888</text:p>
          </table:table-cell>
          <table:table-cell table:formula="of:=[.A272]*[.B272]" office:value-type="float" office:value="1376833.536">
            <text:p>1376833,53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061.888">
            <text:p>5061,888</text:p>
          </table:table-cell>
          <table:table-cell table:formula="of:=[.A273]*[.B273]" office:value-type="float" office:value="1381895.424">
            <text:p>1381895,42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061.888">
            <text:p>5061,888</text:p>
          </table:table-cell>
          <table:table-cell table:formula="of:=[.A274]*[.B274]" office:value-type="float" office:value="1386957.312">
            <text:p>1386957,31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061.888">
            <text:p>5061,888</text:p>
          </table:table-cell>
          <table:table-cell table:formula="of:=[.A275]*[.B275]" office:value-type="float" office:value="1392019.2">
            <text:p>1392019,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061.888">
            <text:p>5061,888</text:p>
          </table:table-cell>
          <table:table-cell table:formula="of:=[.A276]*[.B276]" office:value-type="float" office:value="1397081.088">
            <text:p>1397081,08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061.888">
            <text:p>5061,888</text:p>
          </table:table-cell>
          <table:table-cell table:formula="of:=[.A277]*[.B277]" office:value-type="float" office:value="1402142.976">
            <text:p>1402142,97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061.888">
            <text:p>5061,888</text:p>
          </table:table-cell>
          <table:table-cell table:formula="of:=[.A278]*[.B278]" office:value-type="float" office:value="1407204.864">
            <text:p>1407204,86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061.888">
            <text:p>5061,888</text:p>
          </table:table-cell>
          <table:table-cell table:formula="of:=[.A279]*[.B279]" office:value-type="float" office:value="1412266.752">
            <text:p>1412266,75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061.888">
            <text:p>5061,888</text:p>
          </table:table-cell>
          <table:table-cell table:formula="of:=[.A280]*[.B280]" office:value-type="float" office:value="1417328.64">
            <text:p>1417328,6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061.888">
            <text:p>5061,888</text:p>
          </table:table-cell>
          <table:table-cell table:formula="of:=[.A281]*[.B281]" office:value-type="float" office:value="1422390.528">
            <text:p>1422390,52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061.888">
            <text:p>5061,888</text:p>
          </table:table-cell>
          <table:table-cell table:formula="of:=[.A282]*[.B282]" office:value-type="float" office:value="1427452.416">
            <text:p>1427452,41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061.888">
            <text:p>5061,888</text:p>
          </table:table-cell>
          <table:table-cell table:formula="of:=[.A283]*[.B283]" office:value-type="float" office:value="1432514.304">
            <text:p>1432514,30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061.888">
            <text:p>5061,888</text:p>
          </table:table-cell>
          <table:table-cell table:formula="of:=[.A284]*[.B284]" office:value-type="float" office:value="1437576.192">
            <text:p>1437576,19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061.888">
            <text:p>5061,888</text:p>
          </table:table-cell>
          <table:table-cell table:formula="of:=[.A285]*[.B285]" office:value-type="float" office:value="1442638.08">
            <text:p>1442638,0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061.888">
            <text:p>5061,888</text:p>
          </table:table-cell>
          <table:table-cell table:formula="of:=[.A286]*[.B286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061.888">
            <text:p>5061,888</text:p>
          </table:table-cell>
          <table:table-cell table:formula="of:=[.A287]*[.B287]" office:value-type="float" office:value="1452761.856">
            <text:p>1452761,85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061.888">
            <text:p>5061,888</text:p>
          </table:table-cell>
          <table:table-cell table:formula="of:=[.A288]*[.B288]" office:value-type="float" office:value="1457823.744">
            <text:p>1457823,74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061.888">
            <text:p>5061,888</text:p>
          </table:table-cell>
          <table:table-cell table:formula="of:=[.A289]*[.B289]" office:value-type="float" office:value="1462885.632">
            <text:p>1462885,63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061.888">
            <text:p>5061,888</text:p>
          </table:table-cell>
          <table:table-cell table:formula="of:=[.A290]*[.B290]" office:value-type="float" office:value="1467947.52">
            <text:p>1467947,5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061.888">
            <text:p>5061,888</text:p>
          </table:table-cell>
          <table:table-cell table:formula="of:=[.A291]*[.B291]" office:value-type="float" office:value="1473009.408">
            <text:p>1473009,40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061.888">
            <text:p>5061,888</text:p>
          </table:table-cell>
          <table:table-cell table:formula="of:=[.A292]*[.B292]" office:value-type="float" office:value="1478071.296">
            <text:p>1478071,29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061.888">
            <text:p>5061,888</text:p>
          </table:table-cell>
          <table:table-cell table:formula="of:=[.A293]*[.B293]" office:value-type="float" office:value="1483133.184">
            <text:p>1483133,18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061.888">
            <text:p>5061,888</text:p>
          </table:table-cell>
          <table:table-cell table:formula="of:=[.A294]*[.B294]" office:value-type="float" office:value="1488195.072">
            <text:p>1488195,07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061.888">
            <text:p>5061,888</text:p>
          </table:table-cell>
          <table:table-cell table:formula="of:=[.A295]*[.B295]" office:value-type="float" office:value="1493256.96">
            <text:p>1493256,9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061.888">
            <text:p>5061,888</text:p>
          </table:table-cell>
          <table:table-cell table:formula="of:=[.A296]*[.B296]" office:value-type="float" office:value="1498318.848">
            <text:p>1498318,84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061.888">
            <text:p>5061,888</text:p>
          </table:table-cell>
          <table:table-cell table:formula="of:=[.A297]*[.B297]" office:value-type="float" office:value="1503380.736">
            <text:p>1503380,73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061.888">
            <text:p>5061,888</text:p>
          </table:table-cell>
          <table:table-cell table:formula="of:=[.A298]*[.B298]" office:value-type="float" office:value="1508442.624">
            <text:p>1508442,62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061.888">
            <text:p>5061,888</text:p>
          </table:table-cell>
          <table:table-cell table:formula="of:=[.A299]*[.B299]" office:value-type="float" office:value="1513504.512">
            <text:p>1513504,51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061.888">
            <text:p>5061,888</text:p>
          </table:table-cell>
          <table:table-cell table:formula="of:=[.A300]*[.B300]" office:value-type="float" office:value="1518566.4">
            <text:p>1518566,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061.888">
            <text:p>5061,888</text:p>
          </table:table-cell>
          <table:table-cell table:formula="of:=[.A301]*[.B301]" office:value-type="float" office:value="1523628.288">
            <text:p>1523628,28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061.888">
            <text:p>5061,888</text:p>
          </table:table-cell>
          <table:table-cell table:formula="of:=[.A302]*[.B302]" office:value-type="float" office:value="1528690.176">
            <text:p>1528690,17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061.888">
            <text:p>5061,888</text:p>
          </table:table-cell>
          <table:table-cell table:formula="of:=[.A303]*[.B303]" office:value-type="float" office:value="1533752.064">
            <text:p>1533752,06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061.888">
            <text:p>5061,888</text:p>
          </table:table-cell>
          <table:table-cell table:formula="of:=[.A304]*[.B304]" office:value-type="float" office:value="1538813.952">
            <text:p>1538813,95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061.888">
            <text:p>5061,888</text:p>
          </table:table-cell>
          <table:table-cell table:formula="of:=[.A305]*[.B305]" office:value-type="float" office:value="1543875.84">
            <text:p>1543875,8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061.888">
            <text:p>5061,888</text:p>
          </table:table-cell>
          <table:table-cell table:formula="of:=[.A306]*[.B306]" office:value-type="float" office:value="1548937.728">
            <text:p>1548937,72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061.888">
            <text:p>5061,888</text:p>
          </table:table-cell>
          <table:table-cell table:formula="of:=[.A307]*[.B307]" office:value-type="float" office:value="1553999.616">
            <text:p>1553999,61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061.888">
            <text:p>5061,888</text:p>
          </table:table-cell>
          <table:table-cell table:formula="of:=[.A308]*[.B308]" office:value-type="float" office:value="1559061.504">
            <text:p>1559061,50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061.888">
            <text:p>5061,888</text:p>
          </table:table-cell>
          <table:table-cell table:formula="of:=[.A309]*[.B309]" office:value-type="float" office:value="1564123.392">
            <text:p>1564123,39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061.888">
            <text:p>5061,888</text:p>
          </table:table-cell>
          <table:table-cell table:formula="of:=[.A310]*[.B310]" office:value-type="float" office:value="1569185.28">
            <text:p>1569185,2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061.888">
            <text:p>5061,888</text:p>
          </table:table-cell>
          <table:table-cell table:formula="of:=[.A311]*[.B311]" office:value-type="float" office:value="1574247.168">
            <text:p>1574247,16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061.888">
            <text:p>5061,888</text:p>
          </table:table-cell>
          <table:table-cell table:formula="of:=[.A312]*[.B312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061.888">
            <text:p>5061,888</text:p>
          </table:table-cell>
          <table:table-cell table:formula="of:=[.A313]*[.B313]" office:value-type="float" office:value="1584370.944">
            <text:p>1584370,94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061.888">
            <text:p>5061,888</text:p>
          </table:table-cell>
          <table:table-cell table:formula="of:=[.A314]*[.B314]" office:value-type="float" office:value="1589432.832">
            <text:p>1589432,83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061.888">
            <text:p>5061,888</text:p>
          </table:table-cell>
          <table:table-cell table:formula="of:=[.A315]*[.B315]" office:value-type="float" office:value="1594494.72">
            <text:p>1594494,7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061.888">
            <text:p>5061,888</text:p>
          </table:table-cell>
          <table:table-cell table:formula="of:=[.A316]*[.B316]" office:value-type="float" office:value="1599556.608">
            <text:p>1599556,60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061.888">
            <text:p>5061,888</text:p>
          </table:table-cell>
          <table:table-cell table:formula="of:=[.A317]*[.B317]" office:value-type="float" office:value="1604618.496">
            <text:p>1604618,49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061.888">
            <text:p>5061,888</text:p>
          </table:table-cell>
          <table:table-cell table:formula="of:=[.A318]*[.B318]" office:value-type="float" office:value="1609680.384">
            <text:p>1609680,3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061.888">
            <text:p>5061,888</text:p>
          </table:table-cell>
          <table:table-cell table:formula="of:=[.A319]*[.B319]" office:value-type="float" office:value="1614742.272">
            <text:p>1614742,27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061.888">
            <text:p>5061,888</text:p>
          </table:table-cell>
          <table:table-cell table:formula="of:=[.A320]*[.B320]" office:value-type="float" office:value="1619804.16">
            <text:p>1619804,1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061.888">
            <text:p>5061,888</text:p>
          </table:table-cell>
          <table:table-cell table:formula="of:=[.A321]*[.B321]" office:value-type="float" office:value="1624866.048">
            <text:p>1624866,04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061.888">
            <text:p>5061,888</text:p>
          </table:table-cell>
          <table:table-cell table:formula="of:=[.A322]*[.B322]" office:value-type="float" office:value="1629927.936">
            <text:p>1629927,93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061.888">
            <text:p>5061,888</text:p>
          </table:table-cell>
          <table:table-cell table:formula="of:=[.A323]*[.B323]" office:value-type="float" office:value="1634989.824">
            <text:p>1634989,82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061.888">
            <text:p>5061,888</text:p>
          </table:table-cell>
          <table:table-cell table:formula="of:=[.A324]*[.B324]" office:value-type="float" office:value="1640051.712">
            <text:p>1640051,71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061.888">
            <text:p>5061,888</text:p>
          </table:table-cell>
          <table:table-cell table:formula="of:=[.A325]*[.B325]" office:value-type="float" office:value="1645113.6">
            <text:p>1645113,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061.888">
            <text:p>5061,888</text:p>
          </table:table-cell>
          <table:table-cell table:formula="of:=[.A326]*[.B326]" office:value-type="float" office:value="1650175.488">
            <text:p>1650175,48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061.888">
            <text:p>5061,888</text:p>
          </table:table-cell>
          <table:table-cell table:formula="of:=[.A327]*[.B327]" office:value-type="float" office:value="1655237.376">
            <text:p>1655237,37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061.888">
            <text:p>5061,888</text:p>
          </table:table-cell>
          <table:table-cell table:formula="of:=[.A328]*[.B328]" office:value-type="float" office:value="1660299.264">
            <text:p>1660299,26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061.888">
            <text:p>5061,888</text:p>
          </table:table-cell>
          <table:table-cell table:formula="of:=[.A329]*[.B329]" office:value-type="float" office:value="1665361.152">
            <text:p>1665361,15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061.888">
            <text:p>5061,888</text:p>
          </table:table-cell>
          <table:table-cell table:formula="of:=[.A330]*[.B330]" office:value-type="float" office:value="1670423.04">
            <text:p>1670423,0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061.888">
            <text:p>5061,888</text:p>
          </table:table-cell>
          <table:table-cell table:formula="of:=[.A331]*[.B331]" office:value-type="float" office:value="1675484.928">
            <text:p>1675484,92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061.888">
            <text:p>5061,888</text:p>
          </table:table-cell>
          <table:table-cell table:formula="of:=[.A332]*[.B332]" office:value-type="float" office:value="1680546.816">
            <text:p>1680546,81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061.888">
            <text:p>5061,888</text:p>
          </table:table-cell>
          <table:table-cell table:formula="of:=[.A333]*[.B333]" office:value-type="float" office:value="1685608.704">
            <text:p>1685608,7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061.888">
            <text:p>5061,888</text:p>
          </table:table-cell>
          <table:table-cell table:formula="of:=[.A334]*[.B334]" office:value-type="float" office:value="1690670.592">
            <text:p>1690670,59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061.888">
            <text:p>5061,888</text:p>
          </table:table-cell>
          <table:table-cell table:formula="of:=[.A335]*[.B335]" office:value-type="float" office:value="1695732.48">
            <text:p>1695732,4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061.888">
            <text:p>5061,888</text:p>
          </table:table-cell>
          <table:table-cell table:formula="of:=[.A336]*[.B336]" office:value-type="float" office:value="1700794.368">
            <text:p>1700794,36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061.888">
            <text:p>5061,888</text:p>
          </table:table-cell>
          <table:table-cell table:formula="of:=[.A337]*[.B337]" office:value-type="float" office:value="1705856.256">
            <text:p>1705856,25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061.888">
            <text:p>5061,888</text:p>
          </table:table-cell>
          <table:table-cell table:formula="of:=[.A338]*[.B338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061.888">
            <text:p>5061,888</text:p>
          </table:table-cell>
          <table:table-cell table:formula="of:=[.A339]*[.B339]" office:value-type="float" office:value="1715980.032">
            <text:p>1715980,03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061.888">
            <text:p>5061,888</text:p>
          </table:table-cell>
          <table:table-cell table:formula="of:=[.A340]*[.B340]" office:value-type="float" office:value="1721041.92">
            <text:p>1721041,9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061.888">
            <text:p>5061,888</text:p>
          </table:table-cell>
          <table:table-cell table:formula="of:=[.A341]*[.B341]" office:value-type="float" office:value="1726103.808">
            <text:p>1726103,80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061.888">
            <text:p>5061,888</text:p>
          </table:table-cell>
          <table:table-cell table:formula="of:=[.A342]*[.B342]" office:value-type="float" office:value="1731165.696">
            <text:p>1731165,69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061.888">
            <text:p>5061,888</text:p>
          </table:table-cell>
          <table:table-cell table:formula="of:=[.A343]*[.B343]" office:value-type="float" office:value="1736227.584">
            <text:p>1736227,58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061.888">
            <text:p>5061,888</text:p>
          </table:table-cell>
          <table:table-cell table:formula="of:=[.A344]*[.B344]" office:value-type="float" office:value="1741289.472">
            <text:p>1741289,47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061.888">
            <text:p>5061,888</text:p>
          </table:table-cell>
          <table:table-cell table:formula="of:=[.A345]*[.B345]" office:value-type="float" office:value="1746351.36">
            <text:p>1746351,3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061.888">
            <text:p>5061,888</text:p>
          </table:table-cell>
          <table:table-cell table:formula="of:=[.A346]*[.B346]" office:value-type="float" office:value="1751413.248">
            <text:p>1751413,24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061.888">
            <text:p>5061,888</text:p>
          </table:table-cell>
          <table:table-cell table:formula="of:=[.A347]*[.B347]" office:value-type="float" office:value="1756475.136">
            <text:p>1756475,13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061.888">
            <text:p>5061,888</text:p>
          </table:table-cell>
          <table:table-cell table:formula="of:=[.A348]*[.B348]" office:value-type="float" office:value="1761537.024">
            <text:p>1761537,02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061.888">
            <text:p>5061,888</text:p>
          </table:table-cell>
          <table:table-cell table:formula="of:=[.A349]*[.B349]" office:value-type="float" office:value="1766598.912">
            <text:p>1766598,91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061.888">
            <text:p>5061,888</text:p>
          </table:table-cell>
          <table:table-cell table:formula="of:=[.A350]*[.B350]" office:value-type="float" office:value="1771660.8">
            <text:p>1771660,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061.888">
            <text:p>5061,888</text:p>
          </table:table-cell>
          <table:table-cell table:formula="of:=[.A351]*[.B351]" office:value-type="float" office:value="1776722.688">
            <text:p>1776722,68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061.888">
            <text:p>5061,888</text:p>
          </table:table-cell>
          <table:table-cell table:formula="of:=[.A352]*[.B352]" office:value-type="float" office:value="1781784.576">
            <text:p>1781784,57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061.888">
            <text:p>5061,888</text:p>
          </table:table-cell>
          <table:table-cell table:formula="of:=[.A353]*[.B353]" office:value-type="float" office:value="1786846.464">
            <text:p>1786846,46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061.888">
            <text:p>5061,888</text:p>
          </table:table-cell>
          <table:table-cell table:formula="of:=[.A354]*[.B354]" office:value-type="float" office:value="1791908.352">
            <text:p>1791908,35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061.888">
            <text:p>5061,888</text:p>
          </table:table-cell>
          <table:table-cell table:formula="of:=[.A355]*[.B355]" office:value-type="float" office:value="1796970.24">
            <text:p>1796970,2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061.888">
            <text:p>5061,888</text:p>
          </table:table-cell>
          <table:table-cell table:formula="of:=[.A356]*[.B356]" office:value-type="float" office:value="1802032.128">
            <text:p>1802032,12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061.888">
            <text:p>5061,888</text:p>
          </table:table-cell>
          <table:table-cell table:formula="of:=[.A357]*[.B357]" office:value-type="float" office:value="1807094.016">
            <text:p>1807094,01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061.888">
            <text:p>5061,888</text:p>
          </table:table-cell>
          <table:table-cell table:formula="of:=[.A358]*[.B358]" office:value-type="float" office:value="1812155.904">
            <text:p>1812155,90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061.888">
            <text:p>5061,888</text:p>
          </table:table-cell>
          <table:table-cell table:formula="of:=[.A359]*[.B359]" office:value-type="float" office:value="1817217.792">
            <text:p>1817217,79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061.888">
            <text:p>5061,888</text:p>
          </table:table-cell>
          <table:table-cell table:formula="of:=[.A360]*[.B360]" office:value-type="float" office:value="1822279.68">
            <text:p>1822279,6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061.888">
            <text:p>5061,888</text:p>
          </table:table-cell>
          <table:table-cell table:formula="of:=[.A361]*[.B361]" office:value-type="float" office:value="1827341.568">
            <text:p>1827341,56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061.888">
            <text:p>5061,888</text:p>
          </table:table-cell>
          <table:table-cell table:formula="of:=[.A362]*[.B362]" office:value-type="float" office:value="1832403.456">
            <text:p>1832403,45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061.888">
            <text:p>5061,888</text:p>
          </table:table-cell>
          <table:table-cell table:formula="of:=[.A363]*[.B363]" office:value-type="float" office:value="1837465.344">
            <text:p>1837465,34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061.888">
            <text:p>5061,888</text:p>
          </table:table-cell>
          <table:table-cell table:formula="of:=[.A364]*[.B364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061.888">
            <text:p>5061,888</text:p>
          </table:table-cell>
          <table:table-cell table:formula="of:=[.A365]*[.B365]" office:value-type="float" office:value="1847589.12">
            <text:p>1847589,1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061.888">
            <text:p>5061,888</text:p>
          </table:table-cell>
          <table:table-cell table:formula="of:=[.A366]*[.B366]" office:value-type="float" office:value="1852651.008">
            <text:p>1852651,00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061.888">
            <text:p>5061,888</text:p>
          </table:table-cell>
          <table:table-cell table:formula="of:=[.A367]*[.B367]" office:value-type="float" office:value="1857712.896">
            <text:p>1857712,89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061.888">
            <text:p>5061,888</text:p>
          </table:table-cell>
          <table:table-cell table:formula="of:=[.A368]*[.B368]" office:value-type="float" office:value="1862774.784">
            <text:p>1862774,78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061.888">
            <text:p>5061,888</text:p>
          </table:table-cell>
          <table:table-cell table:formula="of:=[.A369]*[.B369]" office:value-type="float" office:value="1867836.672">
            <text:p>1867836,67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061.888">
            <text:p>5061,888</text:p>
          </table:table-cell>
          <table:table-cell table:formula="of:=[.A370]*[.B370]" office:value-type="float" office:value="1872898.56">
            <text:p>1872898,5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061.888">
            <text:p>5061,888</text:p>
          </table:table-cell>
          <table:table-cell table:formula="of:=[.A371]*[.B371]" office:value-type="float" office:value="1877960.448">
            <text:p>1877960,44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061.888">
            <text:p>5061,888</text:p>
          </table:table-cell>
          <table:table-cell table:formula="of:=[.A372]*[.B372]" office:value-type="float" office:value="1883022.336">
            <text:p>1883022,33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061.888">
            <text:p>5061,888</text:p>
          </table:table-cell>
          <table:table-cell table:formula="of:=[.A373]*[.B373]" office:value-type="float" office:value="1888084.224">
            <text:p>1888084,22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061.888">
            <text:p>5061,888</text:p>
          </table:table-cell>
          <table:table-cell table:formula="of:=[.A374]*[.B374]" office:value-type="float" office:value="1893146.112">
            <text:p>1893146,11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061.888">
            <text:p>5061,888</text:p>
          </table:table-cell>
          <table:table-cell table:formula="of:=[.A375]*[.B375]" office:value-type="float" office:value="1898208">
            <text:p>189820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061.888">
            <text:p>5061,888</text:p>
          </table:table-cell>
          <table:table-cell table:formula="of:=[.A376]*[.B376]" office:value-type="float" office:value="1903269.888">
            <text:p>1903269,88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061.888">
            <text:p>5061,888</text:p>
          </table:table-cell>
          <table:table-cell table:formula="of:=[.A377]*[.B377]" office:value-type="float" office:value="1908331.776">
            <text:p>1908331,77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061.888">
            <text:p>5061,888</text:p>
          </table:table-cell>
          <table:table-cell table:formula="of:=[.A378]*[.B378]" office:value-type="float" office:value="1913393.664">
            <text:p>1913393,66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061.888">
            <text:p>5061,888</text:p>
          </table:table-cell>
          <table:table-cell table:formula="of:=[.A379]*[.B379]" office:value-type="float" office:value="1918455.552">
            <text:p>1918455,55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061.888">
            <text:p>5061,888</text:p>
          </table:table-cell>
          <table:table-cell table:formula="of:=[.A380]*[.B380]" office:value-type="float" office:value="1923517.44">
            <text:p>1923517,4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061.888">
            <text:p>5061,888</text:p>
          </table:table-cell>
          <table:table-cell table:formula="of:=[.A381]*[.B381]" office:value-type="float" office:value="1928579.328">
            <text:p>1928579,32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061.888">
            <text:p>5061,888</text:p>
          </table:table-cell>
          <table:table-cell table:formula="of:=[.A382]*[.B382]" office:value-type="float" office:value="1933641.216">
            <text:p>1933641,21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061.888">
            <text:p>5061,888</text:p>
          </table:table-cell>
          <table:table-cell table:formula="of:=[.A383]*[.B383]" office:value-type="float" office:value="1938703.104">
            <text:p>1938703,10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061.888">
            <text:p>5061,888</text:p>
          </table:table-cell>
          <table:table-cell table:formula="of:=[.A384]*[.B384]" office:value-type="float" office:value="1943764.992">
            <text:p>1943764,99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061.888">
            <text:p>5061,888</text:p>
          </table:table-cell>
          <table:table-cell table:formula="of:=[.A385]*[.B385]" office:value-type="float" office:value="1948826.88">
            <text:p>1948826,8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061.888">
            <text:p>5061,888</text:p>
          </table:table-cell>
          <table:table-cell table:formula="of:=[.A386]*[.B386]" office:value-type="float" office:value="1953888.768">
            <text:p>1953888,76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061.888">
            <text:p>5061,888</text:p>
          </table:table-cell>
          <table:table-cell table:formula="of:=[.A387]*[.B387]" office:value-type="float" office:value="1958950.656">
            <text:p>1958950,65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061.888">
            <text:p>5061,888</text:p>
          </table:table-cell>
          <table:table-cell table:formula="of:=[.A388]*[.B388]" office:value-type="float" office:value="1964012.544">
            <text:p>1964012,54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061.888">
            <text:p>5061,888</text:p>
          </table:table-cell>
          <table:table-cell table:formula="of:=[.A389]*[.B389]" office:value-type="float" office:value="1969074.432">
            <text:p>1969074,43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061.888">
            <text:p>5061,888</text:p>
          </table:table-cell>
          <table:table-cell table:formula="of:=[.A390]*[.B390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061.888">
            <text:p>5061,888</text:p>
          </table:table-cell>
          <table:table-cell table:formula="of:=[.A391]*[.B391]" office:value-type="float" office:value="1979198.208">
            <text:p>1979198,20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061.888">
            <text:p>5061,888</text:p>
          </table:table-cell>
          <table:table-cell table:formula="of:=[.A392]*[.B392]" office:value-type="float" office:value="1984260.096">
            <text:p>1984260,09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061.888">
            <text:p>5061,888</text:p>
          </table:table-cell>
          <table:table-cell table:formula="of:=[.A393]*[.B393]" office:value-type="float" office:value="1989321.984">
            <text:p>1989321,98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061.888">
            <text:p>5061,888</text:p>
          </table:table-cell>
          <table:table-cell table:formula="of:=[.A394]*[.B394]" office:value-type="float" office:value="1994383.872">
            <text:p>1994383,87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061.888">
            <text:p>5061,888</text:p>
          </table:table-cell>
          <table:table-cell table:formula="of:=[.A395]*[.B395]" office:value-type="float" office:value="1999445.76">
            <text:p>1999445,7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061.888">
            <text:p>5061,888</text:p>
          </table:table-cell>
          <table:table-cell table:formula="of:=[.A396]*[.B396]" office:value-type="float" office:value="2004507.648">
            <text:p>2004507,64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061.888">
            <text:p>5061,888</text:p>
          </table:table-cell>
          <table:table-cell table:formula="of:=[.A397]*[.B397]" office:value-type="float" office:value="2009569.536">
            <text:p>2009569,53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061.888">
            <text:p>5061,888</text:p>
          </table:table-cell>
          <table:table-cell table:formula="of:=[.A398]*[.B398]" office:value-type="float" office:value="2014631.424">
            <text:p>2014631,42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061.888">
            <text:p>5061,888</text:p>
          </table:table-cell>
          <table:table-cell table:formula="of:=[.A399]*[.B399]" office:value-type="float" office:value="2019693.312">
            <text:p>2019693,31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061.888">
            <text:p>5061,888</text:p>
          </table:table-cell>
          <table:table-cell table:formula="of:=[.A400]*[.B400]" office:value-type="float" office:value="2024755.2">
            <text:p>2024755,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061.888">
            <text:p>5061,888</text:p>
          </table:table-cell>
          <table:table-cell table:formula="of:=[.A401]*[.B401]" office:value-type="float" office:value="2029817.088">
            <text:p>2029817,08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061.888">
            <text:p>5061,888</text:p>
          </table:table-cell>
          <table:table-cell table:formula="of:=[.A402]*[.B402]" office:value-type="float" office:value="2034878.976">
            <text:p>2034878,97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061.888">
            <text:p>5061,888</text:p>
          </table:table-cell>
          <table:table-cell table:formula="of:=[.A403]*[.B403]" office:value-type="float" office:value="2039940.864">
            <text:p>2039940,86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061.888">
            <text:p>5061,888</text:p>
          </table:table-cell>
          <table:table-cell table:formula="of:=[.A404]*[.B404]" office:value-type="float" office:value="2045002.752">
            <text:p>2045002,75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061.888">
            <text:p>5061,888</text:p>
          </table:table-cell>
          <table:table-cell table:formula="of:=[.A405]*[.B405]" office:value-type="float" office:value="2050064.64">
            <text:p>2050064,6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061.888">
            <text:p>5061,888</text:p>
          </table:table-cell>
          <table:table-cell table:formula="of:=[.A406]*[.B406]" office:value-type="float" office:value="2055126.528">
            <text:p>2055126,52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061.888">
            <text:p>5061,888</text:p>
          </table:table-cell>
          <table:table-cell table:formula="of:=[.A407]*[.B407]" office:value-type="float" office:value="2060188.416">
            <text:p>2060188,41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061.888">
            <text:p>5061,888</text:p>
          </table:table-cell>
          <table:table-cell table:formula="of:=[.A408]*[.B408]" office:value-type="float" office:value="2065250.304">
            <text:p>2065250,30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061.888">
            <text:p>5061,888</text:p>
          </table:table-cell>
          <table:table-cell table:formula="of:=[.A409]*[.B409]" office:value-type="float" office:value="2070312.192">
            <text:p>2070312,19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061.888">
            <text:p>5061,888</text:p>
          </table:table-cell>
          <table:table-cell table:formula="of:=[.A410]*[.B410]" office:value-type="float" office:value="2075374.08">
            <text:p>2075374,0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061.888">
            <text:p>5061,888</text:p>
          </table:table-cell>
          <table:table-cell table:formula="of:=[.A411]*[.B411]" office:value-type="float" office:value="2080435.968">
            <text:p>2080435,96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061.888">
            <text:p>5061,888</text:p>
          </table:table-cell>
          <table:table-cell table:formula="of:=[.A412]*[.B412]" office:value-type="float" office:value="2085497.856">
            <text:p>2085497,85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061.888">
            <text:p>5061,888</text:p>
          </table:table-cell>
          <table:table-cell table:formula="of:=[.A413]*[.B413]" office:value-type="float" office:value="2090559.744">
            <text:p>2090559,74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061.888">
            <text:p>5061,888</text:p>
          </table:table-cell>
          <table:table-cell table:formula="of:=[.A414]*[.B414]" office:value-type="float" office:value="2095621.632">
            <text:p>2095621,63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061.888">
            <text:p>5061,888</text:p>
          </table:table-cell>
          <table:table-cell table:formula="of:=[.A415]*[.B415]" office:value-type="float" office:value="2100683.52">
            <text:p>2100683,5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061.888">
            <text:p>5061,888</text:p>
          </table:table-cell>
          <table:table-cell table:formula="of:=[.A416]*[.B416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061.888">
            <text:p>5061,888</text:p>
          </table:table-cell>
          <table:table-cell table:formula="of:=[.A417]*[.B417]" office:value-type="float" office:value="2110807.296">
            <text:p>2110807,29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061.888">
            <text:p>5061,888</text:p>
          </table:table-cell>
          <table:table-cell table:formula="of:=[.A418]*[.B418]" office:value-type="float" office:value="2115869.184">
            <text:p>2115869,18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061.888">
            <text:p>5061,888</text:p>
          </table:table-cell>
          <table:table-cell table:formula="of:=[.A419]*[.B419]" office:value-type="float" office:value="2120931.072">
            <text:p>2120931,07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061.888">
            <text:p>5061,888</text:p>
          </table:table-cell>
          <table:table-cell table:formula="of:=[.A420]*[.B420]" office:value-type="float" office:value="2125992.96">
            <text:p>2125992,9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061.888">
            <text:p>5061,888</text:p>
          </table:table-cell>
          <table:table-cell table:formula="of:=[.A421]*[.B421]" office:value-type="float" office:value="2131054.848">
            <text:p>2131054,84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061.888">
            <text:p>5061,888</text:p>
          </table:table-cell>
          <table:table-cell table:formula="of:=[.A422]*[.B422]" office:value-type="float" office:value="2136116.736">
            <text:p>2136116,73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061.888">
            <text:p>5061,888</text:p>
          </table:table-cell>
          <table:table-cell table:formula="of:=[.A423]*[.B423]" office:value-type="float" office:value="2141178.624">
            <text:p>2141178,62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061.888">
            <text:p>5061,888</text:p>
          </table:table-cell>
          <table:table-cell table:formula="of:=[.A424]*[.B424]" office:value-type="float" office:value="2146240.512">
            <text:p>2146240,51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061.888">
            <text:p>5061,888</text:p>
          </table:table-cell>
          <table:table-cell table:formula="of:=[.A425]*[.B425]" office:value-type="float" office:value="2151302.4">
            <text:p>2151302,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061.888">
            <text:p>5061,888</text:p>
          </table:table-cell>
          <table:table-cell table:formula="of:=[.A426]*[.B426]" office:value-type="float" office:value="2156364.288">
            <text:p>2156364,28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061.888">
            <text:p>5061,888</text:p>
          </table:table-cell>
          <table:table-cell table:formula="of:=[.A427]*[.B427]" office:value-type="float" office:value="2161426.176">
            <text:p>2161426,17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061.888">
            <text:p>5061,888</text:p>
          </table:table-cell>
          <table:table-cell table:formula="of:=[.A428]*[.B428]" office:value-type="float" office:value="2166488.064">
            <text:p>2166488,06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061.888">
            <text:p>5061,888</text:p>
          </table:table-cell>
          <table:table-cell table:formula="of:=[.A429]*[.B429]" office:value-type="float" office:value="2171549.952">
            <text:p>2171549,95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061.888">
            <text:p>5061,888</text:p>
          </table:table-cell>
          <table:table-cell table:formula="of:=[.A430]*[.B430]" office:value-type="float" office:value="2176611.84">
            <text:p>2176611,8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061.888">
            <text:p>5061,888</text:p>
          </table:table-cell>
          <table:table-cell table:formula="of:=[.A431]*[.B431]" office:value-type="float" office:value="2181673.728">
            <text:p>2181673,72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061.888">
            <text:p>5061,888</text:p>
          </table:table-cell>
          <table:table-cell table:formula="of:=[.A432]*[.B432]" office:value-type="float" office:value="2186735.616">
            <text:p>2186735,61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061.888">
            <text:p>5061,888</text:p>
          </table:table-cell>
          <table:table-cell table:formula="of:=[.A433]*[.B433]" office:value-type="float" office:value="2191797.504">
            <text:p>2191797,50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061.888">
            <text:p>5061,888</text:p>
          </table:table-cell>
          <table:table-cell table:formula="of:=[.A434]*[.B434]" office:value-type="float" office:value="2196859.392">
            <text:p>2196859,39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061.888">
            <text:p>5061,888</text:p>
          </table:table-cell>
          <table:table-cell table:formula="of:=[.A435]*[.B435]" office:value-type="float" office:value="2201921.28">
            <text:p>2201921,2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061.888">
            <text:p>5061,888</text:p>
          </table:table-cell>
          <table:table-cell table:formula="of:=[.A436]*[.B436]" office:value-type="float" office:value="2206983.168">
            <text:p>2206983,16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061.888">
            <text:p>5061,888</text:p>
          </table:table-cell>
          <table:table-cell table:formula="of:=[.A437]*[.B437]" office:value-type="float" office:value="2212045.056">
            <text:p>2212045,05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061.888">
            <text:p>5061,888</text:p>
          </table:table-cell>
          <table:table-cell table:formula="of:=[.A438]*[.B438]" office:value-type="float" office:value="2217106.944">
            <text:p>2217106,94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061.888">
            <text:p>5061,888</text:p>
          </table:table-cell>
          <table:table-cell table:formula="of:=[.A439]*[.B439]" office:value-type="float" office:value="2222168.832">
            <text:p>2222168,83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061.888">
            <text:p>5061,888</text:p>
          </table:table-cell>
          <table:table-cell table:formula="of:=[.A440]*[.B440]" office:value-type="float" office:value="2227230.72">
            <text:p>2227230,7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061.888">
            <text:p>5061,888</text:p>
          </table:table-cell>
          <table:table-cell table:formula="of:=[.A441]*[.B441]" office:value-type="float" office:value="2232292.608">
            <text:p>2232292,60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061.888">
            <text:p>5061,888</text:p>
          </table:table-cell>
          <table:table-cell table:formula="of:=[.A442]*[.B442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061.888">
            <text:p>5061,888</text:p>
          </table:table-cell>
          <table:table-cell table:formula="of:=[.A443]*[.B443]" office:value-type="float" office:value="2242416.384">
            <text:p>2242416,38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061.888">
            <text:p>5061,888</text:p>
          </table:table-cell>
          <table:table-cell table:formula="of:=[.A444]*[.B444]" office:value-type="float" office:value="2247478.272">
            <text:p>2247478,27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061.888">
            <text:p>5061,888</text:p>
          </table:table-cell>
          <table:table-cell table:formula="of:=[.A445]*[.B445]" office:value-type="float" office:value="2252540.16">
            <text:p>2252540,1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061.888">
            <text:p>5061,888</text:p>
          </table:table-cell>
          <table:table-cell table:formula="of:=[.A446]*[.B446]" office:value-type="float" office:value="2257602.048">
            <text:p>2257602,04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061.888">
            <text:p>5061,888</text:p>
          </table:table-cell>
          <table:table-cell table:formula="of:=[.A447]*[.B447]" office:value-type="float" office:value="2262663.936">
            <text:p>2262663,93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061.888">
            <text:p>5061,888</text:p>
          </table:table-cell>
          <table:table-cell table:formula="of:=[.A448]*[.B448]" office:value-type="float" office:value="2267725.824">
            <text:p>2267725,82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061.888">
            <text:p>5061,888</text:p>
          </table:table-cell>
          <table:table-cell table:formula="of:=[.A449]*[.B449]" office:value-type="float" office:value="2272787.712">
            <text:p>2272787,71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061.888">
            <text:p>5061,888</text:p>
          </table:table-cell>
          <table:table-cell table:formula="of:=[.A450]*[.B450]" office:value-type="float" office:value="2277849.6">
            <text:p>2277849,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061.888">
            <text:p>5061,888</text:p>
          </table:table-cell>
          <table:table-cell table:formula="of:=[.A451]*[.B451]" office:value-type="float" office:value="2282911.488">
            <text:p>2282911,48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061.888">
            <text:p>5061,888</text:p>
          </table:table-cell>
          <table:table-cell table:formula="of:=[.A452]*[.B452]" office:value-type="float" office:value="2287973.376">
            <text:p>2287973,37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061.888">
            <text:p>5061,888</text:p>
          </table:table-cell>
          <table:table-cell table:formula="of:=[.A453]*[.B453]" office:value-type="float" office:value="2293035.264">
            <text:p>2293035,26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061.888">
            <text:p>5061,888</text:p>
          </table:table-cell>
          <table:table-cell table:formula="of:=[.A454]*[.B454]" office:value-type="float" office:value="2298097.152">
            <text:p>2298097,15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061.888">
            <text:p>5061,888</text:p>
          </table:table-cell>
          <table:table-cell table:formula="of:=[.A455]*[.B455]" office:value-type="float" office:value="2303159.04">
            <text:p>2303159,0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061.888">
            <text:p>5061,888</text:p>
          </table:table-cell>
          <table:table-cell table:formula="of:=[.A456]*[.B456]" office:value-type="float" office:value="2308220.928">
            <text:p>2308220,92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061.888">
            <text:p>5061,888</text:p>
          </table:table-cell>
          <table:table-cell table:formula="of:=[.A457]*[.B457]" office:value-type="float" office:value="2313282.816">
            <text:p>2313282,81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061.888">
            <text:p>5061,888</text:p>
          </table:table-cell>
          <table:table-cell table:formula="of:=[.A458]*[.B458]" office:value-type="float" office:value="2318344.704">
            <text:p>2318344,70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061.888">
            <text:p>5061,888</text:p>
          </table:table-cell>
          <table:table-cell table:formula="of:=[.A459]*[.B459]" office:value-type="float" office:value="2323406.592">
            <text:p>2323406,59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061.888">
            <text:p>5061,888</text:p>
          </table:table-cell>
          <table:table-cell table:formula="of:=[.A460]*[.B460]" office:value-type="float" office:value="2328468.48">
            <text:p>2328468,4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061.888">
            <text:p>5061,888</text:p>
          </table:table-cell>
          <table:table-cell table:formula="of:=[.A461]*[.B461]" office:value-type="float" office:value="2333530.368">
            <text:p>2333530,36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061.888">
            <text:p>5061,888</text:p>
          </table:table-cell>
          <table:table-cell table:formula="of:=[.A462]*[.B462]" office:value-type="float" office:value="2338592.256">
            <text:p>2338592,25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061.888">
            <text:p>5061,888</text:p>
          </table:table-cell>
          <table:table-cell table:formula="of:=[.A463]*[.B463]" office:value-type="float" office:value="2343654.144">
            <text:p>2343654,14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061.888">
            <text:p>5061,888</text:p>
          </table:table-cell>
          <table:table-cell table:formula="of:=[.A464]*[.B464]" office:value-type="float" office:value="2348716.032">
            <text:p>2348716,03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061.888">
            <text:p>5061,888</text:p>
          </table:table-cell>
          <table:table-cell table:formula="of:=[.A465]*[.B465]" office:value-type="float" office:value="2353777.92">
            <text:p>2353777,9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061.888">
            <text:p>5061,888</text:p>
          </table:table-cell>
          <table:table-cell table:formula="of:=[.A466]*[.B466]" office:value-type="float" office:value="2358839.808">
            <text:p>2358839,80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061.888">
            <text:p>5061,888</text:p>
          </table:table-cell>
          <table:table-cell table:formula="of:=[.A467]*[.B467]" office:value-type="float" office:value="2363901.696">
            <text:p>2363901,69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061.888">
            <text:p>5061,888</text:p>
          </table:table-cell>
          <table:table-cell table:formula="of:=[.A468]*[.B468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061.888">
            <text:p>5061,888</text:p>
          </table:table-cell>
          <table:table-cell table:formula="of:=[.A469]*[.B469]" office:value-type="float" office:value="2374025.472">
            <text:p>2374025,47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061.888">
            <text:p>5061,888</text:p>
          </table:table-cell>
          <table:table-cell table:formula="of:=[.A470]*[.B470]" office:value-type="float" office:value="2379087.36">
            <text:p>2379087,3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061.888">
            <text:p>5061,888</text:p>
          </table:table-cell>
          <table:table-cell table:formula="of:=[.A471]*[.B471]" office:value-type="float" office:value="2384149.248">
            <text:p>2384149,24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061.888">
            <text:p>5061,888</text:p>
          </table:table-cell>
          <table:table-cell table:formula="of:=[.A472]*[.B472]" office:value-type="float" office:value="2389211.136">
            <text:p>2389211,13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061.888">
            <text:p>5061,888</text:p>
          </table:table-cell>
          <table:table-cell table:formula="of:=[.A473]*[.B473]" office:value-type="float" office:value="2394273.024">
            <text:p>2394273,02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061.888">
            <text:p>5061,888</text:p>
          </table:table-cell>
          <table:table-cell table:formula="of:=[.A474]*[.B474]" office:value-type="float" office:value="2399334.912">
            <text:p>2399334,91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061.888">
            <text:p>5061,888</text:p>
          </table:table-cell>
          <table:table-cell table:formula="of:=[.A475]*[.B475]" office:value-type="float" office:value="2404396.8">
            <text:p>2404396,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061.888">
            <text:p>5061,888</text:p>
          </table:table-cell>
          <table:table-cell table:formula="of:=[.A476]*[.B476]" office:value-type="float" office:value="2409458.688">
            <text:p>2409458,68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061.888">
            <text:p>5061,888</text:p>
          </table:table-cell>
          <table:table-cell table:formula="of:=[.A477]*[.B477]" office:value-type="float" office:value="2414520.576">
            <text:p>2414520,57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061.888">
            <text:p>5061,888</text:p>
          </table:table-cell>
          <table:table-cell table:formula="of:=[.A478]*[.B478]" office:value-type="float" office:value="2419582.464">
            <text:p>2419582,46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061.888">
            <text:p>5061,888</text:p>
          </table:table-cell>
          <table:table-cell table:formula="of:=[.A479]*[.B479]" office:value-type="float" office:value="2424644.352">
            <text:p>2424644,35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061.888">
            <text:p>5061,888</text:p>
          </table:table-cell>
          <table:table-cell table:formula="of:=[.A480]*[.B480]" office:value-type="float" office:value="2429706.24">
            <text:p>2429706,2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061.888">
            <text:p>5061,888</text:p>
          </table:table-cell>
          <table:table-cell table:formula="of:=[.A481]*[.B481]" office:value-type="float" office:value="2434768.128">
            <text:p>2434768,12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061.888">
            <text:p>5061,888</text:p>
          </table:table-cell>
          <table:table-cell table:formula="of:=[.A482]*[.B482]" office:value-type="float" office:value="2439830.016">
            <text:p>2439830,01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061.888">
            <text:p>5061,888</text:p>
          </table:table-cell>
          <table:table-cell table:formula="of:=[.A483]*[.B483]" office:value-type="float" office:value="2444891.904">
            <text:p>2444891,90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061.888">
            <text:p>5061,888</text:p>
          </table:table-cell>
          <table:table-cell table:formula="of:=[.A484]*[.B484]" office:value-type="float" office:value="2449953.792">
            <text:p>2449953,79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061.888">
            <text:p>5061,888</text:p>
          </table:table-cell>
          <table:table-cell table:formula="of:=[.A485]*[.B485]" office:value-type="float" office:value="2455015.68">
            <text:p>2455015,6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061.888">
            <text:p>5061,888</text:p>
          </table:table-cell>
          <table:table-cell table:formula="of:=[.A486]*[.B486]" office:value-type="float" office:value="2460077.568">
            <text:p>2460077,5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061.888">
            <text:p>5061,888</text:p>
          </table:table-cell>
          <table:table-cell table:formula="of:=[.A487]*[.B487]" office:value-type="float" office:value="2465139.456">
            <text:p>2465139,45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061.888">
            <text:p>5061,888</text:p>
          </table:table-cell>
          <table:table-cell table:formula="of:=[.A488]*[.B488]" office:value-type="float" office:value="2470201.344">
            <text:p>2470201,34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061.888">
            <text:p>5061,888</text:p>
          </table:table-cell>
          <table:table-cell table:formula="of:=[.A489]*[.B489]" office:value-type="float" office:value="2475263.232">
            <text:p>2475263,23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061.888">
            <text:p>5061,888</text:p>
          </table:table-cell>
          <table:table-cell table:formula="of:=[.A490]*[.B490]" office:value-type="float" office:value="2480325.12">
            <text:p>2480325,1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061.888">
            <text:p>5061,888</text:p>
          </table:table-cell>
          <table:table-cell table:formula="of:=[.A491]*[.B491]" office:value-type="float" office:value="2485387.008">
            <text:p>2485387,00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061.888">
            <text:p>5061,888</text:p>
          </table:table-cell>
          <table:table-cell table:formula="of:=[.A492]*[.B492]" office:value-type="float" office:value="2490448.896">
            <text:p>2490448,89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061.888">
            <text:p>5061,888</text:p>
          </table:table-cell>
          <table:table-cell table:formula="of:=[.A493]*[.B493]" office:value-type="float" office:value="2495510.784">
            <text:p>2495510,78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061.888">
            <text:p>5061,888</text:p>
          </table:table-cell>
          <table:table-cell table:formula="of:=[.A494]*[.B494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061.888">
            <text:p>5061,888</text:p>
          </table:table-cell>
          <table:table-cell table:formula="of:=[.A495]*[.B495]" office:value-type="float" office:value="2505634.56">
            <text:p>2505634,5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061.888">
            <text:p>5061,888</text:p>
          </table:table-cell>
          <table:table-cell table:formula="of:=[.A496]*[.B496]" office:value-type="float" office:value="2510696.448">
            <text:p>2510696,44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061.888">
            <text:p>5061,888</text:p>
          </table:table-cell>
          <table:table-cell table:formula="of:=[.A497]*[.B497]" office:value-type="float" office:value="2515758.336">
            <text:p>2515758,33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061.888">
            <text:p>5061,888</text:p>
          </table:table-cell>
          <table:table-cell table:formula="of:=[.A498]*[.B498]" office:value-type="float" office:value="2520820.224">
            <text:p>2520820,22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061.888">
            <text:p>5061,888</text:p>
          </table:table-cell>
          <table:table-cell table:formula="of:=[.A499]*[.B499]" office:value-type="float" office:value="2525882.112">
            <text:p>2525882,11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061.888">
            <text:p>5061,888</text:p>
          </table:table-cell>
          <table:table-cell table:formula="of:=[.A500]*[.B500]" office:value-type="float" office:value="2530944">
            <text:p>2530944</text:p>
          </table:table-cell>
          <table:table-cell/>
        </table:table-row>
      </table:table>
      <table:table table:name="2017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264.36352">
            <text:p>5264,36352</text:p>
          </table:table-cell>
          <table:table-cell table:formula="of:=[.A1]*[.B1]" office:value-type="float" office:value="5264.36352">
            <text:p>5264,36352</text:p>
          </table:table-cell>
          <table:table-cell table:formula="of:=['2016'.D1]*1.04" office:value-type="float" office:value="5264.36352">
            <text:p>5264,36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264.36352">
            <text:p>5264,36352</text:p>
          </table:table-cell>
          <table:table-cell table:formula="of:=[.A2]*[.B2]" office:value-type="float" office:value="10528.72704">
            <text:p>10528,727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264.36352">
            <text:p>5264,36352</text:p>
          </table:table-cell>
          <table:table-cell table:formula="of:=[.A3]*[.B3]" office:value-type="float" office:value="15793.09056">
            <text:p>15793,090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264.36352">
            <text:p>5264,36352</text:p>
          </table:table-cell>
          <table:table-cell table:formula="of:=[.A4]*[.B4]" office:value-type="float" office:value="21057.45408">
            <text:p>21057,454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264.36352">
            <text:p>5264,36352</text:p>
          </table:table-cell>
          <table:table-cell table:formula="of:=[.A5]*[.B5]" office:value-type="float" office:value="26321.8176">
            <text:p>26321,817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264.36352">
            <text:p>5264,36352</text:p>
          </table:table-cell>
          <table:table-cell table:formula="of:=[.A6]*[.B6]" office:value-type="float" office:value="31586.18112">
            <text:p>31586,181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264.36352">
            <text:p>5264,36352</text:p>
          </table:table-cell>
          <table:table-cell table:formula="of:=[.A7]*[.B7]" office:value-type="float" office:value="36850.54464">
            <text:p>36850,544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264.36352">
            <text:p>5264,36352</text:p>
          </table:table-cell>
          <table:table-cell table:formula="of:=[.A8]*[.B8]" office:value-type="float" office:value="42114.90816">
            <text:p>42114,9081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264.36352">
            <text:p>5264,36352</text:p>
          </table:table-cell>
          <table:table-cell table:formula="of:=[.A9]*[.B9]" office:value-type="float" office:value="47379.27168">
            <text:p>47379,2716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264.36352">
            <text:p>5264,36352</text:p>
          </table:table-cell>
          <table:table-cell table:formula="of:=[.A10]*[.B10]" office:value-type="float" office:value="52643.6352">
            <text:p>52643,63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264.36352">
            <text:p>5264,36352</text:p>
          </table:table-cell>
          <table:table-cell table:formula="of:=[.A11]*[.B11]" office:value-type="float" office:value="57907.99872">
            <text:p>57907,9987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264.36352">
            <text:p>5264,36352</text:p>
          </table:table-cell>
          <table:table-cell table:formula="of:=[.A12]*[.B12]" office:value-type="float" office:value="63172.36224">
            <text:p>63172,3622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264.36352">
            <text:p>5264,36352</text:p>
          </table:table-cell>
          <table:table-cell table:formula="of:=[.A13]*[.B13]" office:value-type="float" office:value="68436.72576">
            <text:p>68436,7257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264.36352">
            <text:p>5264,36352</text:p>
          </table:table-cell>
          <table:table-cell table:formula="of:=[.A14]*[.B14]" office:value-type="float" office:value="73701.08928">
            <text:p>73701,0892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264.36352">
            <text:p>5264,36352</text:p>
          </table:table-cell>
          <table:table-cell table:formula="of:=[.A15]*[.B15]" office:value-type="float" office:value="78965.4528">
            <text:p>78965,45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264.36352">
            <text:p>5264,36352</text:p>
          </table:table-cell>
          <table:table-cell table:formula="of:=[.A16]*[.B16]" office:value-type="float" office:value="84229.81632">
            <text:p>84229,8163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264.36352">
            <text:p>5264,36352</text:p>
          </table:table-cell>
          <table:table-cell table:formula="of:=[.A17]*[.B17]" office:value-type="float" office:value="89494.17984">
            <text:p>89494,179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264.36352">
            <text:p>5264,36352</text:p>
          </table:table-cell>
          <table:table-cell table:formula="of:=[.A18]*[.B18]" office:value-type="float" office:value="94758.54336">
            <text:p>94758,543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264.36352">
            <text:p>5264,36352</text:p>
          </table:table-cell>
          <table:table-cell table:formula="of:=[.A19]*[.B19]" office:value-type="float" office:value="100022.90688">
            <text:p>100022,9068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264.36352">
            <text:p>5264,36352</text:p>
          </table:table-cell>
          <table:table-cell table:formula="of:=[.A20]*[.B20]" office:value-type="float" office:value="105287.2704">
            <text:p>105287,270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264.36352">
            <text:p>5264,36352</text:p>
          </table:table-cell>
          <table:table-cell table:formula="of:=[.A21]*[.B21]" office:value-type="float" office:value="110551.63392">
            <text:p>110551,6339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264.36352">
            <text:p>5264,36352</text:p>
          </table:table-cell>
          <table:table-cell table:formula="of:=[.A22]*[.B22]" office:value-type="float" office:value="115815.99744">
            <text:p>115815,9974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264.36352">
            <text:p>5264,36352</text:p>
          </table:table-cell>
          <table:table-cell table:formula="of:=[.A23]*[.B23]" office:value-type="float" office:value="121080.36096">
            <text:p>121080,3609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264.36352">
            <text:p>5264,36352</text:p>
          </table:table-cell>
          <table:table-cell table:formula="of:=[.A24]*[.B24]" office:value-type="float" office:value="126344.72448">
            <text:p>126344,724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264.36352">
            <text:p>5264,36352</text:p>
          </table:table-cell>
          <table:table-cell table:formula="of:=[.A25]*[.B25]" office:value-type="float" office:value="131609.088">
            <text:p>131609,0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264.36352">
            <text:p>5264,36352</text:p>
          </table:table-cell>
          <table:table-cell table:formula="of:=[.A26]*[.B26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264.36352">
            <text:p>5264,36352</text:p>
          </table:table-cell>
          <table:table-cell table:formula="of:=[.A27]*[.B27]" office:value-type="float" office:value="142137.81504">
            <text:p>142137,815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264.36352">
            <text:p>5264,36352</text:p>
          </table:table-cell>
          <table:table-cell table:formula="of:=[.A28]*[.B28]" office:value-type="float" office:value="147402.17856">
            <text:p>147402,1785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264.36352">
            <text:p>5264,36352</text:p>
          </table:table-cell>
          <table:table-cell table:formula="of:=[.A29]*[.B29]" office:value-type="float" office:value="152666.54208">
            <text:p>152666,542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264.36352">
            <text:p>5264,36352</text:p>
          </table:table-cell>
          <table:table-cell table:formula="of:=[.A30]*[.B30]" office:value-type="float" office:value="157930.9056">
            <text:p>157930,905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264.36352">
            <text:p>5264,36352</text:p>
          </table:table-cell>
          <table:table-cell table:formula="of:=[.A31]*[.B31]" office:value-type="float" office:value="163195.26912">
            <text:p>163195,2691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264.36352">
            <text:p>5264,36352</text:p>
          </table:table-cell>
          <table:table-cell table:formula="of:=[.A32]*[.B32]" office:value-type="float" office:value="168459.63264">
            <text:p>168459,6326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264.36352">
            <text:p>5264,36352</text:p>
          </table:table-cell>
          <table:table-cell table:formula="of:=[.A33]*[.B33]" office:value-type="float" office:value="173723.99616">
            <text:p>173723,9961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264.36352">
            <text:p>5264,36352</text:p>
          </table:table-cell>
          <table:table-cell table:formula="of:=[.A34]*[.B34]" office:value-type="float" office:value="178988.35968">
            <text:p>178988,359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264.36352">
            <text:p>5264,36352</text:p>
          </table:table-cell>
          <table:table-cell table:formula="of:=[.A35]*[.B35]" office:value-type="float" office:value="184252.7232">
            <text:p>184252,723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264.36352">
            <text:p>5264,36352</text:p>
          </table:table-cell>
          <table:table-cell table:formula="of:=[.A36]*[.B36]" office:value-type="float" office:value="189517.08672">
            <text:p>189517,0867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264.36352">
            <text:p>5264,36352</text:p>
          </table:table-cell>
          <table:table-cell table:formula="of:=[.A37]*[.B37]" office:value-type="float" office:value="194781.45024">
            <text:p>194781,4502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264.36352">
            <text:p>5264,36352</text:p>
          </table:table-cell>
          <table:table-cell table:formula="of:=[.A38]*[.B38]" office:value-type="float" office:value="200045.81376">
            <text:p>200045,8137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264.36352">
            <text:p>5264,36352</text:p>
          </table:table-cell>
          <table:table-cell table:formula="of:=[.A39]*[.B39]" office:value-type="float" office:value="205310.17728">
            <text:p>205310,177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264.36352">
            <text:p>5264,36352</text:p>
          </table:table-cell>
          <table:table-cell table:formula="of:=[.A40]*[.B40]" office:value-type="float" office:value="210574.5408">
            <text:p>210574,540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264.36352">
            <text:p>5264,36352</text:p>
          </table:table-cell>
          <table:table-cell table:formula="of:=[.A41]*[.B41]" office:value-type="float" office:value="215838.90432">
            <text:p>215838,9043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264.36352">
            <text:p>5264,36352</text:p>
          </table:table-cell>
          <table:table-cell table:formula="of:=[.A42]*[.B42]" office:value-type="float" office:value="221103.26784">
            <text:p>221103,267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264.36352">
            <text:p>5264,36352</text:p>
          </table:table-cell>
          <table:table-cell table:formula="of:=[.A43]*[.B43]" office:value-type="float" office:value="226367.63136">
            <text:p>226367,6313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264.36352">
            <text:p>5264,36352</text:p>
          </table:table-cell>
          <table:table-cell table:formula="of:=[.A44]*[.B44]" office:value-type="float" office:value="231631.99488">
            <text:p>231631,9948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264.36352">
            <text:p>5264,36352</text:p>
          </table:table-cell>
          <table:table-cell table:formula="of:=[.A45]*[.B45]" office:value-type="float" office:value="236896.3584">
            <text:p>236896,358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264.36352">
            <text:p>5264,36352</text:p>
          </table:table-cell>
          <table:table-cell table:formula="of:=[.A46]*[.B46]" office:value-type="float" office:value="242160.72192">
            <text:p>242160,7219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264.36352">
            <text:p>5264,36352</text:p>
          </table:table-cell>
          <table:table-cell table:formula="of:=[.A47]*[.B47]" office:value-type="float" office:value="247425.08544">
            <text:p>247425,0854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264.36352">
            <text:p>5264,36352</text:p>
          </table:table-cell>
          <table:table-cell table:formula="of:=[.A48]*[.B48]" office:value-type="float" office:value="252689.44896">
            <text:p>252689,4489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264.36352">
            <text:p>5264,36352</text:p>
          </table:table-cell>
          <table:table-cell table:formula="of:=[.A49]*[.B49]" office:value-type="float" office:value="257953.81248">
            <text:p>257953,8124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264.36352">
            <text:p>5264,36352</text:p>
          </table:table-cell>
          <table:table-cell table:formula="of:=[.A50]*[.B50]" office:value-type="float" office:value="263218.176">
            <text:p>263218,17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264.36352">
            <text:p>5264,36352</text:p>
          </table:table-cell>
          <table:table-cell table:formula="of:=[.A51]*[.B51]" office:value-type="float" office:value="268482.53952">
            <text:p>268482,5395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264.36352">
            <text:p>5264,36352</text:p>
          </table:table-cell>
          <table:table-cell table:formula="of:=[.A52]*[.B52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264.36352">
            <text:p>5264,36352</text:p>
          </table:table-cell>
          <table:table-cell table:formula="of:=[.A53]*[.B53]" office:value-type="float" office:value="279011.26656">
            <text:p>279011,2665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264.36352">
            <text:p>5264,36352</text:p>
          </table:table-cell>
          <table:table-cell table:formula="of:=[.A54]*[.B54]" office:value-type="float" office:value="284275.63008">
            <text:p>284275,6300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264.36352">
            <text:p>5264,36352</text:p>
          </table:table-cell>
          <table:table-cell table:formula="of:=[.A55]*[.B55]" office:value-type="float" office:value="289539.9936">
            <text:p>289539,99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264.36352">
            <text:p>5264,36352</text:p>
          </table:table-cell>
          <table:table-cell table:formula="of:=[.A56]*[.B56]" office:value-type="float" office:value="294804.35712">
            <text:p>294804,3571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264.36352">
            <text:p>5264,36352</text:p>
          </table:table-cell>
          <table:table-cell table:formula="of:=[.A57]*[.B57]" office:value-type="float" office:value="300068.72064">
            <text:p>300068,72064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264.36352">
            <text:p>5264,36352</text:p>
          </table:table-cell>
          <table:table-cell table:formula="of:=[.A58]*[.B58]" office:value-type="float" office:value="305333.08416">
            <text:p>305333,0841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264.36352">
            <text:p>5264,36352</text:p>
          </table:table-cell>
          <table:table-cell table:formula="of:=[.A59]*[.B59]" office:value-type="float" office:value="310597.44768">
            <text:p>310597,447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264.36352">
            <text:p>5264,36352</text:p>
          </table:table-cell>
          <table:table-cell table:formula="of:=[.A60]*[.B60]" office:value-type="float" office:value="315861.8112">
            <text:p>315861,81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264.36352">
            <text:p>5264,36352</text:p>
          </table:table-cell>
          <table:table-cell table:formula="of:=[.A61]*[.B61]" office:value-type="float" office:value="321126.17472">
            <text:p>321126,1747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264.36352">
            <text:p>5264,36352</text:p>
          </table:table-cell>
          <table:table-cell table:formula="of:=[.A62]*[.B62]" office:value-type="float" office:value="326390.53824">
            <text:p>326390,5382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264.36352">
            <text:p>5264,36352</text:p>
          </table:table-cell>
          <table:table-cell table:formula="of:=[.A63]*[.B63]" office:value-type="float" office:value="331654.90176">
            <text:p>331654,9017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264.36352">
            <text:p>5264,36352</text:p>
          </table:table-cell>
          <table:table-cell table:formula="of:=[.A64]*[.B64]" office:value-type="float" office:value="336919.26528">
            <text:p>336919,2652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264.36352">
            <text:p>5264,36352</text:p>
          </table:table-cell>
          <table:table-cell table:formula="of:=[.A65]*[.B65]" office:value-type="float" office:value="342183.6288">
            <text:p>342183,628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264.36352">
            <text:p>5264,36352</text:p>
          </table:table-cell>
          <table:table-cell table:formula="of:=[.A66]*[.B66]" office:value-type="float" office:value="347447.99232">
            <text:p>347447,9923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264.36352">
            <text:p>5264,36352</text:p>
          </table:table-cell>
          <table:table-cell table:formula="of:=[.A67]*[.B67]" office:value-type="float" office:value="352712.35584">
            <text:p>352712,3558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264.36352">
            <text:p>5264,36352</text:p>
          </table:table-cell>
          <table:table-cell table:formula="of:=[.A68]*[.B68]" office:value-type="float" office:value="357976.71936">
            <text:p>357976,7193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264.36352">
            <text:p>5264,36352</text:p>
          </table:table-cell>
          <table:table-cell table:formula="of:=[.A69]*[.B69]" office:value-type="float" office:value="363241.08288">
            <text:p>363241,082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264.36352">
            <text:p>5264,36352</text:p>
          </table:table-cell>
          <table:table-cell table:formula="of:=[.A70]*[.B70]" office:value-type="float" office:value="368505.4464">
            <text:p>368505,446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264.36352">
            <text:p>5264,36352</text:p>
          </table:table-cell>
          <table:table-cell table:formula="of:=[.A71]*[.B71]" office:value-type="float" office:value="373769.80992">
            <text:p>373769,8099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264.36352">
            <text:p>5264,36352</text:p>
          </table:table-cell>
          <table:table-cell table:formula="of:=[.A72]*[.B72]" office:value-type="float" office:value="379034.17344">
            <text:p>379034,1734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264.36352">
            <text:p>5264,36352</text:p>
          </table:table-cell>
          <table:table-cell table:formula="of:=[.A73]*[.B73]" office:value-type="float" office:value="384298.53696">
            <text:p>384298,5369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264.36352">
            <text:p>5264,36352</text:p>
          </table:table-cell>
          <table:table-cell table:formula="of:=[.A74]*[.B74]" office:value-type="float" office:value="389562.90048">
            <text:p>389562,9004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264.36352">
            <text:p>5264,36352</text:p>
          </table:table-cell>
          <table:table-cell table:formula="of:=[.A75]*[.B75]" office:value-type="float" office:value="394827.264">
            <text:p>394827,264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264.36352">
            <text:p>5264,36352</text:p>
          </table:table-cell>
          <table:table-cell table:formula="of:=[.A76]*[.B76]" office:value-type="float" office:value="400091.62752">
            <text:p>400091,6275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264.36352">
            <text:p>5264,36352</text:p>
          </table:table-cell>
          <table:table-cell table:formula="of:=[.A77]*[.B77]" office:value-type="float" office:value="405355.99104">
            <text:p>405355,9910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264.36352">
            <text:p>5264,36352</text:p>
          </table:table-cell>
          <table:table-cell table:formula="of:=[.A78]*[.B78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264.36352">
            <text:p>5264,36352</text:p>
          </table:table-cell>
          <table:table-cell table:formula="of:=[.A79]*[.B79]" office:value-type="float" office:value="415884.71808">
            <text:p>415884,7180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264.36352">
            <text:p>5264,36352</text:p>
          </table:table-cell>
          <table:table-cell table:formula="of:=[.A80]*[.B80]" office:value-type="float" office:value="421149.0816">
            <text:p>421149,08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264.36352">
            <text:p>5264,36352</text:p>
          </table:table-cell>
          <table:table-cell table:formula="of:=[.A81]*[.B81]" office:value-type="float" office:value="426413.44512">
            <text:p>426413,4451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264.36352">
            <text:p>5264,36352</text:p>
          </table:table-cell>
          <table:table-cell table:formula="of:=[.A82]*[.B82]" office:value-type="float" office:value="431677.80864">
            <text:p>431677,8086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264.36352">
            <text:p>5264,36352</text:p>
          </table:table-cell>
          <table:table-cell table:formula="of:=[.A83]*[.B83]" office:value-type="float" office:value="436942.17216">
            <text:p>436942,1721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264.36352">
            <text:p>5264,36352</text:p>
          </table:table-cell>
          <table:table-cell table:formula="of:=[.A84]*[.B84]" office:value-type="float" office:value="442206.53568">
            <text:p>442206,5356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264.36352">
            <text:p>5264,36352</text:p>
          </table:table-cell>
          <table:table-cell table:formula="of:=[.A85]*[.B85]" office:value-type="float" office:value="447470.8992">
            <text:p>447470,89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264.36352">
            <text:p>5264,36352</text:p>
          </table:table-cell>
          <table:table-cell table:formula="of:=[.A86]*[.B86]" office:value-type="float" office:value="452735.26272">
            <text:p>452735,262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264.36352">
            <text:p>5264,36352</text:p>
          </table:table-cell>
          <table:table-cell table:formula="of:=[.A87]*[.B87]" office:value-type="float" office:value="457999.62624">
            <text:p>457999,6262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264.36352">
            <text:p>5264,36352</text:p>
          </table:table-cell>
          <table:table-cell table:formula="of:=[.A88]*[.B88]" office:value-type="float" office:value="463263.98976">
            <text:p>463263,9897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264.36352">
            <text:p>5264,36352</text:p>
          </table:table-cell>
          <table:table-cell table:formula="of:=[.A89]*[.B89]" office:value-type="float" office:value="468528.35328">
            <text:p>468528,3532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264.36352">
            <text:p>5264,36352</text:p>
          </table:table-cell>
          <table:table-cell table:formula="of:=[.A90]*[.B90]" office:value-type="float" office:value="473792.7168">
            <text:p>473792,716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264.36352">
            <text:p>5264,36352</text:p>
          </table:table-cell>
          <table:table-cell table:formula="of:=[.A91]*[.B91]" office:value-type="float" office:value="479057.08032">
            <text:p>479057,0803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264.36352">
            <text:p>5264,36352</text:p>
          </table:table-cell>
          <table:table-cell table:formula="of:=[.A92]*[.B92]" office:value-type="float" office:value="484321.44384">
            <text:p>484321,4438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264.36352">
            <text:p>5264,36352</text:p>
          </table:table-cell>
          <table:table-cell table:formula="of:=[.A93]*[.B93]" office:value-type="float" office:value="489585.80736">
            <text:p>489585,8073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264.36352">
            <text:p>5264,36352</text:p>
          </table:table-cell>
          <table:table-cell table:formula="of:=[.A94]*[.B94]" office:value-type="float" office:value="494850.17088">
            <text:p>494850,1708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264.36352">
            <text:p>5264,36352</text:p>
          </table:table-cell>
          <table:table-cell table:formula="of:=[.A95]*[.B95]" office:value-type="float" office:value="500114.5344">
            <text:p>500114,534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264.36352">
            <text:p>5264,36352</text:p>
          </table:table-cell>
          <table:table-cell table:formula="of:=[.A96]*[.B96]" office:value-type="float" office:value="505378.89792">
            <text:p>505378,8979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264.36352">
            <text:p>5264,36352</text:p>
          </table:table-cell>
          <table:table-cell table:formula="of:=[.A97]*[.B97]" office:value-type="float" office:value="510643.26144">
            <text:p>510643,2614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264.36352">
            <text:p>5264,36352</text:p>
          </table:table-cell>
          <table:table-cell table:formula="of:=[.A98]*[.B98]" office:value-type="float" office:value="515907.62496">
            <text:p>515907,6249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264.36352">
            <text:p>5264,36352</text:p>
          </table:table-cell>
          <table:table-cell table:formula="of:=[.A99]*[.B99]" office:value-type="float" office:value="521171.98848">
            <text:p>521171,9884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264.36352">
            <text:p>5264,36352</text:p>
          </table:table-cell>
          <table:table-cell table:formula="of:=[.A100]*[.B100]" office:value-type="float" office:value="526436.352">
            <text:p>526436,35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264.36352">
            <text:p>5264,36352</text:p>
          </table:table-cell>
          <table:table-cell table:formula="of:=[.A101]*[.B101]" office:value-type="float" office:value="531700.71552">
            <text:p>531700,7155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264.36352">
            <text:p>5264,36352</text:p>
          </table:table-cell>
          <table:table-cell table:formula="of:=[.A102]*[.B102]" office:value-type="float" office:value="536965.07904">
            <text:p>536965,0790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264.36352">
            <text:p>5264,36352</text:p>
          </table:table-cell>
          <table:table-cell table:formula="of:=[.A103]*[.B103]" office:value-type="float" office:value="542229.44256">
            <text:p>542229,4425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264.36352">
            <text:p>5264,36352</text:p>
          </table:table-cell>
          <table:table-cell table:formula="of:=[.A104]*[.B104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264.36352">
            <text:p>5264,36352</text:p>
          </table:table-cell>
          <table:table-cell table:formula="of:=[.A105]*[.B105]" office:value-type="float" office:value="552758.1696">
            <text:p>552758,1696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264.36352">
            <text:p>5264,36352</text:p>
          </table:table-cell>
          <table:table-cell table:formula="of:=[.A106]*[.B106]" office:value-type="float" office:value="558022.53312">
            <text:p>558022,5331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264.36352">
            <text:p>5264,36352</text:p>
          </table:table-cell>
          <table:table-cell table:formula="of:=[.A107]*[.B107]" office:value-type="float" office:value="563286.89664">
            <text:p>563286,8966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264.36352">
            <text:p>5264,36352</text:p>
          </table:table-cell>
          <table:table-cell table:formula="of:=[.A108]*[.B108]" office:value-type="float" office:value="568551.26016">
            <text:p>568551,2601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264.36352">
            <text:p>5264,36352</text:p>
          </table:table-cell>
          <table:table-cell table:formula="of:=[.A109]*[.B109]" office:value-type="float" office:value="573815.62368">
            <text:p>573815,6236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264.36352">
            <text:p>5264,36352</text:p>
          </table:table-cell>
          <table:table-cell table:formula="of:=[.A110]*[.B110]" office:value-type="float" office:value="579079.9872">
            <text:p>579079,987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264.36352">
            <text:p>5264,36352</text:p>
          </table:table-cell>
          <table:table-cell table:formula="of:=[.A111]*[.B111]" office:value-type="float" office:value="584344.35072">
            <text:p>584344,3507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264.36352">
            <text:p>5264,36352</text:p>
          </table:table-cell>
          <table:table-cell table:formula="of:=[.A112]*[.B112]" office:value-type="float" office:value="589608.71424">
            <text:p>589608,7142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264.36352">
            <text:p>5264,36352</text:p>
          </table:table-cell>
          <table:table-cell table:formula="of:=[.A113]*[.B113]" office:value-type="float" office:value="594873.07776">
            <text:p>594873,07776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264.36352">
            <text:p>5264,36352</text:p>
          </table:table-cell>
          <table:table-cell table:formula="of:=[.A114]*[.B114]" office:value-type="float" office:value="600137.44128">
            <text:p>600137,4412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264.36352">
            <text:p>5264,36352</text:p>
          </table:table-cell>
          <table:table-cell table:formula="of:=[.A115]*[.B115]" office:value-type="float" office:value="605401.8048">
            <text:p>605401,804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264.36352">
            <text:p>5264,36352</text:p>
          </table:table-cell>
          <table:table-cell table:formula="of:=[.A116]*[.B116]" office:value-type="float" office:value="610666.16832">
            <text:p>610666,1683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264.36352">
            <text:p>5264,36352</text:p>
          </table:table-cell>
          <table:table-cell table:formula="of:=[.A117]*[.B117]" office:value-type="float" office:value="615930.53184">
            <text:p>615930,5318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264.36352">
            <text:p>5264,36352</text:p>
          </table:table-cell>
          <table:table-cell table:formula="of:=[.A118]*[.B118]" office:value-type="float" office:value="621194.89536">
            <text:p>621194,8953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264.36352">
            <text:p>5264,36352</text:p>
          </table:table-cell>
          <table:table-cell table:formula="of:=[.A119]*[.B119]" office:value-type="float" office:value="626459.25888">
            <text:p>626459,2588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264.36352">
            <text:p>5264,36352</text:p>
          </table:table-cell>
          <table:table-cell table:formula="of:=[.A120]*[.B120]" office:value-type="float" office:value="631723.6224">
            <text:p>631723,622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264.36352">
            <text:p>5264,36352</text:p>
          </table:table-cell>
          <table:table-cell table:formula="of:=[.A121]*[.B121]" office:value-type="float" office:value="636987.98592">
            <text:p>636987,9859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264.36352">
            <text:p>5264,36352</text:p>
          </table:table-cell>
          <table:table-cell table:formula="of:=[.A122]*[.B122]" office:value-type="float" office:value="642252.34944">
            <text:p>642252,349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264.36352">
            <text:p>5264,36352</text:p>
          </table:table-cell>
          <table:table-cell table:formula="of:=[.A123]*[.B123]" office:value-type="float" office:value="647516.71296">
            <text:p>647516,7129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264.36352">
            <text:p>5264,36352</text:p>
          </table:table-cell>
          <table:table-cell table:formula="of:=[.A124]*[.B124]" office:value-type="float" office:value="652781.07648">
            <text:p>652781,0764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264.36352">
            <text:p>5264,36352</text:p>
          </table:table-cell>
          <table:table-cell table:formula="of:=[.A125]*[.B125]" office:value-type="float" office:value="658045.44">
            <text:p>658045,4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264.36352">
            <text:p>5264,36352</text:p>
          </table:table-cell>
          <table:table-cell table:formula="of:=[.A126]*[.B126]" office:value-type="float" office:value="663309.80352">
            <text:p>663309,8035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264.36352">
            <text:p>5264,36352</text:p>
          </table:table-cell>
          <table:table-cell table:formula="of:=[.A127]*[.B127]" office:value-type="float" office:value="668574.16704">
            <text:p>668574,1670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264.36352">
            <text:p>5264,36352</text:p>
          </table:table-cell>
          <table:table-cell table:formula="of:=[.A128]*[.B128]" office:value-type="float" office:value="673838.53056">
            <text:p>673838,5305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264.36352">
            <text:p>5264,36352</text:p>
          </table:table-cell>
          <table:table-cell table:formula="of:=[.A129]*[.B129]" office:value-type="float" office:value="679102.89408">
            <text:p>679102,8940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264.36352">
            <text:p>5264,36352</text:p>
          </table:table-cell>
          <table:table-cell table:formula="of:=[.A130]*[.B130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264.36352">
            <text:p>5264,36352</text:p>
          </table:table-cell>
          <table:table-cell table:formula="of:=[.A131]*[.B131]" office:value-type="float" office:value="689631.62112">
            <text:p>689631,62112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264.36352">
            <text:p>5264,36352</text:p>
          </table:table-cell>
          <table:table-cell table:formula="of:=[.A132]*[.B132]" office:value-type="float" office:value="694895.98464">
            <text:p>694895,9846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264.36352">
            <text:p>5264,36352</text:p>
          </table:table-cell>
          <table:table-cell table:formula="of:=[.A133]*[.B133]" office:value-type="float" office:value="700160.34816">
            <text:p>700160,34816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264.36352">
            <text:p>5264,36352</text:p>
          </table:table-cell>
          <table:table-cell table:formula="of:=[.A134]*[.B134]" office:value-type="float" office:value="705424.71168">
            <text:p>705424,7116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264.36352">
            <text:p>5264,36352</text:p>
          </table:table-cell>
          <table:table-cell table:formula="of:=[.A135]*[.B135]" office:value-type="float" office:value="710689.0752">
            <text:p>710689,075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264.36352">
            <text:p>5264,36352</text:p>
          </table:table-cell>
          <table:table-cell table:formula="of:=[.A136]*[.B136]" office:value-type="float" office:value="715953.43872">
            <text:p>715953,4387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264.36352">
            <text:p>5264,36352</text:p>
          </table:table-cell>
          <table:table-cell table:formula="of:=[.A137]*[.B137]" office:value-type="float" office:value="721217.80224">
            <text:p>721217,8022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264.36352">
            <text:p>5264,36352</text:p>
          </table:table-cell>
          <table:table-cell table:formula="of:=[.A138]*[.B138]" office:value-type="float" office:value="726482.16576">
            <text:p>726482,1657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264.36352">
            <text:p>5264,36352</text:p>
          </table:table-cell>
          <table:table-cell table:formula="of:=[.A139]*[.B139]" office:value-type="float" office:value="731746.52928">
            <text:p>731746,5292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264.36352">
            <text:p>5264,36352</text:p>
          </table:table-cell>
          <table:table-cell table:formula="of:=[.A140]*[.B140]" office:value-type="float" office:value="737010.8928">
            <text:p>737010,8928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264.36352">
            <text:p>5264,36352</text:p>
          </table:table-cell>
          <table:table-cell table:formula="of:=[.A141]*[.B141]" office:value-type="float" office:value="742275.25632">
            <text:p>742275,2563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264.36352">
            <text:p>5264,36352</text:p>
          </table:table-cell>
          <table:table-cell table:formula="of:=[.A142]*[.B142]" office:value-type="float" office:value="747539.61984">
            <text:p>747539,6198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264.36352">
            <text:p>5264,36352</text:p>
          </table:table-cell>
          <table:table-cell table:formula="of:=[.A143]*[.B143]" office:value-type="float" office:value="752803.98336">
            <text:p>752803,9833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264.36352">
            <text:p>5264,36352</text:p>
          </table:table-cell>
          <table:table-cell table:formula="of:=[.A144]*[.B144]" office:value-type="float" office:value="758068.34688">
            <text:p>758068,3468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264.36352">
            <text:p>5264,36352</text:p>
          </table:table-cell>
          <table:table-cell table:formula="of:=[.A145]*[.B145]" office:value-type="float" office:value="763332.7104">
            <text:p>763332,710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264.36352">
            <text:p>5264,36352</text:p>
          </table:table-cell>
          <table:table-cell table:formula="of:=[.A146]*[.B146]" office:value-type="float" office:value="768597.07392">
            <text:p>768597,0739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264.36352">
            <text:p>5264,36352</text:p>
          </table:table-cell>
          <table:table-cell table:formula="of:=[.A147]*[.B147]" office:value-type="float" office:value="773861.43744">
            <text:p>773861,4374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264.36352">
            <text:p>5264,36352</text:p>
          </table:table-cell>
          <table:table-cell table:formula="of:=[.A148]*[.B148]" office:value-type="float" office:value="779125.80096">
            <text:p>779125,8009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264.36352">
            <text:p>5264,36352</text:p>
          </table:table-cell>
          <table:table-cell table:formula="of:=[.A149]*[.B149]" office:value-type="float" office:value="784390.16448">
            <text:p>784390,1644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264.36352">
            <text:p>5264,36352</text:p>
          </table:table-cell>
          <table:table-cell table:formula="of:=[.A150]*[.B150]" office:value-type="float" office:value="789654.528">
            <text:p>789654,52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264.36352">
            <text:p>5264,36352</text:p>
          </table:table-cell>
          <table:table-cell table:formula="of:=[.A151]*[.B151]" office:value-type="float" office:value="794918.89152">
            <text:p>794918,8915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264.36352">
            <text:p>5264,36352</text:p>
          </table:table-cell>
          <table:table-cell table:formula="of:=[.A152]*[.B152]" office:value-type="float" office:value="800183.25504">
            <text:p>800183,2550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264.36352">
            <text:p>5264,36352</text:p>
          </table:table-cell>
          <table:table-cell table:formula="of:=[.A153]*[.B153]" office:value-type="float" office:value="805447.61856">
            <text:p>805447,6185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264.36352">
            <text:p>5264,36352</text:p>
          </table:table-cell>
          <table:table-cell table:formula="of:=[.A154]*[.B154]" office:value-type="float" office:value="810711.98208">
            <text:p>810711,9820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264.36352">
            <text:p>5264,36352</text:p>
          </table:table-cell>
          <table:table-cell table:formula="of:=[.A155]*[.B155]" office:value-type="float" office:value="815976.3456">
            <text:p>815976,345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264.36352">
            <text:p>5264,36352</text:p>
          </table:table-cell>
          <table:table-cell table:formula="of:=[.A156]*[.B156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264.36352">
            <text:p>5264,36352</text:p>
          </table:table-cell>
          <table:table-cell table:formula="of:=[.A157]*[.B157]" office:value-type="float" office:value="826505.07264">
            <text:p>826505,07264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264.36352">
            <text:p>5264,36352</text:p>
          </table:table-cell>
          <table:table-cell table:formula="of:=[.A158]*[.B158]" office:value-type="float" office:value="831769.43616">
            <text:p>831769,4361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264.36352">
            <text:p>5264,36352</text:p>
          </table:table-cell>
          <table:table-cell table:formula="of:=[.A159]*[.B159]" office:value-type="float" office:value="837033.79968">
            <text:p>837033,7996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264.36352">
            <text:p>5264,36352</text:p>
          </table:table-cell>
          <table:table-cell table:formula="of:=[.A160]*[.B160]" office:value-type="float" office:value="842298.1632">
            <text:p>842298,163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264.36352">
            <text:p>5264,36352</text:p>
          </table:table-cell>
          <table:table-cell table:formula="of:=[.A161]*[.B161]" office:value-type="float" office:value="847562.52672">
            <text:p>847562,5267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264.36352">
            <text:p>5264,36352</text:p>
          </table:table-cell>
          <table:table-cell table:formula="of:=[.A162]*[.B162]" office:value-type="float" office:value="852826.89024">
            <text:p>852826,8902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264.36352">
            <text:p>5264,36352</text:p>
          </table:table-cell>
          <table:table-cell table:formula="of:=[.A163]*[.B163]" office:value-type="float" office:value="858091.25376">
            <text:p>858091,25376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264.36352">
            <text:p>5264,36352</text:p>
          </table:table-cell>
          <table:table-cell table:formula="of:=[.A164]*[.B164]" office:value-type="float" office:value="863355.61728">
            <text:p>863355,6172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264.36352">
            <text:p>5264,36352</text:p>
          </table:table-cell>
          <table:table-cell table:formula="of:=[.A165]*[.B165]" office:value-type="float" office:value="868619.9808">
            <text:p>868619,980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264.36352">
            <text:p>5264,36352</text:p>
          </table:table-cell>
          <table:table-cell table:formula="of:=[.A166]*[.B166]" office:value-type="float" office:value="873884.34432">
            <text:p>873884,3443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264.36352">
            <text:p>5264,36352</text:p>
          </table:table-cell>
          <table:table-cell table:formula="of:=[.A167]*[.B167]" office:value-type="float" office:value="879148.70784">
            <text:p>879148,70784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264.36352">
            <text:p>5264,36352</text:p>
          </table:table-cell>
          <table:table-cell table:formula="of:=[.A168]*[.B168]" office:value-type="float" office:value="884413.07136">
            <text:p>884413,0713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264.36352">
            <text:p>5264,36352</text:p>
          </table:table-cell>
          <table:table-cell table:formula="of:=[.A169]*[.B169]" office:value-type="float" office:value="889677.43488">
            <text:p>889677,4348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264.36352">
            <text:p>5264,36352</text:p>
          </table:table-cell>
          <table:table-cell table:formula="of:=[.A170]*[.B170]" office:value-type="float" office:value="894941.7984">
            <text:p>894941,798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264.36352">
            <text:p>5264,36352</text:p>
          </table:table-cell>
          <table:table-cell table:formula="of:=[.A171]*[.B171]" office:value-type="float" office:value="900206.16192">
            <text:p>900206,1619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264.36352">
            <text:p>5264,36352</text:p>
          </table:table-cell>
          <table:table-cell table:formula="of:=[.A172]*[.B172]" office:value-type="float" office:value="905470.52544">
            <text:p>905470,5254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264.36352">
            <text:p>5264,36352</text:p>
          </table:table-cell>
          <table:table-cell table:formula="of:=[.A173]*[.B173]" office:value-type="float" office:value="910734.88896">
            <text:p>910734,88896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264.36352">
            <text:p>5264,36352</text:p>
          </table:table-cell>
          <table:table-cell table:formula="of:=[.A174]*[.B174]" office:value-type="float" office:value="915999.25248">
            <text:p>915999,2524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264.36352">
            <text:p>5264,36352</text:p>
          </table:table-cell>
          <table:table-cell table:formula="of:=[.A175]*[.B175]" office:value-type="float" office:value="921263.616">
            <text:p>921263,61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264.36352">
            <text:p>5264,36352</text:p>
          </table:table-cell>
          <table:table-cell table:formula="of:=[.A176]*[.B176]" office:value-type="float" office:value="926527.97952">
            <text:p>926527,97952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264.36352">
            <text:p>5264,36352</text:p>
          </table:table-cell>
          <table:table-cell table:formula="of:=[.A177]*[.B177]" office:value-type="float" office:value="931792.34304">
            <text:p>931792,3430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264.36352">
            <text:p>5264,36352</text:p>
          </table:table-cell>
          <table:table-cell table:formula="of:=[.A178]*[.B178]" office:value-type="float" office:value="937056.70656">
            <text:p>937056,7065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264.36352">
            <text:p>5264,36352</text:p>
          </table:table-cell>
          <table:table-cell table:formula="of:=[.A179]*[.B179]" office:value-type="float" office:value="942321.07008">
            <text:p>942321,070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264.36352">
            <text:p>5264,36352</text:p>
          </table:table-cell>
          <table:table-cell table:formula="of:=[.A180]*[.B180]" office:value-type="float" office:value="947585.4336">
            <text:p>947585,433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264.36352">
            <text:p>5264,36352</text:p>
          </table:table-cell>
          <table:table-cell table:formula="of:=[.A181]*[.B181]" office:value-type="float" office:value="952849.79712">
            <text:p>952849,7971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264.36352">
            <text:p>5264,36352</text:p>
          </table:table-cell>
          <table:table-cell table:formula="of:=[.A182]*[.B182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264.36352">
            <text:p>5264,36352</text:p>
          </table:table-cell>
          <table:table-cell table:formula="of:=[.A183]*[.B183]" office:value-type="float" office:value="963378.52416">
            <text:p>963378,5241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264.36352">
            <text:p>5264,36352</text:p>
          </table:table-cell>
          <table:table-cell table:formula="of:=[.A184]*[.B184]" office:value-type="float" office:value="968642.88768">
            <text:p>968642,8876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264.36352">
            <text:p>5264,36352</text:p>
          </table:table-cell>
          <table:table-cell table:formula="of:=[.A185]*[.B185]" office:value-type="float" office:value="973907.2512">
            <text:p>973907,251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264.36352">
            <text:p>5264,36352</text:p>
          </table:table-cell>
          <table:table-cell table:formula="of:=[.A186]*[.B186]" office:value-type="float" office:value="979171.61472">
            <text:p>979171,6147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264.36352">
            <text:p>5264,36352</text:p>
          </table:table-cell>
          <table:table-cell table:formula="of:=[.A187]*[.B187]" office:value-type="float" office:value="984435.97824">
            <text:p>984435,9782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264.36352">
            <text:p>5264,36352</text:p>
          </table:table-cell>
          <table:table-cell table:formula="of:=[.A188]*[.B188]" office:value-type="float" office:value="989700.34176">
            <text:p>989700,3417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264.36352">
            <text:p>5264,36352</text:p>
          </table:table-cell>
          <table:table-cell table:formula="of:=[.A189]*[.B189]" office:value-type="float" office:value="994964.70528">
            <text:p>994964,7052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264.36352">
            <text:p>5264,36352</text:p>
          </table:table-cell>
          <table:table-cell table:formula="of:=[.A190]*[.B190]" office:value-type="float" office:value="1000229.0688">
            <text:p>1000229,068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264.36352">
            <text:p>5264,36352</text:p>
          </table:table-cell>
          <table:table-cell table:formula="of:=[.A191]*[.B191]" office:value-type="float" office:value="1005493.43232">
            <text:p>1005493,4323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264.36352">
            <text:p>5264,36352</text:p>
          </table:table-cell>
          <table:table-cell table:formula="of:=[.A192]*[.B192]" office:value-type="float" office:value="1010757.79584">
            <text:p>1010757,79584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264.36352">
            <text:p>5264,36352</text:p>
          </table:table-cell>
          <table:table-cell table:formula="of:=[.A193]*[.B193]" office:value-type="float" office:value="1016022.15936">
            <text:p>1016022,1593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264.36352">
            <text:p>5264,36352</text:p>
          </table:table-cell>
          <table:table-cell table:formula="of:=[.A194]*[.B194]" office:value-type="float" office:value="1021286.52288">
            <text:p>1021286,5228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264.36352">
            <text:p>5264,36352</text:p>
          </table:table-cell>
          <table:table-cell table:formula="of:=[.A195]*[.B195]" office:value-type="float" office:value="1026550.8864">
            <text:p>1026550,8864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264.36352">
            <text:p>5264,36352</text:p>
          </table:table-cell>
          <table:table-cell table:formula="of:=[.A196]*[.B196]" office:value-type="float" office:value="1031815.24992">
            <text:p>1031815,2499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264.36352">
            <text:p>5264,36352</text:p>
          </table:table-cell>
          <table:table-cell table:formula="of:=[.A197]*[.B197]" office:value-type="float" office:value="1037079.61344">
            <text:p>1037079,613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264.36352">
            <text:p>5264,36352</text:p>
          </table:table-cell>
          <table:table-cell table:formula="of:=[.A198]*[.B198]" office:value-type="float" office:value="1042343.97696">
            <text:p>1042343,9769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264.36352">
            <text:p>5264,36352</text:p>
          </table:table-cell>
          <table:table-cell table:formula="of:=[.A199]*[.B199]" office:value-type="float" office:value="1047608.34048">
            <text:p>1047608,3404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264.36352">
            <text:p>5264,36352</text:p>
          </table:table-cell>
          <table:table-cell table:formula="of:=[.A200]*[.B200]" office:value-type="float" office:value="1052872.704">
            <text:p>1052872,7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264.36352">
            <text:p>5264,36352</text:p>
          </table:table-cell>
          <table:table-cell table:formula="of:=[.A201]*[.B201]" office:value-type="float" office:value="1058137.06752">
            <text:p>1058137,0675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264.36352">
            <text:p>5264,36352</text:p>
          </table:table-cell>
          <table:table-cell table:formula="of:=[.A202]*[.B202]" office:value-type="float" office:value="1063401.43104">
            <text:p>1063401,4310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264.36352">
            <text:p>5264,36352</text:p>
          </table:table-cell>
          <table:table-cell table:formula="of:=[.A203]*[.B203]" office:value-type="float" office:value="1068665.79456">
            <text:p>1068665,7945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264.36352">
            <text:p>5264,36352</text:p>
          </table:table-cell>
          <table:table-cell table:formula="of:=[.A204]*[.B204]" office:value-type="float" office:value="1073930.15808">
            <text:p>1073930,1580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264.36352">
            <text:p>5264,36352</text:p>
          </table:table-cell>
          <table:table-cell table:formula="of:=[.A205]*[.B205]" office:value-type="float" office:value="1079194.5216">
            <text:p>1079194,52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264.36352">
            <text:p>5264,36352</text:p>
          </table:table-cell>
          <table:table-cell table:formula="of:=[.A206]*[.B206]" office:value-type="float" office:value="1084458.88512">
            <text:p>1084458,8851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264.36352">
            <text:p>5264,36352</text:p>
          </table:table-cell>
          <table:table-cell table:formula="of:=[.A207]*[.B207]" office:value-type="float" office:value="1089723.24864">
            <text:p>1089723,2486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264.36352">
            <text:p>5264,36352</text:p>
          </table:table-cell>
          <table:table-cell table:formula="of:=[.A208]*[.B208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264.36352">
            <text:p>5264,36352</text:p>
          </table:table-cell>
          <table:table-cell table:formula="of:=[.A209]*[.B209]" office:value-type="float" office:value="1100251.97568">
            <text:p>1100251,9756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264.36352">
            <text:p>5264,36352</text:p>
          </table:table-cell>
          <table:table-cell table:formula="of:=[.A210]*[.B210]" office:value-type="float" office:value="1105516.3392">
            <text:p>1105516,33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264.36352">
            <text:p>5264,36352</text:p>
          </table:table-cell>
          <table:table-cell table:formula="of:=[.A211]*[.B211]" office:value-type="float" office:value="1110780.70272">
            <text:p>1110780,7027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264.36352">
            <text:p>5264,36352</text:p>
          </table:table-cell>
          <table:table-cell table:formula="of:=[.A212]*[.B212]" office:value-type="float" office:value="1116045.06624">
            <text:p>1116045,0662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264.36352">
            <text:p>5264,36352</text:p>
          </table:table-cell>
          <table:table-cell table:formula="of:=[.A213]*[.B213]" office:value-type="float" office:value="1121309.42976">
            <text:p>1121309,4297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264.36352">
            <text:p>5264,36352</text:p>
          </table:table-cell>
          <table:table-cell table:formula="of:=[.A214]*[.B214]" office:value-type="float" office:value="1126573.79328">
            <text:p>1126573,7932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264.36352">
            <text:p>5264,36352</text:p>
          </table:table-cell>
          <table:table-cell table:formula="of:=[.A215]*[.B215]" office:value-type="float" office:value="1131838.1568">
            <text:p>1131838,156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264.36352">
            <text:p>5264,36352</text:p>
          </table:table-cell>
          <table:table-cell table:formula="of:=[.A216]*[.B216]" office:value-type="float" office:value="1137102.52032">
            <text:p>1137102,5203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264.36352">
            <text:p>5264,36352</text:p>
          </table:table-cell>
          <table:table-cell table:formula="of:=[.A217]*[.B217]" office:value-type="float" office:value="1142366.88384">
            <text:p>1142366,8838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264.36352">
            <text:p>5264,36352</text:p>
          </table:table-cell>
          <table:table-cell table:formula="of:=[.A218]*[.B218]" office:value-type="float" office:value="1147631.24736">
            <text:p>1147631,2473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264.36352">
            <text:p>5264,36352</text:p>
          </table:table-cell>
          <table:table-cell table:formula="of:=[.A219]*[.B219]" office:value-type="float" office:value="1152895.61088">
            <text:p>1152895,6108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264.36352">
            <text:p>5264,36352</text:p>
          </table:table-cell>
          <table:table-cell table:formula="of:=[.A220]*[.B220]" office:value-type="float" office:value="1158159.9744">
            <text:p>1158159,974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264.36352">
            <text:p>5264,36352</text:p>
          </table:table-cell>
          <table:table-cell table:formula="of:=[.A221]*[.B221]" office:value-type="float" office:value="1163424.33792">
            <text:p>1163424,3379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264.36352">
            <text:p>5264,36352</text:p>
          </table:table-cell>
          <table:table-cell table:formula="of:=[.A222]*[.B222]" office:value-type="float" office:value="1168688.70144">
            <text:p>1168688,7014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264.36352">
            <text:p>5264,36352</text:p>
          </table:table-cell>
          <table:table-cell table:formula="of:=[.A223]*[.B223]" office:value-type="float" office:value="1173953.06496">
            <text:p>1173953,0649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264.36352">
            <text:p>5264,36352</text:p>
          </table:table-cell>
          <table:table-cell table:formula="of:=[.A224]*[.B224]" office:value-type="float" office:value="1179217.42848">
            <text:p>1179217,42848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264.36352">
            <text:p>5264,36352</text:p>
          </table:table-cell>
          <table:table-cell table:formula="of:=[.A225]*[.B225]" office:value-type="float" office:value="1184481.792">
            <text:p>1184481,79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264.36352">
            <text:p>5264,36352</text:p>
          </table:table-cell>
          <table:table-cell table:formula="of:=[.A226]*[.B226]" office:value-type="float" office:value="1189746.15552">
            <text:p>1189746,1555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264.36352">
            <text:p>5264,36352</text:p>
          </table:table-cell>
          <table:table-cell table:formula="of:=[.A227]*[.B227]" office:value-type="float" office:value="1195010.51904">
            <text:p>1195010,5190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264.36352">
            <text:p>5264,36352</text:p>
          </table:table-cell>
          <table:table-cell table:formula="of:=[.A228]*[.B228]" office:value-type="float" office:value="1200274.88256">
            <text:p>1200274,88256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264.36352">
            <text:p>5264,36352</text:p>
          </table:table-cell>
          <table:table-cell table:formula="of:=[.A229]*[.B229]" office:value-type="float" office:value="1205539.24608">
            <text:p>1205539,2460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264.36352">
            <text:p>5264,36352</text:p>
          </table:table-cell>
          <table:table-cell table:formula="of:=[.A230]*[.B230]" office:value-type="float" office:value="1210803.6096">
            <text:p>1210803,6096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264.36352">
            <text:p>5264,36352</text:p>
          </table:table-cell>
          <table:table-cell table:formula="of:=[.A231]*[.B231]" office:value-type="float" office:value="1216067.97312">
            <text:p>1216067,9731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264.36352">
            <text:p>5264,36352</text:p>
          </table:table-cell>
          <table:table-cell table:formula="of:=[.A232]*[.B232]" office:value-type="float" office:value="1221332.33664">
            <text:p>1221332,3366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264.36352">
            <text:p>5264,36352</text:p>
          </table:table-cell>
          <table:table-cell table:formula="of:=[.A233]*[.B233]" office:value-type="float" office:value="1226596.70016">
            <text:p>1226596,7001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264.36352">
            <text:p>5264,36352</text:p>
          </table:table-cell>
          <table:table-cell table:formula="of:=[.A234]*[.B234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264.36352">
            <text:p>5264,36352</text:p>
          </table:table-cell>
          <table:table-cell table:formula="of:=[.A235]*[.B235]" office:value-type="float" office:value="1237125.4272">
            <text:p>1237125,427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264.36352">
            <text:p>5264,36352</text:p>
          </table:table-cell>
          <table:table-cell table:formula="of:=[.A236]*[.B236]" office:value-type="float" office:value="1242389.79072">
            <text:p>1242389,7907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264.36352">
            <text:p>5264,36352</text:p>
          </table:table-cell>
          <table:table-cell table:formula="of:=[.A237]*[.B237]" office:value-type="float" office:value="1247654.15424">
            <text:p>1247654,1542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264.36352">
            <text:p>5264,36352</text:p>
          </table:table-cell>
          <table:table-cell table:formula="of:=[.A238]*[.B238]" office:value-type="float" office:value="1252918.51776">
            <text:p>1252918,51776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264.36352">
            <text:p>5264,36352</text:p>
          </table:table-cell>
          <table:table-cell table:formula="of:=[.A239]*[.B239]" office:value-type="float" office:value="1258182.88128">
            <text:p>1258182,88128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264.36352">
            <text:p>5264,36352</text:p>
          </table:table-cell>
          <table:table-cell table:formula="of:=[.A240]*[.B240]" office:value-type="float" office:value="1263447.2448">
            <text:p>1263447,244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264.36352">
            <text:p>5264,36352</text:p>
          </table:table-cell>
          <table:table-cell table:formula="of:=[.A241]*[.B241]" office:value-type="float" office:value="1268711.60832">
            <text:p>1268711,6083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264.36352">
            <text:p>5264,36352</text:p>
          </table:table-cell>
          <table:table-cell table:formula="of:=[.A242]*[.B242]" office:value-type="float" office:value="1273975.97184">
            <text:p>1273975,9718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264.36352">
            <text:p>5264,36352</text:p>
          </table:table-cell>
          <table:table-cell table:formula="of:=[.A243]*[.B243]" office:value-type="float" office:value="1279240.33536">
            <text:p>1279240,3353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264.36352">
            <text:p>5264,36352</text:p>
          </table:table-cell>
          <table:table-cell table:formula="of:=[.A244]*[.B244]" office:value-type="float" office:value="1284504.69888">
            <text:p>1284504,6988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264.36352">
            <text:p>5264,36352</text:p>
          </table:table-cell>
          <table:table-cell table:formula="of:=[.A245]*[.B245]" office:value-type="float" office:value="1289769.0624">
            <text:p>1289769,062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264.36352">
            <text:p>5264,36352</text:p>
          </table:table-cell>
          <table:table-cell table:formula="of:=[.A246]*[.B246]" office:value-type="float" office:value="1295033.42592">
            <text:p>1295033,4259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264.36352">
            <text:p>5264,36352</text:p>
          </table:table-cell>
          <table:table-cell table:formula="of:=[.A247]*[.B247]" office:value-type="float" office:value="1300297.78944">
            <text:p>1300297,7894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264.36352">
            <text:p>5264,36352</text:p>
          </table:table-cell>
          <table:table-cell table:formula="of:=[.A248]*[.B248]" office:value-type="float" office:value="1305562.15296">
            <text:p>1305562,1529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264.36352">
            <text:p>5264,36352</text:p>
          </table:table-cell>
          <table:table-cell table:formula="of:=[.A249]*[.B249]" office:value-type="float" office:value="1310826.51648">
            <text:p>1310826,5164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264.36352">
            <text:p>5264,36352</text:p>
          </table:table-cell>
          <table:table-cell table:formula="of:=[.A250]*[.B250]" office:value-type="float" office:value="1316090.88">
            <text:p>1316090,8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264.36352">
            <text:p>5264,36352</text:p>
          </table:table-cell>
          <table:table-cell table:formula="of:=[.A251]*[.B251]" office:value-type="float" office:value="1321355.24352">
            <text:p>1321355,2435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264.36352">
            <text:p>5264,36352</text:p>
          </table:table-cell>
          <table:table-cell table:formula="of:=[.A252]*[.B252]" office:value-type="float" office:value="1326619.60704">
            <text:p>1326619,6070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264.36352">
            <text:p>5264,36352</text:p>
          </table:table-cell>
          <table:table-cell table:formula="of:=[.A253]*[.B253]" office:value-type="float" office:value="1331883.97056">
            <text:p>1331883,97056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264.36352">
            <text:p>5264,36352</text:p>
          </table:table-cell>
          <table:table-cell table:formula="of:=[.A254]*[.B254]" office:value-type="float" office:value="1337148.33408">
            <text:p>1337148,3340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264.36352">
            <text:p>5264,36352</text:p>
          </table:table-cell>
          <table:table-cell table:formula="of:=[.A255]*[.B255]" office:value-type="float" office:value="1342412.6976">
            <text:p>1342412,697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264.36352">
            <text:p>5264,36352</text:p>
          </table:table-cell>
          <table:table-cell table:formula="of:=[.A256]*[.B256]" office:value-type="float" office:value="1347677.06112">
            <text:p>1347677,06112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264.36352">
            <text:p>5264,36352</text:p>
          </table:table-cell>
          <table:table-cell table:formula="of:=[.A257]*[.B257]" office:value-type="float" office:value="1352941.42464">
            <text:p>1352941,42464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264.36352">
            <text:p>5264,36352</text:p>
          </table:table-cell>
          <table:table-cell table:formula="of:=[.A258]*[.B258]" office:value-type="float" office:value="1358205.78816">
            <text:p>1358205,7881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264.36352">
            <text:p>5264,36352</text:p>
          </table:table-cell>
          <table:table-cell table:formula="of:=[.A259]*[.B259]" office:value-type="float" office:value="1363470.15168">
            <text:p>1363470,1516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264.36352">
            <text:p>5264,36352</text:p>
          </table:table-cell>
          <table:table-cell table:formula="of:=[.A260]*[.B26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264.36352">
            <text:p>5264,36352</text:p>
          </table:table-cell>
          <table:table-cell table:formula="of:=[.A261]*[.B261]" office:value-type="float" office:value="1373998.87872">
            <text:p>1373998,8787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264.36352">
            <text:p>5264,36352</text:p>
          </table:table-cell>
          <table:table-cell table:formula="of:=[.A262]*[.B262]" office:value-type="float" office:value="1379263.24224">
            <text:p>1379263,2422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264.36352">
            <text:p>5264,36352</text:p>
          </table:table-cell>
          <table:table-cell table:formula="of:=[.A263]*[.B263]" office:value-type="float" office:value="1384527.60576">
            <text:p>1384527,6057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264.36352">
            <text:p>5264,36352</text:p>
          </table:table-cell>
          <table:table-cell table:formula="of:=[.A264]*[.B264]" office:value-type="float" office:value="1389791.96928">
            <text:p>1389791,9692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264.36352">
            <text:p>5264,36352</text:p>
          </table:table-cell>
          <table:table-cell table:formula="of:=[.A265]*[.B265]" office:value-type="float" office:value="1395056.3328">
            <text:p>1395056,332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264.36352">
            <text:p>5264,36352</text:p>
          </table:table-cell>
          <table:table-cell table:formula="of:=[.A266]*[.B266]" office:value-type="float" office:value="1400320.69632">
            <text:p>1400320,6963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264.36352">
            <text:p>5264,36352</text:p>
          </table:table-cell>
          <table:table-cell table:formula="of:=[.A267]*[.B267]" office:value-type="float" office:value="1405585.05984">
            <text:p>1405585,05984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264.36352">
            <text:p>5264,36352</text:p>
          </table:table-cell>
          <table:table-cell table:formula="of:=[.A268]*[.B268]" office:value-type="float" office:value="1410849.42336">
            <text:p>1410849,4233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264.36352">
            <text:p>5264,36352</text:p>
          </table:table-cell>
          <table:table-cell table:formula="of:=[.A269]*[.B269]" office:value-type="float" office:value="1416113.78688">
            <text:p>1416113,7868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264.36352">
            <text:p>5264,36352</text:p>
          </table:table-cell>
          <table:table-cell table:formula="of:=[.A270]*[.B270]" office:value-type="float" office:value="1421378.1504">
            <text:p>1421378,1504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264.36352">
            <text:p>5264,36352</text:p>
          </table:table-cell>
          <table:table-cell table:formula="of:=[.A271]*[.B271]" office:value-type="float" office:value="1426642.51392">
            <text:p>1426642,5139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264.36352">
            <text:p>5264,36352</text:p>
          </table:table-cell>
          <table:table-cell table:formula="of:=[.A272]*[.B272]" office:value-type="float" office:value="1431906.87744">
            <text:p>1431906,8774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264.36352">
            <text:p>5264,36352</text:p>
          </table:table-cell>
          <table:table-cell table:formula="of:=[.A273]*[.B273]" office:value-type="float" office:value="1437171.24096">
            <text:p>1437171,24096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264.36352">
            <text:p>5264,36352</text:p>
          </table:table-cell>
          <table:table-cell table:formula="of:=[.A274]*[.B274]" office:value-type="float" office:value="1442435.60448">
            <text:p>1442435,6044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264.36352">
            <text:p>5264,36352</text:p>
          </table:table-cell>
          <table:table-cell table:formula="of:=[.A275]*[.B275]" office:value-type="float" office:value="1447699.968">
            <text:p>1447699,968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264.36352">
            <text:p>5264,36352</text:p>
          </table:table-cell>
          <table:table-cell table:formula="of:=[.A276]*[.B276]" office:value-type="float" office:value="1452964.33152">
            <text:p>1452964,3315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264.36352">
            <text:p>5264,36352</text:p>
          </table:table-cell>
          <table:table-cell table:formula="of:=[.A277]*[.B277]" office:value-type="float" office:value="1458228.69504">
            <text:p>1458228,69504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264.36352">
            <text:p>5264,36352</text:p>
          </table:table-cell>
          <table:table-cell table:formula="of:=[.A278]*[.B278]" office:value-type="float" office:value="1463493.05856">
            <text:p>1463493,0585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264.36352">
            <text:p>5264,36352</text:p>
          </table:table-cell>
          <table:table-cell table:formula="of:=[.A279]*[.B279]" office:value-type="float" office:value="1468757.42208">
            <text:p>1468757,4220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264.36352">
            <text:p>5264,36352</text:p>
          </table:table-cell>
          <table:table-cell table:formula="of:=[.A280]*[.B280]" office:value-type="float" office:value="1474021.7856">
            <text:p>1474021,785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264.36352">
            <text:p>5264,36352</text:p>
          </table:table-cell>
          <table:table-cell table:formula="of:=[.A281]*[.B281]" office:value-type="float" office:value="1479286.14912">
            <text:p>1479286,1491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264.36352">
            <text:p>5264,36352</text:p>
          </table:table-cell>
          <table:table-cell table:formula="of:=[.A282]*[.B282]" office:value-type="float" office:value="1484550.51264">
            <text:p>1484550,5126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264.36352">
            <text:p>5264,36352</text:p>
          </table:table-cell>
          <table:table-cell table:formula="of:=[.A283]*[.B283]" office:value-type="float" office:value="1489814.87616">
            <text:p>1489814,8761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264.36352">
            <text:p>5264,36352</text:p>
          </table:table-cell>
          <table:table-cell table:formula="of:=[.A284]*[.B284]" office:value-type="float" office:value="1495079.23968">
            <text:p>1495079,2396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264.36352">
            <text:p>5264,36352</text:p>
          </table:table-cell>
          <table:table-cell table:formula="of:=[.A285]*[.B285]" office:value-type="float" office:value="1500343.6032">
            <text:p>1500343,603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264.36352">
            <text:p>5264,36352</text:p>
          </table:table-cell>
          <table:table-cell table:formula="of:=[.A286]*[.B286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264.36352">
            <text:p>5264,36352</text:p>
          </table:table-cell>
          <table:table-cell table:formula="of:=[.A287]*[.B287]" office:value-type="float" office:value="1510872.33024">
            <text:p>1510872,3302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264.36352">
            <text:p>5264,36352</text:p>
          </table:table-cell>
          <table:table-cell table:formula="of:=[.A288]*[.B288]" office:value-type="float" office:value="1516136.69376">
            <text:p>1516136,6937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264.36352">
            <text:p>5264,36352</text:p>
          </table:table-cell>
          <table:table-cell table:formula="of:=[.A289]*[.B289]" office:value-type="float" office:value="1521401.05728">
            <text:p>1521401,0572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264.36352">
            <text:p>5264,36352</text:p>
          </table:table-cell>
          <table:table-cell table:formula="of:=[.A290]*[.B290]" office:value-type="float" office:value="1526665.4208">
            <text:p>1526665,4208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264.36352">
            <text:p>5264,36352</text:p>
          </table:table-cell>
          <table:table-cell table:formula="of:=[.A291]*[.B291]" office:value-type="float" office:value="1531929.78432">
            <text:p>1531929,7843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264.36352">
            <text:p>5264,36352</text:p>
          </table:table-cell>
          <table:table-cell table:formula="of:=[.A292]*[.B292]" office:value-type="float" office:value="1537194.14784">
            <text:p>1537194,1478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264.36352">
            <text:p>5264,36352</text:p>
          </table:table-cell>
          <table:table-cell table:formula="of:=[.A293]*[.B293]" office:value-type="float" office:value="1542458.51136">
            <text:p>1542458,5113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264.36352">
            <text:p>5264,36352</text:p>
          </table:table-cell>
          <table:table-cell table:formula="of:=[.A294]*[.B294]" office:value-type="float" office:value="1547722.87488">
            <text:p>1547722,87488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264.36352">
            <text:p>5264,36352</text:p>
          </table:table-cell>
          <table:table-cell table:formula="of:=[.A295]*[.B295]" office:value-type="float" office:value="1552987.2384">
            <text:p>1552987,238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264.36352">
            <text:p>5264,36352</text:p>
          </table:table-cell>
          <table:table-cell table:formula="of:=[.A296]*[.B296]" office:value-type="float" office:value="1558251.60192">
            <text:p>1558251,6019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264.36352">
            <text:p>5264,36352</text:p>
          </table:table-cell>
          <table:table-cell table:formula="of:=[.A297]*[.B297]" office:value-type="float" office:value="1563515.96544">
            <text:p>1563515,96544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264.36352">
            <text:p>5264,36352</text:p>
          </table:table-cell>
          <table:table-cell table:formula="of:=[.A298]*[.B298]" office:value-type="float" office:value="1568780.32896">
            <text:p>1568780,32896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264.36352">
            <text:p>5264,36352</text:p>
          </table:table-cell>
          <table:table-cell table:formula="of:=[.A299]*[.B299]" office:value-type="float" office:value="1574044.69248">
            <text:p>1574044,692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264.36352">
            <text:p>5264,36352</text:p>
          </table:table-cell>
          <table:table-cell table:formula="of:=[.A300]*[.B300]" office:value-type="float" office:value="1579309.056">
            <text:p>1579309,05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264.36352">
            <text:p>5264,36352</text:p>
          </table:table-cell>
          <table:table-cell table:formula="of:=[.A301]*[.B301]" office:value-type="float" office:value="1584573.41952">
            <text:p>1584573,41952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264.36352">
            <text:p>5264,36352</text:p>
          </table:table-cell>
          <table:table-cell table:formula="of:=[.A302]*[.B302]" office:value-type="float" office:value="1589837.78304">
            <text:p>1589837,78304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264.36352">
            <text:p>5264,36352</text:p>
          </table:table-cell>
          <table:table-cell table:formula="of:=[.A303]*[.B303]" office:value-type="float" office:value="1595102.14656">
            <text:p>1595102,1465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264.36352">
            <text:p>5264,36352</text:p>
          </table:table-cell>
          <table:table-cell table:formula="of:=[.A304]*[.B304]" office:value-type="float" office:value="1600366.51008">
            <text:p>1600366,51008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264.36352">
            <text:p>5264,36352</text:p>
          </table:table-cell>
          <table:table-cell table:formula="of:=[.A305]*[.B305]" office:value-type="float" office:value="1605630.8736">
            <text:p>1605630,873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264.36352">
            <text:p>5264,36352</text:p>
          </table:table-cell>
          <table:table-cell table:formula="of:=[.A306]*[.B306]" office:value-type="float" office:value="1610895.23712">
            <text:p>1610895,2371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264.36352">
            <text:p>5264,36352</text:p>
          </table:table-cell>
          <table:table-cell table:formula="of:=[.A307]*[.B307]" office:value-type="float" office:value="1616159.60064">
            <text:p>1616159,60064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264.36352">
            <text:p>5264,36352</text:p>
          </table:table-cell>
          <table:table-cell table:formula="of:=[.A308]*[.B308]" office:value-type="float" office:value="1621423.96416">
            <text:p>1621423,9641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264.36352">
            <text:p>5264,36352</text:p>
          </table:table-cell>
          <table:table-cell table:formula="of:=[.A309]*[.B309]" office:value-type="float" office:value="1626688.32768">
            <text:p>1626688,3276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264.36352">
            <text:p>5264,36352</text:p>
          </table:table-cell>
          <table:table-cell table:formula="of:=[.A310]*[.B310]" office:value-type="float" office:value="1631952.6912">
            <text:p>1631952,691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264.36352">
            <text:p>5264,36352</text:p>
          </table:table-cell>
          <table:table-cell table:formula="of:=[.A311]*[.B311]" office:value-type="float" office:value="1637217.05472">
            <text:p>1637217,0547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264.36352">
            <text:p>5264,36352</text:p>
          </table:table-cell>
          <table:table-cell table:formula="of:=[.A312]*[.B312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264.36352">
            <text:p>5264,36352</text:p>
          </table:table-cell>
          <table:table-cell table:formula="of:=[.A313]*[.B313]" office:value-type="float" office:value="1647745.78176">
            <text:p>1647745,78176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264.36352">
            <text:p>5264,36352</text:p>
          </table:table-cell>
          <table:table-cell table:formula="of:=[.A314]*[.B314]" office:value-type="float" office:value="1653010.14528">
            <text:p>1653010,1452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264.36352">
            <text:p>5264,36352</text:p>
          </table:table-cell>
          <table:table-cell table:formula="of:=[.A315]*[.B315]" office:value-type="float" office:value="1658274.5088">
            <text:p>1658274,5088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264.36352">
            <text:p>5264,36352</text:p>
          </table:table-cell>
          <table:table-cell table:formula="of:=[.A316]*[.B316]" office:value-type="float" office:value="1663538.87232">
            <text:p>1663538,8723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264.36352">
            <text:p>5264,36352</text:p>
          </table:table-cell>
          <table:table-cell table:formula="of:=[.A317]*[.B317]" office:value-type="float" office:value="1668803.23584">
            <text:p>1668803,2358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264.36352">
            <text:p>5264,36352</text:p>
          </table:table-cell>
          <table:table-cell table:formula="of:=[.A318]*[.B318]" office:value-type="float" office:value="1674067.59936">
            <text:p>1674067,59936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264.36352">
            <text:p>5264,36352</text:p>
          </table:table-cell>
          <table:table-cell table:formula="of:=[.A319]*[.B319]" office:value-type="float" office:value="1679331.96288">
            <text:p>1679331,96288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264.36352">
            <text:p>5264,36352</text:p>
          </table:table-cell>
          <table:table-cell table:formula="of:=[.A320]*[.B320]" office:value-type="float" office:value="1684596.3264">
            <text:p>1684596,3264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264.36352">
            <text:p>5264,36352</text:p>
          </table:table-cell>
          <table:table-cell table:formula="of:=[.A321]*[.B321]" office:value-type="float" office:value="1689860.68992">
            <text:p>1689860,6899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264.36352">
            <text:p>5264,36352</text:p>
          </table:table-cell>
          <table:table-cell table:formula="of:=[.A322]*[.B322]" office:value-type="float" office:value="1695125.05344">
            <text:p>1695125,0534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264.36352">
            <text:p>5264,36352</text:p>
          </table:table-cell>
          <table:table-cell table:formula="of:=[.A323]*[.B323]" office:value-type="float" office:value="1700389.41696">
            <text:p>1700389,416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264.36352">
            <text:p>5264,36352</text:p>
          </table:table-cell>
          <table:table-cell table:formula="of:=[.A324]*[.B324]" office:value-type="float" office:value="1705653.78048">
            <text:p>1705653,7804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264.36352">
            <text:p>5264,36352</text:p>
          </table:table-cell>
          <table:table-cell table:formula="of:=[.A325]*[.B325]" office:value-type="float" office:value="1710918.144">
            <text:p>1710918,144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264.36352">
            <text:p>5264,36352</text:p>
          </table:table-cell>
          <table:table-cell table:formula="of:=[.A326]*[.B326]" office:value-type="float" office:value="1716182.50752">
            <text:p>1716182,5075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264.36352">
            <text:p>5264,36352</text:p>
          </table:table-cell>
          <table:table-cell table:formula="of:=[.A327]*[.B327]" office:value-type="float" office:value="1721446.87104">
            <text:p>1721446,8710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264.36352">
            <text:p>5264,36352</text:p>
          </table:table-cell>
          <table:table-cell table:formula="of:=[.A328]*[.B328]" office:value-type="float" office:value="1726711.23456">
            <text:p>1726711,23456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264.36352">
            <text:p>5264,36352</text:p>
          </table:table-cell>
          <table:table-cell table:formula="of:=[.A329]*[.B329]" office:value-type="float" office:value="1731975.59808">
            <text:p>1731975,5980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264.36352">
            <text:p>5264,36352</text:p>
          </table:table-cell>
          <table:table-cell table:formula="of:=[.A330]*[.B330]" office:value-type="float" office:value="1737239.9616">
            <text:p>1737239,9616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264.36352">
            <text:p>5264,36352</text:p>
          </table:table-cell>
          <table:table-cell table:formula="of:=[.A331]*[.B331]" office:value-type="float" office:value="1742504.32512">
            <text:p>1742504,3251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264.36352">
            <text:p>5264,36352</text:p>
          </table:table-cell>
          <table:table-cell table:formula="of:=[.A332]*[.B332]" office:value-type="float" office:value="1747768.68864">
            <text:p>1747768,6886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264.36352">
            <text:p>5264,36352</text:p>
          </table:table-cell>
          <table:table-cell table:formula="of:=[.A333]*[.B333]" office:value-type="float" office:value="1753033.05216">
            <text:p>1753033,0521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264.36352">
            <text:p>5264,36352</text:p>
          </table:table-cell>
          <table:table-cell table:formula="of:=[.A334]*[.B334]" office:value-type="float" office:value="1758297.41568">
            <text:p>1758297,41568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264.36352">
            <text:p>5264,36352</text:p>
          </table:table-cell>
          <table:table-cell table:formula="of:=[.A335]*[.B335]" office:value-type="float" office:value="1763561.7792">
            <text:p>1763561,779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264.36352">
            <text:p>5264,36352</text:p>
          </table:table-cell>
          <table:table-cell table:formula="of:=[.A336]*[.B336]" office:value-type="float" office:value="1768826.14272">
            <text:p>1768826,14272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264.36352">
            <text:p>5264,36352</text:p>
          </table:table-cell>
          <table:table-cell table:formula="of:=[.A337]*[.B337]" office:value-type="float" office:value="1774090.50624">
            <text:p>1774090,5062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264.36352">
            <text:p>5264,36352</text:p>
          </table:table-cell>
          <table:table-cell table:formula="of:=[.A338]*[.B338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264.36352">
            <text:p>5264,36352</text:p>
          </table:table-cell>
          <table:table-cell table:formula="of:=[.A339]*[.B339]" office:value-type="float" office:value="1784619.23328">
            <text:p>1784619,2332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264.36352">
            <text:p>5264,36352</text:p>
          </table:table-cell>
          <table:table-cell table:formula="of:=[.A340]*[.B340]" office:value-type="float" office:value="1789883.5968">
            <text:p>1789883,596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264.36352">
            <text:p>5264,36352</text:p>
          </table:table-cell>
          <table:table-cell table:formula="of:=[.A341]*[.B341]" office:value-type="float" office:value="1795147.96032">
            <text:p>1795147,9603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264.36352">
            <text:p>5264,36352</text:p>
          </table:table-cell>
          <table:table-cell table:formula="of:=[.A342]*[.B342]" office:value-type="float" office:value="1800412.32384">
            <text:p>1800412,3238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264.36352">
            <text:p>5264,36352</text:p>
          </table:table-cell>
          <table:table-cell table:formula="of:=[.A343]*[.B343]" office:value-type="float" office:value="1805676.68736">
            <text:p>1805676,68736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264.36352">
            <text:p>5264,36352</text:p>
          </table:table-cell>
          <table:table-cell table:formula="of:=[.A344]*[.B344]" office:value-type="float" office:value="1810941.05088">
            <text:p>1810941,05088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264.36352">
            <text:p>5264,36352</text:p>
          </table:table-cell>
          <table:table-cell table:formula="of:=[.A345]*[.B345]" office:value-type="float" office:value="1816205.4144">
            <text:p>1816205,414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264.36352">
            <text:p>5264,36352</text:p>
          </table:table-cell>
          <table:table-cell table:formula="of:=[.A346]*[.B346]" office:value-type="float" office:value="1821469.77792">
            <text:p>1821469,7779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264.36352">
            <text:p>5264,36352</text:p>
          </table:table-cell>
          <table:table-cell table:formula="of:=[.A347]*[.B347]" office:value-type="float" office:value="1826734.14144">
            <text:p>1826734,14144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264.36352">
            <text:p>5264,36352</text:p>
          </table:table-cell>
          <table:table-cell table:formula="of:=[.A348]*[.B348]" office:value-type="float" office:value="1831998.50496">
            <text:p>1831998,504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264.36352">
            <text:p>5264,36352</text:p>
          </table:table-cell>
          <table:table-cell table:formula="of:=[.A349]*[.B349]" office:value-type="float" office:value="1837262.86848">
            <text:p>1837262,8684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264.36352">
            <text:p>5264,36352</text:p>
          </table:table-cell>
          <table:table-cell table:formula="of:=[.A350]*[.B350]" office:value-type="float" office:value="1842527.232">
            <text:p>1842527,23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264.36352">
            <text:p>5264,36352</text:p>
          </table:table-cell>
          <table:table-cell table:formula="of:=[.A351]*[.B351]" office:value-type="float" office:value="1847791.59552">
            <text:p>1847791,5955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264.36352">
            <text:p>5264,36352</text:p>
          </table:table-cell>
          <table:table-cell table:formula="of:=[.A352]*[.B352]" office:value-type="float" office:value="1853055.95904">
            <text:p>1853055,95904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264.36352">
            <text:p>5264,36352</text:p>
          </table:table-cell>
          <table:table-cell table:formula="of:=[.A353]*[.B353]" office:value-type="float" office:value="1858320.32256">
            <text:p>1858320,32256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264.36352">
            <text:p>5264,36352</text:p>
          </table:table-cell>
          <table:table-cell table:formula="of:=[.A354]*[.B354]" office:value-type="float" office:value="1863584.68608">
            <text:p>1863584,68608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264.36352">
            <text:p>5264,36352</text:p>
          </table:table-cell>
          <table:table-cell table:formula="of:=[.A355]*[.B355]" office:value-type="float" office:value="1868849.0496">
            <text:p>1868849,04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264.36352">
            <text:p>5264,36352</text:p>
          </table:table-cell>
          <table:table-cell table:formula="of:=[.A356]*[.B356]" office:value-type="float" office:value="1874113.41312">
            <text:p>1874113,4131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264.36352">
            <text:p>5264,36352</text:p>
          </table:table-cell>
          <table:table-cell table:formula="of:=[.A357]*[.B357]" office:value-type="float" office:value="1879377.77664">
            <text:p>1879377,7766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264.36352">
            <text:p>5264,36352</text:p>
          </table:table-cell>
          <table:table-cell table:formula="of:=[.A358]*[.B358]" office:value-type="float" office:value="1884642.14016">
            <text:p>1884642,1401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264.36352">
            <text:p>5264,36352</text:p>
          </table:table-cell>
          <table:table-cell table:formula="of:=[.A359]*[.B359]" office:value-type="float" office:value="1889906.50368">
            <text:p>1889906,5036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264.36352">
            <text:p>5264,36352</text:p>
          </table:table-cell>
          <table:table-cell table:formula="of:=[.A360]*[.B360]" office:value-type="float" office:value="1895170.8672">
            <text:p>1895170,867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264.36352">
            <text:p>5264,36352</text:p>
          </table:table-cell>
          <table:table-cell table:formula="of:=[.A361]*[.B361]" office:value-type="float" office:value="1900435.23072">
            <text:p>1900435,2307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264.36352">
            <text:p>5264,36352</text:p>
          </table:table-cell>
          <table:table-cell table:formula="of:=[.A362]*[.B362]" office:value-type="float" office:value="1905699.59424">
            <text:p>1905699,59424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264.36352">
            <text:p>5264,36352</text:p>
          </table:table-cell>
          <table:table-cell table:formula="of:=[.A363]*[.B363]" office:value-type="float" office:value="1910963.95776">
            <text:p>1910963,9577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264.36352">
            <text:p>5264,36352</text:p>
          </table:table-cell>
          <table:table-cell table:formula="of:=[.A364]*[.B364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264.36352">
            <text:p>5264,36352</text:p>
          </table:table-cell>
          <table:table-cell table:formula="of:=[.A365]*[.B365]" office:value-type="float" office:value="1921492.6848">
            <text:p>1921492,6848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264.36352">
            <text:p>5264,36352</text:p>
          </table:table-cell>
          <table:table-cell table:formula="of:=[.A366]*[.B366]" office:value-type="float" office:value="1926757.04832">
            <text:p>1926757,0483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264.36352">
            <text:p>5264,36352</text:p>
          </table:table-cell>
          <table:table-cell table:formula="of:=[.A367]*[.B367]" office:value-type="float" office:value="1932021.41184">
            <text:p>1932021,4118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264.36352">
            <text:p>5264,36352</text:p>
          </table:table-cell>
          <table:table-cell table:formula="of:=[.A368]*[.B368]" office:value-type="float" office:value="1937285.77536">
            <text:p>1937285,7753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264.36352">
            <text:p>5264,36352</text:p>
          </table:table-cell>
          <table:table-cell table:formula="of:=[.A369]*[.B369]" office:value-type="float" office:value="1942550.13888">
            <text:p>1942550,13888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264.36352">
            <text:p>5264,36352</text:p>
          </table:table-cell>
          <table:table-cell table:formula="of:=[.A370]*[.B370]" office:value-type="float" office:value="1947814.5024">
            <text:p>1947814,5024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264.36352">
            <text:p>5264,36352</text:p>
          </table:table-cell>
          <table:table-cell table:formula="of:=[.A371]*[.B371]" office:value-type="float" office:value="1953078.86592">
            <text:p>1953078,8659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264.36352">
            <text:p>5264,36352</text:p>
          </table:table-cell>
          <table:table-cell table:formula="of:=[.A372]*[.B372]" office:value-type="float" office:value="1958343.22944">
            <text:p>1958343,22944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264.36352">
            <text:p>5264,36352</text:p>
          </table:table-cell>
          <table:table-cell table:formula="of:=[.A373]*[.B373]" office:value-type="float" office:value="1963607.59296">
            <text:p>1963607,592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264.36352">
            <text:p>5264,36352</text:p>
          </table:table-cell>
          <table:table-cell table:formula="of:=[.A374]*[.B374]" office:value-type="float" office:value="1968871.95648">
            <text:p>1968871,95648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264.36352">
            <text:p>5264,36352</text:p>
          </table:table-cell>
          <table:table-cell table:formula="of:=[.A375]*[.B375]" office:value-type="float" office:value="1974136.32">
            <text:p>1974136,3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264.36352">
            <text:p>5264,36352</text:p>
          </table:table-cell>
          <table:table-cell table:formula="of:=[.A376]*[.B376]" office:value-type="float" office:value="1979400.68352">
            <text:p>1979400,6835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264.36352">
            <text:p>5264,36352</text:p>
          </table:table-cell>
          <table:table-cell table:formula="of:=[.A377]*[.B377]" office:value-type="float" office:value="1984665.04704">
            <text:p>1984665,0470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264.36352">
            <text:p>5264,36352</text:p>
          </table:table-cell>
          <table:table-cell table:formula="of:=[.A378]*[.B378]" office:value-type="float" office:value="1989929.41056">
            <text:p>1989929,41056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264.36352">
            <text:p>5264,36352</text:p>
          </table:table-cell>
          <table:table-cell table:formula="of:=[.A379]*[.B379]" office:value-type="float" office:value="1995193.77408">
            <text:p>1995193,77408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264.36352">
            <text:p>5264,36352</text:p>
          </table:table-cell>
          <table:table-cell table:formula="of:=[.A380]*[.B380]" office:value-type="float" office:value="2000458.1376">
            <text:p>2000458,1376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264.36352">
            <text:p>5264,36352</text:p>
          </table:table-cell>
          <table:table-cell table:formula="of:=[.A381]*[.B381]" office:value-type="float" office:value="2005722.50112">
            <text:p>2005722,5011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264.36352">
            <text:p>5264,36352</text:p>
          </table:table-cell>
          <table:table-cell table:formula="of:=[.A382]*[.B382]" office:value-type="float" office:value="2010986.86464">
            <text:p>2010986,86464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264.36352">
            <text:p>5264,36352</text:p>
          </table:table-cell>
          <table:table-cell table:formula="of:=[.A383]*[.B383]" office:value-type="float" office:value="2016251.22816">
            <text:p>2016251,2281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264.36352">
            <text:p>5264,36352</text:p>
          </table:table-cell>
          <table:table-cell table:formula="of:=[.A384]*[.B384]" office:value-type="float" office:value="2021515.59168">
            <text:p>2021515,5916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264.36352">
            <text:p>5264,36352</text:p>
          </table:table-cell>
          <table:table-cell table:formula="of:=[.A385]*[.B385]" office:value-type="float" office:value="2026779.9552">
            <text:p>2026779,955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264.36352">
            <text:p>5264,36352</text:p>
          </table:table-cell>
          <table:table-cell table:formula="of:=[.A386]*[.B386]" office:value-type="float" office:value="2032044.31872">
            <text:p>2032044,3187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264.36352">
            <text:p>5264,36352</text:p>
          </table:table-cell>
          <table:table-cell table:formula="of:=[.A387]*[.B387]" office:value-type="float" office:value="2037308.68224">
            <text:p>2037308,68224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264.36352">
            <text:p>5264,36352</text:p>
          </table:table-cell>
          <table:table-cell table:formula="of:=[.A388]*[.B388]" office:value-type="float" office:value="2042573.04576">
            <text:p>2042573,04576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264.36352">
            <text:p>5264,36352</text:p>
          </table:table-cell>
          <table:table-cell table:formula="of:=[.A389]*[.B389]" office:value-type="float" office:value="2047837.40928">
            <text:p>2047837,4092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264.36352">
            <text:p>5264,36352</text:p>
          </table:table-cell>
          <table:table-cell table:formula="of:=[.A390]*[.B390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264.36352">
            <text:p>5264,36352</text:p>
          </table:table-cell>
          <table:table-cell table:formula="of:=[.A391]*[.B391]" office:value-type="float" office:value="2058366.13632">
            <text:p>2058366,13632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264.36352">
            <text:p>5264,36352</text:p>
          </table:table-cell>
          <table:table-cell table:formula="of:=[.A392]*[.B392]" office:value-type="float" office:value="2063630.49984">
            <text:p>2063630,4998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264.36352">
            <text:p>5264,36352</text:p>
          </table:table-cell>
          <table:table-cell table:formula="of:=[.A393]*[.B393]" office:value-type="float" office:value="2068894.86336">
            <text:p>2068894,86336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264.36352">
            <text:p>5264,36352</text:p>
          </table:table-cell>
          <table:table-cell table:formula="of:=[.A394]*[.B394]" office:value-type="float" office:value="2074159.22688">
            <text:p>2074159,2268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264.36352">
            <text:p>5264,36352</text:p>
          </table:table-cell>
          <table:table-cell table:formula="of:=[.A395]*[.B395]" office:value-type="float" office:value="2079423.5904">
            <text:p>2079423,5904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264.36352">
            <text:p>5264,36352</text:p>
          </table:table-cell>
          <table:table-cell table:formula="of:=[.A396]*[.B396]" office:value-type="float" office:value="2084687.95392">
            <text:p>2084687,95392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264.36352">
            <text:p>5264,36352</text:p>
          </table:table-cell>
          <table:table-cell table:formula="of:=[.A397]*[.B397]" office:value-type="float" office:value="2089952.31744">
            <text:p>2089952,3174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264.36352">
            <text:p>5264,36352</text:p>
          </table:table-cell>
          <table:table-cell table:formula="of:=[.A398]*[.B398]" office:value-type="float" office:value="2095216.68096">
            <text:p>2095216,68096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264.36352">
            <text:p>5264,36352</text:p>
          </table:table-cell>
          <table:table-cell table:formula="of:=[.A399]*[.B399]" office:value-type="float" office:value="2100481.04448">
            <text:p>2100481,0444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264.36352">
            <text:p>5264,36352</text:p>
          </table:table-cell>
          <table:table-cell table:formula="of:=[.A400]*[.B400]" office:value-type="float" office:value="2105745.408">
            <text:p>2105745,408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264.36352">
            <text:p>5264,36352</text:p>
          </table:table-cell>
          <table:table-cell table:formula="of:=[.A401]*[.B401]" office:value-type="float" office:value="2111009.77152">
            <text:p>2111009,7715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264.36352">
            <text:p>5264,36352</text:p>
          </table:table-cell>
          <table:table-cell table:formula="of:=[.A402]*[.B402]" office:value-type="float" office:value="2116274.13504">
            <text:p>2116274,13504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264.36352">
            <text:p>5264,36352</text:p>
          </table:table-cell>
          <table:table-cell table:formula="of:=[.A403]*[.B403]" office:value-type="float" office:value="2121538.49856">
            <text:p>2121538,4985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264.36352">
            <text:p>5264,36352</text:p>
          </table:table-cell>
          <table:table-cell table:formula="of:=[.A404]*[.B404]" office:value-type="float" office:value="2126802.86208">
            <text:p>2126802,86208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264.36352">
            <text:p>5264,36352</text:p>
          </table:table-cell>
          <table:table-cell table:formula="of:=[.A405]*[.B405]" office:value-type="float" office:value="2132067.2256">
            <text:p>2132067,225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264.36352">
            <text:p>5264,36352</text:p>
          </table:table-cell>
          <table:table-cell table:formula="of:=[.A406]*[.B406]" office:value-type="float" office:value="2137331.58912">
            <text:p>2137331,5891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264.36352">
            <text:p>5264,36352</text:p>
          </table:table-cell>
          <table:table-cell table:formula="of:=[.A407]*[.B407]" office:value-type="float" office:value="2142595.95264">
            <text:p>2142595,95264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264.36352">
            <text:p>5264,36352</text:p>
          </table:table-cell>
          <table:table-cell table:formula="of:=[.A408]*[.B408]" office:value-type="float" office:value="2147860.31616">
            <text:p>2147860,3161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264.36352">
            <text:p>5264,36352</text:p>
          </table:table-cell>
          <table:table-cell table:formula="of:=[.A409]*[.B409]" office:value-type="float" office:value="2153124.67968">
            <text:p>2153124,6796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264.36352">
            <text:p>5264,36352</text:p>
          </table:table-cell>
          <table:table-cell table:formula="of:=[.A410]*[.B410]" office:value-type="float" office:value="2158389.0432">
            <text:p>2158389,043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264.36352">
            <text:p>5264,36352</text:p>
          </table:table-cell>
          <table:table-cell table:formula="of:=[.A411]*[.B411]" office:value-type="float" office:value="2163653.40672">
            <text:p>2163653,4067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264.36352">
            <text:p>5264,36352</text:p>
          </table:table-cell>
          <table:table-cell table:formula="of:=[.A412]*[.B412]" office:value-type="float" office:value="2168917.77024">
            <text:p>2168917,77024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264.36352">
            <text:p>5264,36352</text:p>
          </table:table-cell>
          <table:table-cell table:formula="of:=[.A413]*[.B413]" office:value-type="float" office:value="2174182.13376">
            <text:p>2174182,13376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264.36352">
            <text:p>5264,36352</text:p>
          </table:table-cell>
          <table:table-cell table:formula="of:=[.A414]*[.B414]" office:value-type="float" office:value="2179446.49728">
            <text:p>2179446,4972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264.36352">
            <text:p>5264,36352</text:p>
          </table:table-cell>
          <table:table-cell table:formula="of:=[.A415]*[.B415]" office:value-type="float" office:value="2184710.8608">
            <text:p>2184710,860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264.36352">
            <text:p>5264,36352</text:p>
          </table:table-cell>
          <table:table-cell table:formula="of:=[.A416]*[.B416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264.36352">
            <text:p>5264,36352</text:p>
          </table:table-cell>
          <table:table-cell table:formula="of:=[.A417]*[.B417]" office:value-type="float" office:value="2195239.58784">
            <text:p>2195239,58784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264.36352">
            <text:p>5264,36352</text:p>
          </table:table-cell>
          <table:table-cell table:formula="of:=[.A418]*[.B418]" office:value-type="float" office:value="2200503.95136">
            <text:p>2200503,95136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264.36352">
            <text:p>5264,36352</text:p>
          </table:table-cell>
          <table:table-cell table:formula="of:=[.A419]*[.B419]" office:value-type="float" office:value="2205768.31488">
            <text:p>2205768,3148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264.36352">
            <text:p>5264,36352</text:p>
          </table:table-cell>
          <table:table-cell table:formula="of:=[.A420]*[.B420]" office:value-type="float" office:value="2211032.6784">
            <text:p>2211032,678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264.36352">
            <text:p>5264,36352</text:p>
          </table:table-cell>
          <table:table-cell table:formula="of:=[.A421]*[.B421]" office:value-type="float" office:value="2216297.04192">
            <text:p>2216297,0419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264.36352">
            <text:p>5264,36352</text:p>
          </table:table-cell>
          <table:table-cell table:formula="of:=[.A422]*[.B422]" office:value-type="float" office:value="2221561.40544">
            <text:p>2221561,4054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264.36352">
            <text:p>5264,36352</text:p>
          </table:table-cell>
          <table:table-cell table:formula="of:=[.A423]*[.B423]" office:value-type="float" office:value="2226825.76896">
            <text:p>2226825,7689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264.36352">
            <text:p>5264,36352</text:p>
          </table:table-cell>
          <table:table-cell table:formula="of:=[.A424]*[.B424]" office:value-type="float" office:value="2232090.13248">
            <text:p>2232090,1324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264.36352">
            <text:p>5264,36352</text:p>
          </table:table-cell>
          <table:table-cell table:formula="of:=[.A425]*[.B425]" office:value-type="float" office:value="2237354.496">
            <text:p>2237354,49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264.36352">
            <text:p>5264,36352</text:p>
          </table:table-cell>
          <table:table-cell table:formula="of:=[.A426]*[.B426]" office:value-type="float" office:value="2242618.85952">
            <text:p>2242618,8595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264.36352">
            <text:p>5264,36352</text:p>
          </table:table-cell>
          <table:table-cell table:formula="of:=[.A427]*[.B427]" office:value-type="float" office:value="2247883.22304">
            <text:p>2247883,2230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264.36352">
            <text:p>5264,36352</text:p>
          </table:table-cell>
          <table:table-cell table:formula="of:=[.A428]*[.B428]" office:value-type="float" office:value="2253147.58656">
            <text:p>2253147,5865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264.36352">
            <text:p>5264,36352</text:p>
          </table:table-cell>
          <table:table-cell table:formula="of:=[.A429]*[.B429]" office:value-type="float" office:value="2258411.95008">
            <text:p>2258411,95008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264.36352">
            <text:p>5264,36352</text:p>
          </table:table-cell>
          <table:table-cell table:formula="of:=[.A430]*[.B430]" office:value-type="float" office:value="2263676.3136">
            <text:p>2263676,3136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264.36352">
            <text:p>5264,36352</text:p>
          </table:table-cell>
          <table:table-cell table:formula="of:=[.A431]*[.B431]" office:value-type="float" office:value="2268940.67712">
            <text:p>2268940,67712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264.36352">
            <text:p>5264,36352</text:p>
          </table:table-cell>
          <table:table-cell table:formula="of:=[.A432]*[.B432]" office:value-type="float" office:value="2274205.04064">
            <text:p>2274205,04064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264.36352">
            <text:p>5264,36352</text:p>
          </table:table-cell>
          <table:table-cell table:formula="of:=[.A433]*[.B433]" office:value-type="float" office:value="2279469.40416">
            <text:p>2279469,40416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264.36352">
            <text:p>5264,36352</text:p>
          </table:table-cell>
          <table:table-cell table:formula="of:=[.A434]*[.B434]" office:value-type="float" office:value="2284733.76768">
            <text:p>2284733,76768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264.36352">
            <text:p>5264,36352</text:p>
          </table:table-cell>
          <table:table-cell table:formula="of:=[.A435]*[.B435]" office:value-type="float" office:value="2289998.1312">
            <text:p>2289998,131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264.36352">
            <text:p>5264,36352</text:p>
          </table:table-cell>
          <table:table-cell table:formula="of:=[.A436]*[.B436]" office:value-type="float" office:value="2295262.49472">
            <text:p>2295262,4947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264.36352">
            <text:p>5264,36352</text:p>
          </table:table-cell>
          <table:table-cell table:formula="of:=[.A437]*[.B437]" office:value-type="float" office:value="2300526.85824">
            <text:p>2300526,85824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264.36352">
            <text:p>5264,36352</text:p>
          </table:table-cell>
          <table:table-cell table:formula="of:=[.A438]*[.B438]" office:value-type="float" office:value="2305791.22176">
            <text:p>2305791,22176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264.36352">
            <text:p>5264,36352</text:p>
          </table:table-cell>
          <table:table-cell table:formula="of:=[.A439]*[.B439]" office:value-type="float" office:value="2311055.58528">
            <text:p>2311055,5852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264.36352">
            <text:p>5264,36352</text:p>
          </table:table-cell>
          <table:table-cell table:formula="of:=[.A440]*[.B440]" office:value-type="float" office:value="2316319.9488">
            <text:p>2316319,948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264.36352">
            <text:p>5264,36352</text:p>
          </table:table-cell>
          <table:table-cell table:formula="of:=[.A441]*[.B441]" office:value-type="float" office:value="2321584.31232">
            <text:p>2321584,3123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264.36352">
            <text:p>5264,36352</text:p>
          </table:table-cell>
          <table:table-cell table:formula="of:=[.A442]*[.B442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264.36352">
            <text:p>5264,36352</text:p>
          </table:table-cell>
          <table:table-cell table:formula="of:=[.A443]*[.B443]" office:value-type="float" office:value="2332113.03936">
            <text:p>2332113,0393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264.36352">
            <text:p>5264,36352</text:p>
          </table:table-cell>
          <table:table-cell table:formula="of:=[.A444]*[.B444]" office:value-type="float" office:value="2337377.40288">
            <text:p>2337377,40288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264.36352">
            <text:p>5264,36352</text:p>
          </table:table-cell>
          <table:table-cell table:formula="of:=[.A445]*[.B445]" office:value-type="float" office:value="2342641.7664">
            <text:p>2342641,766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264.36352">
            <text:p>5264,36352</text:p>
          </table:table-cell>
          <table:table-cell table:formula="of:=[.A446]*[.B446]" office:value-type="float" office:value="2347906.12992">
            <text:p>2347906,1299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264.36352">
            <text:p>5264,36352</text:p>
          </table:table-cell>
          <table:table-cell table:formula="of:=[.A447]*[.B447]" office:value-type="float" office:value="2353170.49344">
            <text:p>2353170,49344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264.36352">
            <text:p>5264,36352</text:p>
          </table:table-cell>
          <table:table-cell table:formula="of:=[.A448]*[.B448]" office:value-type="float" office:value="2358434.85696">
            <text:p>2358434,8569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264.36352">
            <text:p>5264,36352</text:p>
          </table:table-cell>
          <table:table-cell table:formula="of:=[.A449]*[.B449]" office:value-type="float" office:value="2363699.22048">
            <text:p>2363699,2204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264.36352">
            <text:p>5264,36352</text:p>
          </table:table-cell>
          <table:table-cell table:formula="of:=[.A450]*[.B450]" office:value-type="float" office:value="2368963.584">
            <text:p>2368963,58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264.36352">
            <text:p>5264,36352</text:p>
          </table:table-cell>
          <table:table-cell table:formula="of:=[.A451]*[.B451]" office:value-type="float" office:value="2374227.94752">
            <text:p>2374227,9475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264.36352">
            <text:p>5264,36352</text:p>
          </table:table-cell>
          <table:table-cell table:formula="of:=[.A452]*[.B452]" office:value-type="float" office:value="2379492.31104">
            <text:p>2379492,31104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264.36352">
            <text:p>5264,36352</text:p>
          </table:table-cell>
          <table:table-cell table:formula="of:=[.A453]*[.B453]" office:value-type="float" office:value="2384756.67456">
            <text:p>2384756,67456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264.36352">
            <text:p>5264,36352</text:p>
          </table:table-cell>
          <table:table-cell table:formula="of:=[.A454]*[.B454]" office:value-type="float" office:value="2390021.03808">
            <text:p>2390021,03808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264.36352">
            <text:p>5264,36352</text:p>
          </table:table-cell>
          <table:table-cell table:formula="of:=[.A455]*[.B455]" office:value-type="float" office:value="2395285.4016">
            <text:p>2395285,4016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264.36352">
            <text:p>5264,36352</text:p>
          </table:table-cell>
          <table:table-cell table:formula="of:=[.A456]*[.B456]" office:value-type="float" office:value="2400549.76512">
            <text:p>2400549,7651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264.36352">
            <text:p>5264,36352</text:p>
          </table:table-cell>
          <table:table-cell table:formula="of:=[.A457]*[.B457]" office:value-type="float" office:value="2405814.12864">
            <text:p>2405814,1286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264.36352">
            <text:p>5264,36352</text:p>
          </table:table-cell>
          <table:table-cell table:formula="of:=[.A458]*[.B458]" office:value-type="float" office:value="2411078.49216">
            <text:p>2411078,49216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264.36352">
            <text:p>5264,36352</text:p>
          </table:table-cell>
          <table:table-cell table:formula="of:=[.A459]*[.B459]" office:value-type="float" office:value="2416342.85568">
            <text:p>2416342,85568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264.36352">
            <text:p>5264,36352</text:p>
          </table:table-cell>
          <table:table-cell table:formula="of:=[.A460]*[.B460]" office:value-type="float" office:value="2421607.2192">
            <text:p>2421607,219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264.36352">
            <text:p>5264,36352</text:p>
          </table:table-cell>
          <table:table-cell table:formula="of:=[.A461]*[.B461]" office:value-type="float" office:value="2426871.58272">
            <text:p>2426871,5827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264.36352">
            <text:p>5264,36352</text:p>
          </table:table-cell>
          <table:table-cell table:formula="of:=[.A462]*[.B462]" office:value-type="float" office:value="2432135.94624">
            <text:p>2432135,94624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264.36352">
            <text:p>5264,36352</text:p>
          </table:table-cell>
          <table:table-cell table:formula="of:=[.A463]*[.B463]" office:value-type="float" office:value="2437400.30976">
            <text:p>2437400,3097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264.36352">
            <text:p>5264,36352</text:p>
          </table:table-cell>
          <table:table-cell table:formula="of:=[.A464]*[.B464]" office:value-type="float" office:value="2442664.67328">
            <text:p>2442664,6732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264.36352">
            <text:p>5264,36352</text:p>
          </table:table-cell>
          <table:table-cell table:formula="of:=[.A465]*[.B465]" office:value-type="float" office:value="2447929.0368">
            <text:p>2447929,0368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264.36352">
            <text:p>5264,36352</text:p>
          </table:table-cell>
          <table:table-cell table:formula="of:=[.A466]*[.B466]" office:value-type="float" office:value="2453193.40032">
            <text:p>2453193,4003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264.36352">
            <text:p>5264,36352</text:p>
          </table:table-cell>
          <table:table-cell table:formula="of:=[.A467]*[.B467]" office:value-type="float" office:value="2458457.76384">
            <text:p>2458457,7638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264.36352">
            <text:p>5264,36352</text:p>
          </table:table-cell>
          <table:table-cell table:formula="of:=[.A468]*[.B468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264.36352">
            <text:p>5264,36352</text:p>
          </table:table-cell>
          <table:table-cell table:formula="of:=[.A469]*[.B469]" office:value-type="float" office:value="2468986.49088">
            <text:p>2468986,4908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264.36352">
            <text:p>5264,36352</text:p>
          </table:table-cell>
          <table:table-cell table:formula="of:=[.A470]*[.B470]" office:value-type="float" office:value="2474250.8544">
            <text:p>2474250,854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264.36352">
            <text:p>5264,36352</text:p>
          </table:table-cell>
          <table:table-cell table:formula="of:=[.A471]*[.B471]" office:value-type="float" office:value="2479515.21792">
            <text:p>2479515,2179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264.36352">
            <text:p>5264,36352</text:p>
          </table:table-cell>
          <table:table-cell table:formula="of:=[.A472]*[.B472]" office:value-type="float" office:value="2484779.58144">
            <text:p>2484779,5814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264.36352">
            <text:p>5264,36352</text:p>
          </table:table-cell>
          <table:table-cell table:formula="of:=[.A473]*[.B473]" office:value-type="float" office:value="2490043.94496">
            <text:p>2490043,94496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264.36352">
            <text:p>5264,36352</text:p>
          </table:table-cell>
          <table:table-cell table:formula="of:=[.A474]*[.B474]" office:value-type="float" office:value="2495308.30848">
            <text:p>2495308,30848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264.36352">
            <text:p>5264,36352</text:p>
          </table:table-cell>
          <table:table-cell table:formula="of:=[.A475]*[.B475]" office:value-type="float" office:value="2500572.672">
            <text:p>2500572,672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264.36352">
            <text:p>5264,36352</text:p>
          </table:table-cell>
          <table:table-cell table:formula="of:=[.A476]*[.B476]" office:value-type="float" office:value="2505837.03552">
            <text:p>2505837,0355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264.36352">
            <text:p>5264,36352</text:p>
          </table:table-cell>
          <table:table-cell table:formula="of:=[.A477]*[.B477]" office:value-type="float" office:value="2511101.39904">
            <text:p>2511101,3990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264.36352">
            <text:p>5264,36352</text:p>
          </table:table-cell>
          <table:table-cell table:formula="of:=[.A478]*[.B478]" office:value-type="float" office:value="2516365.76256">
            <text:p>2516365,7625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264.36352">
            <text:p>5264,36352</text:p>
          </table:table-cell>
          <table:table-cell table:formula="of:=[.A479]*[.B479]" office:value-type="float" office:value="2521630.12608">
            <text:p>2521630,12608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264.36352">
            <text:p>5264,36352</text:p>
          </table:table-cell>
          <table:table-cell table:formula="of:=[.A480]*[.B480]" office:value-type="float" office:value="2526894.4896">
            <text:p>2526894,4896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264.36352">
            <text:p>5264,36352</text:p>
          </table:table-cell>
          <table:table-cell table:formula="of:=[.A481]*[.B481]" office:value-type="float" office:value="2532158.85312">
            <text:p>2532158,8531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264.36352">
            <text:p>5264,36352</text:p>
          </table:table-cell>
          <table:table-cell table:formula="of:=[.A482]*[.B482]" office:value-type="float" office:value="2537423.21664">
            <text:p>2537423,2166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264.36352">
            <text:p>5264,36352</text:p>
          </table:table-cell>
          <table:table-cell table:formula="of:=[.A483]*[.B483]" office:value-type="float" office:value="2542687.58016">
            <text:p>2542687,58016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264.36352">
            <text:p>5264,36352</text:p>
          </table:table-cell>
          <table:table-cell table:formula="of:=[.A484]*[.B484]" office:value-type="float" office:value="2547951.94368">
            <text:p>2547951,9436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264.36352">
            <text:p>5264,36352</text:p>
          </table:table-cell>
          <table:table-cell table:formula="of:=[.A485]*[.B485]" office:value-type="float" office:value="2553216.3072">
            <text:p>2553216,307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264.36352">
            <text:p>5264,36352</text:p>
          </table:table-cell>
          <table:table-cell table:formula="of:=[.A486]*[.B486]" office:value-type="float" office:value="2558480.67072">
            <text:p>2558480,6707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264.36352">
            <text:p>5264,36352</text:p>
          </table:table-cell>
          <table:table-cell table:formula="of:=[.A487]*[.B487]" office:value-type="float" office:value="2563745.03424">
            <text:p>2563745,03424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264.36352">
            <text:p>5264,36352</text:p>
          </table:table-cell>
          <table:table-cell table:formula="of:=[.A488]*[.B488]" office:value-type="float" office:value="2569009.39776">
            <text:p>2569009,3977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264.36352">
            <text:p>5264,36352</text:p>
          </table:table-cell>
          <table:table-cell table:formula="of:=[.A489]*[.B489]" office:value-type="float" office:value="2574273.76128">
            <text:p>2574273,7612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264.36352">
            <text:p>5264,36352</text:p>
          </table:table-cell>
          <table:table-cell table:formula="of:=[.A490]*[.B490]" office:value-type="float" office:value="2579538.1248">
            <text:p>2579538,1248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264.36352">
            <text:p>5264,36352</text:p>
          </table:table-cell>
          <table:table-cell table:formula="of:=[.A491]*[.B491]" office:value-type="float" office:value="2584802.48832">
            <text:p>2584802,4883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264.36352">
            <text:p>5264,36352</text:p>
          </table:table-cell>
          <table:table-cell table:formula="of:=[.A492]*[.B492]" office:value-type="float" office:value="2590066.85184">
            <text:p>2590066,8518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264.36352">
            <text:p>5264,36352</text:p>
          </table:table-cell>
          <table:table-cell table:formula="of:=[.A493]*[.B493]" office:value-type="float" office:value="2595331.21536">
            <text:p>2595331,2153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264.36352">
            <text:p>5264,36352</text:p>
          </table:table-cell>
          <table:table-cell table:formula="of:=[.A494]*[.B494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264.36352">
            <text:p>5264,36352</text:p>
          </table:table-cell>
          <table:table-cell table:formula="of:=[.A495]*[.B495]" office:value-type="float" office:value="2605859.9424">
            <text:p>2605859,9424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264.36352">
            <text:p>5264,36352</text:p>
          </table:table-cell>
          <table:table-cell table:formula="of:=[.A496]*[.B496]" office:value-type="float" office:value="2611124.30592">
            <text:p>2611124,3059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264.36352">
            <text:p>5264,36352</text:p>
          </table:table-cell>
          <table:table-cell table:formula="of:=[.A497]*[.B497]" office:value-type="float" office:value="2616388.66944">
            <text:p>2616388,6694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264.36352">
            <text:p>5264,36352</text:p>
          </table:table-cell>
          <table:table-cell table:formula="of:=[.A498]*[.B498]" office:value-type="float" office:value="2621653.03296">
            <text:p>2621653,0329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264.36352">
            <text:p>5264,36352</text:p>
          </table:table-cell>
          <table:table-cell table:formula="of:=[.A499]*[.B499]" office:value-type="float" office:value="2626917.39648">
            <text:p>2626917,3964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264.36352">
            <text:p>5264,36352</text:p>
          </table:table-cell>
          <table:table-cell table:formula="of:=[.A500]*[.B500]" office:value-type="float" office:value="2632181.76">
            <text:p>2632181,76</text:p>
          </table:table-cell>
          <table:table-cell/>
        </table:table-row>
      </table:table>
      <table:table table:name="2018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5474.9380608">
            <text:p>5474,9380608</text:p>
          </table:table-cell>
          <table:table-cell table:formula="of:=[.A1]*[.B1]" office:value-type="float" office:value="5474.9380608">
            <text:p>5474,9380608</text:p>
          </table:table-cell>
          <table:table-cell table:formula="of:=['2017'.D1]*1.04" office:value-type="float" office:value="5474.9380608">
            <text:p>5474,9380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5474.9380608">
            <text:p>5474,9380608</text:p>
          </table:table-cell>
          <table:table-cell table:formula="of:=[.A2]*[.B2]" office:value-type="float" office:value="10949.8761216">
            <text:p>10949,87612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5474.9380608">
            <text:p>5474,9380608</text:p>
          </table:table-cell>
          <table:table-cell table:formula="of:=[.A3]*[.B3]" office:value-type="float" office:value="16424.8141824">
            <text:p>16424,81418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5474.9380608">
            <text:p>5474,9380608</text:p>
          </table:table-cell>
          <table:table-cell table:formula="of:=[.A4]*[.B4]" office:value-type="float" office:value="21899.7522432">
            <text:p>21899,75224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5474.9380608">
            <text:p>5474,9380608</text:p>
          </table:table-cell>
          <table:table-cell table:formula="of:=[.A5]*[.B5]" office:value-type="float" office:value="27374.690304">
            <text:p>27374,6903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5474.9380608">
            <text:p>5474,9380608</text:p>
          </table:table-cell>
          <table:table-cell table:formula="of:=[.A6]*[.B6]" office:value-type="float" office:value="32849.6283648">
            <text:p>32849,62836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5474.9380608">
            <text:p>5474,9380608</text:p>
          </table:table-cell>
          <table:table-cell table:formula="of:=[.A7]*[.B7]" office:value-type="float" office:value="38324.5664256">
            <text:p>38324,56642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5474.9380608">
            <text:p>5474,9380608</text:p>
          </table:table-cell>
          <table:table-cell table:formula="of:=[.A8]*[.B8]" office:value-type="float" office:value="43799.5044864">
            <text:p>43799,50448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5474.9380608">
            <text:p>5474,9380608</text:p>
          </table:table-cell>
          <table:table-cell table:formula="of:=[.A9]*[.B9]" office:value-type="float" office:value="49274.4425472">
            <text:p>49274,44254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5474.9380608">
            <text:p>5474,9380608</text:p>
          </table:table-cell>
          <table:table-cell table:formula="of:=[.A10]*[.B10]" office:value-type="float" office:value="54749.380608">
            <text:p>54749,3806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5474.9380608">
            <text:p>5474,9380608</text:p>
          </table:table-cell>
          <table:table-cell table:formula="of:=[.A11]*[.B11]" office:value-type="float" office:value="60224.3186688">
            <text:p>60224,318668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5474.9380608">
            <text:p>5474,9380608</text:p>
          </table:table-cell>
          <table:table-cell table:formula="of:=[.A12]*[.B12]" office:value-type="float" office:value="65699.2567296">
            <text:p>65699,25672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5474.9380608">
            <text:p>5474,9380608</text:p>
          </table:table-cell>
          <table:table-cell table:formula="of:=[.A13]*[.B13]" office:value-type="float" office:value="71174.1947904">
            <text:p>71174,19479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5474.9380608">
            <text:p>5474,9380608</text:p>
          </table:table-cell>
          <table:table-cell table:formula="of:=[.A14]*[.B14]" office:value-type="float" office:value="76649.1328512">
            <text:p>76649,132851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5474.9380608">
            <text:p>5474,9380608</text:p>
          </table:table-cell>
          <table:table-cell table:formula="of:=[.A15]*[.B15]" office:value-type="float" office:value="82124.070912">
            <text:p>82124,07091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5474.9380608">
            <text:p>5474,9380608</text:p>
          </table:table-cell>
          <table:table-cell table:formula="of:=[.A16]*[.B16]" office:value-type="float" office:value="87599.0089728">
            <text:p>87599,008972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5474.9380608">
            <text:p>5474,9380608</text:p>
          </table:table-cell>
          <table:table-cell table:formula="of:=[.A17]*[.B17]" office:value-type="float" office:value="93073.9470336">
            <text:p>93073,947033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5474.9380608">
            <text:p>5474,9380608</text:p>
          </table:table-cell>
          <table:table-cell table:formula="of:=[.A18]*[.B18]" office:value-type="float" office:value="98548.8850944">
            <text:p>98548,88509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5474.9380608">
            <text:p>5474,9380608</text:p>
          </table:table-cell>
          <table:table-cell table:formula="of:=[.A19]*[.B19]" office:value-type="float" office:value="104023.8231552">
            <text:p>104023,82315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5474.9380608">
            <text:p>5474,9380608</text:p>
          </table:table-cell>
          <table:table-cell table:formula="of:=[.A20]*[.B20]" office:value-type="float" office:value="109498.761216">
            <text:p>109498,7612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5474.9380608">
            <text:p>5474,9380608</text:p>
          </table:table-cell>
          <table:table-cell table:formula="of:=[.A21]*[.B21]" office:value-type="float" office:value="114973.6992768">
            <text:p>114973,699276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5474.9380608">
            <text:p>5474,9380608</text:p>
          </table:table-cell>
          <table:table-cell table:formula="of:=[.A22]*[.B22]" office:value-type="float" office:value="120448.6373376">
            <text:p>120448,637337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5474.9380608">
            <text:p>5474,9380608</text:p>
          </table:table-cell>
          <table:table-cell table:formula="of:=[.A23]*[.B23]" office:value-type="float" office:value="125923.5753984">
            <text:p>125923,575398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5474.9380608">
            <text:p>5474,9380608</text:p>
          </table:table-cell>
          <table:table-cell table:formula="of:=[.A24]*[.B24]" office:value-type="float" office:value="131398.5134592">
            <text:p>131398,513459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5474.9380608">
            <text:p>5474,9380608</text:p>
          </table:table-cell>
          <table:table-cell table:formula="of:=[.A25]*[.B25]" office:value-type="float" office:value="136873.45152">
            <text:p>136873,4515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5474.9380608">
            <text:p>5474,9380608</text:p>
          </table:table-cell>
          <table:table-cell table:formula="of:=[.A26]*[.B26]" office:value-type="float" office:value="142348.3895808">
            <text:p>142348,389580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5474.9380608">
            <text:p>5474,9380608</text:p>
          </table:table-cell>
          <table:table-cell table:formula="of:=[.A27]*[.B27]" office:value-type="float" office:value="147823.3276416">
            <text:p>147823,327641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5474.9380608">
            <text:p>5474,9380608</text:p>
          </table:table-cell>
          <table:table-cell table:formula="of:=[.A28]*[.B28]" office:value-type="float" office:value="153298.2657024">
            <text:p>153298,265702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5474.9380608">
            <text:p>5474,9380608</text:p>
          </table:table-cell>
          <table:table-cell table:formula="of:=[.A29]*[.B29]" office:value-type="float" office:value="158773.2037632">
            <text:p>158773,20376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5474.9380608">
            <text:p>5474,9380608</text:p>
          </table:table-cell>
          <table:table-cell table:formula="of:=[.A30]*[.B30]" office:value-type="float" office:value="164248.141824">
            <text:p>164248,14182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5474.9380608">
            <text:p>5474,9380608</text:p>
          </table:table-cell>
          <table:table-cell table:formula="of:=[.A31]*[.B31]" office:value-type="float" office:value="169723.0798848">
            <text:p>169723,07988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5474.9380608">
            <text:p>5474,9380608</text:p>
          </table:table-cell>
          <table:table-cell table:formula="of:=[.A32]*[.B32]" office:value-type="float" office:value="175198.0179456">
            <text:p>175198,017945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5474.9380608">
            <text:p>5474,9380608</text:p>
          </table:table-cell>
          <table:table-cell table:formula="of:=[.A33]*[.B33]" office:value-type="float" office:value="180672.9560064">
            <text:p>180672,956006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5474.9380608">
            <text:p>5474,9380608</text:p>
          </table:table-cell>
          <table:table-cell table:formula="of:=[.A34]*[.B34]" office:value-type="float" office:value="186147.8940672">
            <text:p>186147,894067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5474.9380608">
            <text:p>5474,9380608</text:p>
          </table:table-cell>
          <table:table-cell table:formula="of:=[.A35]*[.B35]" office:value-type="float" office:value="191622.832128">
            <text:p>191622,83212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5474.9380608">
            <text:p>5474,9380608</text:p>
          </table:table-cell>
          <table:table-cell table:formula="of:=[.A36]*[.B36]" office:value-type="float" office:value="197097.7701888">
            <text:p>197097,770188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5474.9380608">
            <text:p>5474,9380608</text:p>
          </table:table-cell>
          <table:table-cell table:formula="of:=[.A37]*[.B37]" office:value-type="float" office:value="202572.7082496">
            <text:p>202572,708249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5474.9380608">
            <text:p>5474,9380608</text:p>
          </table:table-cell>
          <table:table-cell table:formula="of:=[.A38]*[.B38]" office:value-type="float" office:value="208047.6463104">
            <text:p>208047,64631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5474.9380608">
            <text:p>5474,9380608</text:p>
          </table:table-cell>
          <table:table-cell table:formula="of:=[.A39]*[.B39]" office:value-type="float" office:value="213522.5843712">
            <text:p>213522,58437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5474.9380608">
            <text:p>5474,9380608</text:p>
          </table:table-cell>
          <table:table-cell table:formula="of:=[.A40]*[.B40]" office:value-type="float" office:value="218997.522432">
            <text:p>218997,5224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5474.9380608">
            <text:p>5474,9380608</text:p>
          </table:table-cell>
          <table:table-cell table:formula="of:=[.A41]*[.B41]" office:value-type="float" office:value="224472.4604928">
            <text:p>224472,460492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5474.9380608">
            <text:p>5474,9380608</text:p>
          </table:table-cell>
          <table:table-cell table:formula="of:=[.A42]*[.B42]" office:value-type="float" office:value="229947.3985536">
            <text:p>229947,398553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5474.9380608">
            <text:p>5474,9380608</text:p>
          </table:table-cell>
          <table:table-cell table:formula="of:=[.A43]*[.B43]" office:value-type="float" office:value="235422.3366144">
            <text:p>235422,336614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5474.9380608">
            <text:p>5474,9380608</text:p>
          </table:table-cell>
          <table:table-cell table:formula="of:=[.A44]*[.B44]" office:value-type="float" office:value="240897.2746752">
            <text:p>240897,274675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5474.9380608">
            <text:p>5474,9380608</text:p>
          </table:table-cell>
          <table:table-cell table:formula="of:=[.A45]*[.B45]" office:value-type="float" office:value="246372.212736">
            <text:p>246372,21273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5474.9380608">
            <text:p>5474,9380608</text:p>
          </table:table-cell>
          <table:table-cell table:formula="of:=[.A46]*[.B46]" office:value-type="float" office:value="251847.1507968">
            <text:p>251847,15079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5474.9380608">
            <text:p>5474,9380608</text:p>
          </table:table-cell>
          <table:table-cell table:formula="of:=[.A47]*[.B47]" office:value-type="float" office:value="257322.0888576">
            <text:p>257322,088857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5474.9380608">
            <text:p>5474,9380608</text:p>
          </table:table-cell>
          <table:table-cell table:formula="of:=[.A48]*[.B48]" office:value-type="float" office:value="262797.0269184">
            <text:p>262797,026918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5474.9380608">
            <text:p>5474,9380608</text:p>
          </table:table-cell>
          <table:table-cell table:formula="of:=[.A49]*[.B49]" office:value-type="float" office:value="268271.9649792">
            <text:p>268271,96497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5474.9380608">
            <text:p>5474,9380608</text:p>
          </table:table-cell>
          <table:table-cell table:formula="of:=[.A50]*[.B50]" office:value-type="float" office:value="273746.90304">
            <text:p>273746,9030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5474.9380608">
            <text:p>5474,9380608</text:p>
          </table:table-cell>
          <table:table-cell table:formula="of:=[.A51]*[.B51]" office:value-type="float" office:value="279221.8411008">
            <text:p>279221,84110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5474.9380608">
            <text:p>5474,9380608</text:p>
          </table:table-cell>
          <table:table-cell table:formula="of:=[.A52]*[.B52]" office:value-type="float" office:value="284696.7791616">
            <text:p>284696,77916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5474.9380608">
            <text:p>5474,9380608</text:p>
          </table:table-cell>
          <table:table-cell table:formula="of:=[.A53]*[.B53]" office:value-type="float" office:value="290171.7172224">
            <text:p>290171,717222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5474.9380608">
            <text:p>5474,9380608</text:p>
          </table:table-cell>
          <table:table-cell table:formula="of:=[.A54]*[.B54]" office:value-type="float" office:value="295646.6552832">
            <text:p>295646,65528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5474.9380608">
            <text:p>5474,9380608</text:p>
          </table:table-cell>
          <table:table-cell table:formula="of:=[.A55]*[.B55]" office:value-type="float" office:value="301121.593344">
            <text:p>301121,59334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5474.9380608">
            <text:p>5474,9380608</text:p>
          </table:table-cell>
          <table:table-cell table:formula="of:=[.A56]*[.B56]" office:value-type="float" office:value="306596.5314048">
            <text:p>306596,531404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5474.9380608">
            <text:p>5474,9380608</text:p>
          </table:table-cell>
          <table:table-cell table:formula="of:=[.A57]*[.B57]" office:value-type="float" office:value="312071.4694656">
            <text:p>312071,469465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5474.9380608">
            <text:p>5474,9380608</text:p>
          </table:table-cell>
          <table:table-cell table:formula="of:=[.A58]*[.B58]" office:value-type="float" office:value="317546.4075264">
            <text:p>317546,407526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5474.9380608">
            <text:p>5474,9380608</text:p>
          </table:table-cell>
          <table:table-cell table:formula="of:=[.A59]*[.B59]" office:value-type="float" office:value="323021.3455872">
            <text:p>323021,34558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5474.9380608">
            <text:p>5474,9380608</text:p>
          </table:table-cell>
          <table:table-cell table:formula="of:=[.A60]*[.B60]" office:value-type="float" office:value="328496.283648">
            <text:p>328496,28364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5474.9380608">
            <text:p>5474,9380608</text:p>
          </table:table-cell>
          <table:table-cell table:formula="of:=[.A61]*[.B61]" office:value-type="float" office:value="333971.2217088">
            <text:p>333971,221708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5474.9380608">
            <text:p>5474,9380608</text:p>
          </table:table-cell>
          <table:table-cell table:formula="of:=[.A62]*[.B62]" office:value-type="float" office:value="339446.1597696">
            <text:p>339446,159769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5474.9380608">
            <text:p>5474,9380608</text:p>
          </table:table-cell>
          <table:table-cell table:formula="of:=[.A63]*[.B63]" office:value-type="float" office:value="344921.0978304">
            <text:p>344921,097830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5474.9380608">
            <text:p>5474,9380608</text:p>
          </table:table-cell>
          <table:table-cell table:formula="of:=[.A64]*[.B64]" office:value-type="float" office:value="350396.0358912">
            <text:p>350396,035891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5474.9380608">
            <text:p>5474,9380608</text:p>
          </table:table-cell>
          <table:table-cell table:formula="of:=[.A65]*[.B65]" office:value-type="float" office:value="355870.973952">
            <text:p>355870,97395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5474.9380608">
            <text:p>5474,9380608</text:p>
          </table:table-cell>
          <table:table-cell table:formula="of:=[.A66]*[.B66]" office:value-type="float" office:value="361345.9120128">
            <text:p>361345,912012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5474.9380608">
            <text:p>5474,9380608</text:p>
          </table:table-cell>
          <table:table-cell table:formula="of:=[.A67]*[.B67]" office:value-type="float" office:value="366820.8500736">
            <text:p>366820,850073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5474.9380608">
            <text:p>5474,9380608</text:p>
          </table:table-cell>
          <table:table-cell table:formula="of:=[.A68]*[.B68]" office:value-type="float" office:value="372295.7881344">
            <text:p>372295,78813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5474.9380608">
            <text:p>5474,9380608</text:p>
          </table:table-cell>
          <table:table-cell table:formula="of:=[.A69]*[.B69]" office:value-type="float" office:value="377770.7261952">
            <text:p>377770,726195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5474.9380608">
            <text:p>5474,9380608</text:p>
          </table:table-cell>
          <table:table-cell table:formula="of:=[.A70]*[.B70]" office:value-type="float" office:value="383245.664256">
            <text:p>383245,66425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5474.9380608">
            <text:p>5474,9380608</text:p>
          </table:table-cell>
          <table:table-cell table:formula="of:=[.A71]*[.B71]" office:value-type="float" office:value="388720.6023168">
            <text:p>388720,602316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5474.9380608">
            <text:p>5474,9380608</text:p>
          </table:table-cell>
          <table:table-cell table:formula="of:=[.A72]*[.B72]" office:value-type="float" office:value="394195.5403776">
            <text:p>394195,540377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5474.9380608">
            <text:p>5474,9380608</text:p>
          </table:table-cell>
          <table:table-cell table:formula="of:=[.A73]*[.B73]" office:value-type="float" office:value="399670.4784384">
            <text:p>399670,478438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5474.9380608">
            <text:p>5474,9380608</text:p>
          </table:table-cell>
          <table:table-cell table:formula="of:=[.A74]*[.B74]" office:value-type="float" office:value="405145.4164992">
            <text:p>405145,416499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5474.9380608">
            <text:p>5474,9380608</text:p>
          </table:table-cell>
          <table:table-cell table:formula="of:=[.A75]*[.B75]" office:value-type="float" office:value="410620.35456">
            <text:p>410620,3545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5474.9380608">
            <text:p>5474,9380608</text:p>
          </table:table-cell>
          <table:table-cell table:formula="of:=[.A76]*[.B76]" office:value-type="float" office:value="416095.2926208">
            <text:p>416095,2926208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5474.9380608">
            <text:p>5474,9380608</text:p>
          </table:table-cell>
          <table:table-cell table:formula="of:=[.A77]*[.B77]" office:value-type="float" office:value="421570.2306816">
            <text:p>421570,23068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5474.9380608">
            <text:p>5474,9380608</text:p>
          </table:table-cell>
          <table:table-cell table:formula="of:=[.A78]*[.B78]" office:value-type="float" office:value="427045.1687424">
            <text:p>427045,168742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5474.9380608">
            <text:p>5474,9380608</text:p>
          </table:table-cell>
          <table:table-cell table:formula="of:=[.A79]*[.B79]" office:value-type="float" office:value="432520.1068032">
            <text:p>432520,106803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5474.9380608">
            <text:p>5474,9380608</text:p>
          </table:table-cell>
          <table:table-cell table:formula="of:=[.A80]*[.B80]" office:value-type="float" office:value="437995.044864">
            <text:p>437995,044864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5474.9380608">
            <text:p>5474,9380608</text:p>
          </table:table-cell>
          <table:table-cell table:formula="of:=[.A81]*[.B81]" office:value-type="float" office:value="443469.9829248">
            <text:p>443469,982924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5474.9380608">
            <text:p>5474,9380608</text:p>
          </table:table-cell>
          <table:table-cell table:formula="of:=[.A82]*[.B82]" office:value-type="float" office:value="448944.9209856">
            <text:p>448944,920985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5474.9380608">
            <text:p>5474,9380608</text:p>
          </table:table-cell>
          <table:table-cell table:formula="of:=[.A83]*[.B83]" office:value-type="float" office:value="454419.8590464">
            <text:p>454419,859046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5474.9380608">
            <text:p>5474,9380608</text:p>
          </table:table-cell>
          <table:table-cell table:formula="of:=[.A84]*[.B84]" office:value-type="float" office:value="459894.7971072">
            <text:p>459894,797107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5474.9380608">
            <text:p>5474,9380608</text:p>
          </table:table-cell>
          <table:table-cell table:formula="of:=[.A85]*[.B85]" office:value-type="float" office:value="465369.735168">
            <text:p>465369,73516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5474.9380608">
            <text:p>5474,9380608</text:p>
          </table:table-cell>
          <table:table-cell table:formula="of:=[.A86]*[.B86]" office:value-type="float" office:value="470844.6732288">
            <text:p>470844,67322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5474.9380608">
            <text:p>5474,9380608</text:p>
          </table:table-cell>
          <table:table-cell table:formula="of:=[.A87]*[.B87]" office:value-type="float" office:value="476319.6112896">
            <text:p>476319,611289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5474.9380608">
            <text:p>5474,9380608</text:p>
          </table:table-cell>
          <table:table-cell table:formula="of:=[.A88]*[.B88]" office:value-type="float" office:value="481794.5493504">
            <text:p>481794,549350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5474.9380608">
            <text:p>5474,9380608</text:p>
          </table:table-cell>
          <table:table-cell table:formula="of:=[.A89]*[.B89]" office:value-type="float" office:value="487269.4874112">
            <text:p>487269,48741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5474.9380608">
            <text:p>5474,9380608</text:p>
          </table:table-cell>
          <table:table-cell table:formula="of:=[.A90]*[.B90]" office:value-type="float" office:value="492744.425472">
            <text:p>492744,42547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5474.9380608">
            <text:p>5474,9380608</text:p>
          </table:table-cell>
          <table:table-cell table:formula="of:=[.A91]*[.B91]" office:value-type="float" office:value="498219.3635328">
            <text:p>498219,36353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5474.9380608">
            <text:p>5474,9380608</text:p>
          </table:table-cell>
          <table:table-cell table:formula="of:=[.A92]*[.B92]" office:value-type="float" office:value="503694.3015936">
            <text:p>503694,301593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5474.9380608">
            <text:p>5474,9380608</text:p>
          </table:table-cell>
          <table:table-cell table:formula="of:=[.A93]*[.B93]" office:value-type="float" office:value="509169.2396544">
            <text:p>509169,239654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5474.9380608">
            <text:p>5474,9380608</text:p>
          </table:table-cell>
          <table:table-cell table:formula="of:=[.A94]*[.B94]" office:value-type="float" office:value="514644.1777152">
            <text:p>514644,177715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5474.9380608">
            <text:p>5474,9380608</text:p>
          </table:table-cell>
          <table:table-cell table:formula="of:=[.A95]*[.B95]" office:value-type="float" office:value="520119.115776">
            <text:p>520119,11577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5474.9380608">
            <text:p>5474,9380608</text:p>
          </table:table-cell>
          <table:table-cell table:formula="of:=[.A96]*[.B96]" office:value-type="float" office:value="525594.0538368">
            <text:p>525594,053836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5474.9380608">
            <text:p>5474,9380608</text:p>
          </table:table-cell>
          <table:table-cell table:formula="of:=[.A97]*[.B97]" office:value-type="float" office:value="531068.9918976">
            <text:p>531068,991897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5474.9380608">
            <text:p>5474,9380608</text:p>
          </table:table-cell>
          <table:table-cell table:formula="of:=[.A98]*[.B98]" office:value-type="float" office:value="536543.9299584">
            <text:p>536543,929958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5474.9380608">
            <text:p>5474,9380608</text:p>
          </table:table-cell>
          <table:table-cell table:formula="of:=[.A99]*[.B99]" office:value-type="float" office:value="542018.8680192">
            <text:p>542018,868019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5474.9380608">
            <text:p>5474,9380608</text:p>
          </table:table-cell>
          <table:table-cell table:formula="of:=[.A100]*[.B100]" office:value-type="float" office:value="547493.80608">
            <text:p>547493,8060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5474.9380608">
            <text:p>5474,9380608</text:p>
          </table:table-cell>
          <table:table-cell table:formula="of:=[.A101]*[.B101]" office:value-type="float" office:value="552968.7441408">
            <text:p>552968,744140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5474.9380608">
            <text:p>5474,9380608</text:p>
          </table:table-cell>
          <table:table-cell table:formula="of:=[.A102]*[.B102]" office:value-type="float" office:value="558443.6822016">
            <text:p>558443,6822016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5474.9380608">
            <text:p>5474,9380608</text:p>
          </table:table-cell>
          <table:table-cell table:formula="of:=[.A103]*[.B103]" office:value-type="float" office:value="563918.6202624">
            <text:p>563918,620262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5474.9380608">
            <text:p>5474,9380608</text:p>
          </table:table-cell>
          <table:table-cell table:formula="of:=[.A104]*[.B104]" office:value-type="float" office:value="569393.5583232">
            <text:p>569393,558323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5474.9380608">
            <text:p>5474,9380608</text:p>
          </table:table-cell>
          <table:table-cell table:formula="of:=[.A105]*[.B105]" office:value-type="float" office:value="574868.496384">
            <text:p>574868,49638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5474.9380608">
            <text:p>5474,9380608</text:p>
          </table:table-cell>
          <table:table-cell table:formula="of:=[.A106]*[.B106]" office:value-type="float" office:value="580343.4344448">
            <text:p>580343,434444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5474.9380608">
            <text:p>5474,9380608</text:p>
          </table:table-cell>
          <table:table-cell table:formula="of:=[.A107]*[.B107]" office:value-type="float" office:value="585818.3725056">
            <text:p>585818,372505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5474.9380608">
            <text:p>5474,9380608</text:p>
          </table:table-cell>
          <table:table-cell table:formula="of:=[.A108]*[.B108]" office:value-type="float" office:value="591293.3105664">
            <text:p>591293,310566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5474.9380608">
            <text:p>5474,9380608</text:p>
          </table:table-cell>
          <table:table-cell table:formula="of:=[.A109]*[.B109]" office:value-type="float" office:value="596768.2486272">
            <text:p>596768,248627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5474.9380608">
            <text:p>5474,9380608</text:p>
          </table:table-cell>
          <table:table-cell table:formula="of:=[.A110]*[.B110]" office:value-type="float" office:value="602243.186688">
            <text:p>602243,18668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5474.9380608">
            <text:p>5474,9380608</text:p>
          </table:table-cell>
          <table:table-cell table:formula="of:=[.A111]*[.B111]" office:value-type="float" office:value="607718.1247488">
            <text:p>607718,124748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5474.9380608">
            <text:p>5474,9380608</text:p>
          </table:table-cell>
          <table:table-cell table:formula="of:=[.A112]*[.B112]" office:value-type="float" office:value="613193.0628096">
            <text:p>613193,062809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5474.9380608">
            <text:p>5474,9380608</text:p>
          </table:table-cell>
          <table:table-cell table:formula="of:=[.A113]*[.B113]" office:value-type="float" office:value="618668.0008704">
            <text:p>618668,000870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5474.9380608">
            <text:p>5474,9380608</text:p>
          </table:table-cell>
          <table:table-cell table:formula="of:=[.A114]*[.B114]" office:value-type="float" office:value="624142.9389312">
            <text:p>624142,938931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5474.9380608">
            <text:p>5474,9380608</text:p>
          </table:table-cell>
          <table:table-cell table:formula="of:=[.A115]*[.B115]" office:value-type="float" office:value="629617.876992">
            <text:p>629617,87699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5474.9380608">
            <text:p>5474,9380608</text:p>
          </table:table-cell>
          <table:table-cell table:formula="of:=[.A116]*[.B116]" office:value-type="float" office:value="635092.8150528">
            <text:p>635092,815052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5474.9380608">
            <text:p>5474,9380608</text:p>
          </table:table-cell>
          <table:table-cell table:formula="of:=[.A117]*[.B117]" office:value-type="float" office:value="640567.7531136">
            <text:p>640567,7531136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5474.9380608">
            <text:p>5474,9380608</text:p>
          </table:table-cell>
          <table:table-cell table:formula="of:=[.A118]*[.B118]" office:value-type="float" office:value="646042.6911744">
            <text:p>646042,691174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5474.9380608">
            <text:p>5474,9380608</text:p>
          </table:table-cell>
          <table:table-cell table:formula="of:=[.A119]*[.B119]" office:value-type="float" office:value="651517.6292352">
            <text:p>651517,62923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5474.9380608">
            <text:p>5474,9380608</text:p>
          </table:table-cell>
          <table:table-cell table:formula="of:=[.A120]*[.B120]" office:value-type="float" office:value="656992.567296">
            <text:p>656992,56729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5474.9380608">
            <text:p>5474,9380608</text:p>
          </table:table-cell>
          <table:table-cell table:formula="of:=[.A121]*[.B121]" office:value-type="float" office:value="662467.5053568">
            <text:p>662467,505356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5474.9380608">
            <text:p>5474,9380608</text:p>
          </table:table-cell>
          <table:table-cell table:formula="of:=[.A122]*[.B122]" office:value-type="float" office:value="667942.4434176">
            <text:p>667942,443417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5474.9380608">
            <text:p>5474,9380608</text:p>
          </table:table-cell>
          <table:table-cell table:formula="of:=[.A123]*[.B123]" office:value-type="float" office:value="673417.3814784">
            <text:p>673417,381478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5474.9380608">
            <text:p>5474,9380608</text:p>
          </table:table-cell>
          <table:table-cell table:formula="of:=[.A124]*[.B124]" office:value-type="float" office:value="678892.3195392">
            <text:p>678892,319539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5474.9380608">
            <text:p>5474,9380608</text:p>
          </table:table-cell>
          <table:table-cell table:formula="of:=[.A125]*[.B125]" office:value-type="float" office:value="684367.2576">
            <text:p>684367,257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5474.9380608">
            <text:p>5474,9380608</text:p>
          </table:table-cell>
          <table:table-cell table:formula="of:=[.A126]*[.B126]" office:value-type="float" office:value="689842.1956608">
            <text:p>689842,195660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5474.9380608">
            <text:p>5474,9380608</text:p>
          </table:table-cell>
          <table:table-cell table:formula="of:=[.A127]*[.B127]" office:value-type="float" office:value="695317.1337216">
            <text:p>695317,133721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5474.9380608">
            <text:p>5474,9380608</text:p>
          </table:table-cell>
          <table:table-cell table:formula="of:=[.A128]*[.B128]" office:value-type="float" office:value="700792.0717824">
            <text:p>700792,071782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5474.9380608">
            <text:p>5474,9380608</text:p>
          </table:table-cell>
          <table:table-cell table:formula="of:=[.A129]*[.B129]" office:value-type="float" office:value="706267.0098432">
            <text:p>706267,009843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5474.9380608">
            <text:p>5474,9380608</text:p>
          </table:table-cell>
          <table:table-cell table:formula="of:=[.A130]*[.B130]" office:value-type="float" office:value="711741.947904">
            <text:p>711741,94790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5474.9380608">
            <text:p>5474,9380608</text:p>
          </table:table-cell>
          <table:table-cell table:formula="of:=[.A131]*[.B131]" office:value-type="float" office:value="717216.8859648">
            <text:p>717216,885964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5474.9380608">
            <text:p>5474,9380608</text:p>
          </table:table-cell>
          <table:table-cell table:formula="of:=[.A132]*[.B132]" office:value-type="float" office:value="722691.8240256">
            <text:p>722691,824025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5474.9380608">
            <text:p>5474,9380608</text:p>
          </table:table-cell>
          <table:table-cell table:formula="of:=[.A133]*[.B133]" office:value-type="float" office:value="728166.7620864">
            <text:p>728166,762086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5474.9380608">
            <text:p>5474,9380608</text:p>
          </table:table-cell>
          <table:table-cell table:formula="of:=[.A134]*[.B134]" office:value-type="float" office:value="733641.7001472">
            <text:p>733641,700147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5474.9380608">
            <text:p>5474,9380608</text:p>
          </table:table-cell>
          <table:table-cell table:formula="of:=[.A135]*[.B135]" office:value-type="float" office:value="739116.638208">
            <text:p>739116,6382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5474.9380608">
            <text:p>5474,9380608</text:p>
          </table:table-cell>
          <table:table-cell table:formula="of:=[.A136]*[.B136]" office:value-type="float" office:value="744591.5762688">
            <text:p>744591,576268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5474.9380608">
            <text:p>5474,9380608</text:p>
          </table:table-cell>
          <table:table-cell table:formula="of:=[.A137]*[.B137]" office:value-type="float" office:value="750066.5143296">
            <text:p>750066,514329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5474.9380608">
            <text:p>5474,9380608</text:p>
          </table:table-cell>
          <table:table-cell table:formula="of:=[.A138]*[.B138]" office:value-type="float" office:value="755541.4523904">
            <text:p>755541,4523904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5474.9380608">
            <text:p>5474,9380608</text:p>
          </table:table-cell>
          <table:table-cell table:formula="of:=[.A139]*[.B139]" office:value-type="float" office:value="761016.3904512">
            <text:p>761016,390451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5474.9380608">
            <text:p>5474,9380608</text:p>
          </table:table-cell>
          <table:table-cell table:formula="of:=[.A140]*[.B140]" office:value-type="float" office:value="766491.328512">
            <text:p>766491,32851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5474.9380608">
            <text:p>5474,9380608</text:p>
          </table:table-cell>
          <table:table-cell table:formula="of:=[.A141]*[.B141]" office:value-type="float" office:value="771966.2665728">
            <text:p>771966,266572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5474.9380608">
            <text:p>5474,9380608</text:p>
          </table:table-cell>
          <table:table-cell table:formula="of:=[.A142]*[.B142]" office:value-type="float" office:value="777441.2046336">
            <text:p>777441,204633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5474.9380608">
            <text:p>5474,9380608</text:p>
          </table:table-cell>
          <table:table-cell table:formula="of:=[.A143]*[.B143]" office:value-type="float" office:value="782916.1426944">
            <text:p>782916,142694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5474.9380608">
            <text:p>5474,9380608</text:p>
          </table:table-cell>
          <table:table-cell table:formula="of:=[.A144]*[.B144]" office:value-type="float" office:value="788391.0807552">
            <text:p>788391,080755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5474.9380608">
            <text:p>5474,9380608</text:p>
          </table:table-cell>
          <table:table-cell table:formula="of:=[.A145]*[.B145]" office:value-type="float" office:value="793866.018816">
            <text:p>793866,0188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5474.9380608">
            <text:p>5474,9380608</text:p>
          </table:table-cell>
          <table:table-cell table:formula="of:=[.A146]*[.B146]" office:value-type="float" office:value="799340.9568768">
            <text:p>799340,956876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5474.9380608">
            <text:p>5474,9380608</text:p>
          </table:table-cell>
          <table:table-cell table:formula="of:=[.A147]*[.B147]" office:value-type="float" office:value="804815.8949376">
            <text:p>804815,894937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5474.9380608">
            <text:p>5474,9380608</text:p>
          </table:table-cell>
          <table:table-cell table:formula="of:=[.A148]*[.B148]" office:value-type="float" office:value="810290.8329984">
            <text:p>810290,8329984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5474.9380608">
            <text:p>5474,9380608</text:p>
          </table:table-cell>
          <table:table-cell table:formula="of:=[.A149]*[.B149]" office:value-type="float" office:value="815765.7710592">
            <text:p>815765,771059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5474.9380608">
            <text:p>5474,9380608</text:p>
          </table:table-cell>
          <table:table-cell table:formula="of:=[.A150]*[.B150]" office:value-type="float" office:value="821240.70912">
            <text:p>821240,7091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5474.9380608">
            <text:p>5474,9380608</text:p>
          </table:table-cell>
          <table:table-cell table:formula="of:=[.A151]*[.B151]" office:value-type="float" office:value="826715.6471808">
            <text:p>826715,647180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5474.9380608">
            <text:p>5474,9380608</text:p>
          </table:table-cell>
          <table:table-cell table:formula="of:=[.A152]*[.B152]" office:value-type="float" office:value="832190.5852416">
            <text:p>832190,585241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5474.9380608">
            <text:p>5474,9380608</text:p>
          </table:table-cell>
          <table:table-cell table:formula="of:=[.A153]*[.B153]" office:value-type="float" office:value="837665.5233024">
            <text:p>837665,523302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5474.9380608">
            <text:p>5474,9380608</text:p>
          </table:table-cell>
          <table:table-cell table:formula="of:=[.A154]*[.B154]" office:value-type="float" office:value="843140.4613632">
            <text:p>843140,461363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5474.9380608">
            <text:p>5474,9380608</text:p>
          </table:table-cell>
          <table:table-cell table:formula="of:=[.A155]*[.B155]" office:value-type="float" office:value="848615.399424">
            <text:p>848615,399424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5474.9380608">
            <text:p>5474,9380608</text:p>
          </table:table-cell>
          <table:table-cell table:formula="of:=[.A156]*[.B156]" office:value-type="float" office:value="854090.3374848">
            <text:p>854090,337484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5474.9380608">
            <text:p>5474,9380608</text:p>
          </table:table-cell>
          <table:table-cell table:formula="of:=[.A157]*[.B157]" office:value-type="float" office:value="859565.2755456">
            <text:p>859565,275545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5474.9380608">
            <text:p>5474,9380608</text:p>
          </table:table-cell>
          <table:table-cell table:formula="of:=[.A158]*[.B158]" office:value-type="float" office:value="865040.2136064">
            <text:p>865040,213606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5474.9380608">
            <text:p>5474,9380608</text:p>
          </table:table-cell>
          <table:table-cell table:formula="of:=[.A159]*[.B159]" office:value-type="float" office:value="870515.1516672">
            <text:p>870515,151667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5474.9380608">
            <text:p>5474,9380608</text:p>
          </table:table-cell>
          <table:table-cell table:formula="of:=[.A160]*[.B160]" office:value-type="float" office:value="875990.089728">
            <text:p>875990,08972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5474.9380608">
            <text:p>5474,9380608</text:p>
          </table:table-cell>
          <table:table-cell table:formula="of:=[.A161]*[.B161]" office:value-type="float" office:value="881465.0277888">
            <text:p>881465,02778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5474.9380608">
            <text:p>5474,9380608</text:p>
          </table:table-cell>
          <table:table-cell table:formula="of:=[.A162]*[.B162]" office:value-type="float" office:value="886939.9658496">
            <text:p>886939,965849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5474.9380608">
            <text:p>5474,9380608</text:p>
          </table:table-cell>
          <table:table-cell table:formula="of:=[.A163]*[.B163]" office:value-type="float" office:value="892414.9039104">
            <text:p>892414,903910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5474.9380608">
            <text:p>5474,9380608</text:p>
          </table:table-cell>
          <table:table-cell table:formula="of:=[.A164]*[.B164]" office:value-type="float" office:value="897889.8419712">
            <text:p>897889,841971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5474.9380608">
            <text:p>5474,9380608</text:p>
          </table:table-cell>
          <table:table-cell table:formula="of:=[.A165]*[.B165]" office:value-type="float" office:value="903364.780032">
            <text:p>903364,78003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5474.9380608">
            <text:p>5474,9380608</text:p>
          </table:table-cell>
          <table:table-cell table:formula="of:=[.A166]*[.B166]" office:value-type="float" office:value="908839.7180928">
            <text:p>908839,71809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5474.9380608">
            <text:p>5474,9380608</text:p>
          </table:table-cell>
          <table:table-cell table:formula="of:=[.A167]*[.B167]" office:value-type="float" office:value="914314.6561536">
            <text:p>914314,656153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5474.9380608">
            <text:p>5474,9380608</text:p>
          </table:table-cell>
          <table:table-cell table:formula="of:=[.A168]*[.B168]" office:value-type="float" office:value="919789.5942144">
            <text:p>919789,594214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5474.9380608">
            <text:p>5474,9380608</text:p>
          </table:table-cell>
          <table:table-cell table:formula="of:=[.A169]*[.B169]" office:value-type="float" office:value="925264.5322752">
            <text:p>925264,532275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5474.9380608">
            <text:p>5474,9380608</text:p>
          </table:table-cell>
          <table:table-cell table:formula="of:=[.A170]*[.B170]" office:value-type="float" office:value="930739.470336">
            <text:p>930739,470336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5474.9380608">
            <text:p>5474,9380608</text:p>
          </table:table-cell>
          <table:table-cell table:formula="of:=[.A171]*[.B171]" office:value-type="float" office:value="936214.4083968">
            <text:p>936214,408396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5474.9380608">
            <text:p>5474,9380608</text:p>
          </table:table-cell>
          <table:table-cell table:formula="of:=[.A172]*[.B172]" office:value-type="float" office:value="941689.3464576">
            <text:p>941689,346457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5474.9380608">
            <text:p>5474,9380608</text:p>
          </table:table-cell>
          <table:table-cell table:formula="of:=[.A173]*[.B173]" office:value-type="float" office:value="947164.2845184">
            <text:p>947164,284518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5474.9380608">
            <text:p>5474,9380608</text:p>
          </table:table-cell>
          <table:table-cell table:formula="of:=[.A174]*[.B174]" office:value-type="float" office:value="952639.2225792">
            <text:p>952639,222579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5474.9380608">
            <text:p>5474,9380608</text:p>
          </table:table-cell>
          <table:table-cell table:formula="of:=[.A175]*[.B175]" office:value-type="float" office:value="958114.16064">
            <text:p>958114,1606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5474.9380608">
            <text:p>5474,9380608</text:p>
          </table:table-cell>
          <table:table-cell table:formula="of:=[.A176]*[.B176]" office:value-type="float" office:value="963589.0987008">
            <text:p>963589,098700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5474.9380608">
            <text:p>5474,9380608</text:p>
          </table:table-cell>
          <table:table-cell table:formula="of:=[.A177]*[.B177]" office:value-type="float" office:value="969064.0367616">
            <text:p>969064,0367616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5474.9380608">
            <text:p>5474,9380608</text:p>
          </table:table-cell>
          <table:table-cell table:formula="of:=[.A178]*[.B178]" office:value-type="float" office:value="974538.9748224">
            <text:p>974538,974822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5474.9380608">
            <text:p>5474,9380608</text:p>
          </table:table-cell>
          <table:table-cell table:formula="of:=[.A179]*[.B179]" office:value-type="float" office:value="980013.9128832">
            <text:p>980013,912883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5474.9380608">
            <text:p>5474,9380608</text:p>
          </table:table-cell>
          <table:table-cell table:formula="of:=[.A180]*[.B180]" office:value-type="float" office:value="985488.850944">
            <text:p>985488,850944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5474.9380608">
            <text:p>5474,9380608</text:p>
          </table:table-cell>
          <table:table-cell table:formula="of:=[.A181]*[.B181]" office:value-type="float" office:value="990963.7890048">
            <text:p>990963,789004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5474.9380608">
            <text:p>5474,9380608</text:p>
          </table:table-cell>
          <table:table-cell table:formula="of:=[.A182]*[.B182]" office:value-type="float" office:value="996438.7270656">
            <text:p>996438,7270656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5474.9380608">
            <text:p>5474,9380608</text:p>
          </table:table-cell>
          <table:table-cell table:formula="of:=[.A183]*[.B183]" office:value-type="float" office:value="1001913.6651264">
            <text:p>1001913,6651264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5474.9380608">
            <text:p>5474,9380608</text:p>
          </table:table-cell>
          <table:table-cell table:formula="of:=[.A184]*[.B184]" office:value-type="float" office:value="1007388.6031872">
            <text:p>1007388,603187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5474.9380608">
            <text:p>5474,9380608</text:p>
          </table:table-cell>
          <table:table-cell table:formula="of:=[.A185]*[.B185]" office:value-type="float" office:value="1012863.541248">
            <text:p>1012863,5412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5474.9380608">
            <text:p>5474,9380608</text:p>
          </table:table-cell>
          <table:table-cell table:formula="of:=[.A186]*[.B186]" office:value-type="float" office:value="1018338.4793088">
            <text:p>1018338,479308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5474.9380608">
            <text:p>5474,9380608</text:p>
          </table:table-cell>
          <table:table-cell table:formula="of:=[.A187]*[.B187]" office:value-type="float" office:value="1023813.4173696">
            <text:p>1023813,417369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5474.9380608">
            <text:p>5474,9380608</text:p>
          </table:table-cell>
          <table:table-cell table:formula="of:=[.A188]*[.B188]" office:value-type="float" office:value="1029288.3554304">
            <text:p>1029288,355430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5474.9380608">
            <text:p>5474,9380608</text:p>
          </table:table-cell>
          <table:table-cell table:formula="of:=[.A189]*[.B189]" office:value-type="float" office:value="1034763.2934912">
            <text:p>1034763,293491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5474.9380608">
            <text:p>5474,9380608</text:p>
          </table:table-cell>
          <table:table-cell table:formula="of:=[.A190]*[.B190]" office:value-type="float" office:value="1040238.231552">
            <text:p>1040238,23155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5474.9380608">
            <text:p>5474,9380608</text:p>
          </table:table-cell>
          <table:table-cell table:formula="of:=[.A191]*[.B191]" office:value-type="float" office:value="1045713.1696128">
            <text:p>1045713,169612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5474.9380608">
            <text:p>5474,9380608</text:p>
          </table:table-cell>
          <table:table-cell table:formula="of:=[.A192]*[.B192]" office:value-type="float" office:value="1051188.1076736">
            <text:p>1051188,107673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5474.9380608">
            <text:p>5474,9380608</text:p>
          </table:table-cell>
          <table:table-cell table:formula="of:=[.A193]*[.B193]" office:value-type="float" office:value="1056663.0457344">
            <text:p>1056663,045734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5474.9380608">
            <text:p>5474,9380608</text:p>
          </table:table-cell>
          <table:table-cell table:formula="of:=[.A194]*[.B194]" office:value-type="float" office:value="1062137.9837952">
            <text:p>1062137,983795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5474.9380608">
            <text:p>5474,9380608</text:p>
          </table:table-cell>
          <table:table-cell table:formula="of:=[.A195]*[.B195]" office:value-type="float" office:value="1067612.921856">
            <text:p>1067612,92185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5474.9380608">
            <text:p>5474,9380608</text:p>
          </table:table-cell>
          <table:table-cell table:formula="of:=[.A196]*[.B196]" office:value-type="float" office:value="1073087.8599168">
            <text:p>1073087,859916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5474.9380608">
            <text:p>5474,9380608</text:p>
          </table:table-cell>
          <table:table-cell table:formula="of:=[.A197]*[.B197]" office:value-type="float" office:value="1078562.7979776">
            <text:p>1078562,797977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5474.9380608">
            <text:p>5474,9380608</text:p>
          </table:table-cell>
          <table:table-cell table:formula="of:=[.A198]*[.B198]" office:value-type="float" office:value="1084037.7360384">
            <text:p>1084037,7360384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5474.9380608">
            <text:p>5474,9380608</text:p>
          </table:table-cell>
          <table:table-cell table:formula="of:=[.A199]*[.B199]" office:value-type="float" office:value="1089512.6740992">
            <text:p>1089512,674099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5474.9380608">
            <text:p>5474,9380608</text:p>
          </table:table-cell>
          <table:table-cell table:formula="of:=[.A200]*[.B200]" office:value-type="float" office:value="1094987.61216">
            <text:p>1094987,61216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5474.9380608">
            <text:p>5474,9380608</text:p>
          </table:table-cell>
          <table:table-cell table:formula="of:=[.A201]*[.B201]" office:value-type="float" office:value="1100462.5502208">
            <text:p>1100462,550220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5474.9380608">
            <text:p>5474,9380608</text:p>
          </table:table-cell>
          <table:table-cell table:formula="of:=[.A202]*[.B202]" office:value-type="float" office:value="1105937.4882816">
            <text:p>1105937,4882816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5474.9380608">
            <text:p>5474,9380608</text:p>
          </table:table-cell>
          <table:table-cell table:formula="of:=[.A203]*[.B203]" office:value-type="float" office:value="1111412.4263424">
            <text:p>1111412,426342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5474.9380608">
            <text:p>5474,9380608</text:p>
          </table:table-cell>
          <table:table-cell table:formula="of:=[.A204]*[.B204]" office:value-type="float" office:value="1116887.3644032">
            <text:p>1116887,364403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5474.9380608">
            <text:p>5474,9380608</text:p>
          </table:table-cell>
          <table:table-cell table:formula="of:=[.A205]*[.B205]" office:value-type="float" office:value="1122362.302464">
            <text:p>1122362,302464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5474.9380608">
            <text:p>5474,9380608</text:p>
          </table:table-cell>
          <table:table-cell table:formula="of:=[.A206]*[.B206]" office:value-type="float" office:value="1127837.2405248">
            <text:p>1127837,240524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5474.9380608">
            <text:p>5474,9380608</text:p>
          </table:table-cell>
          <table:table-cell table:formula="of:=[.A207]*[.B207]" office:value-type="float" office:value="1133312.1785856">
            <text:p>1133312,178585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5474.9380608">
            <text:p>5474,9380608</text:p>
          </table:table-cell>
          <table:table-cell table:formula="of:=[.A208]*[.B208]" office:value-type="float" office:value="1138787.1166464">
            <text:p>1138787,116646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5474.9380608">
            <text:p>5474,9380608</text:p>
          </table:table-cell>
          <table:table-cell table:formula="of:=[.A209]*[.B209]" office:value-type="float" office:value="1144262.0547072">
            <text:p>1144262,054707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5474.9380608">
            <text:p>5474,9380608</text:p>
          </table:table-cell>
          <table:table-cell table:formula="of:=[.A210]*[.B210]" office:value-type="float" office:value="1149736.992768">
            <text:p>1149736,992768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5474.9380608">
            <text:p>5474,9380608</text:p>
          </table:table-cell>
          <table:table-cell table:formula="of:=[.A211]*[.B211]" office:value-type="float" office:value="1155211.9308288">
            <text:p>1155211,930828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5474.9380608">
            <text:p>5474,9380608</text:p>
          </table:table-cell>
          <table:table-cell table:formula="of:=[.A212]*[.B212]" office:value-type="float" office:value="1160686.8688896">
            <text:p>1160686,868889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5474.9380608">
            <text:p>5474,9380608</text:p>
          </table:table-cell>
          <table:table-cell table:formula="of:=[.A213]*[.B213]" office:value-type="float" office:value="1166161.8069504">
            <text:p>1166161,806950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5474.9380608">
            <text:p>5474,9380608</text:p>
          </table:table-cell>
          <table:table-cell table:formula="of:=[.A214]*[.B214]" office:value-type="float" office:value="1171636.7450112">
            <text:p>1171636,745011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5474.9380608">
            <text:p>5474,9380608</text:p>
          </table:table-cell>
          <table:table-cell table:formula="of:=[.A215]*[.B215]" office:value-type="float" office:value="1177111.683072">
            <text:p>1177111,68307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5474.9380608">
            <text:p>5474,9380608</text:p>
          </table:table-cell>
          <table:table-cell table:formula="of:=[.A216]*[.B216]" office:value-type="float" office:value="1182586.6211328">
            <text:p>1182586,621132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5474.9380608">
            <text:p>5474,9380608</text:p>
          </table:table-cell>
          <table:table-cell table:formula="of:=[.A217]*[.B217]" office:value-type="float" office:value="1188061.5591936">
            <text:p>1188061,559193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5474.9380608">
            <text:p>5474,9380608</text:p>
          </table:table-cell>
          <table:table-cell table:formula="of:=[.A218]*[.B218]" office:value-type="float" office:value="1193536.4972544">
            <text:p>1193536,497254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5474.9380608">
            <text:p>5474,9380608</text:p>
          </table:table-cell>
          <table:table-cell table:formula="of:=[.A219]*[.B219]" office:value-type="float" office:value="1199011.4353152">
            <text:p>1199011,43531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5474.9380608">
            <text:p>5474,9380608</text:p>
          </table:table-cell>
          <table:table-cell table:formula="of:=[.A220]*[.B220]" office:value-type="float" office:value="1204486.373376">
            <text:p>1204486,37337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5474.9380608">
            <text:p>5474,9380608</text:p>
          </table:table-cell>
          <table:table-cell table:formula="of:=[.A221]*[.B221]" office:value-type="float" office:value="1209961.3114368">
            <text:p>1209961,311436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5474.9380608">
            <text:p>5474,9380608</text:p>
          </table:table-cell>
          <table:table-cell table:formula="of:=[.A222]*[.B222]" office:value-type="float" office:value="1215436.2494976">
            <text:p>1215436,249497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5474.9380608">
            <text:p>5474,9380608</text:p>
          </table:table-cell>
          <table:table-cell table:formula="of:=[.A223]*[.B223]" office:value-type="float" office:value="1220911.1875584">
            <text:p>1220911,187558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5474.9380608">
            <text:p>5474,9380608</text:p>
          </table:table-cell>
          <table:table-cell table:formula="of:=[.A224]*[.B224]" office:value-type="float" office:value="1226386.1256192">
            <text:p>1226386,125619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5474.9380608">
            <text:p>5474,9380608</text:p>
          </table:table-cell>
          <table:table-cell table:formula="of:=[.A225]*[.B225]" office:value-type="float" office:value="1231861.06368">
            <text:p>1231861,0636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5474.9380608">
            <text:p>5474,9380608</text:p>
          </table:table-cell>
          <table:table-cell table:formula="of:=[.A226]*[.B226]" office:value-type="float" office:value="1237336.0017408">
            <text:p>1237336,001740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5474.9380608">
            <text:p>5474,9380608</text:p>
          </table:table-cell>
          <table:table-cell table:formula="of:=[.A227]*[.B227]" office:value-type="float" office:value="1242810.9398016">
            <text:p>1242810,9398016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5474.9380608">
            <text:p>5474,9380608</text:p>
          </table:table-cell>
          <table:table-cell table:formula="of:=[.A228]*[.B228]" office:value-type="float" office:value="1248285.8778624">
            <text:p>1248285,877862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5474.9380608">
            <text:p>5474,9380608</text:p>
          </table:table-cell>
          <table:table-cell table:formula="of:=[.A229]*[.B229]" office:value-type="float" office:value="1253760.8159232">
            <text:p>1253760,815923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5474.9380608">
            <text:p>5474,9380608</text:p>
          </table:table-cell>
          <table:table-cell table:formula="of:=[.A230]*[.B230]" office:value-type="float" office:value="1259235.753984">
            <text:p>1259235,75398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5474.9380608">
            <text:p>5474,9380608</text:p>
          </table:table-cell>
          <table:table-cell table:formula="of:=[.A231]*[.B231]" office:value-type="float" office:value="1264710.6920448">
            <text:p>1264710,6920448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5474.9380608">
            <text:p>5474,9380608</text:p>
          </table:table-cell>
          <table:table-cell table:formula="of:=[.A232]*[.B232]" office:value-type="float" office:value="1270185.6301056">
            <text:p>1270185,630105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5474.9380608">
            <text:p>5474,9380608</text:p>
          </table:table-cell>
          <table:table-cell table:formula="of:=[.A233]*[.B233]" office:value-type="float" office:value="1275660.5681664">
            <text:p>1275660,568166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5474.9380608">
            <text:p>5474,9380608</text:p>
          </table:table-cell>
          <table:table-cell table:formula="of:=[.A234]*[.B234]" office:value-type="float" office:value="1281135.5062272">
            <text:p>1281135,5062272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5474.9380608">
            <text:p>5474,9380608</text:p>
          </table:table-cell>
          <table:table-cell table:formula="of:=[.A235]*[.B235]" office:value-type="float" office:value="1286610.444288">
            <text:p>1286610,44428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5474.9380608">
            <text:p>5474,9380608</text:p>
          </table:table-cell>
          <table:table-cell table:formula="of:=[.A236]*[.B236]" office:value-type="float" office:value="1292085.3823488">
            <text:p>1292085,382348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5474.9380608">
            <text:p>5474,9380608</text:p>
          </table:table-cell>
          <table:table-cell table:formula="of:=[.A237]*[.B237]" office:value-type="float" office:value="1297560.3204096">
            <text:p>1297560,320409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5474.9380608">
            <text:p>5474,9380608</text:p>
          </table:table-cell>
          <table:table-cell table:formula="of:=[.A238]*[.B238]" office:value-type="float" office:value="1303035.2584704">
            <text:p>1303035,258470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5474.9380608">
            <text:p>5474,9380608</text:p>
          </table:table-cell>
          <table:table-cell table:formula="of:=[.A239]*[.B239]" office:value-type="float" office:value="1308510.1965312">
            <text:p>1308510,196531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5474.9380608">
            <text:p>5474,9380608</text:p>
          </table:table-cell>
          <table:table-cell table:formula="of:=[.A240]*[.B240]" office:value-type="float" office:value="1313985.134592">
            <text:p>1313985,13459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5474.9380608">
            <text:p>5474,9380608</text:p>
          </table:table-cell>
          <table:table-cell table:formula="of:=[.A241]*[.B241]" office:value-type="float" office:value="1319460.0726528">
            <text:p>1319460,072652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5474.9380608">
            <text:p>5474,9380608</text:p>
          </table:table-cell>
          <table:table-cell table:formula="of:=[.A242]*[.B242]" office:value-type="float" office:value="1324935.0107136">
            <text:p>1324935,010713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5474.9380608">
            <text:p>5474,9380608</text:p>
          </table:table-cell>
          <table:table-cell table:formula="of:=[.A243]*[.B243]" office:value-type="float" office:value="1330409.9487744">
            <text:p>1330409,948774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5474.9380608">
            <text:p>5474,9380608</text:p>
          </table:table-cell>
          <table:table-cell table:formula="of:=[.A244]*[.B244]" office:value-type="float" office:value="1335884.8868352">
            <text:p>1335884,886835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5474.9380608">
            <text:p>5474,9380608</text:p>
          </table:table-cell>
          <table:table-cell table:formula="of:=[.A245]*[.B245]" office:value-type="float" office:value="1341359.824896">
            <text:p>1341359,82489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5474.9380608">
            <text:p>5474,9380608</text:p>
          </table:table-cell>
          <table:table-cell table:formula="of:=[.A246]*[.B246]" office:value-type="float" office:value="1346834.7629568">
            <text:p>1346834,762956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5474.9380608">
            <text:p>5474,9380608</text:p>
          </table:table-cell>
          <table:table-cell table:formula="of:=[.A247]*[.B247]" office:value-type="float" office:value="1352309.7010176">
            <text:p>1352309,701017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5474.9380608">
            <text:p>5474,9380608</text:p>
          </table:table-cell>
          <table:table-cell table:formula="of:=[.A248]*[.B248]" office:value-type="float" office:value="1357784.6390784">
            <text:p>1357784,639078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5474.9380608">
            <text:p>5474,9380608</text:p>
          </table:table-cell>
          <table:table-cell table:formula="of:=[.A249]*[.B249]" office:value-type="float" office:value="1363259.5771392">
            <text:p>1363259,577139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5474.9380608">
            <text:p>5474,9380608</text:p>
          </table:table-cell>
          <table:table-cell table:formula="of:=[.A250]*[.B250]" office:value-type="float" office:value="1368734.5152">
            <text:p>1368734,515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5474.9380608">
            <text:p>5474,9380608</text:p>
          </table:table-cell>
          <table:table-cell table:formula="of:=[.A251]*[.B251]" office:value-type="float" office:value="1374209.4532608">
            <text:p>1374209,4532608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5474.9380608">
            <text:p>5474,9380608</text:p>
          </table:table-cell>
          <table:table-cell table:formula="of:=[.A252]*[.B252]" office:value-type="float" office:value="1379684.3913216">
            <text:p>1379684,391321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5474.9380608">
            <text:p>5474,9380608</text:p>
          </table:table-cell>
          <table:table-cell table:formula="of:=[.A253]*[.B253]" office:value-type="float" office:value="1385159.3293824">
            <text:p>1385159,329382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5474.9380608">
            <text:p>5474,9380608</text:p>
          </table:table-cell>
          <table:table-cell table:formula="of:=[.A254]*[.B254]" office:value-type="float" office:value="1390634.2674432">
            <text:p>1390634,267443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5474.9380608">
            <text:p>5474,9380608</text:p>
          </table:table-cell>
          <table:table-cell table:formula="of:=[.A255]*[.B255]" office:value-type="float" office:value="1396109.205504">
            <text:p>1396109,20550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5474.9380608">
            <text:p>5474,9380608</text:p>
          </table:table-cell>
          <table:table-cell table:formula="of:=[.A256]*[.B256]" office:value-type="float" office:value="1401584.1435648">
            <text:p>1401584,1435648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5474.9380608">
            <text:p>5474,9380608</text:p>
          </table:table-cell>
          <table:table-cell table:formula="of:=[.A257]*[.B257]" office:value-type="float" office:value="1407059.0816256">
            <text:p>1407059,081625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5474.9380608">
            <text:p>5474,9380608</text:p>
          </table:table-cell>
          <table:table-cell table:formula="of:=[.A258]*[.B258]" office:value-type="float" office:value="1412534.0196864">
            <text:p>1412534,019686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5474.9380608">
            <text:p>5474,9380608</text:p>
          </table:table-cell>
          <table:table-cell table:formula="of:=[.A259]*[.B259]" office:value-type="float" office:value="1418008.9577472">
            <text:p>1418008,957747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5474.9380608">
            <text:p>5474,9380608</text:p>
          </table:table-cell>
          <table:table-cell table:formula="of:=[.A260]*[.B260]" office:value-type="float" office:value="1423483.895808">
            <text:p>1423483,89580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5474.9380608">
            <text:p>5474,9380608</text:p>
          </table:table-cell>
          <table:table-cell table:formula="of:=[.A261]*[.B261]" office:value-type="float" office:value="1428958.8338688">
            <text:p>1428958,8338688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5474.9380608">
            <text:p>5474,9380608</text:p>
          </table:table-cell>
          <table:table-cell table:formula="of:=[.A262]*[.B262]" office:value-type="float" office:value="1434433.7719296">
            <text:p>1434433,771929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5474.9380608">
            <text:p>5474,9380608</text:p>
          </table:table-cell>
          <table:table-cell table:formula="of:=[.A263]*[.B263]" office:value-type="float" office:value="1439908.7099904">
            <text:p>1439908,709990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5474.9380608">
            <text:p>5474,9380608</text:p>
          </table:table-cell>
          <table:table-cell table:formula="of:=[.A264]*[.B264]" office:value-type="float" office:value="1445383.6480512">
            <text:p>1445383,648051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5474.9380608">
            <text:p>5474,9380608</text:p>
          </table:table-cell>
          <table:table-cell table:formula="of:=[.A265]*[.B265]" office:value-type="float" office:value="1450858.586112">
            <text:p>1450858,58611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5474.9380608">
            <text:p>5474,9380608</text:p>
          </table:table-cell>
          <table:table-cell table:formula="of:=[.A266]*[.B266]" office:value-type="float" office:value="1456333.5241728">
            <text:p>1456333,524172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5474.9380608">
            <text:p>5474,9380608</text:p>
          </table:table-cell>
          <table:table-cell table:formula="of:=[.A267]*[.B267]" office:value-type="float" office:value="1461808.4622336">
            <text:p>1461808,462233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5474.9380608">
            <text:p>5474,9380608</text:p>
          </table:table-cell>
          <table:table-cell table:formula="of:=[.A268]*[.B268]" office:value-type="float" office:value="1467283.4002944">
            <text:p>1467283,400294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5474.9380608">
            <text:p>5474,9380608</text:p>
          </table:table-cell>
          <table:table-cell table:formula="of:=[.A269]*[.B269]" office:value-type="float" office:value="1472758.3383552">
            <text:p>1472758,338355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5474.9380608">
            <text:p>5474,9380608</text:p>
          </table:table-cell>
          <table:table-cell table:formula="of:=[.A270]*[.B270]" office:value-type="float" office:value="1478233.276416">
            <text:p>1478233,276416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5474.9380608">
            <text:p>5474,9380608</text:p>
          </table:table-cell>
          <table:table-cell table:formula="of:=[.A271]*[.B271]" office:value-type="float" office:value="1483708.2144768">
            <text:p>1483708,214476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5474.9380608">
            <text:p>5474,9380608</text:p>
          </table:table-cell>
          <table:table-cell table:formula="of:=[.A272]*[.B272]" office:value-type="float" office:value="1489183.1525376">
            <text:p>1489183,1525376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5474.9380608">
            <text:p>5474,9380608</text:p>
          </table:table-cell>
          <table:table-cell table:formula="of:=[.A273]*[.B273]" office:value-type="float" office:value="1494658.0905984">
            <text:p>1494658,090598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5474.9380608">
            <text:p>5474,9380608</text:p>
          </table:table-cell>
          <table:table-cell table:formula="of:=[.A274]*[.B274]" office:value-type="float" office:value="1500133.0286592">
            <text:p>1500133,028659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5474.9380608">
            <text:p>5474,9380608</text:p>
          </table:table-cell>
          <table:table-cell table:formula="of:=[.A275]*[.B275]" office:value-type="float" office:value="1505607.96672">
            <text:p>1505607,96672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5474.9380608">
            <text:p>5474,9380608</text:p>
          </table:table-cell>
          <table:table-cell table:formula="of:=[.A276]*[.B276]" office:value-type="float" office:value="1511082.9047808">
            <text:p>1511082,904780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5474.9380608">
            <text:p>5474,9380608</text:p>
          </table:table-cell>
          <table:table-cell table:formula="of:=[.A277]*[.B277]" office:value-type="float" office:value="1516557.8428416">
            <text:p>1516557,842841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5474.9380608">
            <text:p>5474,9380608</text:p>
          </table:table-cell>
          <table:table-cell table:formula="of:=[.A278]*[.B278]" office:value-type="float" office:value="1522032.7809024">
            <text:p>1522032,7809024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5474.9380608">
            <text:p>5474,9380608</text:p>
          </table:table-cell>
          <table:table-cell table:formula="of:=[.A279]*[.B279]" office:value-type="float" office:value="1527507.7189632">
            <text:p>1527507,718963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5474.9380608">
            <text:p>5474,9380608</text:p>
          </table:table-cell>
          <table:table-cell table:formula="of:=[.A280]*[.B280]" office:value-type="float" office:value="1532982.657024">
            <text:p>1532982,657024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5474.9380608">
            <text:p>5474,9380608</text:p>
          </table:table-cell>
          <table:table-cell table:formula="of:=[.A281]*[.B281]" office:value-type="float" office:value="1538457.5950848">
            <text:p>1538457,5950848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5474.9380608">
            <text:p>5474,9380608</text:p>
          </table:table-cell>
          <table:table-cell table:formula="of:=[.A282]*[.B282]" office:value-type="float" office:value="1543932.5331456">
            <text:p>1543932,5331456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5474.9380608">
            <text:p>5474,9380608</text:p>
          </table:table-cell>
          <table:table-cell table:formula="of:=[.A283]*[.B283]" office:value-type="float" office:value="1549407.4712064">
            <text:p>1549407,4712064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5474.9380608">
            <text:p>5474,9380608</text:p>
          </table:table-cell>
          <table:table-cell table:formula="of:=[.A284]*[.B284]" office:value-type="float" office:value="1554882.4092672">
            <text:p>1554882,409267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5474.9380608">
            <text:p>5474,9380608</text:p>
          </table:table-cell>
          <table:table-cell table:formula="of:=[.A285]*[.B285]" office:value-type="float" office:value="1560357.347328">
            <text:p>1560357,34732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5474.9380608">
            <text:p>5474,9380608</text:p>
          </table:table-cell>
          <table:table-cell table:formula="of:=[.A286]*[.B286]" office:value-type="float" office:value="1565832.2853888">
            <text:p>1565832,285388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5474.9380608">
            <text:p>5474,9380608</text:p>
          </table:table-cell>
          <table:table-cell table:formula="of:=[.A287]*[.B287]" office:value-type="float" office:value="1571307.2234496">
            <text:p>1571307,223449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5474.9380608">
            <text:p>5474,9380608</text:p>
          </table:table-cell>
          <table:table-cell table:formula="of:=[.A288]*[.B288]" office:value-type="float" office:value="1576782.1615104">
            <text:p>1576782,161510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5474.9380608">
            <text:p>5474,9380608</text:p>
          </table:table-cell>
          <table:table-cell table:formula="of:=[.A289]*[.B289]" office:value-type="float" office:value="1582257.0995712">
            <text:p>1582257,099571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5474.9380608">
            <text:p>5474,9380608</text:p>
          </table:table-cell>
          <table:table-cell table:formula="of:=[.A290]*[.B290]" office:value-type="float" office:value="1587732.037632">
            <text:p>1587732,03763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5474.9380608">
            <text:p>5474,9380608</text:p>
          </table:table-cell>
          <table:table-cell table:formula="of:=[.A291]*[.B291]" office:value-type="float" office:value="1593206.9756928">
            <text:p>1593206,9756928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5474.9380608">
            <text:p>5474,9380608</text:p>
          </table:table-cell>
          <table:table-cell table:formula="of:=[.A292]*[.B292]" office:value-type="float" office:value="1598681.9137536">
            <text:p>1598681,9137536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5474.9380608">
            <text:p>5474,9380608</text:p>
          </table:table-cell>
          <table:table-cell table:formula="of:=[.A293]*[.B293]" office:value-type="float" office:value="1604156.8518144">
            <text:p>1604156,8518144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5474.9380608">
            <text:p>5474,9380608</text:p>
          </table:table-cell>
          <table:table-cell table:formula="of:=[.A294]*[.B294]" office:value-type="float" office:value="1609631.7898752">
            <text:p>1609631,789875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5474.9380608">
            <text:p>5474,9380608</text:p>
          </table:table-cell>
          <table:table-cell table:formula="of:=[.A295]*[.B295]" office:value-type="float" office:value="1615106.727936">
            <text:p>1615106,727936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5474.9380608">
            <text:p>5474,9380608</text:p>
          </table:table-cell>
          <table:table-cell table:formula="of:=[.A296]*[.B296]" office:value-type="float" office:value="1620581.6659968">
            <text:p>1620581,6659968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5474.9380608">
            <text:p>5474,9380608</text:p>
          </table:table-cell>
          <table:table-cell table:formula="of:=[.A297]*[.B297]" office:value-type="float" office:value="1626056.6040576">
            <text:p>1626056,604057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5474.9380608">
            <text:p>5474,9380608</text:p>
          </table:table-cell>
          <table:table-cell table:formula="of:=[.A298]*[.B298]" office:value-type="float" office:value="1631531.5421184">
            <text:p>1631531,542118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5474.9380608">
            <text:p>5474,9380608</text:p>
          </table:table-cell>
          <table:table-cell table:formula="of:=[.A299]*[.B299]" office:value-type="float" office:value="1637006.4801792">
            <text:p>1637006,4801792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5474.9380608">
            <text:p>5474,9380608</text:p>
          </table:table-cell>
          <table:table-cell table:formula="of:=[.A300]*[.B300]" office:value-type="float" office:value="1642481.41824">
            <text:p>1642481,4182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5474.9380608">
            <text:p>5474,9380608</text:p>
          </table:table-cell>
          <table:table-cell table:formula="of:=[.A301]*[.B301]" office:value-type="float" office:value="1647956.3563008">
            <text:p>1647956,3563008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5474.9380608">
            <text:p>5474,9380608</text:p>
          </table:table-cell>
          <table:table-cell table:formula="of:=[.A302]*[.B302]" office:value-type="float" office:value="1653431.2943616">
            <text:p>1653431,2943616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5474.9380608">
            <text:p>5474,9380608</text:p>
          </table:table-cell>
          <table:table-cell table:formula="of:=[.A303]*[.B303]" office:value-type="float" office:value="1658906.2324224">
            <text:p>1658906,2324224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5474.9380608">
            <text:p>5474,9380608</text:p>
          </table:table-cell>
          <table:table-cell table:formula="of:=[.A304]*[.B304]" office:value-type="float" office:value="1664381.1704832">
            <text:p>1664381,1704832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5474.9380608">
            <text:p>5474,9380608</text:p>
          </table:table-cell>
          <table:table-cell table:formula="of:=[.A305]*[.B305]" office:value-type="float" office:value="1669856.108544">
            <text:p>1669856,10854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5474.9380608">
            <text:p>5474,9380608</text:p>
          </table:table-cell>
          <table:table-cell table:formula="of:=[.A306]*[.B306]" office:value-type="float" office:value="1675331.0466048">
            <text:p>1675331,0466048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5474.9380608">
            <text:p>5474,9380608</text:p>
          </table:table-cell>
          <table:table-cell table:formula="of:=[.A307]*[.B307]" office:value-type="float" office:value="1680805.9846656">
            <text:p>1680805,9846656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5474.9380608">
            <text:p>5474,9380608</text:p>
          </table:table-cell>
          <table:table-cell table:formula="of:=[.A308]*[.B308]" office:value-type="float" office:value="1686280.9227264">
            <text:p>1686280,9227264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5474.9380608">
            <text:p>5474,9380608</text:p>
          </table:table-cell>
          <table:table-cell table:formula="of:=[.A309]*[.B309]" office:value-type="float" office:value="1691755.8607872">
            <text:p>1691755,860787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5474.9380608">
            <text:p>5474,9380608</text:p>
          </table:table-cell>
          <table:table-cell table:formula="of:=[.A310]*[.B310]" office:value-type="float" office:value="1697230.798848">
            <text:p>1697230,798848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5474.9380608">
            <text:p>5474,9380608</text:p>
          </table:table-cell>
          <table:table-cell table:formula="of:=[.A311]*[.B311]" office:value-type="float" office:value="1702705.7369088">
            <text:p>1702705,7369088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5474.9380608">
            <text:p>5474,9380608</text:p>
          </table:table-cell>
          <table:table-cell table:formula="of:=[.A312]*[.B312]" office:value-type="float" office:value="1708180.6749696">
            <text:p>1708180,674969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5474.9380608">
            <text:p>5474,9380608</text:p>
          </table:table-cell>
          <table:table-cell table:formula="of:=[.A313]*[.B313]" office:value-type="float" office:value="1713655.6130304">
            <text:p>1713655,6130304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5474.9380608">
            <text:p>5474,9380608</text:p>
          </table:table-cell>
          <table:table-cell table:formula="of:=[.A314]*[.B314]" office:value-type="float" office:value="1719130.5510912">
            <text:p>1719130,551091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5474.9380608">
            <text:p>5474,9380608</text:p>
          </table:table-cell>
          <table:table-cell table:formula="of:=[.A315]*[.B315]" office:value-type="float" office:value="1724605.489152">
            <text:p>1724605,48915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5474.9380608">
            <text:p>5474,9380608</text:p>
          </table:table-cell>
          <table:table-cell table:formula="of:=[.A316]*[.B316]" office:value-type="float" office:value="1730080.4272128">
            <text:p>1730080,4272128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5474.9380608">
            <text:p>5474,9380608</text:p>
          </table:table-cell>
          <table:table-cell table:formula="of:=[.A317]*[.B317]" office:value-type="float" office:value="1735555.3652736">
            <text:p>1735555,3652736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5474.9380608">
            <text:p>5474,9380608</text:p>
          </table:table-cell>
          <table:table-cell table:formula="of:=[.A318]*[.B318]" office:value-type="float" office:value="1741030.3033344">
            <text:p>1741030,303334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5474.9380608">
            <text:p>5474,9380608</text:p>
          </table:table-cell>
          <table:table-cell table:formula="of:=[.A319]*[.B319]" office:value-type="float" office:value="1746505.2413952">
            <text:p>1746505,241395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5474.9380608">
            <text:p>5474,9380608</text:p>
          </table:table-cell>
          <table:table-cell table:formula="of:=[.A320]*[.B320]" office:value-type="float" office:value="1751980.179456">
            <text:p>1751980,179456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5474.9380608">
            <text:p>5474,9380608</text:p>
          </table:table-cell>
          <table:table-cell table:formula="of:=[.A321]*[.B321]" office:value-type="float" office:value="1757455.1175168">
            <text:p>1757455,117516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5474.9380608">
            <text:p>5474,9380608</text:p>
          </table:table-cell>
          <table:table-cell table:formula="of:=[.A322]*[.B322]" office:value-type="float" office:value="1762930.0555776">
            <text:p>1762930,0555776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5474.9380608">
            <text:p>5474,9380608</text:p>
          </table:table-cell>
          <table:table-cell table:formula="of:=[.A323]*[.B323]" office:value-type="float" office:value="1768404.9936384">
            <text:p>1768404,9936384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5474.9380608">
            <text:p>5474,9380608</text:p>
          </table:table-cell>
          <table:table-cell table:formula="of:=[.A324]*[.B324]" office:value-type="float" office:value="1773879.9316992">
            <text:p>1773879,9316992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5474.9380608">
            <text:p>5474,9380608</text:p>
          </table:table-cell>
          <table:table-cell table:formula="of:=[.A325]*[.B325]" office:value-type="float" office:value="1779354.86976">
            <text:p>1779354,86976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5474.9380608">
            <text:p>5474,9380608</text:p>
          </table:table-cell>
          <table:table-cell table:formula="of:=[.A326]*[.B326]" office:value-type="float" office:value="1784829.8078208">
            <text:p>1784829,8078208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5474.9380608">
            <text:p>5474,9380608</text:p>
          </table:table-cell>
          <table:table-cell table:formula="of:=[.A327]*[.B327]" office:value-type="float" office:value="1790304.7458816">
            <text:p>1790304,7458816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5474.9380608">
            <text:p>5474,9380608</text:p>
          </table:table-cell>
          <table:table-cell table:formula="of:=[.A328]*[.B328]" office:value-type="float" office:value="1795779.6839424">
            <text:p>1795779,6839424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5474.9380608">
            <text:p>5474,9380608</text:p>
          </table:table-cell>
          <table:table-cell table:formula="of:=[.A329]*[.B329]" office:value-type="float" office:value="1801254.6220032">
            <text:p>1801254,622003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5474.9380608">
            <text:p>5474,9380608</text:p>
          </table:table-cell>
          <table:table-cell table:formula="of:=[.A330]*[.B330]" office:value-type="float" office:value="1806729.560064">
            <text:p>1806729,56006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5474.9380608">
            <text:p>5474,9380608</text:p>
          </table:table-cell>
          <table:table-cell table:formula="of:=[.A331]*[.B331]" office:value-type="float" office:value="1812204.4981248">
            <text:p>1812204,498124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5474.9380608">
            <text:p>5474,9380608</text:p>
          </table:table-cell>
          <table:table-cell table:formula="of:=[.A332]*[.B332]" office:value-type="float" office:value="1817679.4361856">
            <text:p>1817679,436185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5474.9380608">
            <text:p>5474,9380608</text:p>
          </table:table-cell>
          <table:table-cell table:formula="of:=[.A333]*[.B333]" office:value-type="float" office:value="1823154.3742464">
            <text:p>1823154,374246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5474.9380608">
            <text:p>5474,9380608</text:p>
          </table:table-cell>
          <table:table-cell table:formula="of:=[.A334]*[.B334]" office:value-type="float" office:value="1828629.3123072">
            <text:p>1828629,312307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5474.9380608">
            <text:p>5474,9380608</text:p>
          </table:table-cell>
          <table:table-cell table:formula="of:=[.A335]*[.B335]" office:value-type="float" office:value="1834104.250368">
            <text:p>1834104,25036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5474.9380608">
            <text:p>5474,9380608</text:p>
          </table:table-cell>
          <table:table-cell table:formula="of:=[.A336]*[.B336]" office:value-type="float" office:value="1839579.1884288">
            <text:p>1839579,188428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5474.9380608">
            <text:p>5474,9380608</text:p>
          </table:table-cell>
          <table:table-cell table:formula="of:=[.A337]*[.B337]" office:value-type="float" office:value="1845054.1264896">
            <text:p>1845054,1264896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5474.9380608">
            <text:p>5474,9380608</text:p>
          </table:table-cell>
          <table:table-cell table:formula="of:=[.A338]*[.B338]" office:value-type="float" office:value="1850529.0645504">
            <text:p>1850529,06455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5474.9380608">
            <text:p>5474,9380608</text:p>
          </table:table-cell>
          <table:table-cell table:formula="of:=[.A339]*[.B339]" office:value-type="float" office:value="1856004.0026112">
            <text:p>1856004,0026112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5474.9380608">
            <text:p>5474,9380608</text:p>
          </table:table-cell>
          <table:table-cell table:formula="of:=[.A340]*[.B340]" office:value-type="float" office:value="1861478.940672">
            <text:p>1861478,94067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5474.9380608">
            <text:p>5474,9380608</text:p>
          </table:table-cell>
          <table:table-cell table:formula="of:=[.A341]*[.B341]" office:value-type="float" office:value="1866953.8787328">
            <text:p>1866953,8787328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5474.9380608">
            <text:p>5474,9380608</text:p>
          </table:table-cell>
          <table:table-cell table:formula="of:=[.A342]*[.B342]" office:value-type="float" office:value="1872428.8167936">
            <text:p>1872428,8167936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5474.9380608">
            <text:p>5474,9380608</text:p>
          </table:table-cell>
          <table:table-cell table:formula="of:=[.A343]*[.B343]" office:value-type="float" office:value="1877903.7548544">
            <text:p>1877903,754854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5474.9380608">
            <text:p>5474,9380608</text:p>
          </table:table-cell>
          <table:table-cell table:formula="of:=[.A344]*[.B344]" office:value-type="float" office:value="1883378.6929152">
            <text:p>1883378,692915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5474.9380608">
            <text:p>5474,9380608</text:p>
          </table:table-cell>
          <table:table-cell table:formula="of:=[.A345]*[.B345]" office:value-type="float" office:value="1888853.630976">
            <text:p>1888853,63097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5474.9380608">
            <text:p>5474,9380608</text:p>
          </table:table-cell>
          <table:table-cell table:formula="of:=[.A346]*[.B346]" office:value-type="float" office:value="1894328.5690368">
            <text:p>1894328,5690368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5474.9380608">
            <text:p>5474,9380608</text:p>
          </table:table-cell>
          <table:table-cell table:formula="of:=[.A347]*[.B347]" office:value-type="float" office:value="1899803.5070976">
            <text:p>1899803,507097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5474.9380608">
            <text:p>5474,9380608</text:p>
          </table:table-cell>
          <table:table-cell table:formula="of:=[.A348]*[.B348]" office:value-type="float" office:value="1905278.4451584">
            <text:p>1905278,4451584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5474.9380608">
            <text:p>5474,9380608</text:p>
          </table:table-cell>
          <table:table-cell table:formula="of:=[.A349]*[.B349]" office:value-type="float" office:value="1910753.3832192">
            <text:p>1910753,383219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5474.9380608">
            <text:p>5474,9380608</text:p>
          </table:table-cell>
          <table:table-cell table:formula="of:=[.A350]*[.B350]" office:value-type="float" office:value="1916228.32128">
            <text:p>1916228,32128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5474.9380608">
            <text:p>5474,9380608</text:p>
          </table:table-cell>
          <table:table-cell table:formula="of:=[.A351]*[.B351]" office:value-type="float" office:value="1921703.2593408">
            <text:p>1921703,259340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5474.9380608">
            <text:p>5474,9380608</text:p>
          </table:table-cell>
          <table:table-cell table:formula="of:=[.A352]*[.B352]" office:value-type="float" office:value="1927178.1974016">
            <text:p>1927178,197401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5474.9380608">
            <text:p>5474,9380608</text:p>
          </table:table-cell>
          <table:table-cell table:formula="of:=[.A353]*[.B353]" office:value-type="float" office:value="1932653.1354624">
            <text:p>1932653,13546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5474.9380608">
            <text:p>5474,9380608</text:p>
          </table:table-cell>
          <table:table-cell table:formula="of:=[.A354]*[.B354]" office:value-type="float" office:value="1938128.0735232">
            <text:p>1938128,073523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5474.9380608">
            <text:p>5474,9380608</text:p>
          </table:table-cell>
          <table:table-cell table:formula="of:=[.A355]*[.B355]" office:value-type="float" office:value="1943603.011584">
            <text:p>1943603,011584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5474.9380608">
            <text:p>5474,9380608</text:p>
          </table:table-cell>
          <table:table-cell table:formula="of:=[.A356]*[.B356]" office:value-type="float" office:value="1949077.9496448">
            <text:p>1949077,949644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5474.9380608">
            <text:p>5474,9380608</text:p>
          </table:table-cell>
          <table:table-cell table:formula="of:=[.A357]*[.B357]" office:value-type="float" office:value="1954552.8877056">
            <text:p>1954552,8877056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5474.9380608">
            <text:p>5474,9380608</text:p>
          </table:table-cell>
          <table:table-cell table:formula="of:=[.A358]*[.B358]" office:value-type="float" office:value="1960027.8257664">
            <text:p>1960027,8257664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5474.9380608">
            <text:p>5474,9380608</text:p>
          </table:table-cell>
          <table:table-cell table:formula="of:=[.A359]*[.B359]" office:value-type="float" office:value="1965502.7638272">
            <text:p>1965502,763827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5474.9380608">
            <text:p>5474,9380608</text:p>
          </table:table-cell>
          <table:table-cell table:formula="of:=[.A360]*[.B360]" office:value-type="float" office:value="1970977.701888">
            <text:p>1970977,70188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5474.9380608">
            <text:p>5474,9380608</text:p>
          </table:table-cell>
          <table:table-cell table:formula="of:=[.A361]*[.B361]" office:value-type="float" office:value="1976452.6399488">
            <text:p>1976452,6399488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5474.9380608">
            <text:p>5474,9380608</text:p>
          </table:table-cell>
          <table:table-cell table:formula="of:=[.A362]*[.B362]" office:value-type="float" office:value="1981927.5780096">
            <text:p>1981927,578009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5474.9380608">
            <text:p>5474,9380608</text:p>
          </table:table-cell>
          <table:table-cell table:formula="of:=[.A363]*[.B363]" office:value-type="float" office:value="1987402.5160704">
            <text:p>1987402,5160704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5474.9380608">
            <text:p>5474,9380608</text:p>
          </table:table-cell>
          <table:table-cell table:formula="of:=[.A364]*[.B364]" office:value-type="float" office:value="1992877.4541312">
            <text:p>1992877,454131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5474.9380608">
            <text:p>5474,9380608</text:p>
          </table:table-cell>
          <table:table-cell table:formula="of:=[.A365]*[.B365]" office:value-type="float" office:value="1998352.392192">
            <text:p>1998352,39219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5474.9380608">
            <text:p>5474,9380608</text:p>
          </table:table-cell>
          <table:table-cell table:formula="of:=[.A366]*[.B366]" office:value-type="float" office:value="2003827.3302528">
            <text:p>2003827,3302528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5474.9380608">
            <text:p>5474,9380608</text:p>
          </table:table-cell>
          <table:table-cell table:formula="of:=[.A367]*[.B367]" office:value-type="float" office:value="2009302.2683136">
            <text:p>2009302,268313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5474.9380608">
            <text:p>5474,9380608</text:p>
          </table:table-cell>
          <table:table-cell table:formula="of:=[.A368]*[.B368]" office:value-type="float" office:value="2014777.2063744">
            <text:p>2014777,2063744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5474.9380608">
            <text:p>5474,9380608</text:p>
          </table:table-cell>
          <table:table-cell table:formula="of:=[.A369]*[.B369]" office:value-type="float" office:value="2020252.1444352">
            <text:p>2020252,144435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5474.9380608">
            <text:p>5474,9380608</text:p>
          </table:table-cell>
          <table:table-cell table:formula="of:=[.A370]*[.B370]" office:value-type="float" office:value="2025727.082496">
            <text:p>2025727,0824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5474.9380608">
            <text:p>5474,9380608</text:p>
          </table:table-cell>
          <table:table-cell table:formula="of:=[.A371]*[.B371]" office:value-type="float" office:value="2031202.0205568">
            <text:p>2031202,0205568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5474.9380608">
            <text:p>5474,9380608</text:p>
          </table:table-cell>
          <table:table-cell table:formula="of:=[.A372]*[.B372]" office:value-type="float" office:value="2036676.9586176">
            <text:p>2036676,958617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5474.9380608">
            <text:p>5474,9380608</text:p>
          </table:table-cell>
          <table:table-cell table:formula="of:=[.A373]*[.B373]" office:value-type="float" office:value="2042151.8966784">
            <text:p>2042151,8966784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5474.9380608">
            <text:p>5474,9380608</text:p>
          </table:table-cell>
          <table:table-cell table:formula="of:=[.A374]*[.B374]" office:value-type="float" office:value="2047626.8347392">
            <text:p>2047626,834739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5474.9380608">
            <text:p>5474,9380608</text:p>
          </table:table-cell>
          <table:table-cell table:formula="of:=[.A375]*[.B375]" office:value-type="float" office:value="2053101.7728">
            <text:p>2053101,7728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5474.9380608">
            <text:p>5474,9380608</text:p>
          </table:table-cell>
          <table:table-cell table:formula="of:=[.A376]*[.B376]" office:value-type="float" office:value="2058576.7108608">
            <text:p>2058576,7108608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5474.9380608">
            <text:p>5474,9380608</text:p>
          </table:table-cell>
          <table:table-cell table:formula="of:=[.A377]*[.B377]" office:value-type="float" office:value="2064051.6489216">
            <text:p>2064051,648921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5474.9380608">
            <text:p>5474,9380608</text:p>
          </table:table-cell>
          <table:table-cell table:formula="of:=[.A378]*[.B378]" office:value-type="float" office:value="2069526.5869824">
            <text:p>2069526,5869824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5474.9380608">
            <text:p>5474,9380608</text:p>
          </table:table-cell>
          <table:table-cell table:formula="of:=[.A379]*[.B379]" office:value-type="float" office:value="2075001.5250432">
            <text:p>2075001,525043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5474.9380608">
            <text:p>5474,9380608</text:p>
          </table:table-cell>
          <table:table-cell table:formula="of:=[.A380]*[.B380]" office:value-type="float" office:value="2080476.463104">
            <text:p>2080476,463104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5474.9380608">
            <text:p>5474,9380608</text:p>
          </table:table-cell>
          <table:table-cell table:formula="of:=[.A381]*[.B381]" office:value-type="float" office:value="2085951.4011648">
            <text:p>2085951,401164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5474.9380608">
            <text:p>5474,9380608</text:p>
          </table:table-cell>
          <table:table-cell table:formula="of:=[.A382]*[.B382]" office:value-type="float" office:value="2091426.3392256">
            <text:p>2091426,3392256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5474.9380608">
            <text:p>5474,9380608</text:p>
          </table:table-cell>
          <table:table-cell table:formula="of:=[.A383]*[.B383]" office:value-type="float" office:value="2096901.2772864">
            <text:p>2096901,277286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5474.9380608">
            <text:p>5474,9380608</text:p>
          </table:table-cell>
          <table:table-cell table:formula="of:=[.A384]*[.B384]" office:value-type="float" office:value="2102376.2153472">
            <text:p>2102376,215347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5474.9380608">
            <text:p>5474,9380608</text:p>
          </table:table-cell>
          <table:table-cell table:formula="of:=[.A385]*[.B385]" office:value-type="float" office:value="2107851.153408">
            <text:p>2107851,15340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5474.9380608">
            <text:p>5474,9380608</text:p>
          </table:table-cell>
          <table:table-cell table:formula="of:=[.A386]*[.B386]" office:value-type="float" office:value="2113326.0914688">
            <text:p>2113326,091468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5474.9380608">
            <text:p>5474,9380608</text:p>
          </table:table-cell>
          <table:table-cell table:formula="of:=[.A387]*[.B387]" office:value-type="float" office:value="2118801.0295296">
            <text:p>2118801,02952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5474.9380608">
            <text:p>5474,9380608</text:p>
          </table:table-cell>
          <table:table-cell table:formula="of:=[.A388]*[.B388]" office:value-type="float" office:value="2124275.9675904">
            <text:p>2124275,967590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5474.9380608">
            <text:p>5474,9380608</text:p>
          </table:table-cell>
          <table:table-cell table:formula="of:=[.A389]*[.B389]" office:value-type="float" office:value="2129750.9056512">
            <text:p>2129750,905651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5474.9380608">
            <text:p>5474,9380608</text:p>
          </table:table-cell>
          <table:table-cell table:formula="of:=[.A390]*[.B390]" office:value-type="float" office:value="2135225.843712">
            <text:p>2135225,84371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5474.9380608">
            <text:p>5474,9380608</text:p>
          </table:table-cell>
          <table:table-cell table:formula="of:=[.A391]*[.B391]" office:value-type="float" office:value="2140700.7817728">
            <text:p>2140700,781772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5474.9380608">
            <text:p>5474,9380608</text:p>
          </table:table-cell>
          <table:table-cell table:formula="of:=[.A392]*[.B392]" office:value-type="float" office:value="2146175.7198336">
            <text:p>2146175,719833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5474.9380608">
            <text:p>5474,9380608</text:p>
          </table:table-cell>
          <table:table-cell table:formula="of:=[.A393]*[.B393]" office:value-type="float" office:value="2151650.6578944">
            <text:p>2151650,657894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5474.9380608">
            <text:p>5474,9380608</text:p>
          </table:table-cell>
          <table:table-cell table:formula="of:=[.A394]*[.B394]" office:value-type="float" office:value="2157125.5959552">
            <text:p>2157125,5959552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5474.9380608">
            <text:p>5474,9380608</text:p>
          </table:table-cell>
          <table:table-cell table:formula="of:=[.A395]*[.B395]" office:value-type="float" office:value="2162600.534016">
            <text:p>2162600,53401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5474.9380608">
            <text:p>5474,9380608</text:p>
          </table:table-cell>
          <table:table-cell table:formula="of:=[.A396]*[.B396]" office:value-type="float" office:value="2168075.4720768">
            <text:p>2168075,472076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5474.9380608">
            <text:p>5474,9380608</text:p>
          </table:table-cell>
          <table:table-cell table:formula="of:=[.A397]*[.B397]" office:value-type="float" office:value="2173550.4101376">
            <text:p>2173550,410137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5474.9380608">
            <text:p>5474,9380608</text:p>
          </table:table-cell>
          <table:table-cell table:formula="of:=[.A398]*[.B398]" office:value-type="float" office:value="2179025.3481984">
            <text:p>2179025,3481984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5474.9380608">
            <text:p>5474,9380608</text:p>
          </table:table-cell>
          <table:table-cell table:formula="of:=[.A399]*[.B399]" office:value-type="float" office:value="2184500.2862592">
            <text:p>2184500,286259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5474.9380608">
            <text:p>5474,9380608</text:p>
          </table:table-cell>
          <table:table-cell table:formula="of:=[.A400]*[.B400]" office:value-type="float" office:value="2189975.22432">
            <text:p>2189975,2243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5474.9380608">
            <text:p>5474,9380608</text:p>
          </table:table-cell>
          <table:table-cell table:formula="of:=[.A401]*[.B401]" office:value-type="float" office:value="2195450.1623808">
            <text:p>2195450,16238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5474.9380608">
            <text:p>5474,9380608</text:p>
          </table:table-cell>
          <table:table-cell table:formula="of:=[.A402]*[.B402]" office:value-type="float" office:value="2200925.1004416">
            <text:p>2200925,1004416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5474.9380608">
            <text:p>5474,9380608</text:p>
          </table:table-cell>
          <table:table-cell table:formula="of:=[.A403]*[.B403]" office:value-type="float" office:value="2206400.0385024">
            <text:p>2206400,038502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5474.9380608">
            <text:p>5474,9380608</text:p>
          </table:table-cell>
          <table:table-cell table:formula="of:=[.A404]*[.B404]" office:value-type="float" office:value="2211874.9765632">
            <text:p>2211874,976563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5474.9380608">
            <text:p>5474,9380608</text:p>
          </table:table-cell>
          <table:table-cell table:formula="of:=[.A405]*[.B405]" office:value-type="float" office:value="2217349.914624">
            <text:p>2217349,91462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5474.9380608">
            <text:p>5474,9380608</text:p>
          </table:table-cell>
          <table:table-cell table:formula="of:=[.A406]*[.B406]" office:value-type="float" office:value="2222824.8526848">
            <text:p>2222824,852684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5474.9380608">
            <text:p>5474,9380608</text:p>
          </table:table-cell>
          <table:table-cell table:formula="of:=[.A407]*[.B407]" office:value-type="float" office:value="2228299.7907456">
            <text:p>2228299,790745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5474.9380608">
            <text:p>5474,9380608</text:p>
          </table:table-cell>
          <table:table-cell table:formula="of:=[.A408]*[.B408]" office:value-type="float" office:value="2233774.7288064">
            <text:p>2233774,728806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5474.9380608">
            <text:p>5474,9380608</text:p>
          </table:table-cell>
          <table:table-cell table:formula="of:=[.A409]*[.B409]" office:value-type="float" office:value="2239249.6668672">
            <text:p>2239249,666867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5474.9380608">
            <text:p>5474,9380608</text:p>
          </table:table-cell>
          <table:table-cell table:formula="of:=[.A410]*[.B410]" office:value-type="float" office:value="2244724.604928">
            <text:p>2244724,604928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5474.9380608">
            <text:p>5474,9380608</text:p>
          </table:table-cell>
          <table:table-cell table:formula="of:=[.A411]*[.B411]" office:value-type="float" office:value="2250199.5429888">
            <text:p>2250199,5429888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5474.9380608">
            <text:p>5474,9380608</text:p>
          </table:table-cell>
          <table:table-cell table:formula="of:=[.A412]*[.B412]" office:value-type="float" office:value="2255674.4810496">
            <text:p>2255674,481049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5474.9380608">
            <text:p>5474,9380608</text:p>
          </table:table-cell>
          <table:table-cell table:formula="of:=[.A413]*[.B413]" office:value-type="float" office:value="2261149.4191104">
            <text:p>2261149,419110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5474.9380608">
            <text:p>5474,9380608</text:p>
          </table:table-cell>
          <table:table-cell table:formula="of:=[.A414]*[.B414]" office:value-type="float" office:value="2266624.3571712">
            <text:p>2266624,357171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5474.9380608">
            <text:p>5474,9380608</text:p>
          </table:table-cell>
          <table:table-cell table:formula="of:=[.A415]*[.B415]" office:value-type="float" office:value="2272099.295232">
            <text:p>2272099,29523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5474.9380608">
            <text:p>5474,9380608</text:p>
          </table:table-cell>
          <table:table-cell table:formula="of:=[.A416]*[.B416]" office:value-type="float" office:value="2277574.2332928">
            <text:p>2277574,233292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5474.9380608">
            <text:p>5474,9380608</text:p>
          </table:table-cell>
          <table:table-cell table:formula="of:=[.A417]*[.B417]" office:value-type="float" office:value="2283049.1713536">
            <text:p>2283049,171353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5474.9380608">
            <text:p>5474,9380608</text:p>
          </table:table-cell>
          <table:table-cell table:formula="of:=[.A418]*[.B418]" office:value-type="float" office:value="2288524.1094144">
            <text:p>2288524,1094144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5474.9380608">
            <text:p>5474,9380608</text:p>
          </table:table-cell>
          <table:table-cell table:formula="of:=[.A419]*[.B419]" office:value-type="float" office:value="2293999.0474752">
            <text:p>2293999,0474752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5474.9380608">
            <text:p>5474,9380608</text:p>
          </table:table-cell>
          <table:table-cell table:formula="of:=[.A420]*[.B420]" office:value-type="float" office:value="2299473.985536">
            <text:p>2299473,985536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5474.9380608">
            <text:p>5474,9380608</text:p>
          </table:table-cell>
          <table:table-cell table:formula="of:=[.A421]*[.B421]" office:value-type="float" office:value="2304948.9235968">
            <text:p>2304948,923596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5474.9380608">
            <text:p>5474,9380608</text:p>
          </table:table-cell>
          <table:table-cell table:formula="of:=[.A422]*[.B422]" office:value-type="float" office:value="2310423.8616576">
            <text:p>2310423,861657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5474.9380608">
            <text:p>5474,9380608</text:p>
          </table:table-cell>
          <table:table-cell table:formula="of:=[.A423]*[.B423]" office:value-type="float" office:value="2315898.7997184">
            <text:p>2315898,7997184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5474.9380608">
            <text:p>5474,9380608</text:p>
          </table:table-cell>
          <table:table-cell table:formula="of:=[.A424]*[.B424]" office:value-type="float" office:value="2321373.7377792">
            <text:p>2321373,737779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5474.9380608">
            <text:p>5474,9380608</text:p>
          </table:table-cell>
          <table:table-cell table:formula="of:=[.A425]*[.B425]" office:value-type="float" office:value="2326848.67584">
            <text:p>2326848,67584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5474.9380608">
            <text:p>5474,9380608</text:p>
          </table:table-cell>
          <table:table-cell table:formula="of:=[.A426]*[.B426]" office:value-type="float" office:value="2332323.6139008">
            <text:p>2332323,6139008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5474.9380608">
            <text:p>5474,9380608</text:p>
          </table:table-cell>
          <table:table-cell table:formula="of:=[.A427]*[.B427]" office:value-type="float" office:value="2337798.5519616">
            <text:p>2337798,551961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5474.9380608">
            <text:p>5474,9380608</text:p>
          </table:table-cell>
          <table:table-cell table:formula="of:=[.A428]*[.B428]" office:value-type="float" office:value="2343273.4900224">
            <text:p>2343273,4900224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5474.9380608">
            <text:p>5474,9380608</text:p>
          </table:table-cell>
          <table:table-cell table:formula="of:=[.A429]*[.B429]" office:value-type="float" office:value="2348748.4280832">
            <text:p>2348748,428083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5474.9380608">
            <text:p>5474,9380608</text:p>
          </table:table-cell>
          <table:table-cell table:formula="of:=[.A430]*[.B430]" office:value-type="float" office:value="2354223.366144">
            <text:p>2354223,366144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5474.9380608">
            <text:p>5474,9380608</text:p>
          </table:table-cell>
          <table:table-cell table:formula="of:=[.A431]*[.B431]" office:value-type="float" office:value="2359698.3042048">
            <text:p>2359698,3042048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5474.9380608">
            <text:p>5474,9380608</text:p>
          </table:table-cell>
          <table:table-cell table:formula="of:=[.A432]*[.B432]" office:value-type="float" office:value="2365173.2422656">
            <text:p>2365173,242265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table:formula="of:=[.$D$1]" office:value-type="float" office:value="5474.9380608">
            <text:p>5474,9380608</text:p>
          </table:table-cell>
          <table:table-cell table:formula="of:=[.A433]*[.B433]" office:value-type="float" office:value="2370648.1803264">
            <text:p>2370648,1803264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table:formula="of:=[.$D$1]" office:value-type="float" office:value="5474.9380608">
            <text:p>5474,9380608</text:p>
          </table:table-cell>
          <table:table-cell table:formula="of:=[.A434]*[.B434]" office:value-type="float" office:value="2376123.1183872">
            <text:p>2376123,118387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table:formula="of:=[.$D$1]" office:value-type="float" office:value="5474.9380608">
            <text:p>5474,9380608</text:p>
          </table:table-cell>
          <table:table-cell table:formula="of:=[.A435]*[.B435]" office:value-type="float" office:value="2381598.056448">
            <text:p>2381598,056448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table:formula="of:=[.$D$1]" office:value-type="float" office:value="5474.9380608">
            <text:p>5474,9380608</text:p>
          </table:table-cell>
          <table:table-cell table:formula="of:=[.A436]*[.B436]" office:value-type="float" office:value="2387072.9945088">
            <text:p>2387072,994508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table:formula="of:=[.$D$1]" office:value-type="float" office:value="5474.9380608">
            <text:p>5474,9380608</text:p>
          </table:table-cell>
          <table:table-cell table:formula="of:=[.A437]*[.B437]" office:value-type="float" office:value="2392547.9325696">
            <text:p>2392547,932569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table:formula="of:=[.$D$1]" office:value-type="float" office:value="5474.9380608">
            <text:p>5474,9380608</text:p>
          </table:table-cell>
          <table:table-cell table:formula="of:=[.A438]*[.B438]" office:value-type="float" office:value="2398022.8706304">
            <text:p>2398022,870630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table:formula="of:=[.$D$1]" office:value-type="float" office:value="5474.9380608">
            <text:p>5474,9380608</text:p>
          </table:table-cell>
          <table:table-cell table:formula="of:=[.A439]*[.B439]" office:value-type="float" office:value="2403497.8086912">
            <text:p>2403497,808691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[.$D$1]" office:value-type="float" office:value="5474.9380608">
            <text:p>5474,9380608</text:p>
          </table:table-cell>
          <table:table-cell table:formula="of:=[.A440]*[.B440]" office:value-type="float" office:value="2408972.746752">
            <text:p>2408972,74675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table:formula="of:=[.$D$1]" office:value-type="float" office:value="5474.9380608">
            <text:p>5474,9380608</text:p>
          </table:table-cell>
          <table:table-cell table:formula="of:=[.A441]*[.B441]" office:value-type="float" office:value="2414447.6848128">
            <text:p>2414447,684812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table:formula="of:=[.$D$1]" office:value-type="float" office:value="5474.9380608">
            <text:p>5474,9380608</text:p>
          </table:table-cell>
          <table:table-cell table:formula="of:=[.A442]*[.B442]" office:value-type="float" office:value="2419922.6228736">
            <text:p>2419922,6228736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table:formula="of:=[.$D$1]" office:value-type="float" office:value="5474.9380608">
            <text:p>5474,9380608</text:p>
          </table:table-cell>
          <table:table-cell table:formula="of:=[.A443]*[.B443]" office:value-type="float" office:value="2425397.5609344">
            <text:p>2425397,560934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table:formula="of:=[.$D$1]" office:value-type="float" office:value="5474.9380608">
            <text:p>5474,9380608</text:p>
          </table:table-cell>
          <table:table-cell table:formula="of:=[.A444]*[.B444]" office:value-type="float" office:value="2430872.4989952">
            <text:p>2430872,498995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table:formula="of:=[.$D$1]" office:value-type="float" office:value="5474.9380608">
            <text:p>5474,9380608</text:p>
          </table:table-cell>
          <table:table-cell table:formula="of:=[.A445]*[.B445]" office:value-type="float" office:value="2436347.437056">
            <text:p>2436347,437056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table:formula="of:=[.$D$1]" office:value-type="float" office:value="5474.9380608">
            <text:p>5474,9380608</text:p>
          </table:table-cell>
          <table:table-cell table:formula="of:=[.A446]*[.B446]" office:value-type="float" office:value="2441822.3751168">
            <text:p>2441822,375116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table:formula="of:=[.$D$1]" office:value-type="float" office:value="5474.9380608">
            <text:p>5474,9380608</text:p>
          </table:table-cell>
          <table:table-cell table:formula="of:=[.A447]*[.B447]" office:value-type="float" office:value="2447297.3131776">
            <text:p>2447297,313177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table:formula="of:=[.$D$1]" office:value-type="float" office:value="5474.9380608">
            <text:p>5474,9380608</text:p>
          </table:table-cell>
          <table:table-cell table:formula="of:=[.A448]*[.B448]" office:value-type="float" office:value="2452772.2512384">
            <text:p>2452772,251238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table:formula="of:=[.$D$1]" office:value-type="float" office:value="5474.9380608">
            <text:p>5474,9380608</text:p>
          </table:table-cell>
          <table:table-cell table:formula="of:=[.A449]*[.B449]" office:value-type="float" office:value="2458247.1892992">
            <text:p>2458247,189299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[.$D$1]" office:value-type="float" office:value="5474.9380608">
            <text:p>5474,9380608</text:p>
          </table:table-cell>
          <table:table-cell table:formula="of:=[.A450]*[.B450]" office:value-type="float" office:value="2463722.12736">
            <text:p>2463722,12736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formula="of:=[.$D$1]" office:value-type="float" office:value="5474.9380608">
            <text:p>5474,9380608</text:p>
          </table:table-cell>
          <table:table-cell table:formula="of:=[.A451]*[.B451]" office:value-type="float" office:value="2469197.0654208">
            <text:p>2469197,065420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formula="of:=[.$D$1]" office:value-type="float" office:value="5474.9380608">
            <text:p>5474,9380608</text:p>
          </table:table-cell>
          <table:table-cell table:formula="of:=[.A452]*[.B452]" office:value-type="float" office:value="2474672.0034816">
            <text:p>2474672,003481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formula="of:=[.$D$1]" office:value-type="float" office:value="5474.9380608">
            <text:p>5474,9380608</text:p>
          </table:table-cell>
          <table:table-cell table:formula="of:=[.A453]*[.B453]" office:value-type="float" office:value="2480146.9415424">
            <text:p>2480146,941542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table:formula="of:=[.$D$1]" office:value-type="float" office:value="5474.9380608">
            <text:p>5474,9380608</text:p>
          </table:table-cell>
          <table:table-cell table:formula="of:=[.A454]*[.B454]" office:value-type="float" office:value="2485621.8796032">
            <text:p>2485621,879603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formula="of:=[.$D$1]" office:value-type="float" office:value="5474.9380608">
            <text:p>5474,9380608</text:p>
          </table:table-cell>
          <table:table-cell table:formula="of:=[.A455]*[.B455]" office:value-type="float" office:value="2491096.817664">
            <text:p>2491096,817664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table:formula="of:=[.$D$1]" office:value-type="float" office:value="5474.9380608">
            <text:p>5474,9380608</text:p>
          </table:table-cell>
          <table:table-cell table:formula="of:=[.A456]*[.B456]" office:value-type="float" office:value="2496571.7557248">
            <text:p>2496571,7557248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table:formula="of:=[.$D$1]" office:value-type="float" office:value="5474.9380608">
            <text:p>5474,9380608</text:p>
          </table:table-cell>
          <table:table-cell table:formula="of:=[.A457]*[.B457]" office:value-type="float" office:value="2502046.6937856">
            <text:p>2502046,6937856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table:formula="of:=[.$D$1]" office:value-type="float" office:value="5474.9380608">
            <text:p>5474,9380608</text:p>
          </table:table-cell>
          <table:table-cell table:formula="of:=[.A458]*[.B458]" office:value-type="float" office:value="2507521.6318464">
            <text:p>2507521,631846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table:formula="of:=[.$D$1]" office:value-type="float" office:value="5474.9380608">
            <text:p>5474,9380608</text:p>
          </table:table-cell>
          <table:table-cell table:formula="of:=[.A459]*[.B459]" office:value-type="float" office:value="2512996.5699072">
            <text:p>2512996,569907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[.$D$1]" office:value-type="float" office:value="5474.9380608">
            <text:p>5474,9380608</text:p>
          </table:table-cell>
          <table:table-cell table:formula="of:=[.A460]*[.B460]" office:value-type="float" office:value="2518471.507968">
            <text:p>2518471,507968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table:formula="of:=[.$D$1]" office:value-type="float" office:value="5474.9380608">
            <text:p>5474,9380608</text:p>
          </table:table-cell>
          <table:table-cell table:formula="of:=[.A461]*[.B461]" office:value-type="float" office:value="2523946.4460288">
            <text:p>2523946,446028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table:formula="of:=[.$D$1]" office:value-type="float" office:value="5474.9380608">
            <text:p>5474,9380608</text:p>
          </table:table-cell>
          <table:table-cell table:formula="of:=[.A462]*[.B462]" office:value-type="float" office:value="2529421.3840896">
            <text:p>2529421,3840896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table:formula="of:=[.$D$1]" office:value-type="float" office:value="5474.9380608">
            <text:p>5474,9380608</text:p>
          </table:table-cell>
          <table:table-cell table:formula="of:=[.A463]*[.B463]" office:value-type="float" office:value="2534896.3221504">
            <text:p>2534896,322150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table:formula="of:=[.$D$1]" office:value-type="float" office:value="5474.9380608">
            <text:p>5474,9380608</text:p>
          </table:table-cell>
          <table:table-cell table:formula="of:=[.A464]*[.B464]" office:value-type="float" office:value="2540371.2602112">
            <text:p>2540371,260211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table:formula="of:=[.$D$1]" office:value-type="float" office:value="5474.9380608">
            <text:p>5474,9380608</text:p>
          </table:table-cell>
          <table:table-cell table:formula="of:=[.A465]*[.B465]" office:value-type="float" office:value="2545846.198272">
            <text:p>2545846,19827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table:formula="of:=[.$D$1]" office:value-type="float" office:value="5474.9380608">
            <text:p>5474,9380608</text:p>
          </table:table-cell>
          <table:table-cell table:formula="of:=[.A466]*[.B466]" office:value-type="float" office:value="2551321.1363328">
            <text:p>2551321,1363328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formula="of:=[.$D$1]" office:value-type="float" office:value="5474.9380608">
            <text:p>5474,9380608</text:p>
          </table:table-cell>
          <table:table-cell table:formula="of:=[.A467]*[.B467]" office:value-type="float" office:value="2556796.0743936">
            <text:p>2556796,0743936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table:formula="of:=[.$D$1]" office:value-type="float" office:value="5474.9380608">
            <text:p>5474,9380608</text:p>
          </table:table-cell>
          <table:table-cell table:formula="of:=[.A468]*[.B468]" office:value-type="float" office:value="2562271.0124544">
            <text:p>2562271,012454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table:formula="of:=[.$D$1]" office:value-type="float" office:value="5474.9380608">
            <text:p>5474,9380608</text:p>
          </table:table-cell>
          <table:table-cell table:formula="of:=[.A469]*[.B469]" office:value-type="float" office:value="2567745.9505152">
            <text:p>2567745,950515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[.$D$1]" office:value-type="float" office:value="5474.9380608">
            <text:p>5474,9380608</text:p>
          </table:table-cell>
          <table:table-cell table:formula="of:=[.A470]*[.B470]" office:value-type="float" office:value="2573220.888576">
            <text:p>2573220,888576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formula="of:=[.$D$1]" office:value-type="float" office:value="5474.9380608">
            <text:p>5474,9380608</text:p>
          </table:table-cell>
          <table:table-cell table:formula="of:=[.A471]*[.B471]" office:value-type="float" office:value="2578695.8266368">
            <text:p>2578695,8266368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table:formula="of:=[.$D$1]" office:value-type="float" office:value="5474.9380608">
            <text:p>5474,9380608</text:p>
          </table:table-cell>
          <table:table-cell table:formula="of:=[.A472]*[.B472]" office:value-type="float" office:value="2584170.7646976">
            <text:p>2584170,764697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table:formula="of:=[.$D$1]" office:value-type="float" office:value="5474.9380608">
            <text:p>5474,9380608</text:p>
          </table:table-cell>
          <table:table-cell table:formula="of:=[.A473]*[.B473]" office:value-type="float" office:value="2589645.7027584">
            <text:p>2589645,702758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formula="of:=[.$D$1]" office:value-type="float" office:value="5474.9380608">
            <text:p>5474,9380608</text:p>
          </table:table-cell>
          <table:table-cell table:formula="of:=[.A474]*[.B474]" office:value-type="float" office:value="2595120.6408192">
            <text:p>2595120,640819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table:formula="of:=[.$D$1]" office:value-type="float" office:value="5474.9380608">
            <text:p>5474,9380608</text:p>
          </table:table-cell>
          <table:table-cell table:formula="of:=[.A475]*[.B475]" office:value-type="float" office:value="2600595.57888">
            <text:p>2600595,5788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table:formula="of:=[.$D$1]" office:value-type="float" office:value="5474.9380608">
            <text:p>5474,9380608</text:p>
          </table:table-cell>
          <table:table-cell table:formula="of:=[.A476]*[.B476]" office:value-type="float" office:value="2606070.5169408">
            <text:p>2606070,5169408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f:=[.$D$1]" office:value-type="float" office:value="5474.9380608">
            <text:p>5474,9380608</text:p>
          </table:table-cell>
          <table:table-cell table:formula="of:=[.A477]*[.B477]" office:value-type="float" office:value="2611545.4550016">
            <text:p>2611545,4550016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table:formula="of:=[.$D$1]" office:value-type="float" office:value="5474.9380608">
            <text:p>5474,9380608</text:p>
          </table:table-cell>
          <table:table-cell table:formula="of:=[.A478]*[.B478]" office:value-type="float" office:value="2617020.3930624">
            <text:p>2617020,393062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table:formula="of:=[.$D$1]" office:value-type="float" office:value="5474.9380608">
            <text:p>5474,9380608</text:p>
          </table:table-cell>
          <table:table-cell table:formula="of:=[.A479]*[.B479]" office:value-type="float" office:value="2622495.3311232">
            <text:p>2622495,331123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[.$D$1]" office:value-type="float" office:value="5474.9380608">
            <text:p>5474,9380608</text:p>
          </table:table-cell>
          <table:table-cell table:formula="of:=[.A480]*[.B480]" office:value-type="float" office:value="2627970.269184">
            <text:p>2627970,26918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table:formula="of:=[.$D$1]" office:value-type="float" office:value="5474.9380608">
            <text:p>5474,9380608</text:p>
          </table:table-cell>
          <table:table-cell table:formula="of:=[.A481]*[.B481]" office:value-type="float" office:value="2633445.2072448">
            <text:p>2633445,2072448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table:formula="of:=[.$D$1]" office:value-type="float" office:value="5474.9380608">
            <text:p>5474,9380608</text:p>
          </table:table-cell>
          <table:table-cell table:formula="of:=[.A482]*[.B482]" office:value-type="float" office:value="2638920.1453056">
            <text:p>2638920,145305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table:formula="of:=[.$D$1]" office:value-type="float" office:value="5474.9380608">
            <text:p>5474,9380608</text:p>
          </table:table-cell>
          <table:table-cell table:formula="of:=[.A483]*[.B483]" office:value-type="float" office:value="2644395.0833664">
            <text:p>2644395,083366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formula="of:=[.$D$1]" office:value-type="float" office:value="5474.9380608">
            <text:p>5474,9380608</text:p>
          </table:table-cell>
          <table:table-cell table:formula="of:=[.A484]*[.B484]" office:value-type="float" office:value="2649870.0214272">
            <text:p>2649870,021427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table:formula="of:=[.$D$1]" office:value-type="float" office:value="5474.9380608">
            <text:p>5474,9380608</text:p>
          </table:table-cell>
          <table:table-cell table:formula="of:=[.A485]*[.B485]" office:value-type="float" office:value="2655344.959488">
            <text:p>2655344,959488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table:formula="of:=[.$D$1]" office:value-type="float" office:value="5474.9380608">
            <text:p>5474,9380608</text:p>
          </table:table-cell>
          <table:table-cell table:formula="of:=[.A486]*[.B486]" office:value-type="float" office:value="2660819.8975488">
            <text:p>2660819,897548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table:formula="of:=[.$D$1]" office:value-type="float" office:value="5474.9380608">
            <text:p>5474,9380608</text:p>
          </table:table-cell>
          <table:table-cell table:formula="of:=[.A487]*[.B487]" office:value-type="float" office:value="2666294.8356096">
            <text:p>2666294,8356096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formula="of:=[.$D$1]" office:value-type="float" office:value="5474.9380608">
            <text:p>5474,9380608</text:p>
          </table:table-cell>
          <table:table-cell table:formula="of:=[.A488]*[.B488]" office:value-type="float" office:value="2671769.7736704">
            <text:p>2671769,773670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table:formula="of:=[.$D$1]" office:value-type="float" office:value="5474.9380608">
            <text:p>5474,9380608</text:p>
          </table:table-cell>
          <table:table-cell table:formula="of:=[.A489]*[.B489]" office:value-type="float" office:value="2677244.7117312">
            <text:p>2677244,711731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[.$D$1]" office:value-type="float" office:value="5474.9380608">
            <text:p>5474,9380608</text:p>
          </table:table-cell>
          <table:table-cell table:formula="of:=[.A490]*[.B490]" office:value-type="float" office:value="2682719.649792">
            <text:p>2682719,64979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table:formula="of:=[.$D$1]" office:value-type="float" office:value="5474.9380608">
            <text:p>5474,9380608</text:p>
          </table:table-cell>
          <table:table-cell table:formula="of:=[.A491]*[.B491]" office:value-type="float" office:value="2688194.5878528">
            <text:p>2688194,5878528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formula="of:=[.$D$1]" office:value-type="float" office:value="5474.9380608">
            <text:p>5474,9380608</text:p>
          </table:table-cell>
          <table:table-cell table:formula="of:=[.A492]*[.B492]" office:value-type="float" office:value="2693669.5259136">
            <text:p>2693669,5259136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table:formula="of:=[.$D$1]" office:value-type="float" office:value="5474.9380608">
            <text:p>5474,9380608</text:p>
          </table:table-cell>
          <table:table-cell table:formula="of:=[.A493]*[.B493]" office:value-type="float" office:value="2699144.4639744">
            <text:p>2699144,463974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table:formula="of:=[.$D$1]" office:value-type="float" office:value="5474.9380608">
            <text:p>5474,9380608</text:p>
          </table:table-cell>
          <table:table-cell table:formula="of:=[.A494]*[.B494]" office:value-type="float" office:value="2704619.4020352">
            <text:p>2704619,402035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table:formula="of:=[.$D$1]" office:value-type="float" office:value="5474.9380608">
            <text:p>5474,9380608</text:p>
          </table:table-cell>
          <table:table-cell table:formula="of:=[.A495]*[.B495]" office:value-type="float" office:value="2710094.340096">
            <text:p>2710094,34009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formula="of:=[.$D$1]" office:value-type="float" office:value="5474.9380608">
            <text:p>5474,9380608</text:p>
          </table:table-cell>
          <table:table-cell table:formula="of:=[.A496]*[.B496]" office:value-type="float" office:value="2715569.2781568">
            <text:p>2715569,2781568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table:formula="of:=[.$D$1]" office:value-type="float" office:value="5474.9380608">
            <text:p>5474,9380608</text:p>
          </table:table-cell>
          <table:table-cell table:formula="of:=[.A497]*[.B497]" office:value-type="float" office:value="2721044.2162176">
            <text:p>2721044,216217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formula="of:=[.$D$1]" office:value-type="float" office:value="5474.9380608">
            <text:p>5474,9380608</text:p>
          </table:table-cell>
          <table:table-cell table:formula="of:=[.A498]*[.B498]" office:value-type="float" office:value="2726519.1542784">
            <text:p>2726519,154278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formula="of:=[.$D$1]" office:value-type="float" office:value="5474.9380608">
            <text:p>5474,9380608</text:p>
          </table:table-cell>
          <table:table-cell table:formula="of:=[.A499]*[.B499]" office:value-type="float" office:value="2731994.0923392">
            <text:p>2731994,092339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D$1]" office:value-type="float" office:value="5474.9380608">
            <text:p>5474,9380608</text:p>
          </table:table-cell>
          <table:table-cell table:formula="of:=[.A500]*[.B500]" office:value-type="float" office:value="2737469.0304">
            <text:p>2737469,03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1:3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5-16T11:40:35</dc:date>
    <meta:editing-duration>P0D</meta:editing-duration>
    <meta:editing-cycles>9</meta:editing-cycles>
    <meta:generator>LibreOffice/4.0.2.2$MacOSX_x86 LibreOffice_project/4c82dcdd6efcd48b1d8bba66bfe1989deee49c3</meta:generator>
    <dc:creator>Paul </dc:creator>
    <meta:document-statistic meta:table-count="7" meta:cell-count="10357" meta:object-count="0"/>
  </office:meta>
</office:document-meta>
</file>